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0.9398in"/>
    </style:style>
    <style:style style:name="co3" style:family="table-column">
      <style:table-column-properties fo:break-before="auto" style:column-width="4.1146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0.6307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6437in"/>
    </style:style>
    <style:style style:name="co10" style:family="table-column">
      <style:table-column-properties fo:break-before="auto" style:column-width="0.7075in"/>
    </style:style>
    <style:style style:name="co56" style:family="table-column">
      <style:table-column-properties fo:break-before="auto" style:column-width="1.272in"/>
    </style:style>
    <style:style style:name="co57" style:family="table-column">
      <style:table-column-properties fo:break-before="auto" style:column-width="1.1063in"/>
    </style:style>
    <style:style style:name="co22" style:family="table-column">
      <style:table-column-properties fo:break-before="auto" style:column-width="1.0681in"/>
    </style:style>
    <style:style style:name="co58" style:family="table-column">
      <style:table-column-properties fo:break-before="auto" style:column-width="1.4917in"/>
    </style:style>
    <style:style style:name="co59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035in"/>
    </style:style>
    <style:style style:name="co60" style:family="table-column">
      <style:table-column-properties fo:break-before="auto" style:column-width="1.4535in"/>
    </style:style>
    <style:style style:name="co61" style:family="table-column">
      <style:table-column-properties fo:break-before="auto" style:column-width="1.7362in"/>
    </style:style>
    <style:style style:name="co62" style:family="table-column">
      <style:table-column-properties fo:break-before="auto" style:column-width="0.9138in"/>
    </style:style>
    <style:style style:name="co63" style:family="table-column">
      <style:table-column-properties fo:break-before="auto" style:column-width="1.2346in"/>
    </style:style>
    <style:style style:name="co39" style:family="table-column">
      <style:table-column-properties fo:break-before="auto" style:column-width="1.0807in"/>
    </style:style>
    <style:style style:name="co36" style:family="table-column">
      <style:table-column-properties fo:break-before="auto" style:column-width="1.3374in"/>
    </style:style>
    <style:style style:name="co37" style:family="table-column">
      <style:table-column-properties fo:break-before="auto" style:column-width="1.1193in"/>
    </style:style>
    <style:style style:name="co38" style:family="table-column">
      <style:table-column-properties fo:break-before="auto" style:column-width="0.3736in"/>
    </style:style>
    <style:style style:name="co40" style:family="table-column">
      <style:table-column-properties fo:break-before="auto" style:column-width="0.5925in"/>
    </style:style>
    <style:style style:name="co41" style:family="table-column">
      <style:table-column-properties fo:break-before="auto" style:column-width="0.5409in"/>
    </style:style>
    <style:style style:name="co42" style:family="table-column">
      <style:table-column-properties fo:break-before="auto" style:column-width="0.6953in"/>
    </style:style>
    <style:style style:name="co43" style:family="table-column">
      <style:table-column-properties fo:break-before="auto" style:column-width="0.6693in"/>
    </style:style>
    <style:style style:name="co64" style:family="table-column">
      <style:table-column-properties fo:break-before="auto" style:column-width="1.0291in"/>
    </style:style>
    <style:style style:name="co44" style:family="table-column">
      <style:table-column-properties fo:break-before="auto" style:column-width="1.4402in"/>
    </style:style>
    <style:style style:name="co45" style:family="table-column">
      <style:table-column-properties fo:break-before="auto" style:column-width="1.389in"/>
    </style:style>
    <style:style style:name="co46" style:family="table-column">
      <style:table-column-properties fo:break-before="auto" style:column-width="1.2091in"/>
    </style:style>
    <style:style style:name="co47" style:family="table-column">
      <style:table-column-properties fo:break-before="auto" style:column-width="0.9909in"/>
    </style:style>
    <style:style style:name="co48" style:family="table-column">
      <style:table-column-properties fo:break-before="auto" style:column-width="1.7874in"/>
    </style:style>
    <style:style style:name="co49" style:family="table-column">
      <style:table-column-properties fo:break-before="auto" style:column-width="1.1575in"/>
    </style:style>
    <style:style style:name="co50" style:family="table-column">
      <style:table-column-properties fo:break-before="auto" style:column-width="0.9008in"/>
    </style:style>
    <style:style style:name="co51" style:family="table-column">
      <style:table-column-properties fo:break-before="auto" style:column-width="1.0425in"/>
    </style:style>
    <style:style style:name="co52" style:family="table-column">
      <style:table-column-properties fo:break-before="auto" style:column-width="1.2602in"/>
    </style:style>
    <style:style style:name="co53" style:family="table-column">
      <style:table-column-properties fo:break-before="auto" style:column-width="0.952in"/>
    </style:style>
    <style:style style:name="co54" style:family="table-column">
      <style:table-column-properties fo:break-before="auto" style:column-width="1.0791in"/>
    </style:style>
    <style:style style:name="co55" style:family="table-column">
      <style:table-column-properties fo:break-before="auto" style:column-width="1.9291in"/>
    </style:style>
    <style:style style:name="co65" style:family="table-column">
      <style:table-column-properties fo:break-before="auto" style:column-width="0.5154in"/>
    </style:style>
    <style:style style:name="co66" style:family="table-column">
      <style:table-column-properties fo:break-before="auto" style:column-width="0.8236in"/>
    </style:style>
    <style:style style:name="co67" style:family="table-column">
      <style:table-column-properties fo:break-before="auto" style:column-width="0.6563in"/>
    </style:style>
    <style:style style:name="co68" style:family="table-column">
      <style:table-column-properties fo:break-before="auto" style:column-width="0.772in"/>
    </style:style>
    <style:style style:name="co69" style:family="table-column">
      <style:table-column-properties fo:break-before="auto" style:column-width="0.9654in"/>
    </style:style>
    <style:style style:name="co70" style:family="table-column">
      <style:table-column-properties fo:break-before="auto" style:column-width="0.8366in"/>
    </style:style>
    <style:style style:name="co71" style:family="table-column">
      <style:table-column-properties fo:break-before="auto" style:column-width="0.8102in"/>
    </style:style>
    <style:style style:name="co72" style:family="table-column">
      <style:table-column-properties fo:break-before="auto" style:column-width="0.2071in"/>
    </style:style>
    <style:style style:name="co73" style:family="table-column">
      <style:table-column-properties fo:break-before="auto" style:column-width="0.3854in"/>
    </style:style>
    <style:style style:name="co74" style:family="table-column">
      <style:table-column-properties fo:break-before="auto" style:column-width="0.5835in"/>
    </style:style>
    <style:style style:name="co75" style:family="table-column">
      <style:table-column-properties fo:break-before="auto" style:column-width="0.3752in"/>
    </style:style>
    <style:style style:name="co76" style:family="table-column">
      <style:table-column-properties fo:break-before="auto" style:column-width="0.698in"/>
    </style:style>
    <style:style style:name="co77" style:family="table-column">
      <style:table-column-properties fo:break-before="auto" style:column-width="0.71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-bottom="0.0008in solid #000000" fo:border-left="none" fo:border-right="none" fo:border-top="none"/>
    </style:style>
    <style:style style:name="ce2" style:family="table-cell" style:parent-style-name="Default" style:data-style-name="N0"/>
    <style:style style:name="ce1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cc"/>
    </style:style>
    <style:style style:name="ce13" style:family="table-cell" style:parent-style-name="Default" style:data-style-name="N0">
      <style:table-cell-properties fo:background-color="#ffff66"/>
    </style:style>
    <style:style style:name="ce7" style:family="table-cell" style:parent-style-name="Comma" style:data-style-name="N3">
      <style:table-cell-properties fo:border-bottom="0.0008in solid #000000" fo:border-left="none" fo:border-right="none" fo:border-top="none"/>
    </style:style>
    <style:style style:name="ce8" style:family="table-cell" style:parent-style-name="Comma" style:data-style-name="N3"/>
    <style:style style:name="ce9" style:family="table-cell" style:parent-style-name="Percent" style:data-style-name="N11">
      <style:table-cell-properties fo:border-bottom="0.0008in solid #000000" fo:border-left="none" fo:border-right="none" fo:border-top="none"/>
    </style:style>
    <style:style style:name="ce10" style:family="table-cell" style:parent-style-name="Percent" style:data-style-name="N11"/>
    <style:style style:name="ce14" style:family="table-cell" style:parent-style-name="Default" style:data-style-name="N3">
      <style:table-cell-properties fo:border-bottom="0.0008in solid #000000" fo:border-left="none" fo:border-right="none" fo:border-top="none"/>
    </style:style>
    <style:style style:name="ce15" style:family="table-cell" style:parent-style-name="Default" style:data-style-name="N3"/>
    <style:style style:name="ce16" style:family="table-cell" style:parent-style-name="Default" style:data-style-name="N0">
      <style:table-cell-properties fo:background-color="#aecf00"/>
    </style:style>
    <style:style style:name="ce17" style:family="table-cell" style:parent-style-name="Default" style:data-style-name="N0">
      <style:table-cell-properties fo:background-color="#ccffff"/>
    </style:style>
    <style:style style:name="ce18" style:family="table-cell" style:parent-style-name="Default" style:data-style-name="N0">
      <style:table-cell-properties fo:background-color="#83caff"/>
    </style:style>
    <style:style style:name="ce19" style:family="table-cell" style:parent-style-name="Comma" style:data-style-name="N123"/>
    <style:style style:name="ce20" style:family="table-cell" style:parent-style-name="Comma" style:data-style-name="N3">
      <style:table-cell-properties fo:background-color="#aecf00"/>
    </style:style>
    <style:style style:name="ce21" style:family="table-cell" style:parent-style-name="Comma" style:data-style-name="N3">
      <style:table-cell-properties fo:background-color="#ccffff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>
            <text:p>arepair</text:p>
          </table:table-cell>
          <table:table-cell office:value-type="string">
            <text:p>armour buff</text:p>
          </table:table-cell>
          <table:table-cell office:value-type="string">
            <text:p>repair eq with coins</text:p>
          </table:table-cell>
          <table:table-cell table:number-columns-repeated="1021"/>
        </table:table-row>
        <table:table-row table:style-name="ro1">
          <table:table-cell office:value-type="string">
            <text:p>prepare</text:p>
          </table:table-cell>
          <table:table-cell office:value-type="string">
            <text:p>armour buff</text:p>
          </table:table-cell>
          <table:table-cell office:value-type="string">
            <text:p>ac buff (all types)</text:p>
          </table:table-cell>
          <table:table-cell table:number-columns-repeated="1021"/>
        </table:table-row>
        <table:table-row table:style-name="ro1">
          <table:table-cell office:value-type="string">
            <text:p>armourtrain</text:p>
          </table:table-cell>
          <table:table-cell office:value-type="string">
            <text:p>defense</text:p>
          </table:table-cell>
          <table:table-cell office:value-type="string">
            <text:p>boosts dr in different dmg types. <text:s/>Not sure if this is deflect only but I don't think it is</text:p>
          </table:table-cell>
          <table:table-cell table:number-columns-repeated="1021"/>
        </table:table-row>
        <table:table-row table:style-name="ro1">
          <table:table-cell office:value-type="string">
            <text:p>deflect</text:p>
          </table:table-cell>
          <table:table-cell office:value-type="string">
            <text:p>defense</text:p>
          </table:table-cell>
          <table:table-cell office:value-type="string">
            <text:p>use armour to deflect dmg</text:p>
          </table:table-cell>
          <table:table-cell table:number-columns-repeated="1021"/>
        </table:table-row>
        <table:table-row table:style-name="ro1">
          <table:table-cell office:value-type="string">
            <text:p>dodge</text:p>
          </table:table-cell>
          <table:table-cell office:value-type="string">
            <text:p>defense</text:p>
          </table:table-cell>
          <table:table-cell office:value-type="string">
            <text:p>dodge physical attacks only</text:p>
          </table:table-cell>
          <table:table-cell table:number-columns-repeated="1021"/>
        </table:table-row>
        <table:table-row table:style-name="ro1">
          <table:table-cell office:value-type="string">
            <text:p>endure</text:p>
          </table:table-cell>
          <table:table-cell office:value-type="string">
            <text:p>defense</text:p>
          </table:table-cell>
          <table:table-cell office:value-type="string">
            <text:p>dmg reduction</text:p>
          </table:table-cell>
          <table:table-cell table:number-columns-repeated="1021"/>
        </table:table-row>
        <table:table-row table:style-name="ro1">
          <table:table-cell office:value-type="string">
            <text:p>parry</text:p>
          </table:table-cell>
          <table:table-cell office:value-type="string">
            <text:p>defense</text:p>
          </table:table-cell>
          <table:table-cell office:value-type="string">
            <text:p>parry same dmg type attacks with weapon (e/b is okay with edged)</text:p>
          </table:table-cell>
          <table:table-cell table:number-columns-repeated="1021"/>
        </table:table-row>
        <table:table-row table:style-name="ro1">
          <table:table-cell office:value-type="string">
            <text:p>shieldblock</text:p>
          </table:table-cell>
          <table:table-cell office:value-type="string">
            <text:p>defense</text:p>
          </table:table-cell>
          <table:table-cell office:value-type="string">
            <text:p>use shield to block one attack (attempt)</text:p>
          </table:table-cell>
          <table:table-cell table:number-columns-repeated="1021"/>
        </table:table-row>
        <table:table-row table:style-name="ro1">
          <table:table-cell office:value-type="string">
            <text:p>sidestep</text:p>
          </table:table-cell>
          <table:table-cell office:value-type="string">
            <text:p>defense</text:p>
          </table:table-cell>
          <table:table-cell office:value-type="string">
            <text:p>dodge on horseback (physical only)</text:p>
          </table:table-cell>
          <table:table-cell table:number-columns-repeated="1021"/>
        </table:table-row>
        <table:table-row table:style-name="ro1">
          <table:table-cell office:value-type="string">
            <text:p>cook</text:p>
          </table:table-cell>
          <table:table-cell office:value-type="string">
            <text:p>healing</text:p>
          </table:table-cell>
          <table:table-cell office:value-type="string">
            <text:p>cook animal corpses on fire for 'rations', hp/sp heal</text:p>
          </table:table-cell>
          <table:table-cell table:number-columns-repeated="1021"/>
        </table:table-row>
        <table:table-row table:style-name="ro1">
          <table:table-cell office:value-type="string">
            <text:p>peace</text:p>
          </table:table-cell>
          <table:table-cell office:value-type="string">
            <text:p>healing</text:p>
          </table:table-cell>
          <table:table-cell office:value-type="string">
            <text:p>heal sps with gps</text:p>
          </table:table-cell>
          <table:table-cell table:number-columns-repeated="1021"/>
        </table:table-row>
        <table:table-row table:style-name="ro1">
          <table:table-cell office:value-type="string">
            <text:p>secondwind</text:p>
          </table:table-cell>
          <table:table-cell office:value-type="string">
            <text:p>healing</text:p>
          </table:table-cell>
          <table:table-cell office:value-type="string">
            <text:p>big stamina/strain heal</text:p>
          </table:table-cell>
          <table:table-cell table:number-columns-repeated="1021"/>
        </table:table-row>
        <table:table-row table:style-name="ro1">
          <table:table-cell office:value-type="string">
            <text:p>staunch</text:p>
          </table:table-cell>
          <table:table-cell office:value-type="string">
            <text:p>healing</text:p>
          </table:table-cell>
          <table:table-cell office:value-type="string">
            <text:p>hp heal, as you get bigger can heal more than once a round</text:p>
          </table:table-cell>
          <table:table-cell table:number-columns-repeated="1021"/>
        </table:table-row>
        <table:table-row table:style-name="ro1">
          <table:table-cell office:value-type="string">
            <text:p>will</text:p>
          </table:table-cell>
          <table:table-cell office:value-type="string">
            <text:p>healing</text:p>
          </table:table-cell>
          <table:table-cell office:value-type="string">
            <text:p>heal gps with sps</text:p>
          </table:table-cell>
          <table:table-cell table:number-columns-repeated="1021"/>
        </table:table-row>
        <table:table-row table:style-name="ro1">
          <table:table-cell office:value-type="string">
            <text:p>jousting</text:p>
          </table:table-cell>
          <table:table-cell office:value-type="string">
            <text:p>misc</text:p>
          </table:table-cell>
          <table:table-cell office:value-type="string">
            <text:p>gives bonus gxp if you win joust and fight</text:p>
          </table:table-cell>
          <table:table-cell table:number-columns-repeated="1021"/>
        </table:table-row>
        <table:table-row table:style-name="ro1">
          <table:table-cell office:value-type="string">
            <text:p>battlecry</text:p>
          </table:table-cell>
          <table:table-cell office:value-type="string">
            <text:p>offense</text:p>
          </table:table-cell>
          <table:table-cell office:value-type="string">
            <text:p>ups dmg for a duration</text:p>
          </table:table-cell>
          <table:table-cell table:number-columns-repeated="1021"/>
        </table:table-row>
        <table:table-row table:style-name="ro1">
          <table:table-cell office:value-type="string">
            <text:p>brawl</text:p>
          </table:table-cell>
          <table:table-cell office:value-type="string">
            <text:p>offense</text:p>
          </table:table-cell>
          <table:table-cell office:value-type="string">
            <text:p>lets you hit with eq on foot (no deflect)</text:p>
          </table:table-cell>
          <table:table-cell table:number-columns-repeated="1021"/>
        </table:table-row>
        <table:table-row table:style-name="ro1">
          <table:table-cell office:value-type="string">
            <text:p>charge</text:p>
          </table:table-cell>
          <table:table-cell office:value-type="string">
            <text:p>offense</text:p>
          </table:table-cell>
          <table:table-cell office:value-type="string">
            <text:p>big hit every other round (quest/joust min)</text:p>
          </table:table-cell>
          <table:table-cell table:number-columns-repeated="1021"/>
        </table:table-row>
        <table:table-row table:style-name="ro1">
          <table:table-cell office:value-type="string">
            <text:p>focus</text:p>
          </table:table-cell>
          <table:table-cell office:value-type="string">
            <text:p>offense</text:p>
          </table:table-cell>
          <table:table-cell office:value-type="string">
            <text:p>one big hit a round on foot</text:p>
          </table:table-cell>
          <table:table-cell table:number-columns-repeated="1021"/>
        </table:table-row>
        <table:table-row table:style-name="ro1">
          <table:table-cell office:value-type="string">
            <text:p>melee</text:p>
          </table:table-cell>
          <table:table-cell office:value-type="string">
            <text:p>offense</text:p>
          </table:table-cell>
          <table:table-cell office:value-type="string">
            <text:p>2 this a round</text:p>
          </table:table-cell>
          <table:table-cell table:number-columns-repeated="1021"/>
        </table:table-row>
        <table:table-row table:style-name="ro1">
          <table:table-cell office:value-type="string">
            <text:p>campfire</text:p>
          </table:table-cell>
          <table:table-cell office:value-type="string">
            <text:p>regen</text:p>
          </table:table-cell>
          <table:table-cell office:value-type="string">
            <text:p>uses tinder to create a regen spot, one at a time</text:p>
          </table:table-cell>
          <table:table-cell table:number-columns-repeated="1021"/>
        </table:table-row>
        <table:table-row table:style-name="ro1">
          <table:table-cell office:value-type="string">
            <text:p>consider</text:p>
          </table:table-cell>
          <table:table-cell office:value-type="string">
            <text:p>utility</text:p>
          </table:table-cell>
          <table:table-cell office:value-type="string">
            <text:p>eval for a mob, looks good!</text:p>
          </table:table-cell>
          <table:table-cell table:number-columns-repeated="1021"/>
        </table:table-row>
        <table:table-row table:style-name="ro1">
          <table:table-cell office:value-type="string">
            <text:p>defend</text:p>
          </table:table-cell>
          <table:table-cell office:value-type="string">
            <text:p>utility</text:p>
          </table:table-cell>
          <table:table-cell office:value-type="string">
            <text:p>defend a player</text:p>
          </table:table-cell>
          <table:table-cell table:number-columns-repeated="1021"/>
        </table:table-row>
        <table:table-row table:style-name="ro1">
          <table:table-cell office:value-type="string">
            <text:p>esquires</text:p>
          </table:table-cell>
          <table:table-cell office:value-type="string">
            <text:p>utility</text:p>
          </table:table-cell>
          <table:table-cell office:value-type="string">
            <text:p>can be used to explore, travel the mud and deliver stuff to players</text:p>
          </table:table-cell>
          <table:table-cell table:number-columns-repeated="1021"/>
        </table:table-row>
        <table:table-row table:style-name="ro1">
          <table:table-cell office:value-type="string">
            <text:p>evaluate</text:p>
          </table:table-cell>
          <table:table-cell office:value-type="string">
            <text:p>utility</text:p>
          </table:table-cell>
          <table:table-cell office:value-type="string">
            <text:p>lets you evaluate how an entire suit of armour is performing</text:p>
          </table:table-cell>
          <table:table-cell table:number-columns-repeated="1021"/>
        </table:table-row>
        <table:table-row table:style-name="ro1">
          <table:table-cell office:value-type="string">
            <text:p>judge</text:p>
          </table:table-cell>
          <table:table-cell office:value-type="string">
            <text:p>utility</text:p>
          </table:table-cell>
          <table:table-cell office:value-type="string">
            <text:p>weapon eval, supposed to be decent now</text:p>
          </table:table-cell>
          <table:table-cell table:number-columns-repeated="1021"/>
        </table:table-row>
        <table:table-row table:style-name="ro1">
          <table:table-cell office:value-type="string">
            <text:p>mounts</text:p>
          </table:table-cell>
          <table:table-cell office:value-type="string">
            <text:p>utility</text:p>
          </table:table-cell>
          <table:table-cell office:value-type="string">
            <text:p>horseback combat, mounts can kick/trample/sidestep</text:p>
          </table:table-cell>
          <table:table-cell table:number-columns-repeated="1021"/>
        </table:table-row>
        <table:table-row table:style-name="ro1">
          <table:table-cell office:value-type="string">
            <text:p>oath</text:p>
          </table:table-cell>
          <table:table-cell office:value-type="string">
            <text:p>utility</text:p>
          </table:table-cell>
          <table:table-cell office:value-type="string">
            <text:p>I think this monitors a room?</text:p>
          </table:table-cell>
          <table:table-cell table:number-columns-repeated="1021"/>
        </table:table-row>
        <table:table-row table:style-name="ro1">
          <table:table-cell office:value-type="string">
            <text:p>packanimals</text:p>
          </table:table-cell>
          <table:table-cell office:value-type="string">
            <text:p>utility</text:p>
          </table:table-cell>
          <table:table-cell office:value-type="string">
            <text:p>followers that can get/carry stuff</text:p>
          </table:table-cell>
          <table:table-cell table:number-columns-repeated="1021"/>
        </table:table-row>
        <table:table-row table:style-name="ro1">
          <table:table-cell office:value-type="string">
            <text:p>sdefend</text:p>
          </table:table-cell>
          <table:table-cell office:value-type="string">
            <text:p>utility</text:p>
          </table:table-cell>
          <table:table-cell office:value-type="string">
            <text:p>defend a player from all attacks?</text:p>
          </table:table-cell>
          <table:table-cell table:number-columns-repeated="1021"/>
        </table:table-row>
        <table:table-row table:style-name="ro1">
          <table:table-cell office:value-type="string">
            <text:p>shine</text:p>
          </table:table-cell>
          <table:table-cell office:value-type="string">
            <text:p>utility</text:p>
          </table:table-cell>
          <table:table-cell office:value-type="string">
            <text:p>use badge as a light source</text:p>
          </table:table-cell>
          <table:table-cell table:number-columns-repeated="1021"/>
        </table:table-row>
        <table:table-row table:style-name="ro1">
          <table:table-cell office:value-type="string">
            <text:p>truce</text:p>
          </table:table-cell>
          <table:table-cell office:value-type="string">
            <text:p>utility</text:p>
          </table:table-cell>
          <table:table-cell office:value-type="string">
            <text:p>mob peace</text:p>
          </table:table-cell>
          <table:table-cell table:number-columns-repeated="1021"/>
        </table:table-row>
        <table:table-row table:style-name="ro1">
          <table:table-cell office:value-type="string">
            <text:p>hone</text:p>
          </table:table-cell>
          <table:table-cell office:value-type="string">
            <text:p>weapon buff</text:p>
          </table:table-cell>
          <table:table-cell office:value-type="string">
            <text:p>increase wc for edged weapons</text:p>
          </table:table-cell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st" table:style-name="ta2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row table:style-name="ro2">
          <table:table-cell office:value-type="string">
            <text:p>kwin notes</text:p>
          </table:table-cell>
          <table:table-cell/>
          <table:table-cell office:value-type="string">
            <text:p>possibilities for his rou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x:start</text:p>
          </table:table-cell>
          <table:table-cell table:number-columns-repeated="2"/>
          <table:table-cell office:value-type="string">
            <text:p>x:start</text:p>
          </table:table-cell>
          <table:table-cell table:number-columns-repeated="2"/>
          <table:table-cell office:value-type="string">
            <text:p>x:star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x:s</text:p>
          </table:table-cell>
          <table:table-cell table:number-columns-repeated="2"/>
          <table:table-cell office:value-type="string">
            <text:p>x:s</text:p>
          </table:table-cell>
          <table:table-cell table:number-columns-repeated="2"/>
          <table:table-cell office:value-type="string">
            <text:p>x: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x:s</text:p>
          </table:table-cell>
          <table:table-cell table:number-columns-repeated="2"/>
          <table:table-cell office:value-type="string">
            <text:p>x:s</text:p>
          </table:table-cell>
          <table:table-cell table:number-columns-repeated="2"/>
          <table:table-cell office:value-type="string">
            <text:p>x: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x:s</text:p>
          </table:table-cell>
          <table:table-cell table:number-columns-repeated="2"/>
          <table:table-cell office:value-type="string">
            <text:p>x:s</text:p>
          </table:table-cell>
          <table:table-cell table:number-columns-repeated="2"/>
          <table:table-cell office:value-type="string">
            <text:p>x:s</text:p>
          </table:table-cell>
          <table:table-cell/>
        </table:table-row>
        <table:table-row table:style-name="ro2">
          <table:table-cell office:value-type="string">
            <text:p>got hit here</text:p>
          </table:table-cell>
          <table:table-cell/>
          <table:table-cell office:value-type="string">
            <text:p>x:s, k:w</text:p>
          </table:table-cell>
          <table:table-cell office:value-type="string">
            <text:p>k:w</text:p>
          </table:table-cell>
          <table:table-cell/>
          <table:table-cell office:value-type="string">
            <text:p>x:s, k:nw</text:p>
          </table:table-cell>
          <table:table-cell table:number-columns-repeated="2"/>
          <table:table-cell office:value-type="string">
            <text:p>x:s, k:nw</text:p>
          </table:table-cell>
          <table:table-cell office:value-type="string">
            <text:p>k:n</text:p>
          </table:table-cell>
        </table:table-row>
        <table:table-row table:style-name="ro2">
          <table:table-cell office:value-type="string">
            <text:p>I moved s on four</text:p>
          </table:table-cell>
          <table:table-cell table:number-columns-repeated="2"/>
          <table:table-cell office:value-type="string">
            <text:p>k:n</text:p>
          </table:table-cell>
          <table:table-cell/>
          <table:table-cell office:value-type="string">
            <text:p>k:n</text:p>
          </table:table-cell>
          <table:table-cell office:value-type="string">
            <text:p>k:e</text:p>
          </table:table-cell>
          <table:table-cell table:number-columns-repeated="2"/>
          <table:table-cell office:value-type="string">
            <text:p>k:ne</text:p>
          </table:table-cell>
        </table:table-row>
        <table:table-row table:style-name="ro2">
          <table:table-cell office:value-type="string">
            <text:p>my path was all s</text:p>
          </table:table-cell>
          <table:table-cell table:number-columns-repeated="2"/>
          <table:table-cell office:value-type="string">
            <text:p>k:n</text:p>
          </table:table-cell>
          <table:table-cell/>
          <table:table-cell office:value-type="string">
            <text:p>k:nw</text:p>
          </table:table-cell>
          <table:table-cell table:number-columns-repeated="2"/>
          <table:table-cell office:value-type="string">
            <text:p>k:nw</text:p>
          </table:table-cell>
          <table:table-cell/>
        </table:table-row>
        <table:table-row table:style-name="ro1">
          <table:table-cell office:value-type="string">
            <text:p>I started joust</text:p>
          </table:table-cell>
          <table:table-cell table:number-columns-repeated="2"/>
          <table:table-cell office:value-type="string">
            <text:p>k:start</text:p>
          </table:table-cell>
          <table:table-cell table:number-columns-repeated="2"/>
          <table:table-cell office:value-type="string">
            <text:p>k:start</text:p>
          </table:table-cell>
          <table:table-cell table:number-columns-repeated="2"/>
          <table:table-cell office:value-type="string">
            <text:p>k:star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tart doesn't count as first move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office:value-type="string">
            <text:p>I think kwin likes to zig zag, </text:p>
          </table:table-cell>
          <table:table-cell table:number-columns-repeated="9"/>
        </table:table-row>
      </table:table>
      <table:table table:name="notes" table:style-name="ta3">
        <table:table-column table:style-name="co56" table:default-cell-style-name="ce2"/>
        <table:table-column table:style-name="co57" table:default-cell-style-name="ce2"/>
        <table:table-column table:style-name="co22" table:default-cell-style-name="ce2"/>
        <table:table-column table:style-name="co58" table:default-cell-style-name="ce2"/>
        <table:table-column table:style-name="co59" table:default-cell-style-name="ce2"/>
        <table:table-column table:style-name="co57" table:default-cell-style-name="ce2"/>
        <table:table-column table:style-name="co22" table:default-cell-style-name="ce2"/>
        <table:table-column table:style-name="co58" table:default-cell-style-name="ce2"/>
        <table:table-column table:style-name="co31" table:default-cell-style-name="ce2"/>
        <table:table-column table:style-name="co60" table:default-cell-style-name="ce2"/>
        <table:table-column table:style-name="co61" table:default-cell-style-name="ce2"/>
        <table:table-column table:style-name="co62" table:default-cell-style-name="ce2"/>
        <table:table-column table:style-name="co63" table:default-cell-style-name="ce2"/>
        <table:table-column table:style-name="co39" table:default-cell-style-name="ce2"/>
        <table:table-column table:style-name="co4" table:number-columns-repeated="998" table:default-cell-style-name="ce2"/>
        <table:table-column table:style-name="co4" table:number-columns-repeated="12" table:default-cell-style-name="Default"/>
        <table:table-row table:style-name="ro1">
          <table:table-cell table:style-name="ce4" office:value-type="string">
            <text:p>misc</text:p>
          </table:table-cell>
          <table:table-cell table:number-columns-repeated="3"/>
          <table:table-cell table:style-name="ce4" office:value-type="string">
            <text:p>weapons by dmg type (for parry?)</text:p>
          </table:table-cell>
          <table:table-cell table:number-columns-repeated="1019"/>
        </table:table-row>
        <table:table-row table:style-name="ro1">
          <table:table-cell office:value-type="string">
            <text:p>campfires double stamina regen, one campfire at a time</text:p>
          </table:table-cell>
          <table:table-cell table:number-columns-repeated="3"/>
          <table:table-cell table:style-name="ce4" office:value-type="string">
            <text:p>e/b</text:p>
          </table:table-cell>
          <table:table-cell table:style-name="ce4" office:value-type="string">
            <text:p>fire</text:p>
          </table:table-cell>
          <table:table-cell table:style-name="ce4" office:value-type="string">
            <text:p>ice</text:p>
          </table:table-cell>
          <table:table-cell table:style-name="ce4" office:value-type="string">
            <text:p>acid</text:p>
          </table:table-cell>
          <table:table-cell table:style-name="ce4" office:value-type="string">
            <text:p>electric</text:p>
          </table:table-cell>
          <table:table-cell table:style-name="ce4" office:value-type="string">
            <text:p>mind</text:p>
          </table:table-cell>
          <table:table-cell table:style-name="ce4" office:value-type="string">
            <text:p>energy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radiation</text:p>
          </table:table-cell>
          <table:table-cell table:style-name="ce4" office:value-type="string">
            <text:p>mutlip dmg</text:p>
          </table:table-cell>
          <table:table-cell table:number-columns-repeated="1010"/>
        </table:table-row>
        <table:table-row table:style-name="ro1">
          <table:table-cell office:value-type="string">
            <text:p>campfires let you cook animal corpses for rations (hp/sp heal)</text:p>
          </table:table-cell>
          <table:table-cell table:number-columns-repeated="3"/>
          <table:table-cell office:value-type="string">
            <text:p>any e/b wpn</text:p>
          </table:table-cell>
          <table:table-cell office:value-type="string">
            <text:p>jewel sword</text:p>
          </table:table-cell>
          <table:table-cell office:value-type="string">
            <text:p>frostblade + 3</text:p>
          </table:table-cell>
          <table:table-cell table:style-name="Default" office:value-type="string">
            <text:p>proboscis of corrinsyl</text:p>
          </table:table-cell>
          <table:table-cell office:value-type="string">
            <text:p>jewel sword</text:p>
          </table:table-cell>
          <table:table-cell office:value-type="string">
            <text:p>ultimate disc of doom</text:p>
          </table:table-cell>
          <table:table-cell office:value-type="string">
            <text:p>laser sword</text:p>
          </table:table-cell>
          <table:table-cell office:value-type="string">
            <text:p>jewel sword</text:p>
          </table:table-cell>
          <table:table-cell office:value-type="string">
            <text:p>neon ultimate disc</text:p>
          </table:table-cell>
          <table:table-cell office:value-type="string">
            <text:p>lightning blade</text:p>
          </table:table-cell>
          <table:table-cell table:number-columns-repeated="1010"/>
        </table:table-row>
        <table:table-row table:style-name="ro1">
          <table:table-cell office:value-type="string">
            <text:p>corpse class size dictates bury gxp</text:p>
          </table:table-cell>
          <table:table-cell table:number-columns-repeated="4"/>
          <table:table-cell office:value-type="string">
            <text:p>solar halberd</text:p>
          </table:table-cell>
          <table:table-cell office:value-type="string">
            <text:p>scimitar of cold</text:p>
          </table:table-cell>
          <table:table-cell/>
          <table:table-cell office:value-type="string">
            <text:p>taser</text:p>
          </table:table-cell>
          <table:table-cell office:value-type="string">
            <text:p>spectral hand</text:p>
          </table:table-cell>
          <table:table-cell office:value-type="string">
            <text:p>staff of the sun and moon</text:p>
          </table:table-cell>
          <table:table-cell office:value-type="string">
            <text:p>metal stinger</text:p>
          </table:table-cell>
          <table:table-cell table:number-columns-repeated="2" office:value-type="string">
            <text:p>solar halberd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4"/>
          <table:table-cell office:value-type="string">
            <text:p>wand of power</text:p>
          </table:table-cell>
          <table:table-cell table:number-columns-repeated="2"/>
          <table:table-cell office:value-type="string">
            <text:p>lightning blade</text:p>
          </table:table-cell>
          <table:table-cell office:value-type="string">
            <text:p>pure essence of fear</text:p>
          </table:table-cell>
          <table:table-cell office:value-type="string">
            <text:p>jewel sword</text:p>
          </table:table-cell>
          <table:table-cell table:number-columns-repeated="2"/>
          <table:table-cell office:value-type="string">
            <text:p>hamilton's brain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5"/>
          <table:table-cell office:value-type="string">
            <text:p>taragarth</text:p>
          </table:table-cell>
          <table:table-cell table:number-columns-repeated="2"/>
          <table:table-cell office:value-type="string">
            <text:p>flaming claws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5"/>
          <table:table-cell office:value-type="string">
            <text:p>grav hammer</text:p>
          </table:table-cell>
          <table:table-cell table:number-columns-repeated="2"/>
          <table:table-cell office:value-type="string">
            <text:p>papal rod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healing notes</text:p>
          </table:table-cell>
          <table:table-cell table:number-columns-repeated="3"/>
          <table:table-cell table:style-name="Default"/>
          <table:table-cell table:number-columns-repeated="8"/>
          <table:table-cell office:value-type="string">
            <text:p>bone sword</text:p>
          </table:table-cell>
          <table:table-cell table:number-columns-repeated="1010"/>
        </table:table-row>
        <table:table-row table:style-name="ro1">
          <table:table-cell office:value-type="string">
            <text:p>will heals equal sps to gps, based on how high int is</text:p>
          </table:table-cell>
          <table:table-cell table:number-columns-repeated="3"/>
          <table:table-cell table:style-name="Default"/>
          <table:table-cell table:number-columns-repeated="8"/>
          <table:table-cell office:value-type="string">
            <text:p>obsidian rapier</text:p>
          </table:table-cell>
          <table:table-cell table:number-columns-repeated="1010"/>
        </table:table-row>
        <table:table-row table:style-name="ro1">
          <table:table-cell office:value-type="string">
            <text:p>peace heals 100 sps for about 140 gps</text:p>
          </table:table-cell>
          <table:table-cell table:number-columns-repeated="1023"/>
        </table:table-row>
        <table:table-row table:style-name="ro1">
          <table:table-cell office:value-type="string">
            <text:p>endure benefit is based off of current sp amount (knook stats)</text:p>
          </table:table-cell>
          <table:table-cell/>
          <table:table-cell table:style-name="Default" table:number-columns-repeated="8"/>
          <table:table-cell table:number-columns-repeated="1014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>
          <table:table-cell table:style-name="ce4" office:value-type="string">
            <text:p>skill notes</text:p>
          </table:table-cell>
          <table:table-cell/>
          <table:table-cell table:style-name="Default" table:number-columns-repeated="8"/>
          <table:table-cell table:number-columns-repeated="1014"/>
        </table:table-row>
        <table:table-row table:style-name="ro1">
          <table:table-cell office:value-type="string">
            <text:p>deflect fires first, then endure</text:p>
          </table:table-cell>
          <table:table-cell/>
          <table:table-cell table:style-name="Default" table:number-columns-repeated="8"/>
          <table:table-cell table:number-columns-repeated="1014"/>
        </table:table-row>
        <table:table-row table:style-name="ro1">
          <table:table-cell office:value-type="string">
            <text:p>vamore can endure 29 hits/round, 90 endure I think</text:p>
          </table:table-cell>
          <table:table-cell/>
          <table:table-cell table:style-name="Default" table:number-columns-repeated="8"/>
          <table:table-cell table:number-columns-repeated="1014"/>
        </table:table-row>
        <table:table-row table:style-name="ro1">
          <table:table-cell office:value-type="string">
            <text:p>endure 8, 2 hits; 16, 3 hits, I'm guessing glvl helps too</text:p>
          </table:table-cell>
          <table:table-cell/>
          <table:table-cell table:style-name="Default" table:number-columns-repeated="8"/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 table:number-columns-repeated="8"/>
          <table:table-cell table:number-columns-repeated="1014"/>
        </table:table-row>
        <table:table-row table:style-name="ro1">
          <table:table-cell table:style-name="Default" office:value-type="string">
            <text:p>17:10 (Champagne 100) Noah: It's "linear" so to speak, as there's no "jumps"</text:p>
          </table:table-cell>
          <table:table-cell/>
          <table:table-cell table:style-name="Default" table:number-columns-repeated="8"/>
          <table:table-cell table:number-columns-repeated="1014"/>
        </table:table-row>
        <table:table-row table:style-name="ro1">
          <table:table-cell table:style-name="Default" office:value-type="string">
            <text:p><text:s text:c="28"/>at certain levels, but higher level intervals</text:p>
          </table:table-cell>
          <table:table-cell/>
          <table:table-cell table:style-name="Default" table:number-columns-repeated="8"/>
          <table:table-cell table:number-columns-repeated="1014"/>
        </table:table-row>
        <table:table-row table:style-name="ro1">
          <table:table-cell table:style-name="Default" office:value-type="string">
            <text:p><text:s text:c="28"/>count for more. <text:s text:c="32"/>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17:10 (Champagne 100) Noah: 74 to 75 makes more difference than 9 to 10, for</text:p>
          </table:table-cell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<text:s text:c="28"/>instance. <text:s/></text:p>
          </table:table-cell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4" office:value-type="string">
            <text:p>mud skill</text:p>
          </table:table-cell>
          <table:table-cell table:style-name="ce4" office:value-type="string">
            <text:p>lvl</text:p>
          </table:table-cell>
          <table:table-cell table:style-name="ce4" office:value-type="string">
            <text:p>notes</text:p>
          </table:table-cell>
          <table:table-cell table:style-name="Default"/>
          <table:table-cell table:style-name="ce11" office:value-type="string">
            <text:p>glvl</text:p>
          </table:table-cell>
          <table:table-cell table:style-name="ce11" office:value-type="string">
            <text:p>staunches</text:p>
          </table:table-cell>
          <table:table-cell table:style-name="ce4" office:value-type="string">
            <text:p>heal</text:p>
          </table:table-cell>
          <table:table-cell table:style-name="ce4" office:value-type="string">
            <text:p>cost</text:p>
          </table:table-cell>
          <table:table-cell table:number-columns-repeated="1016"/>
        </table:table-row>
        <table:table-row table:style-name="ro1">
          <table:table-cell office:value-type="string">
            <text:p>cartography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table:style-name="Default" office:value-type="float" office:value="35">
            <text:p>35</text:p>
          </table:table-cell>
          <table:table-cell table:style-name="Default" office:value-type="float" office:value="2">
            <text:p>2</text:p>
          </table:table-cell>
          <table:table-cell table:formula="of:=[.F27]*80" office:value-type="float" office:value="160">
            <text:p>160</text:p>
          </table:table-cell>
          <table:table-cell table:formula="of:=[.F27]*50"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light,medium,heavy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table:style-name="Default" table:formula="of:=[.E27]+20" office:value-type="float" office:value="55">
            <text:p>55</text:p>
          </table:table-cell>
          <table:table-cell table:style-name="Default" table:formula="of:=[.F27]+1" office:value-type="float" office:value="3">
            <text:p>3</text:p>
          </table:table-cell>
          <table:table-cell table:formula="of:=[.F28]*80" office:value-type="float" office:value="240">
            <text:p>240</text:p>
          </table:table-cell>
          <table:table-cell table:formula="of:=[.F28]*50" office:value-type="float" office:value="150">
            <text:p>150</text:p>
          </table:table-cell>
          <table:table-cell table:number-columns-repeated="1016"/>
        </table:table-row>
        <table:table-row table:style-name="ro1">
          <table:table-cell office:value-type="string">
            <text:p>perception</text:p>
          </table:table-cell>
          <table:table-cell office:value-type="float" office:value="5">
            <text:p>5</text:p>
          </table:table-cell>
          <table:table-cell/>
          <table:table-cell table:style-name="Default"/>
          <table:table-cell table:style-name="Default" table:formula="of:=[.E28]+20" office:value-type="float" office:value="75">
            <text:p>75</text:p>
          </table:table-cell>
          <table:table-cell table:style-name="Default" table:formula="of:=[.F28]+1" office:value-type="float" office:value="4">
            <text:p>4</text:p>
          </table:table-cell>
          <table:table-cell table:formula="of:=[.F29]*80" office:value-type="float" office:value="320">
            <text:p>320</text:p>
          </table:table-cell>
          <table:table-cell table:formula="of:=[.F29]*50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appraisal</text:p>
          </table:table-cell>
          <table:table-cell table:style-name="Default" office:value-type="float" office:value="1">
            <text:p>1</text:p>
          </table:table-cell>
          <table:table-cell/>
          <table:table-cell table:style-name="Default"/>
          <table:table-cell table:style-name="Default" table:formula="of:=[.E29]+20" office:value-type="float" office:value="95">
            <text:p>95</text:p>
          </table:table-cell>
          <table:table-cell table:style-name="Default" table:formula="of:=[.F29]+1" office:value-type="float" office:value="5">
            <text:p>5</text:p>
          </table:table-cell>
          <table:table-cell table:formula="of:=[.F30]*80" office:value-type="float" office:value="400">
            <text:p>400</text:p>
          </table:table-cell>
          <table:table-cell table:formula="of:=[.F30]*50" office:value-type="float" office:value="250">
            <text:p>250</text:p>
          </table:table-cell>
          <table:table-cell table:number-columns-repeated="1016"/>
        </table:table-row>
        <table:table-row table:style-name="ro1">
          <table:table-cell office:value-type="string">
            <text:p>evaluation</text:p>
          </table:table-cell>
          <table:table-cell office:value-type="float" office:value="5">
            <text:p>5</text:p>
          </table:table-cell>
          <table:table-cell/>
          <table:table-cell table:style-name="Default"/>
          <table:table-cell table:style-name="Default" table:formula="of:=[.E30]+20" office:value-type="float" office:value="115">
            <text:p>115</text:p>
          </table:table-cell>
          <table:table-cell table:style-name="Default" table:formula="of:=[.F30]+1" office:value-type="float" office:value="6">
            <text:p>6</text:p>
          </table:table-cell>
          <table:table-cell table:formula="of:=[.F31]*80" office:value-type="float" office:value="480">
            <text:p>480</text:p>
          </table:table-cell>
          <table:table-cell table:formula="of:=[.F31]*50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office:value-type="string">
            <text:p>shield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style-name="Default" table:formula="of:=[.E31]+20" office:value-type="float" office:value="135">
            <text:p>135</text:p>
          </table:table-cell>
          <table:table-cell table:style-name="Default" table:formula="of:=[.F31]+1" office:value-type="float" office:value="7">
            <text:p>7</text:p>
          </table:table-cell>
          <table:table-cell table:formula="of:=[.F32]*80" office:value-type="float" office:value="560">
            <text:p>560</text:p>
          </table:table-cell>
          <table:table-cell table:formula="of:=[.F32]*50" office:value-type="float" office:value="350">
            <text:p>350</text:p>
          </table:table-cell>
          <table:table-cell table:number-columns-repeated="1016"/>
        </table:table-row>
        <table:table-row table:style-name="ro1">
          <table:table-cell office:value-type="string">
            <text:p>critical hit</text:p>
          </table:table-cell>
          <table:table-cell office:value-type="float" office:value="5">
            <text:p>5</text:p>
          </table:table-cell>
          <table:table-cell/>
          <table:table-cell table:style-name="Default"/>
          <table:table-cell table:style-name="Default" table:formula="of:=[.E32]+20" office:value-type="float" office:value="155">
            <text:p>155</text:p>
          </table:table-cell>
          <table:table-cell table:style-name="Default" table:formula="of:=[.F32]+1" office:value-type="float" office:value="8">
            <text:p>8</text:p>
          </table:table-cell>
          <table:table-cell table:formula="of:=[.F33]*80" office:value-type="float" office:value="640">
            <text:p>640</text:p>
          </table:table-cell>
          <table:table-cell table:formula="of:=[.F33]*50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office:value-type="string">
            <text:p>penetration</text:p>
          </table:table-cell>
          <table:table-cell office:value-type="float" office:value="5">
            <text:p>5</text:p>
          </table:table-cell>
          <table:table-cell/>
          <table:table-cell table:style-name="Default"/>
          <table:table-cell table:style-name="Default" table:formula="of:=[.E33]+20" office:value-type="float" office:value="175">
            <text:p>175</text:p>
          </table:table-cell>
          <table:table-cell table:style-name="Default" table:formula="of:=[.F33]+1" office:value-type="float" office:value="9">
            <text:p>9</text:p>
          </table:table-cell>
          <table:table-cell table:formula="of:=[.F34]*80" office:value-type="float" office:value="720">
            <text:p>720</text:p>
          </table:table-cell>
          <table:table-cell table:formula="of:=[.F34]*50" office:value-type="float" office:value="450">
            <text:p>450</text:p>
          </table:table-cell>
          <table:table-cell table:number-columns-repeated="1016"/>
        </table:table-row>
        <table:table-row table:style-name="ro1">
          <table:table-cell office:value-type="string">
            <text:p>dodge</text:p>
          </table:table-cell>
          <table:table-cell office:value-type="float" office:value="5">
            <text:p>5</text:p>
          </table:table-cell>
          <table:table-cell/>
          <table:table-cell table:style-name="Default"/>
          <table:table-cell table:style-name="Default" table:formula="of:=[.E34]+20" office:value-type="float" office:value="195">
            <text:p>195</text:p>
          </table:table-cell>
          <table:table-cell table:style-name="Default" table:formula="of:=[.F34]+1" office:value-type="float" office:value="10">
            <text:p>10</text:p>
          </table:table-cell>
          <table:table-cell table:formula="of:=[.F35]*80" office:value-type="float" office:value="800">
            <text:p>800</text:p>
          </table:table-cell>
          <table:table-cell table:formula="of:=[.F35]*50"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office:value-type="string">
            <text:p>reflex</text:p>
          </table:table-cell>
          <table:table-cell office:value-type="float" office:value="3">
            <text:p>3</text:p>
          </table:table-cell>
          <table:table-cell office:value-type="string">
            <text:p>for staunches</text:p>
          </table:table-cell>
          <table:table-cell table:style-name="Default"/>
          <table:table-cell table:style-name="Default" table:formula="of:=[.E35]+20" office:value-type="float" office:value="215">
            <text:p>215</text:p>
          </table:table-cell>
          <table:table-cell table:style-name="Default" table:formula="of:=[.F35]+1" office:value-type="float" office:value="11">
            <text:p>11</text:p>
          </table:table-cell>
          <table:table-cell table:formula="of:=[.F36]*80" office:value-type="float" office:value="880">
            <text:p>880</text:p>
          </table:table-cell>
          <table:table-cell table:formula="of:=[.F36]*50" office:value-type="float" office:value="550">
            <text:p>550</text:p>
          </table:table-cell>
          <table:table-cell table:number-columns-repeated="1016"/>
        </table:table-row>
        <table:table-row table:style-name="ro1">
          <table:table-cell office:value-type="string">
            <text:p>disciplines.other</text:p>
          </table:table-cell>
          <table:table-cell office:value-type="float" office:value="5">
            <text:p>5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disciplines.physical</text:p>
          </table:table-cell>
          <table:table-cell office:value-type="float" office:value="5">
            <text:p>5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disciplines.two handed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disciplines.other</text:p>
          </table:table-cell>
          <table:table-cell office:value-type="float" office:value="5">
            <text:p>5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disciplines.physical</text:p>
          </table:table-cell>
          <table:table-cell office:value-type="float" office:value="5">
            <text:p>5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4">
          <table:table-cell table:style-name="Default" office:value-type="string">
            <text:p>health.focus</text:p>
          </table:table-cell>
          <table:table-cell table:style-name="Default" office:value-type="float" office:value="5">
            <text:p>5</text:p>
          </table:table-cell>
          <table:table-cell office:value-type="string">
            <text:p>overkill</text:p>
          </table:table-cell>
          <table:table-cell table:number-columns-repeated="1021"/>
        </table:table-row>
        <table:table-row table:style-name="ro1">
          <table:table-cell/>
          <table:table-cell table:style-name="ce4" table:formula="of:=SUM([.B27:.B42])" office:value-type="float" office:value="62">
            <text:p>62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unts" table:style-name="ta2" table:print="false">
        <table:table-column table:style-name="co22" table:default-cell-style-name="ce2"/>
        <table:table-column table:style-name="co36" table:default-cell-style-name="ce2"/>
        <table:table-column table:style-name="co37" table:default-cell-style-name="ce2"/>
        <table:table-column table:style-name="co8" table:default-cell-style-name="Default"/>
        <table:table-column table:style-name="co31" table:default-cell-style-name="ce2"/>
        <table:table-column table:style-name="co38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64" table:default-cell-style-name="ce2"/>
        <table:table-row table:style-name="ro2">
          <table:table-cell table:style-name="ce1" office:value-type="string">
            <text:p>combat ranking</text:p>
          </table:table-cell>
          <table:table-cell table:style-name="ce1" office:value-type="string">
            <text:p>feels</text:p>
          </table:table-cell>
          <table:table-cell table:style-name="ce1" office:value-type="string">
            <text:p>pets</text:p>
          </table:table-cell>
          <table:table-cell/>
          <table:table-cell table:style-name="ce4" office:value-type="string">
            <text:p>type</text:p>
          </table:table-cell>
          <table:table-cell table:style-name="ce4" office:value-type="string">
            <text:p>glvl</text:p>
          </table:table-cell>
          <table:table-cell table:style-name="ce4" office:value-type="string">
            <text:p>power</text:p>
          </table:table-cell>
          <table:table-cell table:style-name="ce4" office:value-type="string">
            <text:p>agility</text:p>
          </table:table-cell>
          <table:table-cell table:style-name="ce4" office:value-type="string">
            <text:p>stamina</text:p>
          </table:table-cell>
          <table:table-cell table:style-name="ce4" office:value-type="string">
            <text:p>training</text:p>
          </table:table-cell>
          <table:table-cell table:style-name="ce4" office:value-type="string">
            <text:p>skittishness</text:p>
          </table:table-cell>
        </table:table-row>
        <table:table-row table:style-name="ro2">
          <table:table-cell office:value-type="string">
            <text:p>none</text:p>
          </table:table-cell>
          <table:table-cell office:value-type="string">
            <text:p>indifference</text:p>
          </table:table-cell>
          <table:table-cell table:number-columns-repeated="2"/>
          <table:table-cell office:value-type="string">
            <text:p>shetland pony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fresh</text:p>
          </table:table-cell>
          <table:table-cell office:value-type="string">
            <text:p>lukewarm interest</text:p>
          </table:table-cell>
          <table:table-cell table:number-columns-repeated="2"/>
          <table:table-cell office:value-type="string">
            <text:p>nag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callow</text:p>
          </table:table-cell>
          <table:table-cell office:value-type="string">
            <text:p>liking</text:p>
          </table:table-cell>
          <table:table-cell table:number-columns-repeated="2"/>
          <table:table-cell office:value-type="string">
            <text:p>cob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inexperienced</text:p>
          </table:table-cell>
          <table:table-cell office:value-type="string">
            <text:p>warmth</text:p>
          </table:table-cell>
          <table:table-cell table:number-columns-repeated="2"/>
          <table:table-cell office:value-type="string">
            <text:p>palfrey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float" office:value="600">
            <text:p>6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amateur</text:p>
          </table:table-cell>
          <table:table-cell office:value-type="string">
            <text:p>fondness</text:p>
          </table:table-cell>
          <table:table-cell office:value-type="string">
            <text:p>1k</text:p>
          </table:table-cell>
          <table:table-cell/>
          <table:table-cell office:value-type="string">
            <text:p>mustang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78">
            <text:p>78</text:p>
          </table:table-cell>
          <table:table-cell office:value-type="float" office:value="700">
            <text:p>700</text:p>
          </table:table-cell>
          <table:table-cell office:value-type="float" office:value="35">
            <text:p>35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unfamiliar</text:p>
          </table:table-cell>
          <table:table-cell office:value-type="string">
            <text:p>affection</text:p>
          </table:table-cell>
          <table:table-cell office:value-type="string">
            <text:p>1k</text:p>
          </table:table-cell>
          <table:table-cell/>
          <table:table-cell office:value-type="string">
            <text:p>palomino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  <table:table-cell office:value-type="float" office:value="900">
            <text:p>900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string">
            <text:p>uneasy</text:p>
          </table:table-cell>
          <table:table-cell office:value-type="string">
            <text:p>genuine attachment</text:p>
          </table:table-cell>
          <table:table-cell table:number-columns-repeated="2"/>
          <table:table-cell office:value-type="string">
            <text:p>arabian</text:p>
          </table:table-cell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office:value-type="float" office:value="1050">
            <text:p>1050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string">
            <text:p>true sympathy</text:p>
          </table:table-cell>
          <table:table-cell table:number-columns-repeated="2"/>
          <table:table-cell office:value-type="string">
            <text:p>andalusian</text:p>
          </table:table-cell>
          <table:table-cell office:value-type="float" office:value="86">
            <text:p>86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float" office:value="1300">
            <text:p>1300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</table:table-row>
        <table:table-row table:style-name="ro2">
          <table:table-cell/>
          <table:table-cell office:value-type="string">
            <text:p>strong affinity</text:p>
          </table:table-cell>
          <table:table-cell office:value-type="string">
            <text:p>10k got me here</text:p>
          </table:table-cell>
          <table:table-cell/>
          <table:table-cell office:value-type="string">
            <text:p>schleswiger</text:p>
          </table:table-cell>
          <table:table-cell office:value-type="float" office:value="94">
            <text:p>94</text:p>
          </table:table-cell>
          <table:table-cell office:value-type="float" office:value="47">
            <text:p>47</text:p>
          </table:table-cell>
          <table:table-cell office:value-type="float" office:value="82">
            <text:p>82</text:p>
          </table:table-cell>
          <table:table-cell office:value-type="float" office:value="1500">
            <text:p>1500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string">
            <text:p>intense devotion</text:p>
          </table:table-cell>
          <table:table-cell table:number-columns-repeated="2"/>
          <table:table-cell office:value-type="string">
            <text:p>shire</text:p>
          </table:table-cell>
          <table:table-cell office:value-type="float" office:value="102">
            <text:p>102</text:p>
          </table:table-cell>
          <table:table-cell office:value-type="float" office:value="53">
            <text:p>53</text:p>
          </table:table-cell>
          <table:table-cell office:value-type="float" office:value="79">
            <text:p>79</text:p>
          </table:table-cell>
          <table:table-cell office:value-type="float" office:value="1800">
            <text:p>1800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string">
            <text:p>beginner</text:p>
          </table:table-cell>
          <table:table-cell office:value-type="string">
            <text:p>immense loyalty</text:p>
          </table:table-cell>
          <table:table-cell table:number-columns-repeated="2"/>
          <table:table-cell office:value-type="string">
            <text:p>belgian</text:p>
          </table:table-cell>
          <table:table-cell office:value-type="float" office:value="110">
            <text:p>110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2100">
            <text:p>2100</text:p>
          </table:table-cell>
          <table:table-cell office:value-type="float" office:value="75">
            <text:p>75</text:p>
          </table:table-cell>
          <table:table-cell office:value-type="float" office:value="51">
            <text:p>51</text:p>
          </table:table-cell>
        </table:table-row>
        <table:table-row table:style-name="ro2">
          <table:table-cell/>
          <table:table-cell office:value-type="string">
            <text:p>unbridled adoration</text:p>
          </table:table-cell>
          <table:table-cell table:number-columns-repeated="2"/>
          <table:table-cell office:value-type="string">
            <text:p>clydesdale</text:p>
          </table:table-cell>
          <table:table-cell office:value-type="float" office:value="118">
            <text:p>118</text:p>
          </table:table-cell>
          <table:table-cell table:number-columns-repeated="2" office:value-type="float" office:value="65">
            <text:p>65</text:p>
          </table:table-cell>
          <table:table-cell office:value-type="float" office:value="2500">
            <text:p>2500</text:p>
          </table:table-cell>
          <table:table-cell office:value-type="float" office:value="80">
            <text:p>80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string">
            <text:p>destrier</text:p>
          </table:table-cell>
          <table:table-cell office:value-type="float" office:value="126">
            <text:p>126</text:p>
          </table:table-cell>
          <table:table-cell office:value-type="float" office:value="76">
            <text:p>76</text:p>
          </table:table-cell>
          <table:table-cell office:value-type="float" office:value="61">
            <text:p>61</text:p>
          </table:table-cell>
          <table:table-cell office:value-type="float" office:value="3000">
            <text:p>3000</text:p>
          </table:table-cell>
          <table:table-cell office:value-type="float" office:value="90">
            <text:p>90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string">
            <text:p>percheron</text:p>
          </table:table-cell>
          <table:table-cell office:value-type="float" office:value="134">
            <text:p>134</text:p>
          </table:table-cell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  <table:table-cell office:value-type="float" office:value="3600">
            <text:p>3600</text:p>
          </table:table-cell>
          <table:table-cell office:value-type="float" office:value="110">
            <text:p>110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string">
            <text:p>kiso</text:p>
          </table:table-cell>
          <table:table-cell office:value-type="float" office:value="150">
            <text:p>150</text:p>
          </table:table-cell>
          <table:table-cell office:value-type="float" office:value="98">
            <text:p>98</text:p>
          </table:table-cell>
          <table:table-cell office:value-type="float" office:value="101">
            <text:p>101</text:p>
          </table:table-cell>
          <table:table-cell office:value-type="float" office:value="3756">
            <text:p>3756</text:p>
          </table:table-cell>
          <table:table-cell office:value-type="float" office:value="110">
            <text:p>110</text:p>
          </table:table-cell>
          <table:table-cell office:value-type="float" office:value="28">
            <text:p>28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string">
            <text:p>akhal-teke</text:p>
          </table:table-cell>
          <table:table-cell office:value-type="float" office:value="166">
            <text:p>166</text:p>
          </table:table-cell>
          <table:table-cell office:value-type="float" office:value="108">
            <text:p>108</text:p>
          </table:table-cell>
          <table:table-cell office:value-type="float" office:value="75">
            <text:p>75</text:p>
          </table:table-cell>
          <table:table-cell office:value-type="float" office:value="4183">
            <text:p>4183</text:p>
          </table:table-cell>
          <table:table-cell office:value-type="float" office:value="115">
            <text:p>115</text:p>
          </table:table-cell>
          <table:table-cell office:value-type="float" office:value="20">
            <text:p>20</text:p>
          </table:table-cell>
        </table:table-row>
      </table:table>
      <table:table table:name="labels" table:style-name="ta1"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22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39" table:default-cell-style-name="ce2"/>
        <table:table-column table:style-name="co52" table:default-cell-style-name="ce2"/>
        <table:table-column table:style-name="co53" table:default-cell-style-name="ce2"/>
        <table:table-column table:style-name="co8" table:number-columns-repeated="1008" table:default-cell-style-name="ce2"/>
        <table:table-row table:style-name="ro1">
          <table:table-cell table:style-name="ce4" office:value-type="string">
            <text:p>mud hits</text:p>
          </table:table-cell>
          <table:table-cell table:style-name="ce4" office:value-type="string">
            <text:p>edged</text:p>
          </table:table-cell>
          <table:table-cell table:style-name="ce4" office:value-type="string">
            <text:p>blunt</text:p>
          </table:table-cell>
          <table:table-cell table:style-name="ce4" office:value-type="string">
            <text:p>fire</text:p>
          </table:table-cell>
          <table:table-cell table:style-name="ce4" office:value-type="string">
            <text:p>ice</text:p>
          </table:table-cell>
          <table:table-cell table:style-name="ce4" office:value-type="string">
            <text:p>acid</text:p>
          </table:table-cell>
          <table:table-cell table:style-name="ce4" office:value-type="string">
            <text:p>electric</text:p>
          </table:table-cell>
          <table:table-cell table:style-name="ce4" office:value-type="string">
            <text:p>mind</text:p>
          </table:table-cell>
          <table:table-cell table:style-name="ce4" office:value-type="string">
            <text:p>energy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radiation</text:p>
          </table:table-cell>
          <table:table-cell table:style-name="ce4" office:value-type="string">
            <text:p>charge</text:p>
          </table:table-cell>
          <table:table-cell table:number-columns-repeated="1008"/>
        </table:table-row>
        <table:table-row table:style-name="ro1">
          <table:table-cell table:number-columns-repeated="2" office:value-type="string">
            <text:p>miss</text:p>
          </table:table-cell>
          <table:table-cell table:number-columns-repeated="10" office:value-type="string">
            <text:p>..</text:p>
          </table:table-cell>
          <table:table-cell table:number-columns-repeated="1008"/>
        </table:table-row>
        <table:table-row table:style-name="ro1">
          <table:table-cell office:value-type="string">
            <text:p>struck</text:p>
          </table:table-cell>
          <table:table-cell table:style-name="Default" table:number-columns-repeated="2"/>
          <table:table-cell table:number-columns-repeated="4"/>
          <table:table-cell table:style-name="Default" office:value-type="string">
            <text:p>bends</text:p>
          </table:table-cell>
          <table:table-cell table:number-columns-repeated="1012"/>
        </table:table-row>
        <table:table-row table:style-name="ro1">
          <table:table-cell office:value-type="string">
            <text:p>tickled</text:p>
          </table:table-cell>
          <table:table-cell office:value-type="string">
            <text:p>barely scratches</text:p>
          </table:table-cell>
          <table:table-cell office:value-type="string">
            <text:p>barely bruises</text:p>
          </table:table-cell>
          <table:table-cell office:value-type="string">
            <text:p>barely warms</text:p>
          </table:table-cell>
          <table:table-cell office:value-type="string">
            <text:p>barely cools</text:p>
          </table:table-cell>
          <table:table-cell office:value-type="string">
            <text:p>tickles</text:p>
          </table:table-cell>
          <table:table-cell table:style-name="Default" office:value-type="string">
            <text:p>sputters at</text:p>
          </table:table-cell>
          <table:table-cell table:style-name="Default" office:value-type="string">
            <text:p>probes</text:p>
          </table:table-cell>
          <table:table-cell table:style-name="Default" office:value-type="string">
            <text:p>hums at</text:p>
          </table:table-cell>
          <table:table-cell office:value-type="string">
            <text:p>dirties</text:p>
          </table:table-cell>
          <table:table-cell table:style-name="Default" office:value-type="string">
            <text:p>barely illuminates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grazed</text:p>
          </table:table-cell>
          <table:table-cell office:value-type="string">
            <text:p>scratches</text:p>
          </table:table-cell>
          <table:table-cell office:value-type="string">
            <text:p>lightly bruises</text:p>
          </table:table-cell>
          <table:table-cell office:value-type="string">
            <text:p>warms</text:p>
          </table:table-cell>
          <table:table-cell office:value-type="string">
            <text:p>cools</text:p>
          </table:table-cell>
          <table:table-cell office:value-type="string">
            <text:p>itches</text:p>
          </table:table-cell>
          <table:table-cell table:style-name="Default" office:value-type="string">
            <text:p>barely sparks</text:p>
          </table:table-cell>
          <table:table-cell table:style-name="Default" office:value-type="string">
            <text:p>warps</text:p>
          </table:table-cell>
          <table:table-cell table:style-name="Default" office:value-type="string">
            <text:p>slightly mars</text:p>
          </table:table-cell>
          <table:table-cell office:value-type="string">
            <text:p>sullies</text:p>
          </table:table-cell>
          <table:table-cell table:style-name="Default" office:value-type="string">
            <text:p>illuminates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hit</text:p>
          </table:table-cell>
          <table:table-cell office:value-type="string">
            <text:p>cuts into</text:p>
          </table:table-cell>
          <table:table-cell office:value-type="string">
            <text:p>bruises</text:p>
          </table:table-cell>
          <table:table-cell office:value-type="string">
            <text:p>singes</text:p>
          </table:table-cell>
          <table:table-cell office:value-type="string">
            <text:p>slightly chills</text:p>
          </table:table-cell>
          <table:table-cell office:value-type="string">
            <text:p>irritates</text:p>
          </table:table-cell>
          <table:table-cell table:style-name="Default" office:value-type="string">
            <text:p>sparks</text:p>
          </table:table-cell>
          <table:table-cell table:style-name="Default" office:value-type="string">
            <text:p>saps</text:p>
          </table:table-cell>
          <table:table-cell table:style-name="Default" office:value-type="string">
            <text:p>mars</text:p>
          </table:table-cell>
          <table:table-cell office:value-type="string">
            <text:p>weakens</text:p>
          </table:table-cell>
          <table:table-cell table:style-name="Default" office:value-type="string">
            <text:p>lites up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hit hard</text:p>
          </table:table-cell>
          <table:table-cell office:value-type="string">
            <text:p>slices into</text:p>
          </table:table-cell>
          <table:table-cell office:value-type="string">
            <text:p>badly bruises</text:p>
          </table:table-cell>
          <table:table-cell office:value-type="string">
            <text:p>toasts</text:p>
          </table:table-cell>
          <table:table-cell office:value-type="string">
            <text:p>chills</text:p>
          </table:table-cell>
          <table:table-cell office:value-type="string">
            <text:p>blisters</text:p>
          </table:table-cell>
          <table:table-cell table:style-name="Default" office:value-type="string">
            <text:p>jolts</text:p>
          </table:table-cell>
          <table:table-cell table:style-name="Default" office:value-type="string">
            <text:p>shakes</text:p>
          </table:table-cell>
          <table:table-cell table:style-name="Default" office:value-type="string">
            <text:p>harms</text:p>
          </table:table-cell>
          <table:table-cell office:value-type="string">
            <text:p>taints</text:p>
          </table:table-cell>
          <table:table-cell table:style-name="Default" office:value-type="string">
            <text:p>tans</text:p>
          </table:table-cell>
          <table:table-cell table:style-name="Default"/>
          <table:table-cell table:number-columns-repeated="1008"/>
        </table:table-row>
        <table:table-row table:style-name="ro6">
          <table:table-cell office:value-type="string">
            <text:p>hit very hard</text:p>
          </table:table-cell>
          <table:table-cell office:value-type="string">
            <text:p>slashes into</text:p>
          </table:table-cell>
          <table:table-cell office:value-type="string">
            <text:p>slams into</text:p>
          </table:table-cell>
          <table:table-cell office:value-type="string">
            <text:p>burns</text:p>
          </table:table-cell>
          <table:table-cell office:value-type="string">
            <text:p>refrigerates</text:p>
          </table:table-cell>
          <table:table-cell office:value-type="string">
            <text:p>blights</text:p>
          </table:table-cell>
          <table:table-cell table:style-name="Default" office:value-type="string">
            <text:p>lightly zaps</text:p>
          </table:table-cell>
          <table:table-cell table:style-name="Default" office:value-type="string">
            <text:p>weakens</text:p>
          </table:table-cell>
          <table:table-cell table:style-name="Default" office:value-type="string">
            <text:p>scathes</text:p>
          </table:table-cell>
          <table:table-cell office:value-type="string">
            <text:p>taints</text:p>
          </table:table-cell>
          <table:table-cell table:style-name="Default" office:value-type="string">
            <text:p>microwaves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mighty blow</text:p>
          </table:table-cell>
          <table:table-cell office:value-type="string">
            <text:p>thrusts into</text:p>
          </table:table-cell>
          <table:table-cell office:value-type="string">
            <text:p>bashes</text:p>
          </table:table-cell>
          <table:table-cell office:value-type="string">
            <text:p>badly burns</text:p>
          </table:table-cell>
          <table:table-cell office:value-type="string">
            <text:p>frosts</text:p>
          </table:table-cell>
          <table:table-cell office:value-type="string">
            <text:p>corrodes</text:p>
          </table:table-cell>
          <table:table-cell table:style-name="Default" office:value-type="string">
            <text:p>zaps</text:p>
          </table:table-cell>
          <table:table-cell table:style-name="Default" office:value-type="string">
            <text:p>debilitates</text:p>
          </table:table-cell>
          <table:table-cell table:style-name="Default" office:value-type="string">
            <text:p>blasts</text:p>
          </table:table-cell>
          <table:table-cell office:value-type="string">
            <text:p>contaminates</text:p>
          </table:table-cell>
          <table:table-cell table:style-name="Default" office:value-type="string">
            <text:p>cooks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smash</text:p>
          </table:table-cell>
          <table:table-cell office:value-type="string">
            <text:p>carves into</text:p>
          </table:table-cell>
          <table:table-cell office:value-type="string">
            <text:p>smashes</text:p>
          </table:table-cell>
          <table:table-cell office:value-type="string">
            <text:p>blisters</text:p>
          </table:table-cell>
          <table:table-cell office:value-type="string">
            <text:p>heavily frosts</text:p>
          </table:table-cell>
          <table:table-cell office:value-type="string">
            <text:p>eats away</text:p>
          </table:table-cell>
          <table:table-cell office:value-type="string">
            <text:p>heavily zaps</text:p>
          </table:table-cell>
          <table:table-cell office:value-type="string">
            <text:p>erodes</text:p>
          </table:table-cell>
          <table:table-cell office:value-type="string">
            <text:p>blights</text:p>
          </table:table-cell>
          <table:table-cell office:value-type="string">
            <text:p>pollutes</text:p>
          </table:table-cell>
          <table:table-cell office:value-type="string">
            <text:p>ionizes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pulverized</text:p>
          </table:table-cell>
          <table:table-cell office:value-type="string">
            <text:p>hews chunks from</text:p>
          </table:table-cell>
          <table:table-cell office:value-type="string">
            <text:p>pummels</text:p>
          </table:table-cell>
          <table:table-cell office:value-type="string">
            <text:p>roasts</text:p>
          </table:table-cell>
          <table:table-cell office:value-type="string">
            <text:p>lightly freezes</text:p>
          </table:table-cell>
          <table:table-cell office:value-type="string">
            <text:p>rots</text:p>
          </table:table-cell>
          <table:table-cell office:value-type="string">
            <text:p>shocks</text:p>
          </table:table-cell>
          <table:table-cell office:value-type="string">
            <text:p>attacks</text:p>
          </table:table-cell>
          <table:table-cell office:value-type="string">
            <text:p>defiles</text:p>
          </table:table-cell>
          <table:table-cell office:value-type="string">
            <text:p>heavily pollutes</text:p>
          </table:table-cell>
          <table:table-cell office:value-type="string">
            <text:p>severely ionizes</text:p>
          </table:table-cell>
          <table:table-cell office:value-type="string">
            <text:p>heavily</text:p>
          </table:table-cell>
          <table:table-cell table:number-columns-repeated="1008"/>
        </table:table-row>
        <table:table-row table:style-name="ro1">
          <table:table-cell office:value-type="string">
            <text:p>trounced</text:p>
          </table:table-cell>
          <table:table-cell office:value-type="string">
            <text:p>virtually guts</text:p>
          </table:table-cell>
          <table:table-cell office:value-type="string">
            <text:p>pulverizes</text:p>
          </table:table-cell>
          <table:table-cell office:value-type="string">
            <text:p>chars</text:p>
          </table:table-cell>
          <table:table-cell office:value-type="string">
            <text:p>freezes</text:p>
          </table:table-cell>
          <table:table-cell office:value-type="string">
            <text:p>decomposes</text:p>
          </table:table-cell>
          <table:table-cell office:value-type="string">
            <text:p>heavily shocks</text:p>
          </table:table-cell>
          <table:table-cell office:value-type="string">
            <text:p>assails</text:p>
          </table:table-cell>
          <table:table-cell office:value-type="string">
            <text:p>ravages</text:p>
          </table:table-cell>
          <table:table-cell office:value-type="string">
            <text:p>blights</text:p>
          </table:table-cell>
          <table:table-cell office:value-type="string">
            <text:p>burns</text:p>
          </table:table-cell>
          <table:table-cell office:value-type="string">
            <text:p>massively</text:p>
          </table:table-cell>
          <table:table-cell table:number-columns-repeated="1008"/>
        </table:table-row>
        <table:table-row table:style-name="ro1">
          <table:table-cell office:value-type="string">
            <text:p>pummeled</text:p>
          </table:table-cell>
          <table:table-cell office:value-type="string">
            <text:p>almost disembowels</text:p>
          </table:table-cell>
          <table:table-cell office:value-type="string">
            <text:p>crushes</text:p>
          </table:table-cell>
          <table:table-cell office:value-type="string">
            <text:p>ignites</text:p>
          </table:table-cell>
          <table:table-cell office:value-type="string">
            <text:p>deep freezes</text:p>
          </table:table-cell>
          <table:table-cell office:value-type="string">
            <text:p>melts</text:p>
          </table:table-cell>
          <table:table-cell office:value-type="string">
            <text:p>severely shocks</text:p>
          </table:table-cell>
          <table:table-cell office:value-type="string">
            <text:p>invades</text:p>
          </table:table-cell>
          <table:table-cell office:value-type="string">
            <text:p>ruptures</text:p>
          </table:table-cell>
          <table:table-cell office:value-type="string">
            <text:p>corrupts</text:p>
          </table:table-cell>
          <table:table-cell office:value-type="string">
            <text:p>crisps</text:p>
          </table:table-cell>
          <table:table-cell office:value-type="string">
            <text:p>brutally</text:p>
          </table:table-cell>
          <table:table-cell table:number-columns-repeated="1008"/>
        </table:table-row>
        <table:table-row table:style-name="ro1">
          <table:table-cell office:value-type="string">
            <text:p>massacred</text:p>
          </table:table-cell>
          <table:table-cell office:value-type="string">
            <text:p>rips strips from</text:p>
          </table:table-cell>
          <table:table-cell office:value-type="string">
            <text:p>squash</text:p>
          </table:table-cell>
          <table:table-cell office:value-type="string">
            <text:p>sears</text:p>
          </table:table-cell>
          <table:table-cell office:value-type="string">
            <text:p>benumbs</text:p>
          </table:table-cell>
          <table:table-cell office:value-type="string">
            <text:p>ravages</text:p>
          </table:table-cell>
          <table:table-cell office:value-type="string">
            <text:p>powers into</text:p>
          </table:table-cell>
          <table:table-cell office:value-type="string">
            <text:p>assaults</text:p>
          </table:table-cell>
          <table:table-cell office:value-type="string">
            <text:p>tears apart</text:p>
          </table:table-cell>
          <table:table-cell office:value-type="string">
            <text:p>befouls</text:p>
          </table:table-cell>
          <table:table-cell office:value-type="string">
            <text:p>bombards</text:p>
          </table:table-cell>
          <table:table-cell office:value-type="string">
            <text:p>savagely</text:p>
          </table:table-cell>
          <table:table-cell table:number-columns-repeated="1008"/>
        </table:table-row>
        <table:table-row table:style-name="ro6">
          <table:table-cell office:value-type="string">
            <text:p>utterly annihilated</text:p>
          </table:table-cell>
          <table:table-cell office:value-type="string">
            <text:p>mauls</text:p>
          </table:table-cell>
          <table:table-cell office:value-type="string">
            <text:p>pulps</text:p>
          </table:table-cell>
          <table:table-cell office:value-type="string">
            <text:p>scorches</text:p>
          </table:table-cell>
          <table:table-cell office:value-type="string">
            <text:p>ices</text:p>
          </table:table-cell>
          <table:table-cell office:value-type="string">
            <text:p>consumes</text:p>
          </table:table-cell>
          <table:table-cell office:value-type="string">
            <text:p>discharges into</text:p>
          </table:table-cell>
          <table:table-cell office:value-type="string">
            <text:p>beseiges</text:p>
          </table:table-cell>
          <table:table-cell office:value-type="string">
            <text:p>rends</text:p>
          </table:table-cell>
          <table:table-cell office:value-type="string">
            <text:p>infects</text:p>
          </table:table-cell>
          <table:table-cell office:value-type="string">
            <text:p>showers radiation</text:p>
          </table:table-cell>
          <table:table-cell office:value-type="string">
            <text:p>murderously</text:p>
          </table:table-cell>
          <table:table-cell table:number-columns-repeated="1008"/>
        </table:table-row>
        <table:table-row table:style-name="ro1">
          <table:table-cell office:value-type="string">
            <text:p>completely devastate</text:p>
          </table:table-cell>
          <table:table-cell office:value-type="string">
            <text:p>nearly cleaves</text:p>
          </table:table-cell>
          <table:table-cell office:value-type="string">
            <text:p>nearly cripples</text:p>
          </table:table-cell>
          <table:table-cell office:value-type="string">
            <text:p>incinerates</text:p>
          </table:table-cell>
          <table:table-cell office:value-type="string">
            <text:p>congeals the blood of</text:p>
          </table:table-cell>
          <table:table-cell office:value-type="string">
            <text:p>dissolves</text:p>
          </table:table-cell>
          <table:table-cell office:value-type="string">
            <text:p>electrifies</text:p>
          </table:table-cell>
          <table:table-cell office:value-type="string">
            <text:p>overpowers</text:p>
          </table:table-cell>
          <table:table-cell office:value-type="string">
            <text:p>rends asunder</text:p>
          </table:table-cell>
          <table:table-cell office:value-type="string">
            <text:p>ruins</text:p>
          </table:table-cell>
          <table:table-cell office:value-type="string">
            <text:p>withers</text:p>
          </table:table-cell>
          <table:table-cell office:value-type="string">
            <text:p>horrendously</text:p>
          </table:table-cell>
          <table:table-cell table:number-columns-repeated="1008"/>
        </table:table-row>
        <table:table-row table:style-name="ro1">
          <table:table-cell office:value-type="string">
            <text:p>destroy</text:p>
          </table:table-cell>
          <table:table-cell office:value-type="string">
            <text:p>impales</text:p>
          </table:table-cell>
          <table:table-cell office:value-type="string">
            <text:p>smears</text:p>
          </table:table-cell>
          <table:table-cell office:value-type="string">
            <text:p>cauterizes</text:p>
          </table:table-cell>
          <table:table-cell office:value-type="string">
            <text:p>freezes the blood of</text:p>
          </table:table-cell>
          <table:table-cell office:value-type="string">
            <text:p>devours</text:p>
          </table:table-cell>
          <table:table-cell office:value-type="string">
            <text:p>fries</text:p>
          </table:table-cell>
          <table:table-cell office:value-type="string">
            <text:p>invades</text:p>
          </table:table-cell>
          <table:table-cell office:value-type="string">
            <text:p>demolishes</text:p>
          </table:table-cell>
          <table:table-cell office:value-type="string">
            <text:p>spoils</text:p>
          </table:table-cell>
          <table:table-cell office:value-type="string">
            <text:p>mutates</text:p>
          </table:table-cell>
          <table:table-cell office:value-type="string">
            <text:p>devastatingly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absolutely massacre</text:p>
          </table:table-cell>
          <table:table-cell table:number-columns-repeated="2" office:value-type="string">
            <text:p>almost obliterates</text:p>
          </table:table-cell>
          <table:table-cell office:value-type="string">
            <text:p>immolates</text:p>
          </table:table-cell>
          <table:table-cell office:value-type="string">
            <text:p>glaciates</text:p>
          </table:table-cell>
          <table:table-cell office:value-type="string">
            <text:p>demolishes</text:p>
          </table:table-cell>
          <table:table-cell office:value-type="string">
            <text:p>sizzles</text:p>
          </table:table-cell>
          <table:table-cell office:value-type="string">
            <text:p>subjugates</text:p>
          </table:table-cell>
          <table:table-cell office:value-type="string">
            <text:p>vitiates</text:p>
          </table:table-cell>
          <table:table-cell office:value-type="string">
            <text:p>putrefies</text:p>
          </table:table-cell>
          <table:table-cell office:value-type="string">
            <text:p>atomically decays</text:p>
          </table:table-cell>
          <table:table-cell office:value-type="string">
            <text:p>utterly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thrashed</text:p>
          </table:table-cell>
          <table:table-cell table:style-name="Default" office:value-type="string">
            <text:p>eviscerates</text:p>
          </table:table-cell>
          <table:table-cell table:style-name="Default" office:value-type="string">
            <text:p>flattens</text:p>
          </table:table-cell>
          <table:table-cell office:value-type="string">
            <text:p>carbonizes</text:p>
          </table:table-cell>
          <table:table-cell office:value-type="string">
            <text:p>cracks apart frozen bits of</text:p>
          </table:table-cell>
          <table:table-cell office:value-type="string">
            <text:p>liquefies</text:p>
          </table:table-cell>
          <table:table-cell office:value-type="string">
            <text:p>electrocutes</text:p>
          </table:table-cell>
          <table:table-cell office:value-type="string">
            <text:p>dominates</text:p>
          </table:table-cell>
          <table:table-cell office:value-type="string">
            <text:p>annihilates</text:p>
          </table:table-cell>
          <table:table-cell office:value-type="string">
            <text:p>poisons</text:p>
          </table:table-cell>
          <table:table-cell office:value-type="string">
            <text:p>fissions</text:p>
          </table:table-cell>
          <table:table-cell office:value-type="string">
            <text:p>ferociously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demolished</text:p>
          </table:table-cell>
          <table:table-cell table:style-name="Default" office:value-type="string">
            <text:p>annihilate</text:p>
          </table:table-cell>
          <table:table-cell table:style-name="Default" office:value-type="string">
            <text:p>smite</text:p>
          </table:table-cell>
          <table:table-cell office:value-type="string">
            <text:p>cremates</text:p>
          </table:table-cell>
          <table:table-cell office:value-type="string">
            <text:p>shatters apart</text:p>
          </table:table-cell>
          <table:table-cell office:value-type="string">
            <text:p>disintegrates</text:p>
          </table:table-cell>
          <table:table-cell office:value-type="string">
            <text:p>zorches</text:p>
          </table:table-cell>
          <table:table-cell office:value-type="string">
            <text:p>breaks</text:p>
          </table:table-cell>
          <table:table-cell office:value-type="string">
            <text:p>disintegrates</text:p>
          </table:table-cell>
          <table:table-cell office:value-type="string">
            <text:p>envenoms</text:p>
          </table:table-cell>
          <table:table-cell office:value-type="string">
            <text:p>nukes</text:p>
          </table:table-cell>
          <table:table-cell office:value-type="string">
            <text:p>cruelly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obliterated</text:p>
          </table:table-cell>
          <table:table-cell table:number-columns-repeated="2" table:style-name="Default" office:value-type="string">
            <text:p>destroys</text:p>
          </table:table-cell>
          <table:table-cell table:number-columns-repeated="8" office:value-type="string">
            <text:p>destroys</text:p>
          </table:table-cell>
          <table:table-cell office:value-type="string">
            <text:p>totally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nearly exterminated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office:value-type="string">
            <text:p>eradicat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11" office:value-type="string">
            <text:p>Damage Types</text:p>
          </table:table-cell>
          <table:table-cell table:style-name="Default" table:number-columns-repeated="2"/>
          <table:table-cell table:number-columns-repeated="1017"/>
        </table:table-row>
        <table:table-row table:style-name="ro6">
          <table:table-cell table:style-name="Default" office:value-type="string">
            <text:p>General</text:p>
          </table:table-cell>
          <table:table-cell table:style-name="Default" office:value-type="string">
            <text:p>Tauron</text:p>
          </table:table-cell>
          <table:table-cell office:value-type="string">
            <text:p>Necromancer</text:p>
          </table:table-cell>
          <table:table-cell office:value-type="string">
            <text:p>Corpse</text:p>
          </table:table-cell>
          <table:table-cell office:value-type="string">
            <text:p>Precious Stone</text:p>
          </table:table-cell>
          <table:table-cell table:style-name="Default"/>
          <table:table-cell table:number-columns-repeated="1014"/>
        </table:table-row>
        <table:table-row table:style-name="ro6">
          <table:table-cell table:style-name="Default" office:value-type="string">
            <text:p>Edged</text:p>
          </table:table-cell>
          <table:table-cell table:style-name="Default" office:value-type="string">
            <text:p>Swashbuckling</text:p>
          </table:table-cell>
          <table:table-cell office:value-type="string">
            <text:p>Edged</text:p>
          </table:table-cell>
          <table:table-cell office:value-type="string">
            <text:p>sliced up</text:p>
          </table:table-cell>
          <table:table-cell office:value-type="string">
            <text:p>razine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 office:value-type="string">
            <text:p>Blunt</text:p>
          </table:table-cell>
          <table:table-cell table:style-name="Default" office:value-type="string">
            <text:p>Bludgeoning</text:p>
          </table:table-cell>
          <table:table-cell office:value-type="string">
            <text:p>Crushing</text:p>
          </table:table-cell>
          <table:table-cell office:value-type="string">
            <text:p>bashed up</text:p>
          </table:table-cell>
          <table:table-cell office:value-type="string">
            <text:p>brutal</text:p>
          </table:table-cell>
          <table:table-cell table:style-name="Default"/>
          <table:table-cell table:number-columns-repeated="1014"/>
        </table:table-row>
        <table:table-row table:style-name="ro6">
          <table:table-cell table:style-name="Default" office:value-type="string">
            <text:p>Fire</text:p>
          </table:table-cell>
          <table:table-cell table:style-name="Default" office:value-type="string">
            <text:p>Dragonslaying</text:p>
          </table:table-cell>
          <table:table-cell office:value-type="string">
            <text:p>Flame</text:p>
          </table:table-cell>
          <table:table-cell office:value-type="string">
            <text:p>charred</text:p>
          </table:table-cell>
          <table:table-cell office:value-type="string">
            <text:p>flaming</text:p>
          </table:table-cell>
          <table:table-cell table:style-name="Default"/>
          <table:table-cell table:number-columns-repeated="1014"/>
        </table:table-row>
        <table:table-row table:style-name="ro6">
          <table:table-cell table:style-name="Default" office:value-type="string">
            <text:p>Ice</text:p>
          </table:table-cell>
          <table:table-cell table:style-name="Default" office:value-type="string">
            <text:p>Frost</text:p>
          </table:table-cell>
          <table:table-cell office:value-type="string">
            <text:p>Cold</text:p>
          </table:table-cell>
          <table:table-cell office:value-type="string">
            <text:p>frozen</text:p>
          </table:table-cell>
          <table:table-cell office:value-type="string">
            <text:p>icey</text:p>
          </table:table-cell>
          <table:table-cell table:style-name="Default"/>
          <table:table-cell table:number-columns-repeated="1014"/>
        </table:table-row>
        <table:table-row table:style-name="ro6">
          <table:table-cell office:value-type="string">
            <text:p>Mental</text:p>
          </table:table-cell>
          <table:table-cell office:value-type="string">
            <text:p>Spirit</text:p>
          </table:table-cell>
          <table:table-cell office:value-type="string">
            <text:p>Psionic</text:p>
          </table:table-cell>
          <table:table-cell office:value-type="string">
            <text:p>brainless</text:p>
          </table:table-cell>
          <table:table-cell office:value-type="string">
            <text:p>humming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Energy</text:p>
          </table:table-cell>
          <table:table-cell office:value-type="string">
            <text:p>Absorption</text:p>
          </table:table-cell>
          <table:table-cell office:value-type="string">
            <text:p>Power</text:p>
          </table:table-cell>
          <table:table-cell table:number-columns-repeated="2" office:value-type="string">
            <text:p>glowing</text:p>
          </table:table-cell>
          <table:table-cell table:style-name="Default"/>
          <table:table-cell table:number-columns-repeated="1014"/>
        </table:table-row>
        <table:table-row table:style-name="ro6">
          <table:table-cell office:value-type="string">
            <text:p>Electrical</text:p>
          </table:table-cell>
          <table:table-cell office:value-type="string">
            <text:p>Stormfire</text:p>
          </table:table-cell>
          <table:table-cell office:value-type="string">
            <text:p>Lightning</text:p>
          </table:table-cell>
          <table:table-cell office:value-type="string">
            <text:p>electrocuted</text:p>
          </table:table-cell>
          <table:table-cell office:value-type="string">
            <text:p>crackling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Poison</text:p>
          </table:table-cell>
          <table:table-cell office:value-type="string">
            <text:p>Toxins</text:p>
          </table:table-cell>
          <table:table-cell office:value-type="string">
            <text:p>Virulence</text:p>
          </table:table-cell>
          <table:table-cell office:value-type="string">
            <text:p>putrid</text:p>
          </table:table-cell>
          <table:table-cell office:value-type="string">
            <text:p>poisonous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Radiation</text:p>
          </table:table-cell>
          <table:table-cell office:value-type="string">
            <text:p>Atomics</text:p>
          </table:table-cell>
          <table:table-cell office:value-type="string">
            <text:p>Light</text:p>
          </table:table-cell>
          <table:table-cell office:value-type="string">
            <text:p>melted</text:p>
          </table:table-cell>
          <table:table-cell office:value-type="string">
            <text:p>radiant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Acid</text:p>
          </table:table-cell>
          <table:table-cell table:number-columns-repeated="2" office:value-type="string">
            <text:p>Corrosion</text:p>
          </table:table-cell>
          <table:table-cell office:value-type="string">
            <text:p>skinless</text:p>
          </table:table-cell>
          <table:table-cell office:value-type="string">
            <text:p>acidic</text:p>
          </table:table-cell>
          <table:table-cell table:style-name="Default"/>
          <table:table-cell table:number-columns-repeated="1014"/>
        </table:table-row>
        <table:table-row table:style-name="ro1" table:number-rows-repeated="104853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kills" table:style-name="ta1">
        <table:table-column table:style-name="co54" table:default-cell-style-name="ce2"/>
        <table:table-column table:style-name="co4" table:number-columns-repeated="16" table:default-cell-style-name="ce2"/>
        <table:table-column table:style-name="co55" table:default-cell-style-name="ce2"/>
        <table:table-column table:style-name="co4" table:number-columns-repeated="1006" table:default-cell-style-name="ce2"/>
        <table:table-row table:style-name="ro1">
          <table:table-cell table:style-name="ce4" office:value-type="string">
            <text:p>core skills</text:p>
          </table:table-cell>
          <table:table-cell table:number-columns-repeated="3"/>
          <table:table-cell office:value-type="string">
            <text:p>cost</text:p>
          </table:table-cell>
          <table:table-cell office:value-type="string">
            <text:p>notes</text:p>
          </table:table-cell>
          <table:table-cell table:number-columns-repeated="7"/>
          <table:table-cell table:style-name="Default"/>
          <table:table-cell table:style-name="ce1" office:value-type="string">
            <text:p>core</text:p>
          </table:table-cell>
          <table:table-cell table:style-name="ce1" office:value-type="string">
            <text:p>stance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skills</text:p>
          </table:table-cell>
          <table:table-cell table:style-name="Default"/>
          <table:table-cell table:number-columns-repeated="1005"/>
        </table:table-row>
        <table:table-row table:style-name="ro2">
          <table:table-cell office:value-type="string">
            <text:p>horsemanship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3 stm</text:p>
          </table:table-cell>
          <table:table-cell table:number-columns-repeated="9"/>
          <table:table-cell office:value-type="string">
            <text:p>foot</text:p>
          </table:table-cell>
          <table:table-cell office:value-type="string">
            <text:p>offense</text:p>
          </table:table-cell>
          <table:table-cell office:value-type="string">
            <text:p>melee</text:p>
          </table:table-cell>
          <table:table-cell table:style-name="ce13" office:value-type="string">
            <text:p>deflect</text:p>
          </table:table-cell>
          <table:table-cell table:number-columns-repeated="1006"/>
        </table:table-row>
        <table:table-row table:style-name="ro2">
          <table:table-cell office:value-type="string">
            <text:p>footsoldiery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3 stm</text:p>
          </table:table-cell>
          <table:table-cell table:number-columns-repeated="11"/>
          <table:table-cell office:value-type="string">
            <text:p>focus</text:p>
          </table:table-cell>
          <table:table-cell table:style-name="ce13" office:value-type="string">
            <text:p>endure</text:p>
          </table:table-cell>
          <table:table-cell table:number-columns-repeated="1006"/>
        </table:table-row>
        <table:table-row table:style-name="ro1">
          <table:table-cell office:value-type="string">
            <text:p>offense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2"/>
          <table:table-cell office:value-type="string">
            <text:p>study</text:p>
          </table:table-cell>
          <table:table-cell table:number-columns-repeated="1006"/>
        </table:table-row>
        <table:table-row table:style-name="ro2">
          <table:table-cell office:value-type="string">
            <text:p>defense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2"/>
          <table:table-cell office:value-type="string">
            <text:p>battlecry</text:p>
          </table:table-cell>
          <table:table-cell table:number-columns-repeated="1006"/>
        </table:table-row>
        <table:table-row table:style-name="ro2">
          <table:table-cell table:number-columns-repeated="14"/>
          <table:table-cell office:value-type="string">
            <text:p>foot</text:p>
          </table:table-cell>
          <table:table-cell office:value-type="string">
            <text:p>neutral</text:p>
          </table:table-cell>
          <table:table-cell office:value-type="string">
            <text:p>melee</text:p>
          </table:table-cell>
          <table:table-cell table:style-name="ce13" office:value-type="string">
            <text:p>deflect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offense skills</text:p>
          </table:table-cell>
          <table:table-cell/>
          <table:table-cell office:value-type="string">
            <text:p>stance</text:p>
          </table:table-cell>
          <table:table-cell office:value-type="string">
            <text:p>foot/horse</text:p>
          </table:table-cell>
          <table:table-cell office:value-type="string">
            <text:p>cost</text:p>
          </table:table-cell>
          <table:table-cell table:number-columns-repeated="12"/>
          <table:table-cell table:style-name="ce13" office:value-type="string">
            <text:p>endure</text:p>
          </table:table-cell>
          <table:table-cell table:number-columns-repeated="1006"/>
        </table:table-row>
        <table:table-row table:style-name="ro2">
          <table:table-cell table:style-name="ce12" office:value-type="string">
            <text:p>battlecry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office:value-type="string">
            <text:p>either</text:p>
          </table:table-cell>
          <table:table-cell/>
          <table:table-cell office:value-type="string">
            <text:p>'rage', boosts dmg for a duration</text:p>
          </table:table-cell>
          <table:table-cell table:number-columns-repeated="11"/>
          <table:table-cell office:value-type="string">
            <text:p>study</text:p>
          </table:table-cell>
          <table:table-cell table:number-columns-repeated="1006"/>
        </table:table-row>
        <table:table-row table:style-name="ro2">
          <table:table-cell office:value-type="string">
            <text:p>brawl</text:p>
          </table:table-cell>
          <table:table-cell office:value-type="float" office:value="16">
            <text:p>16</text:p>
          </table:table-cell>
          <table:table-cell office:value-type="string">
            <text:p>d/n/o</text:p>
          </table:table-cell>
          <table:table-cell office:value-type="string">
            <text:p>foot</text:p>
          </table:table-cell>
          <table:table-cell office:value-type="string">
            <text:p>2 stm</text:p>
          </table:table-cell>
          <table:table-cell office:value-type="string">
            <text:p>one more attack with eq pieces</text:p>
          </table:table-cell>
          <table:table-cell table:number-columns-repeated="11"/>
          <table:table-cell office:value-type="string">
            <text:p>shieldblock</text:p>
          </table:table-cell>
          <table:table-cell table:number-columns-repeated="1006"/>
        </table:table-row>
        <table:table-row table:style-name="ro2">
          <table:table-cell table:style-name="ce12" office:value-type="string">
            <text:p>study</text:p>
          </table:table-cell>
          <table:table-cell office:value-type="float" office:value="17">
            <text:p>17</text:p>
          </table:table-cell>
          <table:table-cell office:value-type="string">
            <text:p>n/o</text:p>
          </table:table-cell>
          <table:table-cell office:value-type="string">
            <text:p>either</text:p>
          </table:table-cell>
          <table:table-cell office:value-type="string">
            <text:p>2 stm</text:p>
          </table:table-cell>
          <table:table-cell office:value-type="string">
            <text:p>knight crit</text:p>
          </table:table-cell>
          <table:table-cell table:number-columns-repeated="8"/>
          <table:table-cell office:value-type="string">
            <text:p>foot</text:p>
          </table:table-cell>
          <table:table-cell office:value-type="string">
            <text:p>defense</text:p>
          </table:table-cell>
          <table:table-cell office:value-type="string">
            <text:p>melee</text:p>
          </table:table-cell>
          <table:table-cell table:style-name="ce13" office:value-type="string">
            <text:p>deflect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13" office:value-type="string">
            <text:p>endure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neutral sills</text:p>
          </table:table-cell>
          <table:table-cell table:number-columns-repeated="16"/>
          <table:table-cell office:value-type="string">
            <text:p>parry</text:p>
          </table:table-cell>
          <table:table-cell table:number-columns-repeated="1006"/>
        </table:table-row>
        <table:table-row table:style-name="ro2">
          <table:table-cell table:style-name="ce12" office:value-type="string">
            <text:p>deflect</text:p>
          </table:table-cell>
          <table:table-cell office:value-type="float" office:value="0">
            <text:p>0</text:p>
          </table:table-cell>
          <table:table-cell office:value-type="string">
            <text:p>d/n/o</text:p>
          </table:table-cell>
          <table:table-cell office:value-type="string">
            <text:p>either</text:p>
          </table:table-cell>
          <table:table-cell/>
          <table:table-cell office:value-type="string">
            <text:p>deflect x attacks to a glancing blow, can't brawl; can only deflect ac types you're wearing</text:p>
          </table:table-cell>
          <table:table-cell table:number-columns-repeated="11"/>
          <table:table-cell office:value-type="string">
            <text:p>shieldblock (glvl 50 w/ parry)</text:p>
          </table:table-cell>
          <table:table-cell table:number-columns-repeated="1006"/>
        </table:table-row>
        <table:table-row table:style-name="ro2">
          <table:table-cell table:style-name="ce12" office:value-type="string">
            <text:p>endure</text:p>
          </table:table-cell>
          <table:table-cell office:value-type="float" office:value="0">
            <text:p>0</text:p>
          </table:table-cell>
          <table:table-cell office:value-type="string">
            <text:p>d/n/o</text:p>
          </table:table-cell>
          <table:table-cell office:value-type="string">
            <text:p>either</text:p>
          </table:table-cell>
          <table:table-cell/>
          <table:table-cell office:value-type="string">
            <text:p>resist pain and lower dmg for x attacks</text:p>
          </table:table-cell>
          <table:table-cell table:number-columns-repeated="8"/>
          <table:table-cell table:style-name="ce1" table:number-columns-repeated="3"/>
          <table:table-cell table:style-name="ce1" office:value-type="string">
            <text:p>dodge</text:p>
          </table:table-cell>
          <table:table-cell table:style-name="ce1" office:value-type="string">
            <text:p>mount</text:p>
          </table:table-cell>
          <table:table-cell table:number-columns-repeated="1005"/>
        </table:table-row>
        <table:table-row table:style-name="ro2">
          <table:table-cell table:style-name="ce12" office:value-type="string">
            <text:p>prepare</text:p>
          </table:table-cell>
          <table:table-cell office:value-type="float" office:value="16">
            <text:p>16</text:p>
          </table:table-cell>
          <table:table-cell office:value-type="string">
            <text:p>d/n/o</text:p>
          </table:table-cell>
          <table:table-cell office:value-type="string">
            <text:p>either</text:p>
          </table:table-cell>
          <table:table-cell/>
          <table:table-cell office:value-type="string">
            <text:p>boosts ac of existing armour, with prepare on</text:p>
          </table:table-cell>
          <table:table-cell table:number-columns-repeated="8"/>
          <table:table-cell office:value-type="string">
            <text:p>horse</text:p>
          </table:table-cell>
          <table:table-cell office:value-type="string">
            <text:p>offense</text:p>
          </table:table-cell>
          <table:table-cell office:value-type="string">
            <text:p>melee</text:p>
          </table:table-cell>
          <table:table-cell table:style-name="ce13" office:value-type="string">
            <text:p>deflect</text:p>
          </table:table-cell>
          <table:table-cell office:value-type="string">
            <text:p>trample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>
            <text:p>charge</text:p>
          </table:table-cell>
          <table:table-cell table:style-name="ce13" office:value-type="string">
            <text:p>endure</text:p>
          </table:table-cell>
          <table:table-cell office:value-type="string">
            <text:p>kick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defense skills</text:p>
          </table:table-cell>
          <table:table-cell table:number-columns-repeated="16"/>
          <table:table-cell office:value-type="string">
            <text:p>study</text:p>
          </table:table-cell>
          <table:table-cell table:number-columns-repeated="1006"/>
        </table:table-row>
        <table:table-row table:style-name="ro2">
          <table:table-cell office:value-type="string">
            <text:p>dodge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string">
            <text:p>foot</text:p>
          </table:table-cell>
          <table:table-cell/>
          <table:table-cell office:value-type="string">
            <text:p>dodge x physical attacks only</text:p>
          </table:table-cell>
          <table:table-cell table:number-columns-repeated="11"/>
          <table:table-cell office:value-type="string">
            <text:p>battlecry</text:p>
          </table:table-cell>
          <table:table-cell table:number-columns-repeated="1006"/>
        </table:table-row>
        <table:table-row table:style-name="ro2">
          <table:table-cell office:value-type="string">
            <text:p>parry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either</text:p>
          </table:table-cell>
          <table:table-cell/>
          <table:table-cell office:value-type="string">
            <text:p>parry x attacks per round; wpn dmg must match mob dmg</text:p>
          </table:table-cell>
          <table:table-cell table:number-columns-repeated="8"/>
          <table:table-cell office:value-type="string">
            <text:p>horse</text:p>
          </table:table-cell>
          <table:table-cell office:value-type="string">
            <text:p>neutral</text:p>
          </table:table-cell>
          <table:table-cell office:value-type="string">
            <text:p>melee</text:p>
          </table:table-cell>
          <table:table-cell table:style-name="ce13" office:value-type="string">
            <text:p>deflect</text:p>
          </table:table-cell>
          <table:table-cell office:value-type="string">
            <text:p>kick</text:p>
          </table:table-cell>
          <table:table-cell table:number-columns-repeated="1005"/>
        </table:table-row>
        <table:table-row table:style-name="ro2">
          <table:table-cell office:value-type="string">
            <text:p>shieldblock</text:p>
          </table:table-cell>
          <table:table-cell office:value-type="float" office:value="0">
            <text:p>0</text:p>
          </table:table-cell>
          <table:table-cell office:value-type="string">
            <text:p>d/n</text:p>
          </table:table-cell>
          <table:table-cell office:value-type="string">
            <text:p>either</text:p>
          </table:table-cell>
          <table:table-cell/>
          <table:table-cell office:value-type="string">
            <text:p>block 1 attack with shield, but can step into it some times, lame</text:p>
          </table:table-cell>
          <table:table-cell table:number-columns-repeated="11"/>
          <table:table-cell table:style-name="ce13" office:value-type="string">
            <text:p>endure</text:p>
          </table:table-cell>
          <table:table-cell table:number-columns-repeated="1006"/>
        </table:table-row>
        <table:table-row table:style-name="ro1">
          <table:table-cell table:number-columns-repeated="17"/>
          <table:table-cell office:value-type="string">
            <text:p>study</text:p>
          </table:table-cell>
          <table:table-cell table:number-columns-repeated="1006"/>
        </table:table-row>
        <table:table-row table:style-name="ro2">
          <table:table-cell table:style-name="Default" table:number-columns-repeated="8"/>
          <table:table-cell table:number-columns-repeated="9"/>
          <table:table-cell office:value-type="string">
            <text:p>shieldblock</text:p>
          </table:table-cell>
          <table:table-cell table:number-columns-repeated="1006"/>
        </table:table-row>
        <table:table-row table:style-name="ro2">
          <table:table-cell table:style-name="Default" table:number-columns-repeated="8"/>
          <table:table-cell table:number-columns-repeated="6"/>
          <table:table-cell office:value-type="string">
            <text:p>horse</text:p>
          </table:table-cell>
          <table:table-cell office:value-type="string">
            <text:p>defense</text:p>
          </table:table-cell>
          <table:table-cell office:value-type="string">
            <text:p>melee</text:p>
          </table:table-cell>
          <table:table-cell table:style-name="ce13" office:value-type="string">
            <text:p>deflect</text:p>
          </table:table-cell>
          <table:table-cell office:value-type="string">
            <text:p>sidestep</text:p>
          </table:table-cell>
          <table:table-cell table:number-columns-repeated="1005"/>
        </table:table-row>
        <table:table-row table:style-name="ro1">
          <table:table-cell table:style-name="Default" office:value-type="string">
            <text:p>**i think deflect will be more useful than brawl no matter what...</text:p>
          </table:table-cell>
          <table:table-cell table:style-name="Default" table:number-columns-repeated="7"/>
          <table:table-cell table:number-columns-repeated="9"/>
          <table:table-cell table:style-name="ce13" office:value-type="string">
            <text:p>endure</text:p>
          </table:table-cell>
          <table:table-cell office:value-type="string">
            <text:p>kick</text:p>
          </table:table-cell>
          <table:table-cell table:number-columns-repeated="1005"/>
        </table:table-row>
        <table:table-row table:style-name="ro1">
          <table:table-cell table:style-name="Default" table:number-columns-repeated="8"/>
          <table:table-cell table:number-columns-repeated="9"/>
          <table:table-cell office:value-type="string">
            <text:p>parry</text:p>
          </table:table-cell>
          <table:table-cell table:number-columns-repeated="1006"/>
        </table:table-row>
        <table:table-row table:style-name="ro2">
          <table:table-cell table:style-name="Default" table:number-columns-repeated="8"/>
          <table:table-cell table:number-columns-repeated="9"/>
          <table:table-cell office:value-type="string">
            <text:p>shieldblock (glvl 50 w/ parry)</text:p>
          </table:table-cell>
          <table:table-cell table:number-columns-repeated="1006"/>
        </table:table-row>
        <table:table-row table:style-name="ro6">
          <table:table-cell table:style-name="ce11" office:value-type="string">
            <text:p>armourtrain</text:p>
          </table:table-cell>
          <table:table-cell table:style-name="Default" table:number-columns-repeated="3"/>
          <table:table-cell table:number-columns-repeated="1020"/>
        </table:table-row>
        <table:table-row table:style-name="ro6">
          <table:table-cell table:style-name="Default" office:value-type="string">
            <text:p>edged</text:p>
          </table:table-cell>
          <table:table-cell table:style-name="Default" office:value-type="string">
            <text:p>blunt</text:p>
          </table:table-cell>
          <table:table-cell table:style-name="Default" office:value-type="string">
            <text:p>fire</text:p>
          </table:table-cell>
          <table:table-cell table:style-name="Default" office:value-type="string">
            <text:p>ice</text:p>
          </table:table-cell>
          <table:table-cell office:value-type="string">
            <text:p>acid</text:p>
          </table:table-cell>
          <table:table-cell office:value-type="string">
            <text:p>elec</text:p>
          </table:table-cell>
          <table:table-cell office:value-type="string">
            <text:p>mind</text:p>
          </table:table-cell>
          <table:table-cell office:value-type="string">
            <text:p>energy</text:p>
          </table:table-cell>
          <table:table-cell office:value-type="string">
            <text:p>poison</text:p>
          </table:table-cell>
          <table:table-cell office:value-type="string">
            <text:p>radiation</text:p>
          </table:table-cell>
          <table:table-cell office:value-type="string">
            <text:p>glvls</text:p>
          </table:table-cell>
          <table:table-cell table:number-columns-repeated="1013"/>
        </table:table-row>
        <table:table-row table:style-name="ro1"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table:formula="of:=SUM([.A29:.J29])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6">
          <table:table-cell table:style-name="Default" office:value-type="string">
            <text:p>edged</text:p>
          </table:table-cell>
          <table:table-cell table:style-name="Default" office:value-type="string">
            <text:p>blunt</text:p>
          </table:table-cell>
          <table:table-cell table:style-name="Default" office:value-type="string">
            <text:p>fire</text:p>
          </table:table-cell>
          <table:table-cell table:style-name="Default" office:value-type="string">
            <text:p>ice</text:p>
          </table:table-cell>
          <table:table-cell office:value-type="string">
            <text:p>acid</text:p>
          </table:table-cell>
          <table:table-cell office:value-type="string">
            <text:p>elec</text:p>
          </table:table-cell>
          <table:table-cell office:value-type="string">
            <text:p>mind</text:p>
          </table:table-cell>
          <table:table-cell office:value-type="string">
            <text:p>energy</text:p>
          </table:table-cell>
          <table:table-cell office:value-type="string">
            <text:p>poison</text:p>
          </table:table-cell>
          <table:table-cell office:value-type="string">
            <text:p>radiation</text:p>
          </table:table-cell>
          <table:table-cell office:value-type="string">
            <text:p>glvls</text:p>
          </table:table-cell>
          <table:table-cell table:number-columns-repeated="1013"/>
        </table:table-row>
        <table:table-row table:style-name="ro1"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4" table:formula="of:=SUM([.A32:.J32])" office:value-type="float" office:value="30">
            <text:p>30</text:p>
          </table:table-cell>
          <table:table-cell table:number-columns-repeated="1013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6">
          <table:table-cell table:style-name="Default" office:value-type="string">
            <text:p>edged</text:p>
          </table:table-cell>
          <table:table-cell table:style-name="Default" office:value-type="string">
            <text:p>blunt</text:p>
          </table:table-cell>
          <table:table-cell table:style-name="Default" office:value-type="string">
            <text:p>fire</text:p>
          </table:table-cell>
          <table:table-cell table:style-name="Default" office:value-type="string">
            <text:p>ice</text:p>
          </table:table-cell>
          <table:table-cell office:value-type="string">
            <text:p>acid</text:p>
          </table:table-cell>
          <table:table-cell office:value-type="string">
            <text:p>elec</text:p>
          </table:table-cell>
          <table:table-cell office:value-type="string">
            <text:p>mind</text:p>
          </table:table-cell>
          <table:table-cell office:value-type="string">
            <text:p>energy</text:p>
          </table:table-cell>
          <table:table-cell office:value-type="string">
            <text:p>poison</text:p>
          </table:table-cell>
          <table:table-cell office:value-type="string">
            <text:p>radiation</text:p>
          </table:table-cell>
          <table:table-cell office:value-type="string">
            <text:p>glvls</text:p>
          </table:table-cell>
          <table:table-cell table:number-columns-repeated="1013"/>
        </table:table-row>
        <table:table-row table:style-name="ro1"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4" table:formula="of:=SUM([.A35:.J35])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6">
          <table:table-cell table:style-name="Default" office:value-type="string">
            <text:p>edged</text:p>
          </table:table-cell>
          <table:table-cell table:style-name="Default" office:value-type="string">
            <text:p>blunt</text:p>
          </table:table-cell>
          <table:table-cell table:style-name="Default" office:value-type="string">
            <text:p>fire</text:p>
          </table:table-cell>
          <table:table-cell table:style-name="Default" office:value-type="string">
            <text:p>ice</text:p>
          </table:table-cell>
          <table:table-cell office:value-type="string">
            <text:p>acid</text:p>
          </table:table-cell>
          <table:table-cell office:value-type="string">
            <text:p>elec</text:p>
          </table:table-cell>
          <table:table-cell office:value-type="string">
            <text:p>mind</text:p>
          </table:table-cell>
          <table:table-cell office:value-type="string">
            <text:p>energy</text:p>
          </table:table-cell>
          <table:table-cell office:value-type="string">
            <text:p>poison</text:p>
          </table:table-cell>
          <table:table-cell office:value-type="string">
            <text:p>radiation</text:p>
          </table:table-cell>
          <table:table-cell office:value-type="string">
            <text:p>glvls</text:p>
          </table:table-cell>
          <table:table-cell table:number-columns-repeated="1013"/>
        </table:table-row>
        <table:table-row table:style-name="ro1">
          <table:table-cell table:number-columns-repeated="2" table:style-name="Default" office:value-type="float" office:value="7">
            <text:p>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4" table:formula="of:=SUM([.A38:.J38])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6">
          <table:table-cell table:style-name="Default" office:value-type="string">
            <text:p>edged</text:p>
          </table:table-cell>
          <table:table-cell table:style-name="Default" office:value-type="string">
            <text:p>blunt</text:p>
          </table:table-cell>
          <table:table-cell table:style-name="Default" office:value-type="string">
            <text:p>fire</text:p>
          </table:table-cell>
          <table:table-cell table:style-name="Default" office:value-type="string">
            <text:p>ice</text:p>
          </table:table-cell>
          <table:table-cell office:value-type="string">
            <text:p>acid</text:p>
          </table:table-cell>
          <table:table-cell office:value-type="string">
            <text:p>elec</text:p>
          </table:table-cell>
          <table:table-cell office:value-type="string">
            <text:p>mind</text:p>
          </table:table-cell>
          <table:table-cell office:value-type="string">
            <text:p>energy</text:p>
          </table:table-cell>
          <table:table-cell office:value-type="string">
            <text:p>poison</text:p>
          </table:table-cell>
          <table:table-cell office:value-type="string">
            <text:p>radiation</text:p>
          </table:table-cell>
          <table:table-cell office:value-type="string">
            <text:p>glvls</text:p>
          </table:table-cell>
          <table:table-cell table:number-columns-repeated="1013"/>
        </table:table-row>
        <table:table-row table:style-name="ro1">
          <table:table-cell table:number-columns-repeated="2" table:style-name="Default" office:value-type="float" office:value="8">
            <text:p>8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4" table:formula="of:=SUM([.A41:.J41])" office:value-type="float" office:value="60">
            <text:p>60</text:p>
          </table:table-cell>
          <table:table-cell table:number-columns-repeated="101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vls" table:style-name="ta1">
        <table:table-column table:style-name="co65" table:default-cell-style-name="ce2"/>
        <table:table-column table:style-name="co53" table:default-cell-style-name="ce8"/>
        <table:table-column table:style-name="co66" table:default-cell-style-name="ce8"/>
        <table:table-column table:style-name="co67" table:default-cell-style-name="ce10"/>
        <table:table-column table:style-name="co10" table:default-cell-style-name="ce15"/>
        <table:table-column table:style-name="co6" table:default-cell-style-name="ce8"/>
        <table:table-column table:style-name="co47" table:default-cell-style-name="ce15"/>
        <table:table-column table:style-name="co67" table:default-cell-style-name="ce2"/>
        <table:table-column table:style-name="co68" table:default-cell-style-name="ce2"/>
        <table:table-column table:style-name="co69" table:default-cell-style-name="ce8"/>
        <table:table-column table:style-name="co70" table:default-cell-style-name="ce15"/>
        <table:table-column table:style-name="co67" table:default-cell-style-name="ce2"/>
        <table:table-column table:style-name="co71" table:default-cell-style-name="ce2"/>
        <table:table-column table:style-name="co8" table:default-cell-style-name="ce15"/>
        <table:table-column table:style-name="co41" table:default-cell-style-name="ce2"/>
        <table:table-column table:style-name="co72" table:default-cell-style-name="ce2"/>
        <table:table-column table:style-name="co8" table:number-columns-repeated="1008" table:default-cell-style-name="ce2"/>
        <table:table-row table:style-name="ro2">
          <table:table-cell table:style-name="ce1" office:value-type="string">
            <text:p>Glevel</text:p>
          </table:table-cell>
          <table:table-cell table:style-name="ce7" office:value-type="string">
            <text:p>GXP required</text:p>
          </table:table-cell>
          <table:table-cell table:style-name="ce7" office:value-type="string">
            <text:p>G2N</text:p>
          </table:table-cell>
          <table:table-cell table:style-name="ce9" office:value-type="string">
            <text:p>% Inc</text:p>
          </table:table-cell>
          <table:table-cell table:style-name="ce14" office:value-type="string">
            <text:p>Gxp Rate</text:p>
          </table:table-cell>
          <table:table-cell table:style-name="ce7" office:value-type="string">
            <text:p>Rounds</text:p>
          </table:table-cell>
          <table:table-cell table:style-name="ce7" office:value-type="string">
            <text:p>Cume Rounds</text:p>
          </table:table-cell>
          <table:table-cell table:style-name="ce9" office:value-type="string">
            <text:p>% Inc</text:p>
          </table:table-cell>
          <table:table-cell table:style-name="ce9" office:value-type="string">
            <text:p>Base Rate</text:p>
          </table:table-cell>
          <table:table-cell table:style-name="ce7" office:value-type="string">
            <text:p>Base Rounds</text:p>
          </table:table-cell>
          <table:table-cell table:style-name="ce7" office:value-type="string">
            <text:p>Cume Base</text:p>
          </table:table-cell>
          <table:table-cell table:style-name="ce9" office:value-type="string">
            <text:p>% Inc</text:p>
          </table:table-cell>
          <table:table-cell table:style-name="ce1" office:value-type="string">
            <text:p>Class</text:p>
          </table:table-cell>
          <table:table-cell table:style-name="ce7" office:value-type="string">
            <text:p>Coins</text:p>
          </table:table-cell>
          <table:table-cell office:value-type="string">
            <text:p>Morale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 table:visibility="collapse">
          <table:table-cell office:value-type="float" office:value="1">
            <text:p>1</text:p>
          </table:table-cell>
          <table:table-cell table:number-columns-repeated="2" office:value-type="float" office:value="1000">
            <text:p>1,000</text:p>
          </table:table-cell>
          <table:table-cell office:value-type="percentage" office:value="0">
            <text:p>0.00%</text:p>
          </table:table-cell>
          <table:table-cell table:formula="of:=ROUNDDOWN([.A2]/2; 0) + [.$P$1]" office:value-type="float" office:value="3">
            <text:p>3</text:p>
          </table:table-cell>
          <table:table-cell table:formula="of:=[.C2]/[.E2]" office:value-type="float" office:value="333.333333333333">
            <text:p>333</text:p>
          </table:table-cell>
          <table:table-cell table:style-name="ce8" office:value-type="float" office:value="333">
            <text:p>333</text:p>
          </table:table-cell>
          <table:table-cell table:style-name="ce10" office:value-type="percentage" office:value="0">
            <text:p>0.00%</text:p>
          </table:table-cell>
          <table:table-cell table:style-name="ce15" table:formula="of:=ROUNDDOWN([.A2]/2; 0) + ROUNDDOWN([.A2]/15) + 1" office:value-type="float" office:value="1">
            <text:p>1</text:p>
          </table:table-cell>
          <table:table-cell table:formula="of:=[.C2]/[.I2]" office:value-type="float" office:value="1000">
            <text:p>1,000</text:p>
          </table:table-cell>
          <table:table-cell table:style-name="ce8" table:formula="of:=[.F2]" office:value-type="float" office:value="333.333333333333">
            <text:p>333</text:p>
          </table:table-cell>
          <table:table-cell table:style-name="ce10" office:value-type="percentage" office:value="0">
            <text:p>0.00%</text:p>
          </table:table-cell>
          <table:table-cell office:value-type="string">
            <text:p>Vassal</text:p>
          </table:table-cell>
          <table:table-cell table:style-name="ce8"/>
          <table:table-cell table:number-columns-repeated="1010"/>
        </table:table-row>
        <table:table-row table:style-name="ro1" table:visibility="collapse">
          <table:table-cell office:value-type="float" office:value="2">
            <text:p>2</text:p>
          </table:table-cell>
          <table:table-cell office:value-type="float" office:value="2250">
            <text:p>2,250</text:p>
          </table:table-cell>
          <table:table-cell table:formula="of:=[.B3]-[.B2]" office:value-type="float" office:value="1250">
            <text:p>1,250</text:p>
          </table:table-cell>
          <table:table-cell table:formula="of:=([.C3]-[.C2])/[.C2]" office:value-type="percentage" office:value="0.25">
            <text:p>25.00%</text:p>
          </table:table-cell>
          <table:table-cell table:formula="of:=ROUNDDOWN([.A3]/2; 0) + [.$P$1]" office:value-type="float" office:value="4">
            <text:p>4</text:p>
          </table:table-cell>
          <table:table-cell table:formula="of:=[.C3]/[.E3]" office:value-type="float" office:value="312.5">
            <text:p>313</text:p>
          </table:table-cell>
          <table:table-cell table:formula="of:=[.F3]+[.G2]" office:value-type="float" office:value="645.5">
            <text:p>646</text:p>
          </table:table-cell>
          <table:table-cell table:style-name="ce10" table:formula="of:=([.F3]-[.F2])/[.F2]" office:value-type="percentage" office:value="-0.0625">
            <text:p>-6.25%</text:p>
          </table:table-cell>
          <table:table-cell table:style-name="ce15" table:formula="of:=ROUNDDOWN([.A3]/2; 0) + ROUNDDOWN([.A3]/15) + 1" office:value-type="float" office:value="2">
            <text:p>2</text:p>
          </table:table-cell>
          <table:table-cell table:formula="of:=[.C3]/[.I3]" office:value-type="float" office:value="625">
            <text:p>625</text:p>
          </table:table-cell>
          <table:table-cell table:formula="of:=[.J3]+[.K2]" office:value-type="float" office:value="958.333333333333">
            <text:p>958</text:p>
          </table:table-cell>
          <table:table-cell table:style-name="ce10" table:formula="of:=([.J3]-[.J2])/[.J2]" office:value-type="percentage" office:value="-0.375">
            <text:p>-37.50%</text:p>
          </table:table-cell>
          <table:table-cell table:style-name="ce15" office:value-type="string">
            <text:p>Vassal</text:p>
          </table:table-cell>
          <table:table-cell table:number-columns-repeated="1011"/>
        </table:table-row>
        <table:table-row table:style-name="ro1" table:visibility="collapse">
          <table:table-cell office:value-type="float" office:value="3">
            <text:p>3</text:p>
          </table:table-cell>
          <table:table-cell office:value-type="float" office:value="4545">
            <text:p>4,545</text:p>
          </table:table-cell>
          <table:table-cell table:formula="of:=[.B4]-[.B3]" office:value-type="float" office:value="2295">
            <text:p>2,295</text:p>
          </table:table-cell>
          <table:table-cell table:formula="of:=([.C4]-[.C3])/[.C3]" office:value-type="percentage" office:value="0.836">
            <text:p>83.60%</text:p>
          </table:table-cell>
          <table:table-cell table:formula="of:=ROUNDDOWN([.A4]/2; 0) + [.$P$1]" office:value-type="float" office:value="4">
            <text:p>4</text:p>
          </table:table-cell>
          <table:table-cell table:formula="of:=[.C4]/[.E4]" office:value-type="float" office:value="573.75">
            <text:p>574</text:p>
          </table:table-cell>
          <table:table-cell table:formula="of:=[.F4]+[.G3]" office:value-type="float" office:value="1219.25">
            <text:p>1,219</text:p>
          </table:table-cell>
          <table:table-cell table:style-name="ce10" table:formula="of:=([.F4]-[.F3])/[.F3]" office:value-type="percentage" office:value="0.836">
            <text:p>83.60%</text:p>
          </table:table-cell>
          <table:table-cell table:style-name="ce15" table:formula="of:=ROUNDDOWN([.A4]/2; 0) + ROUNDDOWN([.A4]/15) + 1" office:value-type="float" office:value="2">
            <text:p>2</text:p>
          </table:table-cell>
          <table:table-cell table:formula="of:=[.C4]/[.I4]" office:value-type="float" office:value="1147.5">
            <text:p>1,148</text:p>
          </table:table-cell>
          <table:table-cell table:formula="of:=[.J4]+[.K3]" office:value-type="float" office:value="2105.83333333333">
            <text:p>2,106</text:p>
          </table:table-cell>
          <table:table-cell table:style-name="ce10" table:formula="of:=([.J4]-[.J3])/[.J3]" office:value-type="percentage" office:value="0.836">
            <text:p>83.60%</text:p>
          </table:table-cell>
          <table:table-cell table:style-name="ce15" office:value-type="string">
            <text:p>Vassal</text:p>
          </table:table-cell>
          <table:table-cell table:number-columns-repeated="1011"/>
        </table:table-row>
        <table:table-row table:style-name="ro1" table:visibility="collapse">
          <table:table-cell office:value-type="float" office:value="4">
            <text:p>4</text:p>
          </table:table-cell>
          <table:table-cell office:value-type="float" office:value="7000">
            <text:p>7,000</text:p>
          </table:table-cell>
          <table:table-cell table:formula="of:=[.B5]-[.B4]" office:value-type="float" office:value="2455">
            <text:p>2,455</text:p>
          </table:table-cell>
          <table:table-cell table:formula="of:=([.C5]-[.C4])/[.C4]" office:value-type="percentage" office:value="0.0697167755991285">
            <text:p>6.97%</text:p>
          </table:table-cell>
          <table:table-cell table:formula="of:=ROUNDDOWN([.A5]/2; 0) + [.$P$1]" office:value-type="float" office:value="5">
            <text:p>5</text:p>
          </table:table-cell>
          <table:table-cell table:formula="of:=[.C5]/[.E5]" office:value-type="float" office:value="491">
            <text:p>491</text:p>
          </table:table-cell>
          <table:table-cell table:formula="of:=[.F5]+[.G4]" office:value-type="float" office:value="1710.25">
            <text:p>1,710</text:p>
          </table:table-cell>
          <table:table-cell table:style-name="ce10" table:formula="of:=([.F5]-[.F4])/[.F4]" office:value-type="percentage" office:value="-0.144226579520697">
            <text:p>-14.42%</text:p>
          </table:table-cell>
          <table:table-cell table:style-name="ce15" table:formula="of:=ROUNDDOWN([.A5]/2; 0) + ROUNDDOWN([.A5]/15) + 1" office:value-type="float" office:value="3">
            <text:p>3</text:p>
          </table:table-cell>
          <table:table-cell table:formula="of:=[.C5]/[.I5]" office:value-type="float" office:value="818.333333333333">
            <text:p>818</text:p>
          </table:table-cell>
          <table:table-cell table:formula="of:=[.J5]+[.K4]" office:value-type="float" office:value="2924.16666666667">
            <text:p>2,924</text:p>
          </table:table-cell>
          <table:table-cell table:style-name="ce10" table:formula="of:=([.J5]-[.J4])/[.J4]" office:value-type="percentage" office:value="-0.286855482933914">
            <text:p>-28.69%</text:p>
          </table:table-cell>
          <table:table-cell table:style-name="ce15" office:value-type="string">
            <text:p>Vassal</text:p>
          </table:table-cell>
          <table:table-cell table:number-columns-repeated="1011"/>
        </table:table-row>
        <table:table-row table:style-name="ro1" table:visibility="collapse">
          <table:table-cell office:value-type="float" office:value="5">
            <text:p>5</text:p>
          </table:table-cell>
          <table:table-cell office:value-type="float" office:value="9628">
            <text:p>9,628</text:p>
          </table:table-cell>
          <table:table-cell table:formula="of:=[.B6]-[.B5]" office:value-type="float" office:value="2628">
            <text:p>2,628</text:p>
          </table:table-cell>
          <table:table-cell table:formula="of:=([.C6]-[.C5])/[.C5]" office:value-type="percentage" office:value="0.0704684317718941">
            <text:p>7.05%</text:p>
          </table:table-cell>
          <table:table-cell table:formula="of:=ROUNDDOWN([.A6]/2; 0) + [.$P$1]" office:value-type="float" office:value="5">
            <text:p>5</text:p>
          </table:table-cell>
          <table:table-cell table:formula="of:=[.C6]/[.E6]" office:value-type="float" office:value="525.6">
            <text:p>526</text:p>
          </table:table-cell>
          <table:table-cell table:formula="of:=[.F6]+[.G5]" office:value-type="float" office:value="2235.85">
            <text:p>2,236</text:p>
          </table:table-cell>
          <table:table-cell table:style-name="ce10" table:formula="of:=([.F6]-[.F5])/[.F5]" office:value-type="percentage" office:value="0.0704684317718941">
            <text:p>7.05%</text:p>
          </table:table-cell>
          <table:table-cell table:style-name="ce15" table:formula="of:=ROUNDDOWN([.A6]/2; 0) + ROUNDDOWN([.A6]/15) + 1" office:value-type="float" office:value="3">
            <text:p>3</text:p>
          </table:table-cell>
          <table:table-cell table:formula="of:=[.C6]/[.I6]" office:value-type="float" office:value="876">
            <text:p>876</text:p>
          </table:table-cell>
          <table:table-cell table:formula="of:=[.J6]+[.K5]" office:value-type="float" office:value="3800.16666666667">
            <text:p>3,800</text:p>
          </table:table-cell>
          <table:table-cell table:style-name="ce10" table:formula="of:=([.J6]-[.J5])/[.J5]" office:value-type="percentage" office:value="0.070468431771894">
            <text:p>7.05%</text:p>
          </table:table-cell>
          <table:table-cell table:style-name="ce15" office:value-type="string">
            <text:p>Retainer</text:p>
          </table:table-cell>
          <table:table-cell table:number-columns-repeated="1011"/>
        </table:table-row>
        <table:table-row table:style-name="ro1" table:visibility="collapse">
          <table:table-cell office:value-type="float" office:value="6">
            <text:p>6</text:p>
          </table:table-cell>
          <table:table-cell office:value-type="float" office:value="12439">
            <text:p>12,439</text:p>
          </table:table-cell>
          <table:table-cell table:formula="of:=[.B7]-[.B6]" office:value-type="float" office:value="2811">
            <text:p>2,811</text:p>
          </table:table-cell>
          <table:table-cell table:formula="of:=([.C7]-[.C6])/[.C6]" office:value-type="percentage" office:value="0.069634703196347">
            <text:p>6.96%</text:p>
          </table:table-cell>
          <table:table-cell table:formula="of:=ROUNDDOWN([.A7]/2; 0) + [.$P$1]" office:value-type="float" office:value="6">
            <text:p>6</text:p>
          </table:table-cell>
          <table:table-cell table:formula="of:=[.C7]/[.E7]" office:value-type="float" office:value="468.5">
            <text:p>469</text:p>
          </table:table-cell>
          <table:table-cell table:formula="of:=[.F7]+[.G6]" office:value-type="float" office:value="2704.35">
            <text:p>2,704</text:p>
          </table:table-cell>
          <table:table-cell table:style-name="ce10" table:formula="of:=([.F7]-[.F6])/[.F6]" office:value-type="percentage" office:value="-0.108637747336378">
            <text:p>-10.86%</text:p>
          </table:table-cell>
          <table:table-cell table:style-name="ce15" table:formula="of:=ROUNDDOWN([.A7]/2; 0) + ROUNDDOWN([.A7]/15) + 1" office:value-type="float" office:value="4">
            <text:p>4</text:p>
          </table:table-cell>
          <table:table-cell table:formula="of:=[.C7]/[.I7]" office:value-type="float" office:value="702.75">
            <text:p>703</text:p>
          </table:table-cell>
          <table:table-cell table:formula="of:=[.J7]+[.K6]" office:value-type="float" office:value="4502.91666666667">
            <text:p>4,503</text:p>
          </table:table-cell>
          <table:table-cell table:style-name="ce10" table:formula="of:=([.J7]-[.J6])/[.J6]" office:value-type="percentage" office:value="-0.19777397260274">
            <text:p>-19.78%</text:p>
          </table:table-cell>
          <table:table-cell table:style-name="ce15" office:value-type="string">
            <text:p>Retainer</text:p>
          </table:table-cell>
          <table:table-cell table:number-columns-repeated="1011"/>
        </table:table-row>
        <table:table-row table:style-name="ro1" table:visibility="collapse">
          <table:table-cell office:value-type="float" office:value="7">
            <text:p>7</text:p>
          </table:table-cell>
          <table:table-cell office:value-type="float" office:value="15447">
            <text:p>15,447</text:p>
          </table:table-cell>
          <table:table-cell table:formula="of:=[.B8]-[.B7]" office:value-type="float" office:value="3008">
            <text:p>3,008</text:p>
          </table:table-cell>
          <table:table-cell table:formula="of:=([.C8]-[.C7])/[.C7]" office:value-type="percentage" office:value="0.0700818214158663">
            <text:p>7.01%</text:p>
          </table:table-cell>
          <table:table-cell table:formula="of:=ROUNDDOWN([.A8]/2; 0) + [.$P$1]" office:value-type="float" office:value="6">
            <text:p>6</text:p>
          </table:table-cell>
          <table:table-cell table:formula="of:=[.C8]/[.E8]" office:value-type="float" office:value="501.333333333333">
            <text:p>501</text:p>
          </table:table-cell>
          <table:table-cell table:formula="of:=[.F8]+[.G7]" office:value-type="float" office:value="3205.68333333333">
            <text:p>3,206</text:p>
          </table:table-cell>
          <table:table-cell table:style-name="ce10" table:formula="of:=([.F8]-[.F7])/[.F7]" office:value-type="percentage" office:value="0.0700818214158662">
            <text:p>7.01%</text:p>
          </table:table-cell>
          <table:table-cell table:style-name="ce15" table:formula="of:=ROUNDDOWN([.A8]/2; 0) + ROUNDDOWN([.A8]/15) + 1" office:value-type="float" office:value="4">
            <text:p>4</text:p>
          </table:table-cell>
          <table:table-cell table:formula="of:=[.C8]/[.I8]" office:value-type="float" office:value="752">
            <text:p>752</text:p>
          </table:table-cell>
          <table:table-cell table:formula="of:=[.J8]+[.K7]" office:value-type="float" office:value="5254.91666666667">
            <text:p>5,255</text:p>
          </table:table-cell>
          <table:table-cell table:style-name="ce10" table:formula="of:=([.J8]-[.J7])/[.J7]" office:value-type="percentage" office:value="0.0700818214158663">
            <text:p>7.01%</text:p>
          </table:table-cell>
          <table:table-cell table:style-name="ce15" office:value-type="string">
            <text:p>Retainer</text:p>
          </table:table-cell>
          <table:table-cell table:number-columns-repeated="1011"/>
        </table:table-row>
        <table:table-row table:style-name="ro1" table:visibility="collapse">
          <table:table-cell office:value-type="float" office:value="8">
            <text:p>8</text:p>
          </table:table-cell>
          <table:table-cell office:value-type="float" office:value="18666">
            <text:p>18,666</text:p>
          </table:table-cell>
          <table:table-cell table:formula="of:=[.B9]-[.B8]" office:value-type="float" office:value="3219">
            <text:p>3,219</text:p>
          </table:table-cell>
          <table:table-cell table:formula="of:=([.C9]-[.C8])/[.C8]" office:value-type="percentage" office:value="0.0701462765957447">
            <text:p>7.01%</text:p>
          </table:table-cell>
          <table:table-cell table:formula="of:=ROUNDDOWN([.A9]/2; 0) + [.$P$1]" office:value-type="float" office:value="7">
            <text:p>7</text:p>
          </table:table-cell>
          <table:table-cell table:formula="of:=[.C9]/[.E9]" office:value-type="float" office:value="459.857142857143">
            <text:p>460</text:p>
          </table:table-cell>
          <table:table-cell table:formula="of:=[.F9]+[.G8]" office:value-type="float" office:value="3665.54047619048">
            <text:p>3,666</text:p>
          </table:table-cell>
          <table:table-cell table:style-name="ce10" table:formula="of:=([.F9]-[.F8])/[.F8]" office:value-type="percentage" office:value="-0.0827317629179331">
            <text:p>-8.27%</text:p>
          </table:table-cell>
          <table:table-cell table:style-name="ce15" table:formula="of:=ROUNDDOWN([.A9]/2; 0) + ROUNDDOWN([.A9]/15) + 1" office:value-type="float" office:value="5">
            <text:p>5</text:p>
          </table:table-cell>
          <table:table-cell table:formula="of:=[.C9]/[.I9]" office:value-type="float" office:value="643.8">
            <text:p>644</text:p>
          </table:table-cell>
          <table:table-cell table:formula="of:=[.J9]+[.K8]" office:value-type="float" office:value="5898.71666666667">
            <text:p>5,899</text:p>
          </table:table-cell>
          <table:table-cell table:style-name="ce10" table:formula="of:=([.J9]-[.J8])/[.J8]" office:value-type="percentage" office:value="-0.143882978723404">
            <text:p>-14.39%</text:p>
          </table:table-cell>
          <table:table-cell table:style-name="ce15" office:value-type="string">
            <text:p>Retainer</text:p>
          </table:table-cell>
          <table:table-cell table:number-columns-repeated="1011"/>
        </table:table-row>
        <table:table-row table:style-name="ro1" table:visibility="collapse">
          <table:table-cell office:value-type="float" office:value="9">
            <text:p>9</text:p>
          </table:table-cell>
          <table:table-cell office:value-type="float" office:value="22110">
            <text:p>22,110</text:p>
          </table:table-cell>
          <table:table-cell table:formula="of:=[.B10]-[.B9]" office:value-type="float" office:value="3444">
            <text:p>3,444</text:p>
          </table:table-cell>
          <table:table-cell table:formula="of:=([.C10]-[.C9])/[.C9]" office:value-type="percentage" office:value="0.0698974836905871">
            <text:p>6.99%</text:p>
          </table:table-cell>
          <table:table-cell table:formula="of:=ROUNDDOWN([.A10]/2; 0) + [.$P$1]" office:value-type="float" office:value="7">
            <text:p>7</text:p>
          </table:table-cell>
          <table:table-cell table:formula="of:=[.C10]/[.E10]" office:value-type="float" office:value="492">
            <text:p>492</text:p>
          </table:table-cell>
          <table:table-cell table:formula="of:=[.F10]+[.G9]" office:value-type="float" office:value="4157.54047619048">
            <text:p>4,158</text:p>
          </table:table-cell>
          <table:table-cell table:style-name="ce10" table:formula="of:=([.F10]-[.F9])/[.F9]" office:value-type="percentage" office:value="0.0698974836905872">
            <text:p>6.99%</text:p>
          </table:table-cell>
          <table:table-cell table:style-name="ce15" table:formula="of:=ROUNDDOWN([.A10]/2; 0) + ROUNDDOWN([.A10]/15) + 1" office:value-type="float" office:value="5">
            <text:p>5</text:p>
          </table:table-cell>
          <table:table-cell table:formula="of:=[.C10]/[.I10]" office:value-type="float" office:value="688.8">
            <text:p>689</text:p>
          </table:table-cell>
          <table:table-cell table:formula="of:=[.J10]+[.K9]" office:value-type="float" office:value="6587.51666666667">
            <text:p>6,588</text:p>
          </table:table-cell>
          <table:table-cell table:style-name="ce10" table:formula="of:=([.J10]-[.J9])/[.J9]" office:value-type="percentage" office:value="0.0698974836905871">
            <text:p>6.99%</text:p>
          </table:table-cell>
          <table:table-cell table:style-name="ce15" office:value-type="string">
            <text:p>Retainer</text:p>
          </table:table-cell>
          <table:table-cell table:number-columns-repeated="1011"/>
        </table:table-row>
        <table:table-row table:style-name="ro1" table:visibility="collapse">
          <table:table-cell office:value-type="float" office:value="10">
            <text:p>10</text:p>
          </table:table-cell>
          <table:table-cell office:value-type="float" office:value="25796">
            <text:p>25,796</text:p>
          </table:table-cell>
          <table:table-cell table:formula="of:=[.B11]-[.B10]" office:value-type="float" office:value="3686">
            <text:p>3,686</text:p>
          </table:table-cell>
          <table:table-cell table:formula="of:=([.C11]-[.C10])/[.C10]" office:value-type="percentage" office:value="0.070267131242741">
            <text:p>7.03%</text:p>
          </table:table-cell>
          <table:table-cell table:formula="of:=ROUNDDOWN([.A11]/2; 0) + [.$P$1]" office:value-type="float" office:value="8">
            <text:p>8</text:p>
          </table:table-cell>
          <table:table-cell table:formula="of:=[.C11]/[.E11]" office:value-type="float" office:value="460.75">
            <text:p>461</text:p>
          </table:table-cell>
          <table:table-cell table:formula="of:=[.F11]+[.G10]" office:value-type="float" office:value="4618.29047619048">
            <text:p>4,618</text:p>
          </table:table-cell>
          <table:table-cell table:style-name="ce10" table:formula="of:=([.F11]-[.F10])/[.F10]" office:value-type="percentage" office:value="-0.0635162601626016">
            <text:p>-6.35%</text:p>
          </table:table-cell>
          <table:table-cell table:style-name="ce15" table:formula="of:=ROUNDDOWN([.A11]/2; 0) + ROUNDDOWN([.A11]/15) + 1" office:value-type="float" office:value="6">
            <text:p>6</text:p>
          </table:table-cell>
          <table:table-cell table:formula="of:=[.C11]/[.I11]" office:value-type="float" office:value="614.333333333333">
            <text:p>614</text:p>
          </table:table-cell>
          <table:table-cell table:formula="of:=[.J11]+[.K10]" office:value-type="float" office:value="7201.85">
            <text:p>7,202</text:p>
          </table:table-cell>
          <table:table-cell table:style-name="ce10" table:formula="of:=([.J11]-[.J10])/[.J10]" office:value-type="percentage" office:value="-0.108110723964382">
            <text:p>-10.81%</text:p>
          </table:table-cell>
          <table:table-cell table:style-name="ce15" office:value-type="string">
            <text:p>Retainer</text:p>
          </table:table-cell>
          <table:table-cell table:number-columns-repeated="1011"/>
        </table:table-row>
        <table:table-row table:style-name="ro1" table:visibility="collapse">
          <table:table-cell office:value-type="float" office:value="11">
            <text:p>11</text:p>
          </table:table-cell>
          <table:table-cell office:value-type="float" office:value="29739">
            <text:p>29,739</text:p>
          </table:table-cell>
          <table:table-cell table:formula="of:=[.B12]-[.B11]" office:value-type="float" office:value="3943">
            <text:p>3,943</text:p>
          </table:table-cell>
          <table:table-cell table:formula="of:=([.C12]-[.C11])/[.C11]" office:value-type="percentage" office:value="0.0697232772653283">
            <text:p>6.97%</text:p>
          </table:table-cell>
          <table:table-cell table:formula="of:=ROUNDDOWN([.A12]/2; 0) + [.$P$1]" office:value-type="float" office:value="8">
            <text:p>8</text:p>
          </table:table-cell>
          <table:table-cell table:formula="of:=[.C12]/[.E12]" office:value-type="float" office:value="492.875">
            <text:p>493</text:p>
          </table:table-cell>
          <table:table-cell table:formula="of:=[.F12]+[.G11]" office:value-type="float" office:value="5111.16547619048">
            <text:p>5,111</text:p>
          </table:table-cell>
          <table:table-cell table:style-name="ce10" table:formula="of:=([.F12]-[.F11])/[.F11]" office:value-type="percentage" office:value="0.0697232772653283">
            <text:p>6.97%</text:p>
          </table:table-cell>
          <table:table-cell table:style-name="ce15" table:formula="of:=ROUNDDOWN([.A12]/2; 0) + ROUNDDOWN([.A12]/15) + 1" office:value-type="float" office:value="6">
            <text:p>6</text:p>
          </table:table-cell>
          <table:table-cell table:formula="of:=[.C12]/[.I12]" office:value-type="float" office:value="657.166666666667">
            <text:p>657</text:p>
          </table:table-cell>
          <table:table-cell table:formula="of:=[.J12]+[.K11]" office:value-type="float" office:value="7859.01666666667">
            <text:p>7,859</text:p>
          </table:table-cell>
          <table:table-cell table:style-name="ce10" table:formula="of:=([.J12]-[.J11])/[.J11]" office:value-type="percentage" office:value="0.0697232772653281">
            <text:p>6.97%</text:p>
          </table:table-cell>
          <table:table-cell table:style-name="ce15" office:value-type="string">
            <text:p>Retainer</text:p>
          </table:table-cell>
          <table:table-cell table:number-columns-repeated="1011"/>
        </table:table-row>
        <table:table-row table:style-name="ro1" table:visibility="collapse">
          <table:table-cell office:value-type="float" office:value="12">
            <text:p>12</text:p>
          </table:table-cell>
          <table:table-cell office:value-type="float" office:value="33958">
            <text:p>33,958</text:p>
          </table:table-cell>
          <table:table-cell table:formula="of:=[.B13]-[.B12]" office:value-type="float" office:value="4219">
            <text:p>4,219</text:p>
          </table:table-cell>
          <table:table-cell table:formula="of:=([.C13]-[.C12])/[.C12]" office:value-type="percentage" office:value="0.0699974638600051">
            <text:p>7.00%</text:p>
          </table:table-cell>
          <table:table-cell table:formula="of:=ROUNDDOWN([.A13]/2; 0) + [.$P$1]" office:value-type="float" office:value="9">
            <text:p>9</text:p>
          </table:table-cell>
          <table:table-cell table:formula="of:=[.C13]/[.E13]" office:value-type="float" office:value="468.777777777778">
            <text:p>469</text:p>
          </table:table-cell>
          <table:table-cell table:formula="of:=[.F13]+[.G12]" office:value-type="float" office:value="5579.94325396825">
            <text:p>5,580</text:p>
          </table:table-cell>
          <table:table-cell table:style-name="ce10" table:formula="of:=([.F13]-[.F12])/[.F12]" office:value-type="percentage" office:value="-0.0488911432355511">
            <text:p>-4.89%</text:p>
          </table:table-cell>
          <table:table-cell table:style-name="ce15" table:formula="of:=ROUNDDOWN([.A13]/2; 0) + ROUNDDOWN([.A13]/15) + 1" office:value-type="float" office:value="7">
            <text:p>7</text:p>
          </table:table-cell>
          <table:table-cell table:formula="of:=[.C13]/[.I13]" office:value-type="float" office:value="602.714285714286">
            <text:p>603</text:p>
          </table:table-cell>
          <table:table-cell table:formula="of:=[.J13]+[.K12]" office:value-type="float" office:value="8461.73095238095">
            <text:p>8,462</text:p>
          </table:table-cell>
          <table:table-cell table:style-name="ce10" table:formula="of:=([.J13]-[.J12])/[.J12]" office:value-type="percentage" office:value="-0.0828593166914242">
            <text:p>-8.29%</text:p>
          </table:table-cell>
          <table:table-cell table:style-name="ce15" office:value-type="string">
            <text:p>Retainer</text:p>
          </table:table-cell>
          <table:table-cell table:number-columns-repeated="1011"/>
        </table:table-row>
        <table:table-row table:style-name="ro1" table:visibility="collapse">
          <table:table-cell office:value-type="float" office:value="13">
            <text:p>13</text:p>
          </table:table-cell>
          <table:table-cell office:value-type="float" office:value="38473">
            <text:p>38,473</text:p>
          </table:table-cell>
          <table:table-cell table:formula="of:=[.B14]-[.B13]" office:value-type="float" office:value="4515">
            <text:p>4,515</text:p>
          </table:table-cell>
          <table:table-cell table:formula="of:=([.C14]-[.C13])/[.C13]" office:value-type="percentage" office:value="0.0701588054041242">
            <text:p>7.02%</text:p>
          </table:table-cell>
          <table:table-cell table:formula="of:=ROUNDDOWN([.A14]/2; 0) + [.$P$1]" office:value-type="float" office:value="9">
            <text:p>9</text:p>
          </table:table-cell>
          <table:table-cell table:formula="of:=[.C14]/[.E14]" office:value-type="float" office:value="501.666666666667">
            <text:p>502</text:p>
          </table:table-cell>
          <table:table-cell table:formula="of:=[.F14]+[.G13]" office:value-type="float" office:value="6081.60992063492">
            <text:p>6,082</text:p>
          </table:table-cell>
          <table:table-cell table:style-name="ce10" table:formula="of:=([.F14]-[.F13])/[.F13]" office:value-type="percentage" office:value="0.0701588054041243">
            <text:p>7.02%</text:p>
          </table:table-cell>
          <table:table-cell table:style-name="ce15" table:formula="of:=ROUNDDOWN([.A14]/2; 0) + ROUNDDOWN([.A14]/15) + 1" office:value-type="float" office:value="7">
            <text:p>7</text:p>
          </table:table-cell>
          <table:table-cell table:formula="of:=[.C14]/[.I14]" office:value-type="float" office:value="645">
            <text:p>645</text:p>
          </table:table-cell>
          <table:table-cell table:formula="of:=[.J14]+[.K13]" office:value-type="float" office:value="9106.73095238095">
            <text:p>9,107</text:p>
          </table:table-cell>
          <table:table-cell table:style-name="ce10" table:formula="of:=([.J14]-[.J13])/[.J13]" office:value-type="percentage" office:value="0.0701588054041243">
            <text:p>7.02%</text:p>
          </table:table-cell>
          <table:table-cell table:style-name="ce15" office:value-type="string">
            <text:p>Retainer</text:p>
          </table:table-cell>
          <table:table-cell table:number-columns-repeated="1011"/>
        </table:table-row>
        <table:table-row table:style-name="ro1" table:visibility="collapse">
          <table:table-cell office:value-type="float" office:value="14">
            <text:p>14</text:p>
          </table:table-cell>
          <table:table-cell office:value-type="float" office:value="43304">
            <text:p>43,304</text:p>
          </table:table-cell>
          <table:table-cell table:formula="of:=[.B15]-[.B14]" office:value-type="float" office:value="4831">
            <text:p>4,831</text:p>
          </table:table-cell>
          <table:table-cell table:formula="of:=([.C15]-[.C14])/[.C14]" office:value-type="percentage" office:value="0.0699889258028793">
            <text:p>7.00%</text:p>
          </table:table-cell>
          <table:table-cell table:formula="of:=ROUNDDOWN([.A15]/2; 0) + [.$P$1]" office:value-type="float" office:value="10">
            <text:p>10</text:p>
          </table:table-cell>
          <table:table-cell table:formula="of:=[.C15]/[.E15]" office:value-type="float" office:value="483.1">
            <text:p>483</text:p>
          </table:table-cell>
          <table:table-cell table:formula="of:=[.F15]+[.G14]" office:value-type="float" office:value="6564.70992063492">
            <text:p>6,565</text:p>
          </table:table-cell>
          <table:table-cell table:style-name="ce10" table:formula="of:=([.F15]-[.F14])/[.F14]" office:value-type="percentage" office:value="-0.0370099667774086">
            <text:p>-3.70%</text:p>
          </table:table-cell>
          <table:table-cell table:style-name="ce15" table:formula="of:=ROUNDDOWN([.A15]/2; 0) + ROUNDDOWN([.A15]/15) + 1" office:value-type="float" office:value="8">
            <text:p>8</text:p>
          </table:table-cell>
          <table:table-cell table:formula="of:=[.C15]/[.I15]" office:value-type="float" office:value="603.875">
            <text:p>604</text:p>
          </table:table-cell>
          <table:table-cell table:formula="of:=[.J15]+[.K14]" office:value-type="float" office:value="9710.60595238095">
            <text:p>9,711</text:p>
          </table:table-cell>
          <table:table-cell table:style-name="ce10" table:formula="of:=([.J15]-[.J14])/[.J14]" office:value-type="percentage" office:value="-0.0637596899224806">
            <text:p>-6.38%</text:p>
          </table:table-cell>
          <table:table-cell table:style-name="ce15" office:value-type="string">
            <text:p>Retainer</text:p>
          </table:table-cell>
          <table:table-cell table:number-columns-repeated="1011"/>
        </table:table-row>
        <table:table-row table:style-name="ro1" table:visibility="collapse">
          <table:table-cell office:value-type="float" office:value="15">
            <text:p>15</text:p>
          </table:table-cell>
          <table:table-cell office:value-type="float" office:value="50000">
            <text:p>50,000</text:p>
          </table:table-cell>
          <table:table-cell table:formula="of:=[.B16]-[.B15]" office:value-type="float" office:value="6696">
            <text:p>6,696</text:p>
          </table:table-cell>
          <table:table-cell table:formula="of:=([.C16]-[.C15])/[.C15]" office:value-type="percentage" office:value="0.386048437176568">
            <text:p>38.60%</text:p>
          </table:table-cell>
          <table:table-cell table:formula="of:=ROUNDDOWN([.A16]/2; 0) + [.$P$1]" office:value-type="float" office:value="10">
            <text:p>10</text:p>
          </table:table-cell>
          <table:table-cell table:formula="of:=[.C16]/[.E16]" office:value-type="float" office:value="669.6">
            <text:p>670</text:p>
          </table:table-cell>
          <table:table-cell table:formula="of:=[.F16]+[.G15]" office:value-type="float" office:value="7234.30992063492">
            <text:p>7,234</text:p>
          </table:table-cell>
          <table:table-cell table:style-name="ce10" table:formula="of:=([.F16]-[.F15])/[.F15]" office:value-type="percentage" office:value="0.386048437176568">
            <text:p>38.60%</text:p>
          </table:table-cell>
          <table:table-cell table:style-name="ce15" table:formula="of:=ROUNDDOWN([.A16]/2; 0) + ROUNDDOWN([.A16]/15) + 1" office:value-type="float" office:value="9">
            <text:p>9</text:p>
          </table:table-cell>
          <table:table-cell table:formula="of:=[.C16]/[.I16]" office:value-type="float" office:value="744">
            <text:p>744</text:p>
          </table:table-cell>
          <table:table-cell table:formula="of:=[.J16]+[.K15]" office:value-type="float" office:value="10454.605952381">
            <text:p>10,455</text:p>
          </table:table-cell>
          <table:table-cell table:style-name="ce10" table:formula="of:=([.J16]-[.J15])/[.J15]" office:value-type="percentage" office:value="0.23204305526806">
            <text:p>23.20%</text:p>
          </table:table-cell>
          <table:table-cell table:style-name="ce15" office:value-type="string">
            <text:p>Page</text:p>
          </table:table-cell>
          <table:table-cell table:number-columns-repeated="1011"/>
        </table:table-row>
        <table:table-row table:style-name="ro1" table:visibility="collapse">
          <table:table-cell office:value-type="float" office:value="16">
            <text:p>16</text:p>
          </table:table-cell>
          <table:table-cell office:value-type="float" office:value="57834">
            <text:p>57,834</text:p>
          </table:table-cell>
          <table:table-cell table:formula="of:=[.B17]-[.B16]" office:value-type="float" office:value="7834">
            <text:p>7,834</text:p>
          </table:table-cell>
          <table:table-cell table:formula="of:=([.C17]-[.C16])/[.C16]" office:value-type="percentage" office:value="0.169952210274791">
            <text:p>17.00%</text:p>
          </table:table-cell>
          <table:table-cell table:formula="of:=ROUNDDOWN([.A17]/2; 0) + [.$P$1]" office:value-type="float" office:value="11">
            <text:p>11</text:p>
          </table:table-cell>
          <table:table-cell table:formula="of:=[.C17]/[.E17]" office:value-type="float" office:value="712.181818181818">
            <text:p>712</text:p>
          </table:table-cell>
          <table:table-cell table:formula="of:=[.F17]+[.G16]" office:value-type="float" office:value="7946.49173881674">
            <text:p>7,946</text:p>
          </table:table-cell>
          <table:table-cell table:style-name="ce10" table:formula="of:=([.F17]-[.F16])/[.F16]" office:value-type="percentage" office:value="0.063592918431628">
            <text:p>6.36%</text:p>
          </table:table-cell>
          <table:table-cell table:style-name="ce15" table:formula="of:=ROUNDDOWN([.A17]/2; 0) + ROUNDDOWN([.A17]/15) + 1" office:value-type="float" office:value="10">
            <text:p>10</text:p>
          </table:table-cell>
          <table:table-cell table:formula="of:=[.C17]/[.I17]" office:value-type="float" office:value="783.4">
            <text:p>783</text:p>
          </table:table-cell>
          <table:table-cell table:formula="of:=[.J17]+[.K16]" office:value-type="float" office:value="11238.005952381">
            <text:p>11,238</text:p>
          </table:table-cell>
          <table:table-cell table:style-name="ce10" table:formula="of:=([.J17]-[.J16])/[.J16]" office:value-type="percentage" office:value="0.0529569892473118">
            <text:p>5.30%</text:p>
          </table:table-cell>
          <table:table-cell table:style-name="ce15" office:value-type="string">
            <text:p>Page</text:p>
          </table:table-cell>
          <table:table-cell table:number-columns-repeated="1011"/>
        </table:table-row>
        <table:table-row table:style-name="ro1" table:visibility="collapse">
          <table:table-cell office:value-type="float" office:value="17">
            <text:p>17</text:p>
          </table:table-cell>
          <table:table-cell office:value-type="float" office:value="67000">
            <text:p>67,000</text:p>
          </table:table-cell>
          <table:table-cell table:formula="of:=[.B18]-[.B17]" office:value-type="float" office:value="9166">
            <text:p>9,166</text:p>
          </table:table-cell>
          <table:table-cell table:formula="of:=([.C18]-[.C17])/[.C17]" office:value-type="percentage" office:value="0.170028082716365">
            <text:p>17.00%</text:p>
          </table:table-cell>
          <table:table-cell table:formula="of:=ROUNDDOWN([.A18]/2; 0) + [.$P$1]" office:value-type="float" office:value="11">
            <text:p>11</text:p>
          </table:table-cell>
          <table:table-cell table:formula="of:=[.C18]/[.E18]" office:value-type="float" office:value="833.272727272727">
            <text:p>833</text:p>
          </table:table-cell>
          <table:table-cell table:formula="of:=[.F18]+[.G17]" office:value-type="float" office:value="8779.76446608947">
            <text:p>8,780</text:p>
          </table:table-cell>
          <table:table-cell table:style-name="ce10" table:formula="of:=([.F18]-[.F17])/[.F17]" office:value-type="percentage" office:value="0.170028082716365">
            <text:p>17.00%</text:p>
          </table:table-cell>
          <table:table-cell table:style-name="ce15" table:formula="of:=ROUNDDOWN([.A18]/2; 0) + ROUNDDOWN([.A18]/15) + 1" office:value-type="float" office:value="10">
            <text:p>10</text:p>
          </table:table-cell>
          <table:table-cell table:formula="of:=[.C18]/[.I18]" office:value-type="float" office:value="916.6">
            <text:p>917</text:p>
          </table:table-cell>
          <table:table-cell table:formula="of:=[.J18]+[.K17]" office:value-type="float" office:value="12154.605952381">
            <text:p>12,155</text:p>
          </table:table-cell>
          <table:table-cell table:style-name="ce10" table:formula="of:=([.J18]-[.J17])/[.J17]" office:value-type="percentage" office:value="0.170028082716365">
            <text:p>17.00%</text:p>
          </table:table-cell>
          <table:table-cell table:style-name="ce15" office:value-type="string">
            <text:p>Page</text:p>
          </table:table-cell>
          <table:table-cell table:number-columns-repeated="1011"/>
        </table:table-row>
        <table:table-row table:style-name="ro1" table:visibility="collapse">
          <table:table-cell office:value-type="float" office:value="18">
            <text:p>18</text:p>
          </table:table-cell>
          <table:table-cell office:value-type="float" office:value="77724">
            <text:p>77,724</text:p>
          </table:table-cell>
          <table:table-cell table:formula="of:=[.B19]-[.B18]" office:value-type="float" office:value="10724">
            <text:p>10,724</text:p>
          </table:table-cell>
          <table:table-cell table:formula="of:=([.C19]-[.C18])/[.C18]" office:value-type="percentage" office:value="0.169975998254419">
            <text:p>17.00%</text:p>
          </table:table-cell>
          <table:table-cell table:formula="of:=ROUNDDOWN([.A19]/2; 0) + [.$P$1]" office:value-type="float" office:value="12">
            <text:p>12</text:p>
          </table:table-cell>
          <table:table-cell table:formula="of:=[.C19]/[.E19]" office:value-type="float" office:value="893.666666666667">
            <text:p>894</text:p>
          </table:table-cell>
          <table:table-cell table:formula="of:=[.F19]+[.G18]" office:value-type="float" office:value="9673.43113275613">
            <text:p>9,673</text:p>
          </table:table-cell>
          <table:table-cell table:style-name="ce10" table:formula="of:=([.F19]-[.F18])/[.F18]" office:value-type="percentage" office:value="0.0724779983998836">
            <text:p>7.25%</text:p>
          </table:table-cell>
          <table:table-cell table:style-name="ce15" table:formula="of:=ROUNDDOWN([.A19]/2; 0) + ROUNDDOWN([.A19]/15) + 1" office:value-type="float" office:value="11">
            <text:p>11</text:p>
          </table:table-cell>
          <table:table-cell table:formula="of:=[.C19]/[.I19]" office:value-type="float" office:value="974.909090909091">
            <text:p>975</text:p>
          </table:table-cell>
          <table:table-cell table:formula="of:=[.J19]+[.K18]" office:value-type="float" office:value="13129.51504329">
            <text:p>13,130</text:p>
          </table:table-cell>
          <table:table-cell table:style-name="ce10" table:formula="of:=([.J19]-[.J18])/[.J18]" office:value-type="percentage" office:value="0.0636145438676531">
            <text:p>6.36%</text:p>
          </table:table-cell>
          <table:table-cell table:style-name="ce15" office:value-type="string">
            <text:p>Page</text:p>
          </table:table-cell>
          <table:table-cell table:number-columns-repeated="1011"/>
        </table:table-row>
        <table:table-row table:style-name="ro1" table:visibility="collapse">
          <table:table-cell office:value-type="float" office:value="19">
            <text:p>19</text:p>
          </table:table-cell>
          <table:table-cell office:value-type="float" office:value="90272">
            <text:p>90,272</text:p>
          </table:table-cell>
          <table:table-cell table:formula="of:=[.B20]-[.B19]" office:value-type="float" office:value="12548">
            <text:p>12,548</text:p>
          </table:table-cell>
          <table:table-cell table:formula="of:=([.C20]-[.C19])/[.C19]" office:value-type="percentage" office:value="0.170085788884744">
            <text:p>17.01%</text:p>
          </table:table-cell>
          <table:table-cell table:formula="of:=ROUNDDOWN([.A20]/2; 0) + [.$P$1]" office:value-type="float" office:value="12">
            <text:p>12</text:p>
          </table:table-cell>
          <table:table-cell table:formula="of:=[.C20]/[.E20]" office:value-type="float" office:value="1045.66666666667">
            <text:p>1,046</text:p>
          </table:table-cell>
          <table:table-cell table:formula="of:=[.F20]+[.G19]" office:value-type="float" office:value="10719.0977994228">
            <text:p>10,719</text:p>
          </table:table-cell>
          <table:table-cell table:style-name="ce10" table:formula="of:=([.F20]-[.F19])/[.F19]" office:value-type="percentage" office:value="0.170085788884745">
            <text:p>17.01%</text:p>
          </table:table-cell>
          <table:table-cell table:style-name="ce15" table:formula="of:=ROUNDDOWN([.A20]/2; 0) + ROUNDDOWN([.A20]/15) + 1" office:value-type="float" office:value="11">
            <text:p>11</text:p>
          </table:table-cell>
          <table:table-cell table:formula="of:=[.C20]/[.I20]" office:value-type="float" office:value="1140.72727272727">
            <text:p>1,141</text:p>
          </table:table-cell>
          <table:table-cell table:formula="of:=[.J20]+[.K19]" office:value-type="float" office:value="14270.2423160173">
            <text:p>14,270</text:p>
          </table:table-cell>
          <table:table-cell table:style-name="ce10" table:formula="of:=([.J20]-[.J19])/[.J19]" office:value-type="percentage" office:value="0.170085788884745">
            <text:p>17.01%</text:p>
          </table:table-cell>
          <table:table-cell table:style-name="ce15" office:value-type="string">
            <text:p>Page</text:p>
          </table:table-cell>
          <table:table-cell table:number-columns-repeated="1011"/>
        </table:table-row>
        <table:table-row table:style-name="ro1" table:visibility="collapse">
          <table:table-cell office:value-type="float" office:value="20">
            <text:p>20</text:p>
          </table:table-cell>
          <table:table-cell office:value-type="float" office:value="104953">
            <text:p>104,953</text:p>
          </table:table-cell>
          <table:table-cell table:formula="of:=[.B21]-[.B20]" office:value-type="float" office:value="14681">
            <text:p>14,681</text:p>
          </table:table-cell>
          <table:table-cell table:formula="of:=([.C21]-[.C20])/[.C20]" office:value-type="percentage" office:value="0.169987248963978">
            <text:p>17.00%</text:p>
          </table:table-cell>
          <table:table-cell table:formula="of:=ROUNDDOWN([.A21]/2; 0) + [.$P$1]" office:value-type="float" office:value="13">
            <text:p>13</text:p>
          </table:table-cell>
          <table:table-cell table:formula="of:=[.C21]/[.E21]" office:value-type="float" office:value="1129.30769230769">
            <text:p>1,129</text:p>
          </table:table-cell>
          <table:table-cell table:formula="of:=[.F21]+[.G20]" office:value-type="float" office:value="11848.4054917305">
            <text:p>11,848</text:p>
          </table:table-cell>
          <table:table-cell table:style-name="ce10" table:formula="of:=([.F21]-[.F20])/[.F20]" office:value-type="percentage" office:value="0.0799882298129031">
            <text:p>8.00%</text:p>
          </table:table-cell>
          <table:table-cell table:style-name="ce15" table:formula="of:=ROUNDDOWN([.A21]/2; 0) + ROUNDDOWN([.A21]/15) + 1" office:value-type="float" office:value="12">
            <text:p>12</text:p>
          </table:table-cell>
          <table:table-cell table:formula="of:=[.C21]/[.I21]" office:value-type="float" office:value="1223.41666666667">
            <text:p>1,223</text:p>
          </table:table-cell>
          <table:table-cell table:formula="of:=[.J21]+[.K20]" office:value-type="float" office:value="15493.658982684">
            <text:p>15,494</text:p>
          </table:table-cell>
          <table:table-cell table:style-name="ce10" table:formula="of:=([.J21]-[.J20])/[.J20]" office:value-type="percentage" office:value="0.0724883115503135">
            <text:p>7.25%</text:p>
          </table:table-cell>
          <table:table-cell table:style-name="ce15" office:value-type="string">
            <text:p>Page</text:p>
          </table:table-cell>
          <table:table-cell table:number-columns-repeated="1011"/>
        </table:table-row>
        <table:table-row table:style-name="ro1" table:visibility="collapse">
          <table:table-cell office:value-type="float" office:value="21">
            <text:p>21</text:p>
          </table:table-cell>
          <table:table-cell office:value-type="float" office:value="122129">
            <text:p>122,129</text:p>
          </table:table-cell>
          <table:table-cell table:formula="of:=[.B22]-[.B21]" office:value-type="float" office:value="17176">
            <text:p>17,176</text:p>
          </table:table-cell>
          <table:table-cell table:formula="of:=([.C22]-[.C21])/[.C21]" office:value-type="percentage" office:value="0.169947551256726">
            <text:p>16.99%</text:p>
          </table:table-cell>
          <table:table-cell table:formula="of:=ROUNDDOWN([.A22]/2; 0) + [.$P$1]" office:value-type="float" office:value="13">
            <text:p>13</text:p>
          </table:table-cell>
          <table:table-cell table:formula="of:=[.C22]/[.E22]" office:value-type="float" office:value="1321.23076923077">
            <text:p>1,321</text:p>
          </table:table-cell>
          <table:table-cell table:formula="of:=[.F22]+[.G21]" office:value-type="float" office:value="13169.6362609613">
            <text:p>13,170</text:p>
          </table:table-cell>
          <table:table-cell table:style-name="ce10" table:formula="of:=([.F22]-[.F21])/[.F21]" office:value-type="percentage" office:value="0.169947551256726">
            <text:p>16.99%</text:p>
          </table:table-cell>
          <table:table-cell table:style-name="ce15" table:formula="of:=ROUNDDOWN([.A22]/2; 0) + ROUNDDOWN([.A22]/15) + 1" office:value-type="float" office:value="12">
            <text:p>12</text:p>
          </table:table-cell>
          <table:table-cell table:formula="of:=[.C22]/[.I22]" office:value-type="float" office:value="1431.33333333333">
            <text:p>1,431</text:p>
          </table:table-cell>
          <table:table-cell table:formula="of:=[.J22]+[.K21]" office:value-type="float" office:value="16924.9923160173">
            <text:p>16,925</text:p>
          </table:table-cell>
          <table:table-cell table:style-name="ce10" table:formula="of:=([.J22]-[.J21])/[.J21]" office:value-type="percentage" office:value="0.169947551256726">
            <text:p>16.99%</text:p>
          </table:table-cell>
          <table:table-cell table:style-name="ce15" office:value-type="string">
            <text:p>Page</text:p>
          </table:table-cell>
          <table:table-cell table:number-columns-repeated="1011"/>
        </table:table-row>
        <table:table-row table:style-name="ro1" table:visibility="collapse">
          <table:table-cell office:value-type="float" office:value="22">
            <text:p>22</text:p>
          </table:table-cell>
          <table:table-cell office:value-type="float" office:value="142225">
            <text:p>142,225</text:p>
          </table:table-cell>
          <table:table-cell table:formula="of:=[.B23]-[.B22]" office:value-type="float" office:value="20096">
            <text:p>20,096</text:p>
          </table:table-cell>
          <table:table-cell table:formula="of:=([.C23]-[.C22])/[.C22]" office:value-type="percentage" office:value="0.170004657661854">
            <text:p>17.00%</text:p>
          </table:table-cell>
          <table:table-cell table:formula="of:=ROUNDDOWN([.A23]/2; 0) + [.$P$1]" office:value-type="float" office:value="14">
            <text:p>14</text:p>
          </table:table-cell>
          <table:table-cell table:formula="of:=[.C23]/[.E23]" office:value-type="float" office:value="1435.42857142857">
            <text:p>1,435</text:p>
          </table:table-cell>
          <table:table-cell table:formula="of:=[.F23]+[.G22]" office:value-type="float" office:value="14605.0648323898">
            <text:p>14,605</text:p>
          </table:table-cell>
          <table:table-cell table:style-name="ce10" table:formula="of:=([.F23]-[.F22])/[.F22]" office:value-type="percentage" office:value="0.0864328964002926">
            <text:p>8.64%</text:p>
          </table:table-cell>
          <table:table-cell table:style-name="ce15" table:formula="of:=ROUNDDOWN([.A23]/2; 0) + ROUNDDOWN([.A23]/15) + 1" office:value-type="float" office:value="13">
            <text:p>13</text:p>
          </table:table-cell>
          <table:table-cell table:formula="of:=[.C23]/[.I23]" office:value-type="float" office:value="1545.84615384615">
            <text:p>1,546</text:p>
          </table:table-cell>
          <table:table-cell table:formula="of:=[.J23]+[.K22]" office:value-type="float" office:value="18470.8384698635">
            <text:p>18,471</text:p>
          </table:table-cell>
          <table:table-cell table:style-name="ce10" table:formula="of:=([.J23]-[.J22])/[.J22]" office:value-type="percentage" office:value="0.0800042993801727">
            <text:p>8.00%</text:p>
          </table:table-cell>
          <table:table-cell table:style-name="ce15" office:value-type="string">
            <text:p>Page</text:p>
          </table:table-cell>
          <table:table-cell table:number-columns-repeated="1011"/>
        </table:table-row>
        <table:table-row table:style-name="ro1" table:visibility="collapse">
          <table:table-cell office:value-type="float" office:value="23">
            <text:p>23</text:p>
          </table:table-cell>
          <table:table-cell office:value-type="float" office:value="165738">
            <text:p>165,738</text:p>
          </table:table-cell>
          <table:table-cell table:formula="of:=[.B24]-[.B23]" office:value-type="float" office:value="23513">
            <text:p>23,513</text:p>
          </table:table-cell>
          <table:table-cell table:formula="of:=([.C24]-[.C23])/[.C23]" office:value-type="percentage" office:value="0.170033837579618">
            <text:p>17.00%</text:p>
          </table:table-cell>
          <table:table-cell table:formula="of:=ROUNDDOWN([.A24]/2; 0) + [.$P$1]" office:value-type="float" office:value="14">
            <text:p>14</text:p>
          </table:table-cell>
          <table:table-cell table:formula="of:=[.C24]/[.E24]" office:value-type="float" office:value="1679.5">
            <text:p>1,680</text:p>
          </table:table-cell>
          <table:table-cell table:formula="of:=[.F24]+[.G23]" office:value-type="float" office:value="16284.5648323898">
            <text:p>16,285</text:p>
          </table:table-cell>
          <table:table-cell table:style-name="ce10" table:formula="of:=([.F24]-[.F23])/[.F23]" office:value-type="percentage" office:value="0.170033837579618">
            <text:p>17.00%</text:p>
          </table:table-cell>
          <table:table-cell table:style-name="ce15" table:formula="of:=ROUNDDOWN([.A24]/2; 0) + ROUNDDOWN([.A24]/15) + 1" office:value-type="float" office:value="13">
            <text:p>13</text:p>
          </table:table-cell>
          <table:table-cell table:formula="of:=[.C24]/[.I24]" office:value-type="float" office:value="1808.69230769231">
            <text:p>1,809</text:p>
          </table:table-cell>
          <table:table-cell table:formula="of:=[.J24]+[.K23]" office:value-type="float" office:value="20279.5307775558">
            <text:p>20,280</text:p>
          </table:table-cell>
          <table:table-cell table:style-name="ce10" table:formula="of:=([.J24]-[.J23])/[.J23]" office:value-type="percentage" office:value="0.170033837579618">
            <text:p>17.00%</text:p>
          </table:table-cell>
          <table:table-cell table:style-name="ce15" office:value-type="string">
            <text:p>Page</text:p>
          </table:table-cell>
          <table:table-cell table:number-columns-repeated="1011"/>
        </table:table-row>
        <table:table-row table:style-name="ro1" table:visibility="collapse">
          <table:table-cell office:value-type="float" office:value="24">
            <text:p>24</text:p>
          </table:table-cell>
          <table:table-cell office:value-type="float" office:value="193248">
            <text:p>193,248</text:p>
          </table:table-cell>
          <table:table-cell table:formula="of:=[.B25]-[.B24]" office:value-type="float" office:value="27510">
            <text:p>27,510</text:p>
          </table:table-cell>
          <table:table-cell table:formula="of:=([.C25]-[.C24])/[.C24]" office:value-type="percentage" office:value="0.169991068770467">
            <text:p>17.00%</text:p>
          </table:table-cell>
          <table:table-cell table:formula="of:=ROUNDDOWN([.A25]/2; 0) + [.$P$1]" office:value-type="float" office:value="15">
            <text:p>15</text:p>
          </table:table-cell>
          <table:table-cell table:formula="of:=[.C25]/[.E25]" office:value-type="float" office:value="1834">
            <text:p>1,834</text:p>
          </table:table-cell>
          <table:table-cell table:formula="of:=[.F25]+[.G24]" office:value-type="float" office:value="18118.5648323898">
            <text:p>18,119</text:p>
          </table:table-cell>
          <table:table-cell table:style-name="ce10" table:formula="of:=([.F25]-[.F24])/[.F24]" office:value-type="percentage" office:value="0.0919916641857696">
            <text:p>9.20%</text:p>
          </table:table-cell>
          <table:table-cell table:style-name="ce15" table:formula="of:=ROUNDDOWN([.A25]/2; 0) + ROUNDDOWN([.A25]/15) + 1" office:value-type="float" office:value="14">
            <text:p>14</text:p>
          </table:table-cell>
          <table:table-cell table:formula="of:=[.C25]/[.I25]" office:value-type="float" office:value="1965">
            <text:p>1,965</text:p>
          </table:table-cell>
          <table:table-cell table:formula="of:=[.J25]+[.K24]" office:value-type="float" office:value="22244.5307775558">
            <text:p>22,245</text:p>
          </table:table-cell>
          <table:table-cell table:style-name="ce10" table:formula="of:=([.J25]-[.J24])/[.J24]" office:value-type="percentage" office:value="0.0864202781440055">
            <text:p>8.64%</text:p>
          </table:table-cell>
          <table:table-cell table:style-name="ce15" office:value-type="string">
            <text:p>Page</text:p>
          </table:table-cell>
          <table:table-cell table:number-columns-repeated="1011"/>
        </table:table-row>
        <table:table-row table:style-name="ro1" table:visibility="collapse">
          <table:table-cell office:value-type="float" office:value="25">
            <text:p>25</text:p>
          </table:table-cell>
          <table:table-cell office:value-type="float" office:value="225434">
            <text:p>225,434</text:p>
          </table:table-cell>
          <table:table-cell table:formula="of:=[.B26]-[.B25]" office:value-type="float" office:value="32186">
            <text:p>32,186</text:p>
          </table:table-cell>
          <table:table-cell table:formula="of:=([.C26]-[.C25])/[.C25]" office:value-type="percentage" office:value="0.169974554707379">
            <text:p>17.00%</text:p>
          </table:table-cell>
          <table:table-cell table:formula="of:=ROUNDDOWN([.A26]/2; 0) + [.$P$1]" office:value-type="float" office:value="15">
            <text:p>15</text:p>
          </table:table-cell>
          <table:table-cell table:formula="of:=[.C26]/[.E26]" office:value-type="float" office:value="2145.73333333333">
            <text:p>2,146</text:p>
          </table:table-cell>
          <table:table-cell table:formula="of:=[.F26]+[.G25]" office:value-type="float" office:value="20264.2981657232">
            <text:p>20,264</text:p>
          </table:table-cell>
          <table:table-cell table:style-name="ce10" table:formula="of:=([.F26]-[.F25])/[.F25]" office:value-type="percentage" office:value="0.169974554707379">
            <text:p>17.00%</text:p>
          </table:table-cell>
          <table:table-cell table:style-name="ce15" table:formula="of:=ROUNDDOWN([.A26]/2; 0) + ROUNDDOWN([.A26]/15) + 1" office:value-type="float" office:value="14">
            <text:p>14</text:p>
          </table:table-cell>
          <table:table-cell table:formula="of:=[.C26]/[.I26]" office:value-type="float" office:value="2299">
            <text:p>2,299</text:p>
          </table:table-cell>
          <table:table-cell table:formula="of:=[.J26]+[.K25]" office:value-type="float" office:value="24543.5307775558">
            <text:p>24,544</text:p>
          </table:table-cell>
          <table:table-cell table:style-name="ce10" table:formula="of:=([.J26]-[.J25])/[.J25]" office:value-type="percentage" office:value="0.169974554707379">
            <text:p>17.00%</text:p>
          </table:table-cell>
          <table:table-cell table:style-name="ce15" office:value-type="string">
            <text:p>Page</text:p>
          </table:table-cell>
          <table:table-cell table:formula="of:=[.A26]*2*100" office:value-type="float" office:value="5000">
            <text:p>5,000</text:p>
          </table:table-cell>
          <table:table-cell table:number-columns-repeated="1010"/>
        </table:table-row>
        <table:table-row table:style-name="ro1" table:visibility="collapse">
          <table:table-cell office:value-type="float" office:value="26">
            <text:p>26</text:p>
          </table:table-cell>
          <table:table-cell office:value-type="float" office:value="263093">
            <text:p>263,093</text:p>
          </table:table-cell>
          <table:table-cell table:formula="of:=[.B27]-[.B26]" office:value-type="float" office:value="37659">
            <text:p>37,659</text:p>
          </table:table-cell>
          <table:table-cell table:formula="of:=([.C27]-[.C26])/[.C26]" office:value-type="percentage" office:value="0.170042875784503">
            <text:p>17.00%</text:p>
          </table:table-cell>
          <table:table-cell table:formula="of:=ROUNDDOWN([.A27]/2; 0) + [.$P$1]" office:value-type="float" office:value="16">
            <text:p>16</text:p>
          </table:table-cell>
          <table:table-cell table:formula="of:=[.C27]/[.E27]" office:value-type="float" office:value="2353.6875">
            <text:p>2,354</text:p>
          </table:table-cell>
          <table:table-cell table:formula="of:=[.F27]+[.G26]" office:value-type="float" office:value="22617.9856657232">
            <text:p>22,618</text:p>
          </table:table-cell>
          <table:table-cell table:style-name="ce10" table:formula="of:=([.F27]-[.F26])/[.F26]" office:value-type="percentage" office:value="0.0969151960479713">
            <text:p>9.69%</text:p>
          </table:table-cell>
          <table:table-cell table:style-name="ce15" table:formula="of:=ROUNDDOWN([.A27]/2; 0) + ROUNDDOWN([.A27]/15) + 1" office:value-type="float" office:value="15">
            <text:p>15</text:p>
          </table:table-cell>
          <table:table-cell table:formula="of:=[.C27]/[.I27]" office:value-type="float" office:value="2510.6">
            <text:p>2,511</text:p>
          </table:table-cell>
          <table:table-cell table:formula="of:=[.J27]+[.K26]" office:value-type="float" office:value="27054.1307775558">
            <text:p>27,054</text:p>
          </table:table-cell>
          <table:table-cell table:style-name="ce10" table:formula="of:=([.J27]-[.J26])/[.J26]" office:value-type="percentage" office:value="0.092040017398869">
            <text:p>9.20%</text:p>
          </table:table-cell>
          <table:table-cell table:style-name="ce15" office:value-type="string">
            <text:p>Page</text:p>
          </table:table-cell>
          <table:table-cell table:formula="of:=[.A27]*2*100" office:value-type="float" office:value="5200">
            <text:p>5,200</text:p>
          </table:table-cell>
          <table:table-cell table:number-columns-repeated="1010"/>
        </table:table-row>
        <table:table-row table:style-name="ro1" table:visibility="collapse">
          <table:table-cell office:value-type="float" office:value="27">
            <text:p>27</text:p>
          </table:table-cell>
          <table:table-cell office:value-type="float" office:value="307153">
            <text:p>307,153</text:p>
          </table:table-cell>
          <table:table-cell table:formula="of:=[.B28]-[.B27]" office:value-type="float" office:value="44060">
            <text:p>44,060</text:p>
          </table:table-cell>
          <table:table-cell table:formula="of:=([.C28]-[.C27])/[.C27]" office:value-type="percentage" office:value="0.1699726493003">
            <text:p>17.00%</text:p>
          </table:table-cell>
          <table:table-cell table:formula="of:=ROUNDDOWN([.A28]/2; 0) + [.$P$1]" office:value-type="float" office:value="16">
            <text:p>16</text:p>
          </table:table-cell>
          <table:table-cell table:formula="of:=[.C28]/[.E28]" office:value-type="float" office:value="2753.75">
            <text:p>2,754</text:p>
          </table:table-cell>
          <table:table-cell table:formula="of:=[.F28]+[.G27]" office:value-type="float" office:value="25371.7356657232">
            <text:p>25,372</text:p>
          </table:table-cell>
          <table:table-cell table:style-name="ce10" table:formula="of:=([.F28]-[.F27])/[.F27]" office:value-type="percentage" office:value="0.1699726493003">
            <text:p>17.00%</text:p>
          </table:table-cell>
          <table:table-cell table:style-name="ce15" table:formula="of:=ROUNDDOWN([.A28]/2; 0) + ROUNDDOWN([.A28]/15) + 1" office:value-type="float" office:value="15">
            <text:p>15</text:p>
          </table:table-cell>
          <table:table-cell table:formula="of:=[.C28]/[.I28]" office:value-type="float" office:value="2937.33333333333">
            <text:p>2,937</text:p>
          </table:table-cell>
          <table:table-cell table:formula="of:=[.J28]+[.K27]" office:value-type="float" office:value="29991.4641108891">
            <text:p>29,991</text:p>
          </table:table-cell>
          <table:table-cell table:style-name="ce10" table:formula="of:=([.J28]-[.J27])/[.J27]" office:value-type="percentage" office:value="0.1699726493003">
            <text:p>17.00%</text:p>
          </table:table-cell>
          <table:table-cell table:style-name="ce15" office:value-type="string">
            <text:p>Page</text:p>
          </table:table-cell>
          <table:table-cell table:formula="of:=[.A28]*2*100" office:value-type="float" office:value="5400">
            <text:p>5,400</text:p>
          </table:table-cell>
          <table:table-cell table:number-columns-repeated="1010"/>
        </table:table-row>
        <table:table-row table:style-name="ro1" table:visibility="collapse">
          <table:table-cell office:value-type="float" office:value="28">
            <text:p>28</text:p>
          </table:table-cell>
          <table:table-cell office:value-type="float" office:value="358703">
            <text:p>358,703</text:p>
          </table:table-cell>
          <table:table-cell table:formula="of:=[.B29]-[.B28]" office:value-type="float" office:value="51550">
            <text:p>51,550</text:p>
          </table:table-cell>
          <table:table-cell table:formula="of:=([.C29]-[.C28])/[.C28]" office:value-type="percentage" office:value="0.169995460735361">
            <text:p>17.00%</text:p>
          </table:table-cell>
          <table:table-cell table:formula="of:=ROUNDDOWN([.A29]/2; 0) + [.$P$1]" office:value-type="float" office:value="17">
            <text:p>17</text:p>
          </table:table-cell>
          <table:table-cell table:formula="of:=[.C29]/[.E29]" office:value-type="float" office:value="3032.35294117647">
            <text:p>3,032</text:p>
          </table:table-cell>
          <table:table-cell table:formula="of:=[.F29]+[.G28]" office:value-type="float" office:value="28404.0886068996">
            <text:p>28,404</text:p>
          </table:table-cell>
          <table:table-cell table:style-name="ce10" table:formula="of:=([.F29]-[.F28])/[.F28]" office:value-type="percentage" office:value="0.101172198339163">
            <text:p>10.12%</text:p>
          </table:table-cell>
          <table:table-cell table:style-name="ce15" table:formula="of:=ROUNDDOWN([.A29]/2; 0) + ROUNDDOWN([.A29]/15) + 1" office:value-type="float" office:value="16">
            <text:p>16</text:p>
          </table:table-cell>
          <table:table-cell table:formula="of:=[.C29]/[.I29]" office:value-type="float" office:value="3221.875">
            <text:p>3,222</text:p>
          </table:table-cell>
          <table:table-cell table:formula="of:=[.J29]+[.K28]" office:value-type="float" office:value="33213.3391108891">
            <text:p>33,213</text:p>
          </table:table-cell>
          <table:table-cell table:style-name="ce10" table:formula="of:=([.J29]-[.J28])/[.J28]" office:value-type="percentage" office:value="0.0968707444394008">
            <text:p>9.69%</text:p>
          </table:table-cell>
          <table:table-cell table:style-name="ce15" office:value-type="string">
            <text:p>Page</text:p>
          </table:table-cell>
          <table:table-cell table:formula="of:=[.A29]*2*100" office:value-type="float" office:value="5600">
            <text:p>5,600</text:p>
          </table:table-cell>
          <table:table-cell table:number-columns-repeated="1010"/>
        </table:table-row>
        <table:table-row table:style-name="ro1" table:visibility="collapse">
          <table:table-cell office:value-type="float" office:value="29">
            <text:p>29</text:p>
          </table:table-cell>
          <table:table-cell office:value-type="float" office:value="419017">
            <text:p>419,017</text:p>
          </table:table-cell>
          <table:table-cell table:formula="of:=[.B30]-[.B29]" office:value-type="float" office:value="60314">
            <text:p>60,314</text:p>
          </table:table-cell>
          <table:table-cell table:formula="of:=([.C30]-[.C29])/[.C29]" office:value-type="percentage" office:value="0.170009699321048">
            <text:p>17.00%</text:p>
          </table:table-cell>
          <table:table-cell table:formula="of:=ROUNDDOWN([.A30]/2; 0) + [.$P$1]" office:value-type="float" office:value="17">
            <text:p>17</text:p>
          </table:table-cell>
          <table:table-cell table:formula="of:=[.C30]/[.E30]" office:value-type="float" office:value="3547.88235294118">
            <text:p>3,548</text:p>
          </table:table-cell>
          <table:table-cell table:formula="of:=[.F30]+[.G29]" office:value-type="float" office:value="31951.9709598408">
            <text:p>31,952</text:p>
          </table:table-cell>
          <table:table-cell table:style-name="ce10" table:formula="of:=([.F30]-[.F29])/[.F29]" office:value-type="percentage" office:value="0.170009699321048">
            <text:p>17.00%</text:p>
          </table:table-cell>
          <table:table-cell table:style-name="ce15" table:formula="of:=ROUNDDOWN([.A30]/2; 0) + ROUNDDOWN([.A30]/15) + 1" office:value-type="float" office:value="16">
            <text:p>16</text:p>
          </table:table-cell>
          <table:table-cell table:formula="of:=[.C30]/[.I30]" office:value-type="float" office:value="3769.625">
            <text:p>3,770</text:p>
          </table:table-cell>
          <table:table-cell table:formula="of:=[.J30]+[.K29]" office:value-type="float" office:value="36982.9641108891">
            <text:p>36,983</text:p>
          </table:table-cell>
          <table:table-cell table:style-name="ce10" table:formula="of:=([.J30]-[.J29])/[.J29]" office:value-type="percentage" office:value="0.170009699321048">
            <text:p>17.00%</text:p>
          </table:table-cell>
          <table:table-cell table:style-name="ce15" office:value-type="string">
            <text:p>Page</text:p>
          </table:table-cell>
          <table:table-cell table:formula="of:=[.A30]*2*100" office:value-type="float" office:value="5800">
            <text:p>5,800</text:p>
          </table:table-cell>
          <table:table-cell table:number-columns-repeated="1010"/>
        </table:table-row>
        <table:table-row table:style-name="ro1" table:visibility="collapse">
          <table:table-cell office:value-type="float" office:value="30">
            <text:p>30</text:p>
          </table:table-cell>
          <table:table-cell office:value-type="float" office:value="500000">
            <text:p>500,000</text:p>
          </table:table-cell>
          <table:table-cell table:formula="of:=[.B31]-[.B30]" office:value-type="float" office:value="80983">
            <text:p>80,983</text:p>
          </table:table-cell>
          <table:table-cell table:formula="of:=([.C31]-[.C30])/[.C30]" office:value-type="percentage" office:value="0.342689922737673">
            <text:p>34.27%</text:p>
          </table:table-cell>
          <table:table-cell table:formula="of:=15+ [.$P$1]" office:value-type="float" office:value="18">
            <text:p>18</text:p>
          </table:table-cell>
          <table:table-cell table:formula="of:=[.C31]/[.E31]" office:value-type="float" office:value="4499.05555555556">
            <text:p>4,499</text:p>
          </table:table-cell>
          <table:table-cell table:formula="of:=[.F31]+[.G30]" office:value-type="float" office:value="36451.0265153964">
            <text:p>36,451</text:p>
          </table:table-cell>
          <table:table-cell table:style-name="ce10" table:formula="of:=([.F31]-[.F30])/[.F30]" office:value-type="percentage" office:value="0.268096038141135">
            <text:p>26.81%</text:p>
          </table:table-cell>
          <table:table-cell table:style-name="ce15" table:formula="of:=ROUNDDOWN([.A31]/2; 0) + ROUNDDOWN([.A31]/15) + 1" office:value-type="float" office:value="18">
            <text:p>18</text:p>
          </table:table-cell>
          <table:table-cell table:formula="of:=[.C31]/[.I31]" office:value-type="float" office:value="4499.05555555556">
            <text:p>4,499</text:p>
          </table:table-cell>
          <table:table-cell table:formula="of:=[.J31]+[.K30]" office:value-type="float" office:value="41482.0196664447">
            <text:p>41,482</text:p>
          </table:table-cell>
          <table:table-cell table:style-name="ce10" table:formula="of:=([.J31]-[.J30])/[.J30]" office:value-type="percentage" office:value="0.193502153544598">
            <text:p>19.35%</text:p>
          </table:table-cell>
          <table:table-cell table:style-name="ce15" office:value-type="string">
            <text:p>Squire</text:p>
          </table:table-cell>
          <table:table-cell table:formula="of:=[.A31]*2*100" office:value-type="float" office:value="6000">
            <text:p>6,000</text:p>
          </table:table-cell>
          <table:table-cell table:number-columns-repeated="1010"/>
        </table:table-row>
        <table:table-row table:style-name="ro1" table:visibility="collapse">
          <table:table-cell office:value-type="float" office:value="31">
            <text:p>31</text:p>
          </table:table-cell>
          <table:table-cell office:value-type="float" office:value="586651">
            <text:p>586,651</text:p>
          </table:table-cell>
          <table:table-cell table:formula="of:=[.B32]-[.B31]" office:value-type="float" office:value="86651">
            <text:p>86,651</text:p>
          </table:table-cell>
          <table:table-cell table:formula="of:=([.C32]-[.C31])/[.C31]" office:value-type="percentage" office:value="0.069989997900794">
            <text:p>7.00%</text:p>
          </table:table-cell>
          <table:table-cell table:formula="of:=15+ [.$P$1]" office:value-type="float" office:value="18">
            <text:p>18</text:p>
          </table:table-cell>
          <table:table-cell table:formula="of:=[.C32]/[.E32]" office:value-type="float" office:value="4813.94444444444">
            <text:p>4,814</text:p>
          </table:table-cell>
          <table:table-cell table:formula="of:=[.F32]+[.G31]" office:value-type="float" office:value="41264.9709598408">
            <text:p>41,265</text:p>
          </table:table-cell>
          <table:table-cell table:style-name="ce10" table:formula="of:=([.F32]-[.F31])/[.F31]" office:value-type="percentage" office:value="0.069989997900794">
            <text:p>7.00%</text:p>
          </table:table-cell>
          <table:table-cell table:style-name="ce15" table:formula="of:=ROUNDDOWN([.A32]/2; 0) + ROUNDDOWN([.A32]/15) + 1" office:value-type="float" office:value="18">
            <text:p>18</text:p>
          </table:table-cell>
          <table:table-cell table:formula="of:=[.C32]/[.I32]" office:value-type="float" office:value="4813.94444444444">
            <text:p>4,814</text:p>
          </table:table-cell>
          <table:table-cell table:formula="of:=[.J32]+[.K31]" office:value-type="float" office:value="46295.9641108891">
            <text:p>46,296</text:p>
          </table:table-cell>
          <table:table-cell table:style-name="ce10" table:formula="of:=([.J32]-[.J31])/[.J31]" office:value-type="percentage" office:value="0.069989997900794">
            <text:p>7.00%</text:p>
          </table:table-cell>
          <table:table-cell table:style-name="ce15" office:value-type="string">
            <text:p>Squire</text:p>
          </table:table-cell>
          <table:table-cell table:formula="of:=[.A32]*2*100" office:value-type="float" office:value="6200">
            <text:p>6,200</text:p>
          </table:table-cell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79367">
            <text:p>679,367</text:p>
          </table:table-cell>
          <table:table-cell table:formula="of:=[.B33]-[.B32]" office:value-type="float" office:value="92716">
            <text:p>92,716</text:p>
          </table:table-cell>
          <table:table-cell table:formula="of:=([.C33]-[.C32])/[.C32]" office:value-type="percentage" office:value="0.0699934218878028">
            <text:p>7.00%</text:p>
          </table:table-cell>
          <table:table-cell table:formula="of:=15+ [.$P$1]" office:value-type="float" office:value="18">
            <text:p>18</text:p>
          </table:table-cell>
          <table:table-cell table:formula="of:=[.C33]/[.E33]" office:value-type="float" office:value="5150.88888888889">
            <text:p>5,151</text:p>
          </table:table-cell>
          <table:table-cell table:formula="of:=[.F33]+[.G32]" office:value-type="float" office:value="46415.8598487297">
            <text:p>46,416</text:p>
          </table:table-cell>
          <table:table-cell table:style-name="ce10" table:formula="of:=([.F33]-[.F32])/[.F32]" office:value-type="percentage" office:value="0.0699934218878028">
            <text:p>7.00%</text:p>
          </table:table-cell>
          <table:table-cell table:style-name="ce15" table:formula="of:=ROUNDDOWN([.A33]/2; 0) + ROUNDDOWN([.A33]/15) + 1" office:value-type="float" office:value="19">
            <text:p>19</text:p>
          </table:table-cell>
          <table:table-cell table:formula="of:=[.C33]/[.I33]" office:value-type="float" office:value="4879.78947368421">
            <text:p>4,880</text:p>
          </table:table-cell>
          <table:table-cell table:formula="of:=[.J33]+[.K32]" office:value-type="float" office:value="51175.7535845733">
            <text:p>51,176</text:p>
          </table:table-cell>
          <table:table-cell table:style-name="ce10" table:formula="of:=([.J33]-[.J32])/[.J32]" office:value-type="percentage" office:value="0.0136779786305501">
            <text:p>1.37%</text:p>
          </table:table-cell>
          <table:table-cell table:style-name="ce15" office:value-type="string">
            <text:p>Squire</text:p>
          </table:table-cell>
          <table:table-cell table:formula="of:=[.A33]*2*100" office:value-type="float" office:value="6400">
            <text:p>6,400</text:p>
          </table:table-cell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78574">
            <text:p>778,574</text:p>
          </table:table-cell>
          <table:table-cell table:formula="of:=[.B34]-[.B33]" office:value-type="float" office:value="99207">
            <text:p>99,207</text:p>
          </table:table-cell>
          <table:table-cell table:formula="of:=([.C34]-[.C33])/[.C33]" office:value-type="percentage" office:value="0.0700094913499288">
            <text:p>7.00%</text:p>
          </table:table-cell>
          <table:table-cell table:formula="of:=15+ [.$P$1]" office:value-type="float" office:value="18">
            <text:p>18</text:p>
          </table:table-cell>
          <table:table-cell table:formula="of:=[.C34]/[.E34]" office:value-type="float" office:value="5511.5">
            <text:p>5,512</text:p>
          </table:table-cell>
          <table:table-cell table:formula="of:=[.F34]+[.G33]" office:value-type="float" office:value="51927.3598487297">
            <text:p>51,927</text:p>
          </table:table-cell>
          <table:table-cell table:style-name="ce10" table:formula="of:=([.F34]-[.F33])/[.F33]" office:value-type="percentage" office:value="0.0700094913499289">
            <text:p>7.00%</text:p>
          </table:table-cell>
          <table:table-cell table:style-name="ce15" table:formula="of:=ROUNDDOWN([.A34]/2; 0) + ROUNDDOWN([.A34]/15) + 1" office:value-type="float" office:value="19">
            <text:p>19</text:p>
          </table:table-cell>
          <table:table-cell table:formula="of:=[.C34]/[.I34]" office:value-type="float" office:value="5221.42105263158">
            <text:p>5,221</text:p>
          </table:table-cell>
          <table:table-cell table:formula="of:=[.J34]+[.K33]" office:value-type="float" office:value="56397.1746372049">
            <text:p>56,397</text:p>
          </table:table-cell>
          <table:table-cell table:style-name="ce10" table:formula="of:=([.J34]-[.J33])/[.J33]" office:value-type="percentage" office:value="0.0700094913499288">
            <text:p>7.00%</text:p>
          </table:table-cell>
          <table:table-cell table:style-name="ce15" office:value-type="string">
            <text:p>Squire</text:p>
          </table:table-cell>
          <table:table-cell table:formula="of:=[.A34]*2*100" office:value-type="float" office:value="6600">
            <text:p>6,600</text:p>
          </table:table-cell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84726">
            <text:p>884,726</text:p>
          </table:table-cell>
          <table:table-cell table:formula="of:=[.B35]-[.B34]" office:value-type="float" office:value="106152">
            <text:p>106,152</text:p>
          </table:table-cell>
          <table:table-cell table:formula="of:=([.C35]-[.C34])/[.C34]" office:value-type="percentage" office:value="0.0700051407662766">
            <text:p>7.00%</text:p>
          </table:table-cell>
          <table:table-cell table:formula="of:=15+ [.$P$1]" office:value-type="float" office:value="18">
            <text:p>18</text:p>
          </table:table-cell>
          <table:table-cell table:formula="of:=[.C35]/[.E35]" office:value-type="float" office:value="5897.33333333333">
            <text:p>5,897</text:p>
          </table:table-cell>
          <table:table-cell table:formula="of:=[.F35]+[.G34]" office:value-type="float" office:value="57824.693182063">
            <text:p>57,825</text:p>
          </table:table-cell>
          <table:table-cell table:style-name="ce10" table:formula="of:=([.F35]-[.F34])/[.F34]" office:value-type="percentage" office:value="0.0700051407662765">
            <text:p>7.00%</text:p>
          </table:table-cell>
          <table:table-cell table:style-name="ce15" table:formula="of:=ROUNDDOWN([.A35]/2; 0) + ROUNDDOWN([.A35]/15) + 1" office:value-type="float" office:value="20">
            <text:p>20</text:p>
          </table:table-cell>
          <table:table-cell table:formula="of:=[.C35]/[.I35]" office:value-type="float" office:value="5307.6">
            <text:p>5,308</text:p>
          </table:table-cell>
          <table:table-cell table:formula="of:=[.J35]+[.K34]" office:value-type="float" office:value="61704.7746372049">
            <text:p>61,705</text:p>
          </table:table-cell>
          <table:table-cell table:style-name="ce10" table:formula="of:=([.J35]-[.J34])/[.J34]" office:value-type="percentage" office:value="0.0165048837279628">
            <text:p>1.65%</text:p>
          </table:table-cell>
          <table:table-cell table:style-name="ce15" office:value-type="string">
            <text:p>Squire</text:p>
          </table:table-cell>
          <table:table-cell table:formula="of:=[.A35]*2*100" office:value-type="float" office:value="6800">
            <text:p>6,800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98307">
            <text:p>998,307</text:p>
          </table:table-cell>
          <table:table-cell table:formula="of:=[.B36]-[.B35]" office:value-type="float" office:value="113581">
            <text:p>113,581</text:p>
          </table:table-cell>
          <table:table-cell table:formula="of:=([.C36]-[.C35])/[.C35]" office:value-type="percentage" office:value="0.06998455045595">
            <text:p>7.00%</text:p>
          </table:table-cell>
          <table:table-cell table:formula="of:=15+ [.$P$1]" office:value-type="float" office:value="18">
            <text:p>18</text:p>
          </table:table-cell>
          <table:table-cell table:formula="of:=[.C36]/[.E36]" office:value-type="float" office:value="6310.05555555556">
            <text:p>6,310</text:p>
          </table:table-cell>
          <table:table-cell table:formula="of:=[.F36]+[.G35]" office:value-type="float" office:value="64134.7487376186">
            <text:p>64,135</text:p>
          </table:table-cell>
          <table:table-cell table:style-name="ce10" table:formula="of:=([.F36]-[.F35])/[.F35]" office:value-type="percentage" office:value="0.06998455045595">
            <text:p>7.00%</text:p>
          </table:table-cell>
          <table:table-cell table:style-name="ce15" table:formula="of:=ROUNDDOWN([.A36]/2; 0) + ROUNDDOWN([.A36]/15) + 1" office:value-type="float" office:value="20">
            <text:p>20</text:p>
          </table:table-cell>
          <table:table-cell table:formula="of:=[.C36]/[.I36]" office:value-type="float" office:value="5679.05">
            <text:p>5,679</text:p>
          </table:table-cell>
          <table:table-cell table:formula="of:=[.J36]+[.K35]" office:value-type="float" office:value="67383.8246372049">
            <text:p>67,384</text:p>
          </table:table-cell>
          <table:table-cell table:style-name="ce10" table:formula="of:=([.J36]-[.J35])/[.J35]" office:value-type="percentage" office:value="0.0699845504559499">
            <text:p>7.00%</text:p>
          </table:table-cell>
          <table:table-cell table:style-name="ce15" office:value-type="string">
            <text:p>Squire</text:p>
          </table:table-cell>
          <table:table-cell table:formula="of:=[.A36]*2*100" office:value-type="float" office:value="7000">
            <text:p>7,000</text:p>
          </table:table-cell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19840">
            <text:p>1,119,840</text:p>
          </table:table-cell>
          <table:table-cell table:formula="of:=[.B37]-[.B36]" office:value-type="float" office:value="121533">
            <text:p>121,533</text:p>
          </table:table-cell>
          <table:table-cell table:formula="of:=([.C37]-[.C36])/[.C36]" office:value-type="percentage" office:value="0.0700117097049683">
            <text:p>7.00%</text:p>
          </table:table-cell>
          <table:table-cell table:formula="of:=15+ [.$P$1]" office:value-type="float" office:value="18">
            <text:p>18</text:p>
          </table:table-cell>
          <table:table-cell table:formula="of:=[.C37]/[.E37]" office:value-type="float" office:value="6751.83333333333">
            <text:p>6,752</text:p>
          </table:table-cell>
          <table:table-cell table:formula="of:=[.F37]+[.G36]" office:value-type="float" office:value="70886.5820709519">
            <text:p>70,887</text:p>
          </table:table-cell>
          <table:table-cell table:style-name="ce10" table:formula="of:=([.F37]-[.F36])/[.F36]" office:value-type="percentage" office:value="0.0700117097049682">
            <text:p>7.00%</text:p>
          </table:table-cell>
          <table:table-cell table:style-name="ce15" table:formula="of:=ROUNDDOWN([.A37]/2; 0) + ROUNDDOWN([.A37]/15) + 1" office:value-type="float" office:value="21">
            <text:p>21</text:p>
          </table:table-cell>
          <table:table-cell table:formula="of:=[.C37]/[.I37]" office:value-type="float" office:value="5787.28571428572">
            <text:p>5,787</text:p>
          </table:table-cell>
          <table:table-cell table:formula="of:=[.J37]+[.K36]" office:value-type="float" office:value="73171.1103514906">
            <text:p>73,171</text:p>
          </table:table-cell>
          <table:table-cell table:style-name="ce10" table:formula="of:=([.J37]-[.J36])/[.J36]" office:value-type="percentage" office:value="0.0190587711475889">
            <text:p>1.91%</text:p>
          </table:table-cell>
          <table:table-cell table:style-name="ce15" office:value-type="string">
            <text:p>Squire</text:p>
          </table:table-cell>
          <table:table-cell table:formula="of:=[.A37]*2*100" office:value-type="float" office:value="7200">
            <text:p>7,200</text:p>
          </table:table-cell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249880">
            <text:p>1,249,880</text:p>
          </table:table-cell>
          <table:table-cell table:formula="of:=[.B38]-[.B37]" office:value-type="float" office:value="130040">
            <text:p>130,040</text:p>
          </table:table-cell>
          <table:table-cell table:formula="of:=([.C38]-[.C37])/[.C37]" office:value-type="percentage" office:value="0.0699974492524664">
            <text:p>7.00%</text:p>
          </table:table-cell>
          <table:table-cell table:formula="of:=15+ [.$P$1]" office:value-type="float" office:value="18">
            <text:p>18</text:p>
          </table:table-cell>
          <table:table-cell table:formula="of:=[.C38]/[.E38]" office:value-type="float" office:value="7224.44444444444">
            <text:p>7,224</text:p>
          </table:table-cell>
          <table:table-cell table:formula="of:=[.F38]+[.G37]" office:value-type="float" office:value="78111.0265153964">
            <text:p>78,111</text:p>
          </table:table-cell>
          <table:table-cell table:style-name="ce10" table:formula="of:=([.F38]-[.F37])/[.F37]" office:value-type="percentage" office:value="0.0699974492524664">
            <text:p>7.00%</text:p>
          </table:table-cell>
          <table:table-cell table:style-name="ce15" table:formula="of:=ROUNDDOWN([.A38]/2; 0) + ROUNDDOWN([.A38]/15) + 1" office:value-type="float" office:value="21">
            <text:p>21</text:p>
          </table:table-cell>
          <table:table-cell table:formula="of:=[.C38]/[.I38]" office:value-type="float" office:value="6192.38095238095">
            <text:p>6,192</text:p>
          </table:table-cell>
          <table:table-cell table:formula="of:=[.J38]+[.K37]" office:value-type="float" office:value="79363.4913038716">
            <text:p>79,363</text:p>
          </table:table-cell>
          <table:table-cell table:style-name="ce10" table:formula="of:=([.J38]-[.J37])/[.J37]" office:value-type="percentage" office:value="0.0699974492524663">
            <text:p>7.00%</text:p>
          </table:table-cell>
          <table:table-cell table:style-name="ce15" office:value-type="string">
            <text:p>Squire</text:p>
          </table:table-cell>
          <table:table-cell table:formula="of:=[.A38]*2*100" office:value-type="float" office:value="7400">
            <text:p>7,400</text:p>
          </table:table-cell>
          <table:table-cell table:number-columns-repeated="101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389023">
            <text:p>1,389,023</text:p>
          </table:table-cell>
          <table:table-cell table:formula="of:=[.B39]-[.B38]" office:value-type="float" office:value="139143">
            <text:p>139,143</text:p>
          </table:table-cell>
          <table:table-cell table:formula="of:=([.C39]-[.C38])/[.C38]" office:value-type="percentage" office:value="0.0700015379883113">
            <text:p>7.00%</text:p>
          </table:table-cell>
          <table:table-cell table:formula="of:=15+ [.$P$1]" office:value-type="float" office:value="18">
            <text:p>18</text:p>
          </table:table-cell>
          <table:table-cell table:formula="of:=[.C39]/[.E39]" office:value-type="float" office:value="7730.16666666667">
            <text:p>7,730</text:p>
          </table:table-cell>
          <table:table-cell table:formula="of:=[.F39]+[.G38]" office:value-type="float" office:value="85841.193182063">
            <text:p>85,841</text:p>
          </table:table-cell>
          <table:table-cell table:style-name="ce10" table:formula="of:=([.F39]-[.F38])/[.F38]" office:value-type="percentage" office:value="0.0700015379883113">
            <text:p>7.00%</text:p>
          </table:table-cell>
          <table:table-cell table:style-name="ce15" table:formula="of:=ROUNDDOWN([.A39]/2; 0) + ROUNDDOWN([.A39]/15) + 1" office:value-type="float" office:value="22">
            <text:p>22</text:p>
          </table:table-cell>
          <table:table-cell table:formula="of:=[.C39]/[.I39]" office:value-type="float" office:value="6324.68181818182">
            <text:p>6,325</text:p>
          </table:table-cell>
          <table:table-cell table:formula="of:=[.J39]+[.K38]" office:value-type="float" office:value="85688.1731220534">
            <text:p>85,688</text:p>
          </table:table-cell>
          <table:table-cell table:style-name="ce10" table:formula="of:=([.J39]-[.J38])/[.J38]" office:value-type="percentage" office:value="0.021365104443388">
            <text:p>2.14%</text:p>
          </table:table-cell>
          <table:table-cell table:style-name="ce15" office:value-type="string">
            <text:p>Squire</text:p>
          </table:table-cell>
          <table:table-cell table:formula="of:=[.A39]*2*100" office:value-type="float" office:value="7600">
            <text:p>7,600</text:p>
          </table:table-cell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37906">
            <text:p>1,537,906</text:p>
          </table:table-cell>
          <table:table-cell table:formula="of:=[.B40]-[.B39]" office:value-type="float" office:value="148883">
            <text:p>148,883</text:p>
          </table:table-cell>
          <table:table-cell table:formula="of:=([.C40]-[.C39])/[.C39]" office:value-type="percentage" office:value="0.0699999281314906">
            <text:p>7.00%</text:p>
          </table:table-cell>
          <table:table-cell table:formula="of:=15+ [.$P$1]" office:value-type="float" office:value="18">
            <text:p>18</text:p>
          </table:table-cell>
          <table:table-cell table:formula="of:=[.C40]/[.E40]" office:value-type="float" office:value="8271.27777777778">
            <text:p>8,271</text:p>
          </table:table-cell>
          <table:table-cell table:formula="of:=[.F40]+[.G39]" office:value-type="float" office:value="94112.4709598408">
            <text:p>94,112</text:p>
          </table:table-cell>
          <table:table-cell table:style-name="ce10" table:formula="of:=([.F40]-[.F39])/[.F39]" office:value-type="percentage" office:value="0.0699999281314905">
            <text:p>7.00%</text:p>
          </table:table-cell>
          <table:table-cell table:style-name="ce15" table:formula="of:=ROUNDDOWN([.A40]/2; 0) + ROUNDDOWN([.A40]/15) + 1" office:value-type="float" office:value="22">
            <text:p>22</text:p>
          </table:table-cell>
          <table:table-cell table:formula="of:=[.C40]/[.I40]" office:value-type="float" office:value="6767.40909090909">
            <text:p>6,767</text:p>
          </table:table-cell>
          <table:table-cell table:formula="of:=[.J40]+[.K39]" office:value-type="float" office:value="92455.5822129625">
            <text:p>92,456</text:p>
          </table:table-cell>
          <table:table-cell table:style-name="ce10" table:formula="of:=([.J40]-[.J39])/[.J39]" office:value-type="percentage" office:value="0.0699999281314907">
            <text:p>7.00%</text:p>
          </table:table-cell>
          <table:table-cell table:style-name="ce15" office:value-type="string">
            <text:p>Squire</text:p>
          </table:table-cell>
          <table:table-cell table:formula="of:=[.A40]*2*100" office:value-type="float" office:value="7800">
            <text:p>7,800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97210">
            <text:p>1,697,210</text:p>
          </table:table-cell>
          <table:table-cell table:formula="of:=[.B41]-[.B40]" office:value-type="float" office:value="159304">
            <text:p>159,304</text:p>
          </table:table-cell>
          <table:table-cell table:formula="of:=([.C41]-[.C40])/[.C40]" office:value-type="percentage" office:value="0.069994559486308">
            <text:p>7.00%</text:p>
          </table:table-cell>
          <table:table-cell table:formula="of:=15+ [.$P$1]" office:value-type="float" office:value="18">
            <text:p>18</text:p>
          </table:table-cell>
          <table:table-cell table:formula="of:=[.C41]/[.E41]" office:value-type="float" office:value="8850.22222222222">
            <text:p>8,850</text:p>
          </table:table-cell>
          <table:table-cell table:formula="of:=[.F41]+[.G40]" office:value-type="float" office:value="102962.693182063">
            <text:p>102,963</text:p>
          </table:table-cell>
          <table:table-cell table:style-name="ce10" table:formula="of:=([.F41]-[.F40])/[.F40]" office:value-type="percentage" office:value="0.0699945594863081">
            <text:p>7.00%</text:p>
          </table:table-cell>
          <table:table-cell table:style-name="ce15" table:formula="of:=ROUNDDOWN([.A41]/2; 0) + ROUNDDOWN([.A41]/15) + 1" office:value-type="float" office:value="23">
            <text:p>23</text:p>
          </table:table-cell>
          <table:table-cell table:formula="of:=[.C41]/[.I41]" office:value-type="float" office:value="6926.26086956522">
            <text:p>6,926</text:p>
          </table:table-cell>
          <table:table-cell table:formula="of:=[.J41]+[.K40]" office:value-type="float" office:value="99381.8430825277">
            <text:p>99,382</text:p>
          </table:table-cell>
          <table:table-cell table:style-name="ce10" table:formula="of:=([.J41]-[.J40])/[.J40]" office:value-type="percentage" office:value="0.0234730568999468">
            <text:p>2.35%</text:p>
          </table:table-cell>
          <table:table-cell table:style-name="ce15" office:value-type="string">
            <text:p>Squire</text:p>
          </table:table-cell>
          <table:table-cell table:formula="of:=[.A41]*2*100" office:value-type="float" office:value="8000">
            <text:p>8,000</text:p>
          </table:table-cell>
          <table:table-cell table:number-columns-repeated="101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867666">
            <text:p>1,867,666</text:p>
          </table:table-cell>
          <table:table-cell table:formula="of:=[.B42]-[.B41]" office:value-type="float" office:value="170456">
            <text:p>170,456</text:p>
          </table:table-cell>
          <table:table-cell table:formula="of:=([.C42]-[.C41])/[.C41]" office:value-type="percentage" office:value="0.0700045196605233">
            <text:p>7.00%</text:p>
          </table:table-cell>
          <table:table-cell table:formula="of:=15+ [.$P$1]" office:value-type="float" office:value="18">
            <text:p>18</text:p>
          </table:table-cell>
          <table:table-cell table:formula="of:=[.C42]/[.E42]" office:value-type="float" office:value="9469.77777777778">
            <text:p>9,470</text:p>
          </table:table-cell>
          <table:table-cell table:formula="of:=[.F42]+[.G41]" office:value-type="float" office:value="112432.470959841">
            <text:p>112,432</text:p>
          </table:table-cell>
          <table:table-cell table:style-name="ce10" table:formula="of:=([.F42]-[.F41])/[.F41]" office:value-type="percentage" office:value="0.0700045196605232">
            <text:p>7.00%</text:p>
          </table:table-cell>
          <table:table-cell table:style-name="ce15" table:formula="of:=ROUNDDOWN([.A42]/2; 0) + ROUNDDOWN([.A42]/15) + 1" office:value-type="float" office:value="23">
            <text:p>23</text:p>
          </table:table-cell>
          <table:table-cell table:formula="of:=[.C42]/[.I42]" office:value-type="float" office:value="7411.13043478261">
            <text:p>7,411</text:p>
          </table:table-cell>
          <table:table-cell table:formula="of:=[.J42]+[.K41]" office:value-type="float" office:value="106792.97351731">
            <text:p>106,793</text:p>
          </table:table-cell>
          <table:table-cell table:style-name="ce10" table:formula="of:=([.J42]-[.J41])/[.J41]" office:value-type="percentage" office:value="0.0700045196605234">
            <text:p>7.00%</text:p>
          </table:table-cell>
          <table:table-cell table:style-name="ce15" office:value-type="string">
            <text:p>Squire</text:p>
          </table:table-cell>
          <table:table-cell table:formula="of:=[.A42]*2*100" office:value-type="float" office:value="8200">
            <text:p>8,200</text:p>
          </table:table-cell>
          <table:table-cell table:number-columns-repeated="101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50054">
            <text:p>2,050,054</text:p>
          </table:table-cell>
          <table:table-cell table:formula="of:=[.B43]-[.B42]" office:value-type="float" office:value="182388">
            <text:p>182,388</text:p>
          </table:table-cell>
          <table:table-cell table:formula="of:=([.C43]-[.C42])/[.C42]" office:value-type="percentage" office:value="0.0700004693293284">
            <text:p>7.00%</text:p>
          </table:table-cell>
          <table:table-cell table:formula="of:=15+ [.$P$1]" office:value-type="float" office:value="18">
            <text:p>18</text:p>
          </table:table-cell>
          <table:table-cell table:formula="of:=[.C43]/[.E43]" office:value-type="float" office:value="10132.6666666667">
            <text:p>10,133</text:p>
          </table:table-cell>
          <table:table-cell table:formula="of:=[.F43]+[.G42]" office:value-type="float" office:value="122565.137626507">
            <text:p>122,565</text:p>
          </table:table-cell>
          <table:table-cell table:style-name="ce10" table:formula="of:=([.F43]-[.F42])/[.F42]" office:value-type="percentage" office:value="0.0700004693293284">
            <text:p>7.00%</text:p>
          </table:table-cell>
          <table:table-cell table:style-name="ce15" table:formula="of:=ROUNDDOWN([.A43]/2; 0) + ROUNDDOWN([.A43]/15) + 1" office:value-type="float" office:value="24">
            <text:p>24</text:p>
          </table:table-cell>
          <table:table-cell table:formula="of:=[.C43]/[.I43]" office:value-type="float" office:value="7599.5">
            <text:p>7,600</text:p>
          </table:table-cell>
          <table:table-cell table:formula="of:=[.J43]+[.K42]" office:value-type="float" office:value="114392.47351731">
            <text:p>114,392</text:p>
          </table:table-cell>
          <table:table-cell table:style-name="ce10" table:formula="of:=([.J43]-[.J42])/[.J42]" office:value-type="percentage" office:value="0.0254171164406063">
            <text:p>2.54%</text:p>
          </table:table-cell>
          <table:table-cell table:style-name="ce15" office:value-type="string">
            <text:p>Squire</text:p>
          </table:table-cell>
          <table:table-cell table:formula="of:=[.A43]*2*100" office:value-type="float" office:value="8400">
            <text:p>8,400</text:p>
          </table:table-cell>
          <table:table-cell table:number-columns-repeated="101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245209">
            <text:p>2,245,209</text:p>
          </table:table-cell>
          <table:table-cell table:formula="of:=[.B44]-[.B43]" office:value-type="float" office:value="195155">
            <text:p>195,155</text:p>
          </table:table-cell>
          <table:table-cell table:formula="of:=([.C44]-[.C43])/[.C43]" office:value-type="percentage" office:value="0.0699991227493037">
            <text:p>7.00%</text:p>
          </table:table-cell>
          <table:table-cell table:formula="of:=15+ [.$P$1]" office:value-type="float" office:value="18">
            <text:p>18</text:p>
          </table:table-cell>
          <table:table-cell table:formula="of:=[.C44]/[.E44]" office:value-type="float" office:value="10841.9444444444">
            <text:p>10,842</text:p>
          </table:table-cell>
          <table:table-cell table:formula="of:=[.F44]+[.G43]" office:value-type="float" office:value="133407.082070952">
            <text:p>133,407</text:p>
          </table:table-cell>
          <table:table-cell table:style-name="ce10" table:formula="of:=([.F44]-[.F43])/[.F43]" office:value-type="percentage" office:value="0.0699991227493038">
            <text:p>7.00%</text:p>
          </table:table-cell>
          <table:table-cell table:style-name="ce15" table:formula="of:=ROUNDDOWN([.A44]/2; 0) + ROUNDDOWN([.A44]/15) + 1" office:value-type="float" office:value="24">
            <text:p>24</text:p>
          </table:table-cell>
          <table:table-cell table:formula="of:=[.C44]/[.I44]" office:value-type="float" office:value="8131.45833333333">
            <text:p>8,131</text:p>
          </table:table-cell>
          <table:table-cell table:formula="of:=[.J44]+[.K43]" office:value-type="float" office:value="122523.931850644">
            <text:p>122,524</text:p>
          </table:table-cell>
          <table:table-cell table:style-name="ce10" table:formula="of:=([.J44]-[.J43])/[.J43]" office:value-type="percentage" office:value="0.0699991227493036">
            <text:p>7.00%</text:p>
          </table:table-cell>
          <table:table-cell table:style-name="ce15" office:value-type="string">
            <text:p>Squire</text:p>
          </table:table-cell>
          <table:table-cell table:formula="of:=[.A44]*2*100" office:value-type="float" office:value="8600">
            <text:p>8,600</text:p>
          </table:table-cell>
          <table:table-cell table:number-columns-repeated="101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454025">
            <text:p>2,454,025</text:p>
          </table:table-cell>
          <table:table-cell table:formula="of:=[.B45]-[.B44]" office:value-type="float" office:value="208816">
            <text:p>208,816</text:p>
          </table:table-cell>
          <table:table-cell table:formula="of:=([.C45]-[.C44])/[.C44]" office:value-type="percentage" office:value="0.070000768619815">
            <text:p>7.00%</text:p>
          </table:table-cell>
          <table:table-cell table:formula="of:=15+ [.$P$1]" office:value-type="float" office:value="18">
            <text:p>18</text:p>
          </table:table-cell>
          <table:table-cell table:formula="of:=[.C45]/[.E45]" office:value-type="float" office:value="11600.8888888889">
            <text:p>11,601</text:p>
          </table:table-cell>
          <table:table-cell table:formula="of:=[.F45]+[.G44]" office:value-type="float" office:value="145007.970959841">
            <text:p>145,008</text:p>
          </table:table-cell>
          <table:table-cell table:style-name="ce10" table:formula="of:=([.F45]-[.F44])/[.F44]" office:value-type="percentage" office:value="0.0700007686198149">
            <text:p>7.00%</text:p>
          </table:table-cell>
          <table:table-cell table:style-name="ce15" table:formula="of:=ROUNDDOWN([.A45]/2; 0) + ROUNDDOWN([.A45]/15) + 1" office:value-type="float" office:value="25">
            <text:p>25</text:p>
          </table:table-cell>
          <table:table-cell table:formula="of:=[.C45]/[.I45]" office:value-type="float" office:value="8352.64">
            <text:p>8,353</text:p>
          </table:table-cell>
          <table:table-cell table:formula="of:=[.J45]+[.K44]" office:value-type="float" office:value="130876.571850644">
            <text:p>130,877</text:p>
          </table:table-cell>
          <table:table-cell table:style-name="ce10" table:formula="of:=([.J45]-[.J44])/[.J44]" office:value-type="percentage" office:value="0.0272007378750224">
            <text:p>2.72%</text:p>
          </table:table-cell>
          <table:table-cell table:style-name="ce15" office:value-type="string">
            <text:p>Squire</text:p>
          </table:table-cell>
          <table:table-cell table:formula="of:=[.A45]*2*100" office:value-type="float" office:value="8800">
            <text:p>8,800</text:p>
          </table:table-cell>
          <table:table-cell table:number-columns-repeated="10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677457">
            <text:p>2,677,457</text:p>
          </table:table-cell>
          <table:table-cell table:formula="of:=[.B46]-[.B45]" office:value-type="float" office:value="223432">
            <text:p>223,432</text:p>
          </table:table-cell>
          <table:table-cell table:formula="of:=([.C46]-[.C45])/[.C45]" office:value-type="percentage" office:value="0.0699946364263275">
            <text:p>7.00%</text:p>
          </table:table-cell>
          <table:table-cell table:formula="of:=15+ [.$P$1]" office:value-type="float" office:value="18">
            <text:p>18</text:p>
          </table:table-cell>
          <table:table-cell table:formula="of:=[.C46]/[.E46]" office:value-type="float" office:value="12412.8888888889">
            <text:p>12,413</text:p>
          </table:table-cell>
          <table:table-cell table:formula="of:=[.F46]+[.G45]" office:value-type="float" office:value="157420.85984873">
            <text:p>157,421</text:p>
          </table:table-cell>
          <table:table-cell table:style-name="ce10" table:formula="of:=([.F46]-[.F45])/[.F45]" office:value-type="percentage" office:value="0.0699946364263275">
            <text:p>7.00%</text:p>
          </table:table-cell>
          <table:table-cell table:style-name="ce15" table:formula="of:=ROUNDDOWN([.A46]/2; 0) + ROUNDDOWN([.A46]/15) + 1" office:value-type="float" office:value="26">
            <text:p>26</text:p>
          </table:table-cell>
          <table:table-cell table:formula="of:=[.C46]/[.I46]" office:value-type="float" office:value="8593.53846153846">
            <text:p>8,594</text:p>
          </table:table-cell>
          <table:table-cell table:formula="of:=[.J46]+[.K45]" office:value-type="float" office:value="139470.110312182">
            <text:p>139,470</text:p>
          </table:table-cell>
          <table:table-cell table:style-name="ce10" table:formula="of:=([.J46]-[.J45])/[.J45]" office:value-type="percentage" office:value="0.0288409965637764">
            <text:p>2.88%</text:p>
          </table:table-cell>
          <table:table-cell table:style-name="ce15" office:value-type="string">
            <text:p>Squire</text:p>
          </table:table-cell>
          <table:table-cell table:formula="of:=[.A46]*2*100" office:value-type="float" office:value="9000">
            <text:p>9,000</text:p>
          </table:table-cell>
          <table:table-cell table:number-columns-repeated="101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916531">
            <text:p>2,916,531</text:p>
          </table:table-cell>
          <table:table-cell table:formula="of:=[.B47]-[.B46]" office:value-type="float" office:value="239074">
            <text:p>239,074</text:p>
          </table:table-cell>
          <table:table-cell table:formula="of:=([.C47]-[.C46])/[.C46]" office:value-type="percentage" office:value="0.0700078771169752">
            <text:p>7.00%</text:p>
          </table:table-cell>
          <table:table-cell table:formula="of:=15+ [.$P$1]" office:value-type="float" office:value="18">
            <text:p>18</text:p>
          </table:table-cell>
          <table:table-cell table:formula="of:=[.C47]/[.E47]" office:value-type="float" office:value="13281.8888888889">
            <text:p>13,282</text:p>
          </table:table-cell>
          <table:table-cell table:formula="of:=[.F47]+[.G46]" office:value-type="float" office:value="170702.748737619">
            <text:p>170,703</text:p>
          </table:table-cell>
          <table:table-cell table:style-name="ce10" table:formula="of:=([.F47]-[.F46])/[.F46]" office:value-type="percentage" office:value="0.0700078771169752">
            <text:p>7.00%</text:p>
          </table:table-cell>
          <table:table-cell table:style-name="ce15" table:formula="of:=ROUNDDOWN([.A47]/2; 0) + ROUNDDOWN([.A47]/15) + 1" office:value-type="float" office:value="27">
            <text:p>27</text:p>
          </table:table-cell>
          <table:table-cell table:formula="of:=[.C47]/[.I47]" office:value-type="float" office:value="8854.59259259259">
            <text:p>8,855</text:p>
          </table:table-cell>
          <table:table-cell table:formula="of:=[.J47]+[.K46]" office:value-type="float" office:value="148324.702904775">
            <text:p>148,325</text:p>
          </table:table-cell>
          <table:table-cell table:style-name="ce10" table:formula="of:=([.J47]-[.J46])/[.J46]" office:value-type="percentage" office:value="0.0303779557422725">
            <text:p>3.04%</text:p>
          </table:table-cell>
          <table:table-cell table:style-name="ce15" office:value-type="string">
            <text:p>Squire</text:p>
          </table:table-cell>
          <table:table-cell table:formula="of:=[.A47]*2*100" office:value-type="float" office:value="9200">
            <text:p>9,200</text:p>
          </table:table-cell>
          <table:table-cell table:number-columns-repeated="101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172339">
            <text:p>3,172,339</text:p>
          </table:table-cell>
          <table:table-cell table:formula="of:=[.B48]-[.B47]" office:value-type="float" office:value="255808">
            <text:p>255,808</text:p>
          </table:table-cell>
          <table:table-cell table:formula="of:=([.C48]-[.C47])/[.C47]" office:value-type="percentage" office:value="0.0699950642897178">
            <text:p>7.00%</text:p>
          </table:table-cell>
          <table:table-cell table:formula="of:=15+ [.$P$1]" office:value-type="float" office:value="18">
            <text:p>18</text:p>
          </table:table-cell>
          <table:table-cell table:formula="of:=[.C48]/[.E48]" office:value-type="float" office:value="14211.5555555556">
            <text:p>14,212</text:p>
          </table:table-cell>
          <table:table-cell table:formula="of:=[.F48]+[.G47]" office:value-type="float" office:value="184914.304293174">
            <text:p>184,914</text:p>
          </table:table-cell>
          <table:table-cell table:style-name="ce10" table:formula="of:=([.F48]-[.F47])/[.F47]" office:value-type="percentage" office:value="0.0699950642897178">
            <text:p>7.00%</text:p>
          </table:table-cell>
          <table:table-cell table:style-name="ce15" table:formula="of:=ROUNDDOWN([.A48]/2; 0) + ROUNDDOWN([.A48]/15) + 1" office:value-type="float" office:value="27">
            <text:p>27</text:p>
          </table:table-cell>
          <table:table-cell table:formula="of:=[.C48]/[.I48]" office:value-type="float" office:value="9474.37037037037">
            <text:p>9,474</text:p>
          </table:table-cell>
          <table:table-cell table:formula="of:=[.J48]+[.K47]" office:value-type="float" office:value="157799.073275145">
            <text:p>157,799</text:p>
          </table:table-cell>
          <table:table-cell table:style-name="ce10" table:formula="of:=([.J48]-[.J47])/[.J47]" office:value-type="percentage" office:value="0.0699950642897178">
            <text:p>7.00%</text:p>
          </table:table-cell>
          <table:table-cell table:style-name="ce15" office:value-type="string">
            <text:p>Squire</text:p>
          </table:table-cell>
          <table:table-cell table:formula="of:=[.A48]*2*100" office:value-type="float" office:value="9400">
            <text:p>9,400</text:p>
          </table:table-cell>
          <table:table-cell table:number-columns-repeated="101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446054">
            <text:p>3,446,054</text:p>
          </table:table-cell>
          <table:table-cell table:formula="of:=[.B49]-[.B48]" office:value-type="float" office:value="273715">
            <text:p>273,715</text:p>
          </table:table-cell>
          <table:table-cell table:formula="of:=([.C49]-[.C48])/[.C48]" office:value-type="percentage" office:value="0.07000172004003">
            <text:p>7.00%</text:p>
          </table:table-cell>
          <table:table-cell table:formula="of:=15+ [.$P$1]" office:value-type="float" office:value="18">
            <text:p>18</text:p>
          </table:table-cell>
          <table:table-cell table:formula="of:=[.C49]/[.E49]" office:value-type="float" office:value="15206.3888888889">
            <text:p>15,206</text:p>
          </table:table-cell>
          <table:table-cell table:formula="of:=[.F49]+[.G48]" office:value-type="float" office:value="200120.693182063">
            <text:p>200,121</text:p>
          </table:table-cell>
          <table:table-cell table:style-name="ce10" table:formula="of:=([.F49]-[.F48])/[.F48]" office:value-type="percentage" office:value="0.0700017200400301">
            <text:p>7.00%</text:p>
          </table:table-cell>
          <table:table-cell table:style-name="ce15" table:formula="of:=ROUNDDOWN([.A49]/2; 0) + ROUNDDOWN([.A49]/15) + 1" office:value-type="float" office:value="28">
            <text:p>28</text:p>
          </table:table-cell>
          <table:table-cell table:formula="of:=[.C49]/[.I49]" office:value-type="float" office:value="9775.53571428571">
            <text:p>9,776</text:p>
          </table:table-cell>
          <table:table-cell table:formula="of:=[.J49]+[.K48]" office:value-type="float" office:value="167574.608989431">
            <text:p>167,575</text:p>
          </table:table-cell>
          <table:table-cell table:style-name="ce10" table:formula="of:=([.J49]-[.J48])/[.J48]" office:value-type="percentage" office:value="0.0317873728957432">
            <text:p>3.18%</text:p>
          </table:table-cell>
          <table:table-cell table:style-name="ce15" office:value-type="string">
            <text:p>Squire</text:p>
          </table:table-cell>
          <table:table-cell table:formula="of:=[.A49]*2*100" office:value-type="float" office:value="9600">
            <text:p>9,600</text:p>
          </table:table-cell>
          <table:table-cell table:number-columns-repeated="101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738929">
            <text:p>3,738,929</text:p>
          </table:table-cell>
          <table:table-cell table:formula="of:=[.B50]-[.B49]" office:value-type="float" office:value="292875">
            <text:p>292,875</text:p>
          </table:table-cell>
          <table:table-cell table:formula="of:=([.C50]-[.C49])/[.C49]" office:value-type="percentage" office:value="0.0699998173282429">
            <text:p>7.00%</text:p>
          </table:table-cell>
          <table:table-cell table:formula="of:=15+ [.$P$1]" office:value-type="float" office:value="18">
            <text:p>18</text:p>
          </table:table-cell>
          <table:table-cell table:formula="of:=[.C50]/[.E50]" office:value-type="float" office:value="16270.8333333333">
            <text:p>16,271</text:p>
          </table:table-cell>
          <table:table-cell table:formula="of:=[.F50]+[.G49]" office:value-type="float" office:value="216391.526515396">
            <text:p>216,392</text:p>
          </table:table-cell>
          <table:table-cell table:style-name="ce10" table:formula="of:=([.F50]-[.F49])/[.F49]" office:value-type="percentage" office:value="0.0699998173282429">
            <text:p>7.00%</text:p>
          </table:table-cell>
          <table:table-cell table:style-name="ce15" table:formula="of:=ROUNDDOWN([.A50]/2; 0) + ROUNDDOWN([.A50]/15) + 1" office:value-type="float" office:value="28">
            <text:p>28</text:p>
          </table:table-cell>
          <table:table-cell table:formula="of:=[.C50]/[.I50]" office:value-type="float" office:value="10459.8214285714">
            <text:p>10,460</text:p>
          </table:table-cell>
          <table:table-cell table:formula="of:=[.J50]+[.K49]" office:value-type="float" office:value="178034.430418002">
            <text:p>178,034</text:p>
          </table:table-cell>
          <table:table-cell table:style-name="ce10" table:formula="of:=([.J50]-[.J49])/[.J49]" office:value-type="percentage" office:value="0.069999817328243">
            <text:p>7.00%</text:p>
          </table:table-cell>
          <table:table-cell table:style-name="ce15" office:value-type="string">
            <text:p>Squire</text:p>
          </table:table-cell>
          <table:table-cell table:formula="of:=[.A50]*2*100" office:value-type="float" office:value="9800">
            <text:p>9,800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00000">
            <text:p>4,000,000</text:p>
          </table:table-cell>
          <table:table-cell table:formula="of:=[.B51]-[.B50]" office:value-type="float" office:value="261071">
            <text:p>261,071</text:p>
          </table:table-cell>
          <table:table-cell table:formula="of:=([.C51]-[.C50])/[.C50]" office:value-type="percentage" office:value="-0.108592402902262">
            <text:p>-10.86%</text:p>
          </table:table-cell>
          <table:table-cell table:formula="of:=15+ [.$P$1]" office:value-type="float" office:value="18">
            <text:p>18</text:p>
          </table:table-cell>
          <table:table-cell table:formula="of:=[.C51]/[.E51]" office:value-type="float" office:value="14503.9444444444">
            <text:p>14,504</text:p>
          </table:table-cell>
          <table:table-cell table:formula="of:=[.F51]+[.G50]" office:value-type="float" office:value="230895.470959841">
            <text:p>230,895</text:p>
          </table:table-cell>
          <table:table-cell table:style-name="ce10" table:formula="of:=([.F51]-[.F50])/[.F50]" office:value-type="percentage" office:value="-0.108592402902262">
            <text:p>-10.86%</text:p>
          </table:table-cell>
          <table:table-cell table:style-name="ce15" table:formula="of:=ROUNDDOWN([.A51]/2; 0) + ROUNDDOWN([.A51]/15) + 1" office:value-type="float" office:value="29">
            <text:p>29</text:p>
          </table:table-cell>
          <table:table-cell table:formula="of:=[.C51]/[.I51]" office:value-type="float" office:value="9002.44827586207">
            <text:p>9,002</text:p>
          </table:table-cell>
          <table:table-cell table:formula="of:=[.J51]+[.K50]" office:value-type="float" office:value="187036.878693864">
            <text:p>187,037</text:p>
          </table:table-cell>
          <table:table-cell table:style-name="ce10" table:formula="of:=([.J51]-[.J50])/[.J50]" office:value-type="percentage" office:value="-0.139330595905632">
            <text:p>-13.93%</text:p>
          </table:table-cell>
          <table:table-cell table:style-name="ce15" office:value-type="string">
            <text:p>Knight</text:p>
          </table:table-cell>
          <table:table-cell table:formula="of:=[.A51]*2*100" office:value-type="float" office:value="10000">
            <text:p>10,000</text:p>
          </table:table-cell>
          <table:table-cell table:number-columns-repeated="101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266292">
            <text:p>4,266,292</text:p>
          </table:table-cell>
          <table:table-cell table:formula="of:=[.B52]-[.B51]" office:value-type="float" office:value="266292">
            <text:p>266,292</text:p>
          </table:table-cell>
          <table:table-cell table:formula="of:=([.C52]-[.C51])/[.C51]" office:value-type="percentage" office:value="0.0199983912422291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52]/[.E52]" office:value-type="float" office:value="14794">
            <text:p>14,794</text:p>
          </table:table-cell>
          <table:table-cell table:formula="of:=[.F52]+[.G51]" office:value-type="float" office:value="245689.470959841">
            <text:p>245,689</text:p>
          </table:table-cell>
          <table:table-cell table:style-name="ce10" table:formula="of:=([.F52]-[.F51])/[.F51]" office:value-type="percentage" office:value="0.0199983912422291">
            <text:p>2.00%</text:p>
          </table:table-cell>
          <table:table-cell table:style-name="ce15" table:formula="of:=ROUNDDOWN([.A52]/2; 0) + ROUNDDOWN([.A52]/15) + 1" office:value-type="float" office:value="29">
            <text:p>29</text:p>
          </table:table-cell>
          <table:table-cell table:formula="of:=[.C52]/[.I52]" office:value-type="float" office:value="9182.48275862069">
            <text:p>9,182</text:p>
          </table:table-cell>
          <table:table-cell table:formula="of:=[.J52]+[.K51]" office:value-type="float" office:value="196219.361452485">
            <text:p>196,219</text:p>
          </table:table-cell>
          <table:table-cell table:style-name="ce10" table:formula="of:=([.J52]-[.J51])/[.J51]" office:value-type="percentage" office:value="0.0199983912422292">
            <text:p>2.00%</text:p>
          </table:table-cell>
          <table:table-cell table:style-name="ce15" office:value-type="string">
            <text:p>Knight</text:p>
          </table:table-cell>
          <table:table-cell table:formula="of:=[.A52]*2*100" office:value-type="float" office:value="10200">
            <text:p>10,200</text:p>
          </table:table-cell>
          <table:table-cell table:number-columns-repeated="1010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537910">
            <text:p>4,537,910</text:p>
          </table:table-cell>
          <table:table-cell table:formula="of:=[.B53]-[.B52]" office:value-type="float" office:value="271618">
            <text:p>271,618</text:p>
          </table:table-cell>
          <table:table-cell table:formula="of:=([.C53]-[.C52])/[.C52]" office:value-type="percentage" office:value="0.0200006008441861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53]/[.E53]" office:value-type="float" office:value="15089.8888888889">
            <text:p>15,090</text:p>
          </table:table-cell>
          <table:table-cell table:formula="of:=[.F53]+[.G52]" office:value-type="float" office:value="260779.35984873">
            <text:p>260,779</text:p>
          </table:table-cell>
          <table:table-cell table:style-name="ce10" table:formula="of:=([.F53]-[.F52])/[.F52]" office:value-type="percentage" office:value="0.0200006008441861">
            <text:p>2.00%</text:p>
          </table:table-cell>
          <table:table-cell table:style-name="ce15" table:formula="of:=ROUNDDOWN([.A53]/2; 0) + ROUNDDOWN([.A53]/15) + 1" office:value-type="float" office:value="30">
            <text:p>30</text:p>
          </table:table-cell>
          <table:table-cell table:formula="of:=[.C53]/[.I53]" office:value-type="float" office:value="9053.93333333333">
            <text:p>9,054</text:p>
          </table:table-cell>
          <table:table-cell table:formula="of:=[.J53]+[.K52]" office:value-type="float" office:value="205273.294785818">
            <text:p>205,273</text:p>
          </table:table-cell>
          <table:table-cell table:style-name="ce10" table:formula="of:=([.J53]-[.J52])/[.J52]" office:value-type="percentage" office:value="-0.0139994191839536">
            <text:p>-1.40%</text:p>
          </table:table-cell>
          <table:table-cell table:style-name="ce15" office:value-type="string">
            <text:p>Knight</text:p>
          </table:table-cell>
          <table:table-cell table:formula="of:=[.A53]*2*100" office:value-type="float" office:value="10400">
            <text:p>10,400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814960">
            <text:p>4,814,960</text:p>
          </table:table-cell>
          <table:table-cell table:formula="of:=[.B54]-[.B53]" office:value-type="float" office:value="277050">
            <text:p>277,050</text:p>
          </table:table-cell>
          <table:table-cell table:formula="of:=([.C54]-[.C53])/[.C53]" office:value-type="percentage" office:value="0.0199986746091938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54]/[.E54]" office:value-type="float" office:value="15391.6666666667">
            <text:p>15,392</text:p>
          </table:table-cell>
          <table:table-cell table:formula="of:=[.F54]+[.G53]" office:value-type="float" office:value="276171.026515396">
            <text:p>276,171</text:p>
          </table:table-cell>
          <table:table-cell table:style-name="ce10" table:formula="of:=([.F54]-[.F53])/[.F53]" office:value-type="percentage" office:value="0.0199986746091938">
            <text:p>2.00%</text:p>
          </table:table-cell>
          <table:table-cell table:style-name="ce15" table:formula="of:=ROUNDDOWN([.A54]/2; 0) + ROUNDDOWN([.A54]/15) + 1" office:value-type="float" office:value="30">
            <text:p>30</text:p>
          </table:table-cell>
          <table:table-cell table:formula="of:=[.C54]/[.I54]" office:value-type="float" office:value="9235">
            <text:p>9,235</text:p>
          </table:table-cell>
          <table:table-cell table:formula="of:=[.J54]+[.K53]" office:value-type="float" office:value="214508.294785818">
            <text:p>214,508</text:p>
          </table:table-cell>
          <table:table-cell table:style-name="ce10" table:formula="of:=([.J54]-[.J53])/[.J53]" office:value-type="percentage" office:value="0.0199986746091939">
            <text:p>2.00%</text:p>
          </table:table-cell>
          <table:table-cell table:style-name="ce15" office:value-type="string">
            <text:p>Knight</text:p>
          </table:table-cell>
          <table:table-cell table:formula="of:=[.A54]*2*100" office:value-type="float" office:value="10600">
            <text:p>10,600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097552">
            <text:p>5,097,552</text:p>
          </table:table-cell>
          <table:table-cell table:formula="of:=[.B55]-[.B54]" office:value-type="float" office:value="282592">
            <text:p>282,592</text:p>
          </table:table-cell>
          <table:table-cell table:formula="of:=([.C55]-[.C54])/[.C54]" office:value-type="percentage" office:value="0.0200036094567768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55]/[.E55]" office:value-type="float" office:value="15699.5555555556">
            <text:p>15,700</text:p>
          </table:table-cell>
          <table:table-cell table:formula="of:=[.F55]+[.G54]" office:value-type="float" office:value="291870.582070952">
            <text:p>291,871</text:p>
          </table:table-cell>
          <table:table-cell table:style-name="ce10" table:formula="of:=([.F55]-[.F54])/[.F54]" office:value-type="percentage" office:value="0.0200036094567767">
            <text:p>2.00%</text:p>
          </table:table-cell>
          <table:table-cell table:style-name="ce15" table:formula="of:=ROUNDDOWN([.A55]/2; 0) + ROUNDDOWN([.A55]/15) + 1" office:value-type="float" office:value="31">
            <text:p>31</text:p>
          </table:table-cell>
          <table:table-cell table:formula="of:=[.C55]/[.I55]" office:value-type="float" office:value="9115.87096774194">
            <text:p>9,116</text:p>
          </table:table-cell>
          <table:table-cell table:formula="of:=[.J55]+[.K54]" office:value-type="float" office:value="223624.16575356">
            <text:p>223,624</text:p>
          </table:table-cell>
          <table:table-cell table:style-name="ce10" table:formula="of:=([.J55]-[.J54])/[.J54]" office:value-type="percentage" office:value="-0.0128997327837644">
            <text:p>-1.29%</text:p>
          </table:table-cell>
          <table:table-cell table:style-name="ce15" office:value-type="string">
            <text:p>Knight</text:p>
          </table:table-cell>
          <table:table-cell table:formula="of:=[.A55]*2*100" office:value-type="float" office:value="10800">
            <text:p>10,800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385795">
            <text:p>5,385,795</text:p>
          </table:table-cell>
          <table:table-cell table:formula="of:=[.B56]-[.B55]" office:value-type="float" office:value="288243">
            <text:p>288,243</text:p>
          </table:table-cell>
          <table:table-cell table:formula="of:=([.C56]-[.C55])/[.C55]" office:value-type="percentage" office:value="0.0199970275167025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56]/[.E56]" office:value-type="float" office:value="16013.5">
            <text:p>16,014</text:p>
          </table:table-cell>
          <table:table-cell table:formula="of:=[.F56]+[.G55]" office:value-type="float" office:value="307884.082070952">
            <text:p>307,884</text:p>
          </table:table-cell>
          <table:table-cell table:style-name="ce10" table:formula="of:=([.F56]-[.F55])/[.F55]" office:value-type="percentage" office:value="0.0199970275167026">
            <text:p>2.00%</text:p>
          </table:table-cell>
          <table:table-cell table:style-name="ce15" table:formula="of:=ROUNDDOWN([.A56]/2; 0) + ROUNDDOWN([.A56]/15) + 1" office:value-type="float" office:value="31">
            <text:p>31</text:p>
          </table:table-cell>
          <table:table-cell table:formula="of:=[.C56]/[.I56]" office:value-type="float" office:value="9298.16129032258">
            <text:p>9,298</text:p>
          </table:table-cell>
          <table:table-cell table:formula="of:=[.J56]+[.K55]" office:value-type="float" office:value="232922.327043883">
            <text:p>232,922</text:p>
          </table:table-cell>
          <table:table-cell table:style-name="ce10" table:formula="of:=([.J56]-[.J55])/[.J55]" office:value-type="percentage" office:value="0.0199970275167026">
            <text:p>2.00%</text:p>
          </table:table-cell>
          <table:table-cell table:style-name="ce15" office:value-type="string">
            <text:p>Knight</text:p>
          </table:table-cell>
          <table:table-cell table:formula="of:=[.A56]*2*100" office:value-type="float" office:value="11000">
            <text:p>11,000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679803">
            <text:p>5,679,803</text:p>
          </table:table-cell>
          <table:table-cell table:formula="of:=[.B57]-[.B56]" office:value-type="float" office:value="294008">
            <text:p>294,008</text:p>
          </table:table-cell>
          <table:table-cell table:formula="of:=([.C57]-[.C56])/[.C56]" office:value-type="percentage" office:value="0.0200004857013006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57]/[.E57]" office:value-type="float" office:value="16333.7777777778">
            <text:p>16,334</text:p>
          </table:table-cell>
          <table:table-cell table:formula="of:=[.F57]+[.G56]" office:value-type="float" office:value="324217.85984873">
            <text:p>324,218</text:p>
          </table:table-cell>
          <table:table-cell table:style-name="ce10" table:formula="of:=([.F57]-[.F56])/[.F56]" office:value-type="percentage" office:value="0.0200004857013006">
            <text:p>2.00%</text:p>
          </table:table-cell>
          <table:table-cell table:style-name="ce15" table:formula="of:=ROUNDDOWN([.A57]/2; 0) + ROUNDDOWN([.A57]/15) + 1" office:value-type="float" office:value="32">
            <text:p>32</text:p>
          </table:table-cell>
          <table:table-cell table:formula="of:=[.C57]/[.I57]" office:value-type="float" office:value="9187.75">
            <text:p>9,188</text:p>
          </table:table-cell>
          <table:table-cell table:formula="of:=[.J57]+[.K56]" office:value-type="float" office:value="242110.077043883">
            <text:p>242,110</text:p>
          </table:table-cell>
          <table:table-cell table:style-name="ce10" table:formula="of:=([.J57]-[.J56])/[.J56]" office:value-type="percentage" office:value="-0.0118745294768651">
            <text:p>-1.19%</text:p>
          </table:table-cell>
          <table:table-cell table:style-name="ce15" office:value-type="string">
            <text:p>Knight</text:p>
          </table:table-cell>
          <table:table-cell table:formula="of:=[.A57]*2*100" office:value-type="float" office:value="11200">
            <text:p>11,200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979691">
            <text:p>5,979,691</text:p>
          </table:table-cell>
          <table:table-cell table:formula="of:=[.B58]-[.B57]" office:value-type="float" office:value="299888">
            <text:p>299,888</text:p>
          </table:table-cell>
          <table:table-cell table:formula="of:=([.C58]-[.C57])/[.C57]" office:value-type="percentage" office:value="0.0199994557971212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58]/[.E58]" office:value-type="float" office:value="16660.4444444444">
            <text:p>16,660</text:p>
          </table:table-cell>
          <table:table-cell table:formula="of:=[.F58]+[.G57]" office:value-type="float" office:value="340878.304293174">
            <text:p>340,878</text:p>
          </table:table-cell>
          <table:table-cell table:style-name="ce10" table:formula="of:=([.F58]-[.F57])/[.F57]" office:value-type="percentage" office:value="0.0199994557971212">
            <text:p>2.00%</text:p>
          </table:table-cell>
          <table:table-cell table:style-name="ce15" table:formula="of:=ROUNDDOWN([.A58]/2; 0) + ROUNDDOWN([.A58]/15) + 1" office:value-type="float" office:value="32">
            <text:p>32</text:p>
          </table:table-cell>
          <table:table-cell table:formula="of:=[.C58]/[.I58]" office:value-type="float" office:value="9371.5">
            <text:p>9,372</text:p>
          </table:table-cell>
          <table:table-cell table:formula="of:=[.J58]+[.K57]" office:value-type="float" office:value="251481.577043883">
            <text:p>251,482</text:p>
          </table:table-cell>
          <table:table-cell table:style-name="ce10" table:formula="of:=([.J58]-[.J57])/[.J57]" office:value-type="percentage" office:value="0.0199994557971212">
            <text:p>2.00%</text:p>
          </table:table-cell>
          <table:table-cell table:style-name="ce15" office:value-type="string">
            <text:p>Knight</text:p>
          </table:table-cell>
          <table:table-cell table:formula="of:=[.A58]*2*100" office:value-type="float" office:value="11400">
            <text:p>11,400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285577">
            <text:p>6,285,577</text:p>
          </table:table-cell>
          <table:table-cell table:formula="of:=[.B59]-[.B58]" office:value-type="float" office:value="305886">
            <text:p>305,886</text:p>
          </table:table-cell>
          <table:table-cell table:formula="of:=([.C59]-[.C58])/[.C58]" office:value-type="percentage" office:value="0.0200008002987782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59]/[.E59]" office:value-type="float" office:value="16993.6666666667">
            <text:p>16,994</text:p>
          </table:table-cell>
          <table:table-cell table:formula="of:=[.F59]+[.G58]" office:value-type="float" office:value="357871.970959841">
            <text:p>357,872</text:p>
          </table:table-cell>
          <table:table-cell table:style-name="ce10" table:formula="of:=([.F59]-[.F58])/[.F58]" office:value-type="percentage" office:value="0.0200008002987782">
            <text:p>2.00%</text:p>
          </table:table-cell>
          <table:table-cell table:style-name="ce15" table:formula="of:=ROUNDDOWN([.A59]/2; 0) + ROUNDDOWN([.A59]/15) + 1" office:value-type="float" office:value="33">
            <text:p>33</text:p>
          </table:table-cell>
          <table:table-cell table:formula="of:=[.C59]/[.I59]" office:value-type="float" office:value="9269.27272727273">
            <text:p>9,269</text:p>
          </table:table-cell>
          <table:table-cell table:formula="of:=[.J59]+[.K58]" office:value-type="float" office:value="260750.849771155">
            <text:p>260,751</text:p>
          </table:table-cell>
          <table:table-cell table:style-name="ce10" table:formula="of:=([.J59]-[.J58])/[.J58]" office:value-type="percentage" office:value="-0.0109083148617908">
            <text:p>-1.09%</text:p>
          </table:table-cell>
          <table:table-cell table:style-name="ce15" office:value-type="string">
            <text:p>Knight</text:p>
          </table:table-cell>
          <table:table-cell table:formula="of:=[.A59]*2*100" office:value-type="float" office:value="11600">
            <text:p>11,600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597581">
            <text:p>6,597,581</text:p>
          </table:table-cell>
          <table:table-cell table:formula="of:=[.B60]-[.B59]" office:value-type="float" office:value="312004">
            <text:p>312,004</text:p>
          </table:table-cell>
          <table:table-cell table:formula="of:=([.C60]-[.C59])/[.C59]" office:value-type="percentage" office:value="0.0200009153737013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60]/[.E60]" office:value-type="float" office:value="17333.5555555556">
            <text:p>17,334</text:p>
          </table:table-cell>
          <table:table-cell table:formula="of:=[.F60]+[.G59]" office:value-type="float" office:value="375205.526515396">
            <text:p>375,206</text:p>
          </table:table-cell>
          <table:table-cell table:style-name="ce10" table:formula="of:=([.F60]-[.F59])/[.F59]" office:value-type="percentage" office:value="0.0200009153737012">
            <text:p>2.00%</text:p>
          </table:table-cell>
          <table:table-cell table:style-name="ce15" table:formula="of:=ROUNDDOWN([.A60]/2; 0) + ROUNDDOWN([.A60]/15) + 1" office:value-type="float" office:value="33">
            <text:p>33</text:p>
          </table:table-cell>
          <table:table-cell table:formula="of:=[.C60]/[.I60]" office:value-type="float" office:value="9454.66666666667">
            <text:p>9,455</text:p>
          </table:table-cell>
          <table:table-cell table:formula="of:=[.J60]+[.K59]" office:value-type="float" office:value="270205.516437822">
            <text:p>270,206</text:p>
          </table:table-cell>
          <table:table-cell table:style-name="ce10" table:formula="of:=([.J60]-[.J59])/[.J59]" office:value-type="percentage" office:value="0.0200009153737012">
            <text:p>2.00%</text:p>
          </table:table-cell>
          <table:table-cell table:style-name="ce15" office:value-type="string">
            <text:p>Knight</text:p>
          </table:table-cell>
          <table:table-cell table:formula="of:=[.A60]*2*100" office:value-type="float" office:value="11800">
            <text:p>11,800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15825">
            <text:p>6,915,825</text:p>
          </table:table-cell>
          <table:table-cell table:formula="of:=[.B61]-[.B60]" office:value-type="float" office:value="318244">
            <text:p>318,244</text:p>
          </table:table-cell>
          <table:table-cell table:formula="of:=([.C61]-[.C60])/[.C60]" office:value-type="percentage" office:value="0.0199997435930309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61]/[.E61]" office:value-type="float" office:value="17680.2222222222">
            <text:p>17,680</text:p>
          </table:table-cell>
          <table:table-cell table:formula="of:=[.F61]+[.G60]" office:value-type="float" office:value="392885.748737619">
            <text:p>392,886</text:p>
          </table:table-cell>
          <table:table-cell table:style-name="ce10" table:formula="of:=([.F61]-[.F60])/[.F60]" office:value-type="percentage" office:value="0.0199997435930309">
            <text:p>2.00%</text:p>
          </table:table-cell>
          <table:table-cell table:style-name="ce15" table:formula="of:=ROUNDDOWN([.A61]/2; 0) + ROUNDDOWN([.A61]/15) + 1" office:value-type="float" office:value="35">
            <text:p>35</text:p>
          </table:table-cell>
          <table:table-cell table:formula="of:=[.C61]/[.I61]" office:value-type="float" office:value="9092.68571428571">
            <text:p>9,093</text:p>
          </table:table-cell>
          <table:table-cell table:formula="of:=[.J61]+[.K60]" office:value-type="float" office:value="279298.202152108">
            <text:p>279,298</text:p>
          </table:table-cell>
          <table:table-cell table:style-name="ce10" table:formula="of:=([.J61]-[.J60])/[.J60]" office:value-type="percentage" office:value="-0.0382859560408566">
            <text:p>-3.83%</text:p>
          </table:table-cell>
          <table:table-cell table:style-name="ce15" office:value-type="string">
            <text:p>Knight</text:p>
          </table:table-cell>
          <table:table-cell table:formula="of:=[.A61]*2*100" office:value-type="float" office:value="12000">
            <text:p>12,000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240434">
            <text:p>7,240,434</text:p>
          </table:table-cell>
          <table:table-cell table:formula="of:=[.B62]-[.B61]" office:value-type="float" office:value="324609">
            <text:p>324,609</text:p>
          </table:table-cell>
          <table:table-cell table:formula="of:=([.C62]-[.C61])/[.C61]" office:value-type="percentage" office:value="0.0200003770691671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62]/[.E62]" office:value-type="float" office:value="18033.8333333333">
            <text:p>18,034</text:p>
          </table:table-cell>
          <table:table-cell table:formula="of:=[.F62]+[.G61]" office:value-type="float" office:value="410919.582070952">
            <text:p>410,920</text:p>
          </table:table-cell>
          <table:table-cell table:style-name="ce10" table:formula="of:=([.F62]-[.F61])/[.F61]" office:value-type="percentage" office:value="0.020000377069167">
            <text:p>2.00%</text:p>
          </table:table-cell>
          <table:table-cell table:style-name="ce15" table:formula="of:=ROUNDDOWN([.A62]/2; 0) + ROUNDDOWN([.A62]/15) + 1" office:value-type="float" office:value="35">
            <text:p>35</text:p>
          </table:table-cell>
          <table:table-cell table:formula="of:=[.C62]/[.I62]" office:value-type="float" office:value="9274.54285714286">
            <text:p>9,275</text:p>
          </table:table-cell>
          <table:table-cell table:formula="of:=[.J62]+[.K61]" office:value-type="float" office:value="288572.745009251">
            <text:p>288,573</text:p>
          </table:table-cell>
          <table:table-cell table:style-name="ce10" table:formula="of:=([.J62]-[.J61])/[.J61]" office:value-type="percentage" office:value="0.0200003770691671">
            <text:p>2.00%</text:p>
          </table:table-cell>
          <table:table-cell table:style-name="ce15" office:value-type="string">
            <text:p>Knight</text:p>
          </table:table-cell>
          <table:table-cell table:formula="of:=[.A62]*2*100" office:value-type="float" office:value="12200">
            <text:p>12,200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571535">
            <text:p>7,571,535</text:p>
          </table:table-cell>
          <table:table-cell table:formula="of:=[.B63]-[.B62]" office:value-type="float" office:value="331101">
            <text:p>331,101</text:p>
          </table:table-cell>
          <table:table-cell table:formula="of:=([.C63]-[.C62])/[.C62]" office:value-type="percentage" office:value="0.019999445486724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63]/[.E63]" office:value-type="float" office:value="18394.5">
            <text:p>18,395</text:p>
          </table:table-cell>
          <table:table-cell table:formula="of:=[.F63]+[.G62]" office:value-type="float" office:value="429314.082070952">
            <text:p>429,314</text:p>
          </table:table-cell>
          <table:table-cell table:style-name="ce10" table:formula="of:=([.F63]-[.F62])/[.F62]" office:value-type="percentage" office:value="0.0199994454867241">
            <text:p>2.00%</text:p>
          </table:table-cell>
          <table:table-cell table:style-name="ce15" table:formula="of:=ROUNDDOWN([.A63]/2; 0) + ROUNDDOWN([.A63]/15) + 1" office:value-type="float" office:value="36">
            <text:p>36</text:p>
          </table:table-cell>
          <table:table-cell table:formula="of:=[.C63]/[.I63]" office:value-type="float" office:value="9197.25">
            <text:p>9,197</text:p>
          </table:table-cell>
          <table:table-cell table:formula="of:=[.J63]+[.K62]" office:value-type="float" office:value="297769.995009251">
            <text:p>297,770</text:p>
          </table:table-cell>
          <table:table-cell table:style-name="ce10" table:formula="of:=([.J63]-[.J62])/[.J62]" office:value-type="percentage" office:value="-0.00833387244346269">
            <text:p>-0.83%</text:p>
          </table:table-cell>
          <table:table-cell table:style-name="ce15" office:value-type="string">
            <text:p>Knight</text:p>
          </table:table-cell>
          <table:table-cell table:formula="of:=[.A63]*2*100" office:value-type="float" office:value="12400">
            <text:p>12,400</text:p>
          </table:table-cell>
          <table:table-cell table:number-columns-repeated="1010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909258">
            <text:p>7,909,258</text:p>
          </table:table-cell>
          <table:table-cell table:formula="of:=[.B64]-[.B63]" office:value-type="float" office:value="337723">
            <text:p>337,723</text:p>
          </table:table-cell>
          <table:table-cell table:formula="of:=([.C64]-[.C63])/[.C63]" office:value-type="percentage" office:value="0.0199999395954709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64]/[.E64]" office:value-type="float" office:value="18762.3888888889">
            <text:p>18,762</text:p>
          </table:table-cell>
          <table:table-cell table:formula="of:=[.F64]+[.G63]" office:value-type="float" office:value="448076.470959841">
            <text:p>448,076</text:p>
          </table:table-cell>
          <table:table-cell table:style-name="ce10" table:formula="of:=([.F64]-[.F63])/[.F63]" office:value-type="percentage" office:value="0.019999939595471">
            <text:p>2.00%</text:p>
          </table:table-cell>
          <table:table-cell table:style-name="ce15" table:formula="of:=ROUNDDOWN([.A64]/2; 0) + ROUNDDOWN([.A64]/15) + 1" office:value-type="float" office:value="36">
            <text:p>36</text:p>
          </table:table-cell>
          <table:table-cell table:formula="of:=[.C64]/[.I64]" office:value-type="float" office:value="9381.19444444444">
            <text:p>9,381</text:p>
          </table:table-cell>
          <table:table-cell table:formula="of:=[.J64]+[.K63]" office:value-type="float" office:value="307151.189453695">
            <text:p>307,151</text:p>
          </table:table-cell>
          <table:table-cell table:style-name="ce10" table:formula="of:=([.J64]-[.J63])/[.J63]" office:value-type="percentage" office:value="0.019999939595471">
            <text:p>2.00%</text:p>
          </table:table-cell>
          <table:table-cell table:style-name="ce15" office:value-type="string">
            <text:p>Knight</text:p>
          </table:table-cell>
          <table:table-cell table:formula="of:=[.A64]*2*100" office:value-type="float" office:value="12600">
            <text:p>12,600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253735">
            <text:p>8,253,735</text:p>
          </table:table-cell>
          <table:table-cell table:formula="of:=[.B65]-[.B64]" office:value-type="float" office:value="344477">
            <text:p>344,477</text:p>
          </table:table-cell>
          <table:table-cell table:formula="of:=([.C65]-[.C64])/[.C64]" office:value-type="percentage" office:value="0.0199986379370075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65]/[.E65]" office:value-type="float" office:value="19137.6111111111">
            <text:p>19,138</text:p>
          </table:table-cell>
          <table:table-cell table:formula="of:=[.F65]+[.G64]" office:value-type="float" office:value="467214.082070952">
            <text:p>467,214</text:p>
          </table:table-cell>
          <table:table-cell table:style-name="ce10" table:formula="of:=([.F65]-[.F64])/[.F64]" office:value-type="percentage" office:value="0.0199986379370074">
            <text:p>2.00%</text:p>
          </table:table-cell>
          <table:table-cell table:style-name="ce15" table:formula="of:=ROUNDDOWN([.A65]/2; 0) + ROUNDDOWN([.A65]/15) + 1" office:value-type="float" office:value="37">
            <text:p>37</text:p>
          </table:table-cell>
          <table:table-cell table:formula="of:=[.C65]/[.I65]" office:value-type="float" office:value="9310.18918918919">
            <text:p>9,310</text:p>
          </table:table-cell>
          <table:table-cell table:formula="of:=[.J65]+[.K64]" office:value-type="float" office:value="316461.378642884">
            <text:p>316,461</text:p>
          </table:table-cell>
          <table:table-cell table:style-name="ce10" table:formula="of:=([.J65]-[.J64])/[.J64]" office:value-type="percentage" office:value="-0.0075688928180467">
            <text:p>-0.76%</text:p>
          </table:table-cell>
          <table:table-cell table:style-name="ce15" office:value-type="string">
            <text:p>Knight</text:p>
          </table:table-cell>
          <table:table-cell table:formula="of:=[.A65]*2*100" office:value-type="float" office:value="12800">
            <text:p>12,800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605102">
            <text:p>8,605,102</text:p>
          </table:table-cell>
          <table:table-cell table:formula="of:=[.B66]-[.B65]" office:value-type="float" office:value="351367">
            <text:p>351,367</text:p>
          </table:table-cell>
          <table:table-cell table:formula="of:=([.C66]-[.C65])/[.C65]" office:value-type="percentage" office:value="0.0200013353576581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66]/[.E66]" office:value-type="float" office:value="19520.3888888889">
            <text:p>19,520</text:p>
          </table:table-cell>
          <table:table-cell table:formula="of:=[.F66]+[.G65]" office:value-type="float" office:value="486734.470959841">
            <text:p>486,734</text:p>
          </table:table-cell>
          <table:table-cell table:style-name="ce10" table:formula="of:=([.F66]-[.F65])/[.F65]" office:value-type="percentage" office:value="0.0200013353576583">
            <text:p>2.00%</text:p>
          </table:table-cell>
          <table:table-cell table:style-name="ce15" table:formula="of:=ROUNDDOWN([.A66]/2; 0) + ROUNDDOWN([.A66]/15) + 1" office:value-type="float" office:value="37">
            <text:p>37</text:p>
          </table:table-cell>
          <table:table-cell table:formula="of:=[.C66]/[.I66]" office:value-type="float" office:value="9496.4054054054">
            <text:p>9,496</text:p>
          </table:table-cell>
          <table:table-cell table:formula="of:=[.J66]+[.K65]" office:value-type="float" office:value="325957.78404829">
            <text:p>325,958</text:p>
          </table:table-cell>
          <table:table-cell table:style-name="ce10" table:formula="of:=([.J66]-[.J65])/[.J65]" office:value-type="percentage" office:value="0.020001335357658">
            <text:p>2.00%</text:p>
          </table:table-cell>
          <table:table-cell table:style-name="ce15" office:value-type="string">
            <text:p>Knight</text:p>
          </table:table-cell>
          <table:table-cell table:formula="of:=[.A66]*2*100" office:value-type="float" office:value="13000">
            <text:p>13,000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963496">
            <text:p>8,963,496</text:p>
          </table:table-cell>
          <table:table-cell table:formula="of:=[.B67]-[.B66]" office:value-type="float" office:value="358394">
            <text:p>358,394</text:p>
          </table:table-cell>
          <table:table-cell table:formula="of:=([.C67]-[.C66])/[.C66]" office:value-type="percentage" office:value="0.0199990323507899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67]/[.E67]" office:value-type="float" office:value="19910.7777777778">
            <text:p>19,911</text:p>
          </table:table-cell>
          <table:table-cell table:formula="of:=[.F67]+[.G66]" office:value-type="float" office:value="506645.248737619">
            <text:p>506,645</text:p>
          </table:table-cell>
          <table:table-cell table:style-name="ce10" table:formula="of:=([.F67]-[.F66])/[.F66]" office:value-type="percentage" office:value="0.0199990323507898">
            <text:p>2.00%</text:p>
          </table:table-cell>
          <table:table-cell table:style-name="ce15" table:formula="of:=ROUNDDOWN([.A67]/2; 0) + ROUNDDOWN([.A67]/15) + 1" office:value-type="float" office:value="38">
            <text:p>38</text:p>
          </table:table-cell>
          <table:table-cell table:formula="of:=[.C67]/[.I67]" office:value-type="float" office:value="9431.42105263158">
            <text:p>9,431</text:p>
          </table:table-cell>
          <table:table-cell table:formula="of:=[.J67]+[.K66]" office:value-type="float" office:value="335389.205100921">
            <text:p>335,389</text:p>
          </table:table-cell>
          <table:table-cell table:style-name="ce10" table:formula="of:=([.J67]-[.J66])/[.J66]" office:value-type="percentage" office:value="-0.00684304744791511">
            <text:p>-0.68%</text:p>
          </table:table-cell>
          <table:table-cell table:style-name="ce15" office:value-type="string">
            <text:p>Knight</text:p>
          </table:table-cell>
          <table:table-cell table:formula="of:=[.A67]*2*100" office:value-type="float" office:value="13200">
            <text:p>13,200</text:p>
          </table:table-cell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329058">
            <text:p>9,329,058</text:p>
          </table:table-cell>
          <table:table-cell table:formula="of:=[.B68]-[.B67]" office:value-type="float" office:value="365562">
            <text:p>365,562</text:p>
          </table:table-cell>
          <table:table-cell table:formula="of:=([.C68]-[.C67])/[.C67]" office:value-type="percentage" office:value="0.0200003348270339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68]/[.E68]" office:value-type="float" office:value="20309">
            <text:p>20,309</text:p>
          </table:table-cell>
          <table:table-cell table:formula="of:=[.F68]+[.G67]" office:value-type="float" office:value="526954.248737619">
            <text:p>526,954</text:p>
          </table:table-cell>
          <table:table-cell table:style-name="ce10" table:formula="of:=([.F68]-[.F67])/[.F67]" office:value-type="percentage" office:value="0.020000334827034">
            <text:p>2.00%</text:p>
          </table:table-cell>
          <table:table-cell table:style-name="ce15" table:formula="of:=ROUNDDOWN([.A68]/2; 0) + ROUNDDOWN([.A68]/15) + 1" office:value-type="float" office:value="38">
            <text:p>38</text:p>
          </table:table-cell>
          <table:table-cell table:formula="of:=[.C68]/[.I68]" office:value-type="float" office:value="9620.05263157895">
            <text:p>9,620</text:p>
          </table:table-cell>
          <table:table-cell table:formula="of:=[.J68]+[.K67]" office:value-type="float" office:value="345009.2577325">
            <text:p>345,009</text:p>
          </table:table-cell>
          <table:table-cell table:style-name="ce10" table:formula="of:=([.J68]-[.J67])/[.J67]" office:value-type="percentage" office:value="0.0200003348270339">
            <text:p>2.00%</text:p>
          </table:table-cell>
          <table:table-cell table:style-name="ce15" office:value-type="string">
            <text:p>Knight</text:p>
          </table:table-cell>
          <table:table-cell table:formula="of:=[.A68]*2*100" office:value-type="float" office:value="13400">
            <text:p>13,400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701932">
            <text:p>9,701,932</text:p>
          </table:table-cell>
          <table:table-cell table:formula="of:=[.B69]-[.B68]" office:value-type="float" office:value="372874">
            <text:p>372,874</text:p>
          </table:table-cell>
          <table:table-cell table:formula="of:=([.C69]-[.C68])/[.C68]" office:value-type="percentage" office:value="0.0200020789907047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69]/[.E69]" office:value-type="float" office:value="20715.2222222222">
            <text:p>20,715</text:p>
          </table:table-cell>
          <table:table-cell table:formula="of:=[.F69]+[.G68]" office:value-type="float" office:value="547669.470959841">
            <text:p>547,669</text:p>
          </table:table-cell>
          <table:table-cell table:style-name="ce10" table:formula="of:=([.F69]-[.F68])/[.F68]" office:value-type="percentage" office:value="0.0200020789907047">
            <text:p>2.00%</text:p>
          </table:table-cell>
          <table:table-cell table:style-name="ce15" table:formula="of:=ROUNDDOWN([.A69]/2; 0) + ROUNDDOWN([.A69]/15) + 1" office:value-type="float" office:value="39">
            <text:p>39</text:p>
          </table:table-cell>
          <table:table-cell table:formula="of:=[.C69]/[.I69]" office:value-type="float" office:value="9560.8717948718">
            <text:p>9,561</text:p>
          </table:table-cell>
          <table:table-cell table:formula="of:=[.J69]+[.K68]" office:value-type="float" office:value="354570.129527372">
            <text:p>354,570</text:p>
          </table:table-cell>
          <table:table-cell table:style-name="ce10" table:formula="of:=([.J69]-[.J68])/[.J68]" office:value-type="percentage" office:value="-0.00615182047059531">
            <text:p>-0.62%</text:p>
          </table:table-cell>
          <table:table-cell table:style-name="ce15" office:value-type="string">
            <text:p>Knight</text:p>
          </table:table-cell>
          <table:table-cell table:formula="of:=[.A69]*2*100" office:value-type="float" office:value="13600">
            <text:p>13,600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082263">
            <text:p>10,082,263</text:p>
          </table:table-cell>
          <table:table-cell table:formula="of:=[.B70]-[.B69]" office:value-type="float" office:value="380331">
            <text:p>380,331</text:p>
          </table:table-cell>
          <table:table-cell table:formula="of:=([.C70]-[.C69])/[.C69]" office:value-type="percentage" office:value="0.0199987127018778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70]/[.E70]" office:value-type="float" office:value="21129.5">
            <text:p>21,130</text:p>
          </table:table-cell>
          <table:table-cell table:formula="of:=[.F70]+[.G69]" office:value-type="float" office:value="568798.970959841">
            <text:p>568,799</text:p>
          </table:table-cell>
          <table:table-cell table:style-name="ce10" table:formula="of:=([.F70]-[.F69])/[.F69]" office:value-type="percentage" office:value="0.0199987127018778">
            <text:p>2.00%</text:p>
          </table:table-cell>
          <table:table-cell table:style-name="ce15" table:formula="of:=ROUNDDOWN([.A70]/2; 0) + ROUNDDOWN([.A70]/15) + 1" office:value-type="float" office:value="39">
            <text:p>39</text:p>
          </table:table-cell>
          <table:table-cell table:formula="of:=[.C70]/[.I70]" office:value-type="float" office:value="9752.07692307692">
            <text:p>9,752</text:p>
          </table:table-cell>
          <table:table-cell table:formula="of:=[.J70]+[.K69]" office:value-type="float" office:value="364322.206450449">
            <text:p>364,322</text:p>
          </table:table-cell>
          <table:table-cell table:style-name="ce10" table:formula="of:=([.J70]-[.J69])/[.J69]" office:value-type="percentage" office:value="0.0199987127018779">
            <text:p>2.00%</text:p>
          </table:table-cell>
          <table:table-cell table:style-name="ce15" office:value-type="string">
            <text:p>Knight</text:p>
          </table:table-cell>
          <table:table-cell table:formula="of:=[.A70]*2*100" office:value-type="float" office:value="13800">
            <text:p>13,800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470200">
            <text:p>10,470,200</text:p>
          </table:table-cell>
          <table:table-cell table:formula="of:=[.B71]-[.B70]" office:value-type="float" office:value="387937">
            <text:p>387,937</text:p>
          </table:table-cell>
          <table:table-cell table:formula="of:=([.C71]-[.C70])/[.C70]" office:value-type="percentage" office:value="0.0199983698410069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71]/[.E71]" office:value-type="float" office:value="21552.0555555556">
            <text:p>21,552</text:p>
          </table:table-cell>
          <table:table-cell table:formula="of:=[.F71]+[.G70]" office:value-type="float" office:value="590351.026515396">
            <text:p>590,351</text:p>
          </table:table-cell>
          <table:table-cell table:style-name="ce10" table:formula="of:=([.F71]-[.F70])/[.F70]" office:value-type="percentage" office:value="0.0199983698410069">
            <text:p>2.00%</text:p>
          </table:table-cell>
          <table:table-cell table:style-name="ce15" table:formula="of:=ROUNDDOWN([.A71]/2; 0) + ROUNDDOWN([.A71]/15) + 1" office:value-type="float" office:value="40">
            <text:p>40</text:p>
          </table:table-cell>
          <table:table-cell table:formula="of:=[.C71]/[.I71]" office:value-type="float" office:value="9698.425">
            <text:p>9,698</text:p>
          </table:table-cell>
          <table:table-cell table:formula="of:=[.J71]+[.K70]" office:value-type="float" office:value="374020.631450449">
            <text:p>374,021</text:p>
          </table:table-cell>
          <table:table-cell table:style-name="ce10" table:formula="of:=([.J71]-[.J70])/[.J70]" office:value-type="percentage" office:value="-0.00550158940501841">
            <text:p>-0.55%</text:p>
          </table:table-cell>
          <table:table-cell table:style-name="ce15" office:value-type="string">
            <text:p>Cavalier</text:p>
          </table:table-cell>
          <table:table-cell table:formula="of:=[.A71]*2*100" office:value-type="float" office:value="14000">
            <text:p>14,000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865896">
            <text:p>10,865,896</text:p>
          </table:table-cell>
          <table:table-cell table:formula="of:=[.B72]-[.B71]" office:value-type="float" office:value="395696">
            <text:p>395,696</text:p>
          </table:table-cell>
          <table:table-cell table:formula="of:=([.C72]-[.C71])/[.C71]" office:value-type="percentage" office:value="0.0200006702119158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72]/[.E72]" office:value-type="float" office:value="21983.1111111111">
            <text:p>21,983</text:p>
          </table:table-cell>
          <table:table-cell table:formula="of:=[.F72]+[.G71]" office:value-type="float" office:value="612334.137626507">
            <text:p>612,334</text:p>
          </table:table-cell>
          <table:table-cell table:style-name="ce10" table:formula="of:=([.F72]-[.F71])/[.F71]" office:value-type="percentage" office:value="0.0200006702119158">
            <text:p>2.00%</text:p>
          </table:table-cell>
          <table:table-cell table:style-name="ce15" table:formula="of:=ROUNDDOWN([.A72]/2; 0) + ROUNDDOWN([.A72]/15) + 1" office:value-type="float" office:value="40">
            <text:p>40</text:p>
          </table:table-cell>
          <table:table-cell table:formula="of:=[.C72]/[.I72]" office:value-type="float" office:value="9892.4">
            <text:p>9,892</text:p>
          </table:table-cell>
          <table:table-cell table:formula="of:=[.J72]+[.K71]" office:value-type="float" office:value="383913.031450449">
            <text:p>383,913</text:p>
          </table:table-cell>
          <table:table-cell table:style-name="ce10" table:formula="of:=([.J72]-[.J71])/[.J71]" office:value-type="percentage" office:value="0.0200006702119159">
            <text:p>2.00%</text:p>
          </table:table-cell>
          <table:table-cell table:style-name="ce15" office:value-type="string">
            <text:p>Cavalier</text:p>
          </table:table-cell>
          <table:table-cell table:formula="of:=[.A72]*2*100" office:value-type="float" office:value="14200">
            <text:p>14,200</text:p>
          </table:table-cell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1269506">
            <text:p>11,269,506</text:p>
          </table:table-cell>
          <table:table-cell table:formula="of:=[.B73]-[.B72]" office:value-type="float" office:value="403610">
            <text:p>403,610</text:p>
          </table:table-cell>
          <table:table-cell table:formula="of:=([.C73]-[.C72])/[.C72]" office:value-type="percentage" office:value="0.0200002021754074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73]/[.E73]" office:value-type="float" office:value="22422.7777777778">
            <text:p>22,423</text:p>
          </table:table-cell>
          <table:table-cell table:formula="of:=[.F73]+[.G72]" office:value-type="float" office:value="634756.915404285">
            <text:p>634,757</text:p>
          </table:table-cell>
          <table:table-cell table:style-name="ce10" table:formula="of:=([.F73]-[.F72])/[.F72]" office:value-type="percentage" office:value="0.0200002021754074">
            <text:p>2.00%</text:p>
          </table:table-cell>
          <table:table-cell table:style-name="ce15" table:formula="of:=ROUNDDOWN([.A73]/2; 0) + ROUNDDOWN([.A73]/15) + 1" office:value-type="float" office:value="41">
            <text:p>41</text:p>
          </table:table-cell>
          <table:table-cell table:formula="of:=[.C73]/[.I73]" office:value-type="float" office:value="9844.14634146341">
            <text:p>9,844</text:p>
          </table:table-cell>
          <table:table-cell table:formula="of:=[.J73]+[.K72]" office:value-type="float" office:value="393757.177791912">
            <text:p>393,757</text:p>
          </table:table-cell>
          <table:table-cell table:style-name="ce10" table:formula="of:=([.J73]-[.J72])/[.J72]" office:value-type="percentage" office:value="-0.0048778515361879">
            <text:p>-0.49%</text:p>
          </table:table-cell>
          <table:table-cell table:style-name="ce15" office:value-type="string">
            <text:p>Cavalier</text:p>
          </table:table-cell>
          <table:table-cell table:formula="of:=[.A73]*2*100" office:value-type="float" office:value="14400">
            <text:p>14,400</text:p>
          </table:table-cell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1681189">
            <text:p>11,681,189</text:p>
          </table:table-cell>
          <table:table-cell table:formula="of:=[.B74]-[.B73]" office:value-type="float" office:value="411683">
            <text:p>411,683</text:p>
          </table:table-cell>
          <table:table-cell table:formula="of:=([.C74]-[.C73])/[.C73]" office:value-type="percentage" office:value="0.0200019821114442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74]/[.E74]" office:value-type="float" office:value="22871.2777777778">
            <text:p>22,871</text:p>
          </table:table-cell>
          <table:table-cell table:formula="of:=[.F74]+[.G73]" office:value-type="float" office:value="657628.193182063">
            <text:p>657,628</text:p>
          </table:table-cell>
          <table:table-cell table:style-name="ce10" table:formula="of:=([.F74]-[.F73])/[.F73]" office:value-type="percentage" office:value="0.0200019821114442">
            <text:p>2.00%</text:p>
          </table:table-cell>
          <table:table-cell table:style-name="ce15" table:formula="of:=ROUNDDOWN([.A74]/2; 0) + ROUNDDOWN([.A74]/15) + 1" office:value-type="float" office:value="41">
            <text:p>41</text:p>
          </table:table-cell>
          <table:table-cell table:formula="of:=[.C74]/[.I74]" office:value-type="float" office:value="10041.0487804878">
            <text:p>10,041</text:p>
          </table:table-cell>
          <table:table-cell table:formula="of:=[.J74]+[.K73]" office:value-type="float" office:value="403798.2265724">
            <text:p>403,798</text:p>
          </table:table-cell>
          <table:table-cell table:style-name="ce10" table:formula="of:=([.J74]-[.J73])/[.J73]" office:value-type="percentage" office:value="0.0200019821114442">
            <text:p>2.00%</text:p>
          </table:table-cell>
          <table:table-cell table:style-name="ce15" office:value-type="string">
            <text:p>Cavalier</text:p>
          </table:table-cell>
          <table:table-cell table:formula="of:=[.A74]*2*100" office:value-type="float" office:value="14600">
            <text:p>14,600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2101105">
            <text:p>12,101,105</text:p>
          </table:table-cell>
          <table:table-cell table:formula="of:=[.B75]-[.B74]" office:value-type="float" office:value="419916">
            <text:p>419,916</text:p>
          </table:table-cell>
          <table:table-cell table:formula="of:=([.C75]-[.C74])/[.C74]" office:value-type="percentage" office:value="0.0199983968247414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75]/[.E75]" office:value-type="float" office:value="23328.6666666667">
            <text:p>23,329</text:p>
          </table:table-cell>
          <table:table-cell table:formula="of:=[.F75]+[.G74]" office:value-type="float" office:value="680956.85984873">
            <text:p>680,957</text:p>
          </table:table-cell>
          <table:table-cell table:style-name="ce10" table:formula="of:=([.F75]-[.F74])/[.F74]" office:value-type="percentage" office:value="0.0199983968247414">
            <text:p>2.00%</text:p>
          </table:table-cell>
          <table:table-cell table:style-name="ce15" table:formula="of:=ROUNDDOWN([.A75]/2; 0) + ROUNDDOWN([.A75]/15) + 1" office:value-type="float" office:value="42">
            <text:p>42</text:p>
          </table:table-cell>
          <table:table-cell table:formula="of:=[.C75]/[.I75]" office:value-type="float" office:value="9998">
            <text:p>9,998</text:p>
          </table:table-cell>
          <table:table-cell table:formula="of:=[.J75]+[.K74]" office:value-type="float" office:value="413796.2265724">
            <text:p>413,796</text:p>
          </table:table-cell>
          <table:table-cell table:style-name="ce10" table:formula="of:=([.J75]-[.J74])/[.J74]" office:value-type="percentage" office:value="-0.00428727929013342">
            <text:p>-0.43%</text:p>
          </table:table-cell>
          <table:table-cell table:style-name="ce15" office:value-type="string">
            <text:p>Cavalier</text:p>
          </table:table-cell>
          <table:table-cell table:formula="of:=[.A75]*2*100" office:value-type="float" office:value="14800">
            <text:p>14,800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529419">
            <text:p>12,529,419</text:p>
          </table:table-cell>
          <table:table-cell table:formula="of:=[.B76]-[.B75]" office:value-type="float" office:value="428314">
            <text:p>428,314</text:p>
          </table:table-cell>
          <table:table-cell table:formula="of:=([.C76]-[.C75])/[.C75]" office:value-type="percentage" office:value="0.0199992379428267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76]/[.E76]" office:value-type="float" office:value="23795.2222222222">
            <text:p>23,795</text:p>
          </table:table-cell>
          <table:table-cell table:formula="of:=[.F76]+[.G75]" office:value-type="float" office:value="704752.082070952">
            <text:p>704,752</text:p>
          </table:table-cell>
          <table:table-cell table:style-name="ce10" table:formula="of:=([.F76]-[.F75])/[.F75]" office:value-type="percentage" office:value="0.0199992379428266">
            <text:p>2.00%</text:p>
          </table:table-cell>
          <table:table-cell table:style-name="ce15" table:formula="of:=ROUNDDOWN([.A76]/2; 0) + ROUNDDOWN([.A76]/15) + 1" office:value-type="float" office:value="43">
            <text:p>43</text:p>
          </table:table-cell>
          <table:table-cell table:formula="of:=[.C76]/[.I76]" office:value-type="float" office:value="9960.79069767442">
            <text:p>9,961</text:p>
          </table:table-cell>
          <table:table-cell table:formula="of:=[.J76]+[.K75]" office:value-type="float" office:value="423757.017270075">
            <text:p>423,757</text:p>
          </table:table-cell>
          <table:table-cell table:style-name="ce10" table:formula="of:=([.J76]-[.J75])/[.J75]" office:value-type="percentage" office:value="-0.0037216745674717">
            <text:p>-0.37%</text:p>
          </table:table-cell>
          <table:table-cell table:style-name="ce15" office:value-type="string">
            <text:p>Cavalier</text:p>
          </table:table-cell>
          <table:table-cell table:formula="of:=[.A76]*2*100" office:value-type="float" office:value="15000">
            <text:p>15,000</text:p>
          </table:table-cell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2966300">
            <text:p>12,966,300</text:p>
          </table:table-cell>
          <table:table-cell table:formula="of:=[.B77]-[.B76]" office:value-type="float" office:value="436881">
            <text:p>436,881</text:p>
          </table:table-cell>
          <table:table-cell table:formula="of:=([.C77]-[.C76])/[.C76]" office:value-type="percentage" office:value="0.0200016810097265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77]/[.E77]" office:value-type="float" office:value="24271.1666666667">
            <text:p>24,271</text:p>
          </table:table-cell>
          <table:table-cell table:formula="of:=[.F77]+[.G76]" office:value-type="float" office:value="729023.248737618">
            <text:p>729,023</text:p>
          </table:table-cell>
          <table:table-cell table:style-name="ce10" table:formula="of:=([.F77]-[.F76])/[.F76]" office:value-type="percentage" office:value="0.0200016810097265">
            <text:p>2.00%</text:p>
          </table:table-cell>
          <table:table-cell table:style-name="ce15" table:formula="of:=ROUNDDOWN([.A77]/2; 0) + ROUNDDOWN([.A77]/15) + 1" office:value-type="float" office:value="44">
            <text:p>44</text:p>
          </table:table-cell>
          <table:table-cell table:formula="of:=[.C77]/[.I77]" office:value-type="float" office:value="9929.11363636364">
            <text:p>9,929</text:p>
          </table:table-cell>
          <table:table-cell table:formula="of:=[.J77]+[.K76]" office:value-type="float" office:value="433686.130906438">
            <text:p>433,686</text:p>
          </table:table-cell>
          <table:table-cell table:style-name="ce10" table:formula="of:=([.J77]-[.J76])/[.J76]" office:value-type="percentage" office:value="-0.00318017537685815">
            <text:p>-0.32%</text:p>
          </table:table-cell>
          <table:table-cell table:style-name="ce15" office:value-type="string">
            <text:p>Cavalier</text:p>
          </table:table-cell>
          <table:table-cell table:formula="of:=[.A77]*2*100" office:value-type="float" office:value="15200">
            <text:p>15,200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3411918">
            <text:p>13,411,918</text:p>
          </table:table-cell>
          <table:table-cell table:formula="of:=[.B78]-[.B77]" office:value-type="float" office:value="445618">
            <text:p>445,618</text:p>
          </table:table-cell>
          <table:table-cell table:formula="of:=([.C78]-[.C77])/[.C77]" office:value-type="percentage" office:value="0.0199985808492473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78]/[.E78]" office:value-type="float" office:value="24756.5555555556">
            <text:p>24,757</text:p>
          </table:table-cell>
          <table:table-cell table:formula="of:=[.F78]+[.G77]" office:value-type="float" office:value="753779.804293174">
            <text:p>753,780</text:p>
          </table:table-cell>
          <table:table-cell table:style-name="ce10" table:formula="of:=([.F78]-[.F77])/[.F77]" office:value-type="percentage" office:value="0.0199985808492472">
            <text:p>2.00%</text:p>
          </table:table-cell>
          <table:table-cell table:style-name="ce15" table:formula="of:=ROUNDDOWN([.A78]/2; 0) + ROUNDDOWN([.A78]/15) + 1" office:value-type="float" office:value="44">
            <text:p>44</text:p>
          </table:table-cell>
          <table:table-cell table:formula="of:=[.C78]/[.I78]" office:value-type="float" office:value="10127.6818181818">
            <text:p>10,128</text:p>
          </table:table-cell>
          <table:table-cell table:formula="of:=[.J78]+[.K77]" office:value-type="float" office:value="443813.81272462">
            <text:p>443,814</text:p>
          </table:table-cell>
          <table:table-cell table:style-name="ce10" table:formula="of:=([.J78]-[.J77])/[.J77]" office:value-type="percentage" office:value="0.0199985808492473">
            <text:p>2.00%</text:p>
          </table:table-cell>
          <table:table-cell table:style-name="ce15" office:value-type="string">
            <text:p>Cavalier</text:p>
          </table:table-cell>
          <table:table-cell table:formula="of:=[.A78]*2*100" office:value-type="float" office:value="15400">
            <text:p>15,400</text:p>
          </table:table-cell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3866449">
            <text:p>13,866,449</text:p>
          </table:table-cell>
          <table:table-cell table:formula="of:=[.B79]-[.B78]" office:value-type="float" office:value="454531">
            <text:p>454,531</text:p>
          </table:table-cell>
          <table:table-cell table:formula="of:=([.C79]-[.C78])/[.C78]" office:value-type="percentage" office:value="0.0200014362076936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79]/[.E79]" office:value-type="float" office:value="25251.7222222222">
            <text:p>25,252</text:p>
          </table:table-cell>
          <table:table-cell table:formula="of:=[.F79]+[.G78]" office:value-type="float" office:value="779031.526515396">
            <text:p>779,032</text:p>
          </table:table-cell>
          <table:table-cell table:style-name="ce10" table:formula="of:=([.F79]-[.F78])/[.F78]" office:value-type="percentage" office:value="0.0200014362076936">
            <text:p>2.00%</text:p>
          </table:table-cell>
          <table:table-cell table:style-name="ce15" table:formula="of:=ROUNDDOWN([.A79]/2; 0) + ROUNDDOWN([.A79]/15) + 1" office:value-type="float" office:value="45">
            <text:p>45</text:p>
          </table:table-cell>
          <table:table-cell table:formula="of:=[.C79]/[.I79]" office:value-type="float" office:value="10100.6888888889">
            <text:p>10,101</text:p>
          </table:table-cell>
          <table:table-cell table:formula="of:=[.J79]+[.K78]" office:value-type="float" office:value="453914.501613509">
            <text:p>453,915</text:p>
          </table:table-cell>
          <table:table-cell table:style-name="ce10" table:formula="of:=([.J79]-[.J78])/[.J78]" office:value-type="percentage" office:value="-0.0026652623746995">
            <text:p>-0.27%</text:p>
          </table:table-cell>
          <table:table-cell table:style-name="ce15" office:value-type="string">
            <text:p>Cavalier</text:p>
          </table:table-cell>
          <table:table-cell table:formula="of:=[.A79]*2*100" office:value-type="float" office:value="15600">
            <text:p>15,600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4330070">
            <text:p>14,330,070</text:p>
          </table:table-cell>
          <table:table-cell table:formula="of:=[.B80]-[.B79]" office:value-type="float" office:value="463621">
            <text:p>463,621</text:p>
          </table:table-cell>
          <table:table-cell table:formula="of:=([.C80]-[.C79])/[.C79]" office:value-type="percentage" office:value="0.0199986359566234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80]/[.E80]" office:value-type="float" office:value="25756.7222222222">
            <text:p>25,757</text:p>
          </table:table-cell>
          <table:table-cell table:formula="of:=[.F80]+[.G79]" office:value-type="float" office:value="804788.248737619">
            <text:p>804,788</text:p>
          </table:table-cell>
          <table:table-cell table:style-name="ce10" table:formula="of:=([.F80]-[.F79])/[.F79]" office:value-type="percentage" office:value="0.0199986359566234">
            <text:p>2.00%</text:p>
          </table:table-cell>
          <table:table-cell table:style-name="ce15" table:formula="of:=ROUNDDOWN([.A80]/2; 0) + ROUNDDOWN([.A80]/15) + 1" office:value-type="float" office:value="45">
            <text:p>45</text:p>
          </table:table-cell>
          <table:table-cell table:formula="of:=[.C80]/[.I80]" office:value-type="float" office:value="10302.6888888889">
            <text:p>10,303</text:p>
          </table:table-cell>
          <table:table-cell table:formula="of:=[.J80]+[.K79]" office:value-type="float" office:value="464217.190502398">
            <text:p>464,217</text:p>
          </table:table-cell>
          <table:table-cell table:style-name="ce10" table:formula="of:=([.J80]-[.J79])/[.J79]" office:value-type="percentage" office:value="0.0199986359566234">
            <text:p>2.00%</text:p>
          </table:table-cell>
          <table:table-cell table:style-name="ce15" office:value-type="string">
            <text:p>Cavalier</text:p>
          </table:table-cell>
          <table:table-cell table:formula="of:=[.A80]*2*100" office:value-type="float" office:value="15800">
            <text:p>15,800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802963">
            <text:p>14,802,963</text:p>
          </table:table-cell>
          <table:table-cell table:formula="of:=[.B81]-[.B80]" office:value-type="float" office:value="472893">
            <text:p>472,893</text:p>
          </table:table-cell>
          <table:table-cell table:formula="of:=([.C81]-[.C80])/[.C80]" office:value-type="percentage" office:value="0.0199990940876276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81]/[.E81]" office:value-type="float" office:value="26271.8333333333">
            <text:p>26,272</text:p>
          </table:table-cell>
          <table:table-cell table:formula="of:=[.F81]+[.G80]" office:value-type="float" office:value="831060.082070952">
            <text:p>831,060</text:p>
          </table:table-cell>
          <table:table-cell table:style-name="ce10" table:formula="of:=([.F81]-[.F80])/[.F80]" office:value-type="percentage" office:value="0.0199990940876275">
            <text:p>2.00%</text:p>
          </table:table-cell>
          <table:table-cell table:style-name="ce15" table:formula="of:=ROUNDDOWN([.A81]/2; 0) + ROUNDDOWN([.A81]/15) + 1" office:value-type="float" office:value="46">
            <text:p>46</text:p>
          </table:table-cell>
          <table:table-cell table:formula="of:=[.C81]/[.I81]" office:value-type="float" office:value="10280.2826086957">
            <text:p>10,280</text:p>
          </table:table-cell>
          <table:table-cell table:formula="of:=[.J81]+[.K80]" office:value-type="float" office:value="474497.473111094">
            <text:p>474,497</text:p>
          </table:table-cell>
          <table:table-cell table:style-name="ce10" table:formula="of:=([.J81]-[.J80])/[.J80]" office:value-type="percentage" office:value="-0.00217479926210353">
            <text:p>-0.22%</text:p>
          </table:table-cell>
          <table:table-cell table:style-name="ce15" office:value-type="string">
            <text:p>Cavalier</text:p>
          </table:table-cell>
          <table:table-cell table:formula="of:=[.A81]*2*100" office:value-type="float" office:value="16000">
            <text:p>16,000</text:p>
          </table:table-cell>
          <table:table-cell table:number-columns-repeated="10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5285315">
            <text:p>15,285,315</text:p>
          </table:table-cell>
          <table:table-cell table:formula="of:=[.B82]-[.B81]" office:value-type="float" office:value="482352">
            <text:p>482,352</text:p>
          </table:table-cell>
          <table:table-cell table:formula="of:=([.C82]-[.C81])/[.C81]" office:value-type="percentage" office:value="0.0200024106933281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82]/[.E82]" office:value-type="float" office:value="26797.3333333333">
            <text:p>26,797</text:p>
          </table:table-cell>
          <table:table-cell table:formula="of:=[.F82]+[.G81]" office:value-type="float" office:value="857857.415404285">
            <text:p>857,857</text:p>
          </table:table-cell>
          <table:table-cell table:style-name="ce10" table:formula="of:=([.F82]-[.F81])/[.F81]" office:value-type="percentage" office:value="0.0200024106933281">
            <text:p>2.00%</text:p>
          </table:table-cell>
          <table:table-cell table:style-name="ce15" table:formula="of:=ROUNDDOWN([.A82]/2; 0) + ROUNDDOWN([.A82]/15) + 1" office:value-type="float" office:value="46">
            <text:p>46</text:p>
          </table:table-cell>
          <table:table-cell table:formula="of:=[.C82]/[.I82]" office:value-type="float" office:value="10485.9130434783">
            <text:p>10,486</text:p>
          </table:table-cell>
          <table:table-cell table:formula="of:=[.J82]+[.K81]" office:value-type="float" office:value="484983.386154572">
            <text:p>484,983</text:p>
          </table:table-cell>
          <table:table-cell table:style-name="ce10" table:formula="of:=([.J82]-[.J81])/[.J81]" office:value-type="percentage" office:value="0.020002410693328">
            <text:p>2.00%</text:p>
          </table:table-cell>
          <table:table-cell table:style-name="ce15" office:value-type="string">
            <text:p>Cavalier</text:p>
          </table:table-cell>
          <table:table-cell table:formula="of:=[.A82]*2*100" office:value-type="float" office:value="16200">
            <text:p>16,200</text:p>
          </table:table-cell>
          <table:table-cell table:number-columns-repeated="10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5777313">
            <text:p>15,777,313</text:p>
          </table:table-cell>
          <table:table-cell table:formula="of:=[.B83]-[.B82]" office:value-type="float" office:value="491998">
            <text:p>491,998</text:p>
          </table:table-cell>
          <table:table-cell table:formula="of:=([.C83]-[.C82])/[.C82]" office:value-type="percentage" office:value="0.019997843898232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83]/[.E83]" office:value-type="float" office:value="27333.2222222222">
            <text:p>27,333</text:p>
          </table:table-cell>
          <table:table-cell table:formula="of:=[.F83]+[.G82]" office:value-type="float" office:value="885190.637626507">
            <text:p>885,191</text:p>
          </table:table-cell>
          <table:table-cell table:style-name="ce10" table:formula="of:=([.F83]-[.F82])/[.F82]" office:value-type="percentage" office:value="0.0199978438982321">
            <text:p>2.00%</text:p>
          </table:table-cell>
          <table:table-cell table:style-name="ce15" table:formula="of:=ROUNDDOWN([.A83]/2; 0) + ROUNDDOWN([.A83]/15) + 1" office:value-type="float" office:value="47">
            <text:p>47</text:p>
          </table:table-cell>
          <table:table-cell table:formula="of:=[.C83]/[.I83]" office:value-type="float" office:value="10468.0425531915">
            <text:p>10,468</text:p>
          </table:table-cell>
          <table:table-cell table:formula="of:=[.J83]+[.K82]" office:value-type="float" office:value="495451.428707763">
            <text:p>495,451</text:p>
          </table:table-cell>
          <table:table-cell table:style-name="ce10" table:formula="of:=([.J83]-[.J82])/[.J82]" office:value-type="percentage" office:value="-0.00170423788683665">
            <text:p>-0.17%</text:p>
          </table:table-cell>
          <table:table-cell table:style-name="ce15" office:value-type="string">
            <text:p>Cavalier</text:p>
          </table:table-cell>
          <table:table-cell table:formula="of:=[.A83]*2*100" office:value-type="float" office:value="16400">
            <text:p>16,400</text:p>
          </table:table-cell>
          <table:table-cell table:number-columns-repeated="10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6279152">
            <text:p>16,279,152</text:p>
          </table:table-cell>
          <table:table-cell table:formula="of:=[.B84]-[.B83]" office:value-type="float" office:value="501839">
            <text:p>501,839</text:p>
          </table:table-cell>
          <table:table-cell table:formula="of:=([.C84]-[.C83])/[.C83]" office:value-type="percentage" office:value="0.020002113829731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84]/[.E84]" office:value-type="float" office:value="27879.9444444444">
            <text:p>27,880</text:p>
          </table:table-cell>
          <table:table-cell table:formula="of:=[.F84]+[.G83]" office:value-type="float" office:value="913070.582070952">
            <text:p>913,071</text:p>
          </table:table-cell>
          <table:table-cell table:style-name="ce10" table:formula="of:=([.F84]-[.F83])/[.F83]" office:value-type="percentage" office:value="0.020002113829731">
            <text:p>2.00%</text:p>
          </table:table-cell>
          <table:table-cell table:style-name="ce15" table:formula="of:=ROUNDDOWN([.A84]/2; 0) + ROUNDDOWN([.A84]/15) + 1" office:value-type="float" office:value="47">
            <text:p>47</text:p>
          </table:table-cell>
          <table:table-cell table:formula="of:=[.C84]/[.I84]" office:value-type="float" office:value="10677.4255319149">
            <text:p>10,677</text:p>
          </table:table-cell>
          <table:table-cell table:formula="of:=[.J84]+[.K83]" office:value-type="float" office:value="506128.854239678">
            <text:p>506,129</text:p>
          </table:table-cell>
          <table:table-cell table:style-name="ce10" table:formula="of:=([.J84]-[.J83])/[.J83]" office:value-type="percentage" office:value="0.020002113829731">
            <text:p>2.00%</text:p>
          </table:table-cell>
          <table:table-cell table:style-name="ce15" office:value-type="string">
            <text:p>Cavalier</text:p>
          </table:table-cell>
          <table:table-cell table:formula="of:=[.A84]*2*100" office:value-type="float" office:value="16600">
            <text:p>16,600</text:p>
          </table:table-cell>
          <table:table-cell table:number-columns-repeated="10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6791027">
            <text:p>16,791,027</text:p>
          </table:table-cell>
          <table:table-cell table:formula="of:=[.B85]-[.B84]" office:value-type="float" office:value="511875">
            <text:p>511,875</text:p>
          </table:table-cell>
          <table:table-cell table:formula="of:=([.C85]-[.C84])/[.C84]" office:value-type="percentage" office:value="0.0199984457166541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85]/[.E85]" office:value-type="float" office:value="28437.5">
            <text:p>28,438</text:p>
          </table:table-cell>
          <table:table-cell table:formula="of:=[.F85]+[.G84]" office:value-type="float" office:value="941508.082070952">
            <text:p>941,508</text:p>
          </table:table-cell>
          <table:table-cell table:style-name="ce10" table:formula="of:=([.F85]-[.F84])/[.F84]" office:value-type="percentage" office:value="0.0199984457166541">
            <text:p>2.00%</text:p>
          </table:table-cell>
          <table:table-cell table:style-name="ce15" table:formula="of:=ROUNDDOWN([.A85]/2; 0) + ROUNDDOWN([.A85]/15) + 1" office:value-type="float" office:value="48">
            <text:p>48</text:p>
          </table:table-cell>
          <table:table-cell table:formula="of:=[.C85]/[.I85]" office:value-type="float" office:value="10664.0625">
            <text:p>10,664</text:p>
          </table:table-cell>
          <table:table-cell table:formula="of:=[.J85]+[.K84]" office:value-type="float" office:value="516792.916739678">
            <text:p>516,793</text:p>
          </table:table-cell>
          <table:table-cell table:style-name="ce10" table:formula="of:=([.J85]-[.J84])/[.J84]" office:value-type="percentage" office:value="-0.00125152190244287">
            <text:p>-0.13%</text:p>
          </table:table-cell>
          <table:table-cell table:style-name="ce15" office:value-type="string">
            <text:p>Cavalier</text:p>
          </table:table-cell>
          <table:table-cell table:formula="of:=[.A85]*2*100" office:value-type="float" office:value="16800">
            <text:p>16,800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313140">
            <text:p>17,313,140</text:p>
          </table:table-cell>
          <table:table-cell table:formula="of:=[.B86]-[.B85]" office:value-type="float" office:value="522113">
            <text:p>522,113</text:p>
          </table:table-cell>
          <table:table-cell table:formula="of:=([.C86]-[.C85])/[.C85]" office:value-type="percentage" office:value="0.0200009768009768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86]/[.E86]" office:value-type="float" office:value="29006.2777777778">
            <text:p>29,006</text:p>
          </table:table-cell>
          <table:table-cell table:formula="of:=[.F86]+[.G85]" office:value-type="float" office:value="970514.35984873">
            <text:p>970,514</text:p>
          </table:table-cell>
          <table:table-cell table:style-name="ce10" table:formula="of:=([.F86]-[.F85])/[.F85]" office:value-type="percentage" office:value="0.0200009768009768">
            <text:p>2.00%</text:p>
          </table:table-cell>
          <table:table-cell table:style-name="ce15" table:formula="of:=ROUNDDOWN([.A86]/2; 0) + ROUNDDOWN([.A86]/15) + 1" office:value-type="float" office:value="48">
            <text:p>48</text:p>
          </table:table-cell>
          <table:table-cell table:formula="of:=[.C86]/[.I86]" office:value-type="float" office:value="10877.3541666667">
            <text:p>10,877</text:p>
          </table:table-cell>
          <table:table-cell table:formula="of:=[.J86]+[.K85]" office:value-type="float" office:value="527670.270906345">
            <text:p>527,670</text:p>
          </table:table-cell>
          <table:table-cell table:style-name="ce10" table:formula="of:=([.J86]-[.J85])/[.J85]" office:value-type="percentage" office:value="0.0200009768009767">
            <text:p>2.00%</text:p>
          </table:table-cell>
          <table:table-cell table:style-name="ce15" office:value-type="string">
            <text:p>Cavalier</text:p>
          </table:table-cell>
          <table:table-cell table:formula="of:=[.A86]*2*100" office:value-type="float" office:value="17000">
            <text:p>17,000</text:p>
          </table:table-cell>
          <table:table-cell table:number-columns-repeated="10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845695">
            <text:p>17,845,695</text:p>
          </table:table-cell>
          <table:table-cell table:formula="of:=[.B87]-[.B86]" office:value-type="float" office:value="532555">
            <text:p>532,555</text:p>
          </table:table-cell>
          <table:table-cell table:formula="of:=([.C87]-[.C86])/[.C86]" office:value-type="percentage" office:value="0.0199995020235083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87]/[.E87]" office:value-type="float" office:value="29586.3888888889">
            <text:p>29,586</text:p>
          </table:table-cell>
          <table:table-cell table:formula="of:=[.F87]+[.G86]" office:value-type="float" office:value="1000100.74873762">
            <text:p>1,000,101</text:p>
          </table:table-cell>
          <table:table-cell table:style-name="ce10" table:formula="of:=([.F87]-[.F86])/[.F86]" office:value-type="percentage" office:value="0.0199995020235084">
            <text:p>2.00%</text:p>
          </table:table-cell>
          <table:table-cell table:style-name="ce15" table:formula="of:=ROUNDDOWN([.A87]/2; 0) + ROUNDDOWN([.A87]/15) + 1" office:value-type="float" office:value="49">
            <text:p>49</text:p>
          </table:table-cell>
          <table:table-cell table:formula="of:=[.C87]/[.I87]" office:value-type="float" office:value="10868.4693877551">
            <text:p>10,868</text:p>
          </table:table-cell>
          <table:table-cell table:formula="of:=[.J87]+[.K86]" office:value-type="float" office:value="538538.7402941">
            <text:p>538,539</text:p>
          </table:table-cell>
          <table:table-cell table:style-name="ce10" table:formula="of:=([.J87]-[.J86])/[.J86]" office:value-type="percentage" office:value="-0.000816814344318354">
            <text:p>-0.08%</text:p>
          </table:table-cell>
          <table:table-cell table:style-name="ce15" office:value-type="string">
            <text:p>Cavalier</text:p>
          </table:table-cell>
          <table:table-cell table:formula="of:=[.A87]*2*100" office:value-type="float" office:value="17200">
            <text:p>17,200</text:p>
          </table:table-cell>
          <table:table-cell table:number-columns-repeated="10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8388901">
            <text:p>18,388,901</text:p>
          </table:table-cell>
          <table:table-cell table:formula="of:=[.B88]-[.B87]" office:value-type="float" office:value="543206">
            <text:p>543,206</text:p>
          </table:table-cell>
          <table:table-cell table:formula="of:=([.C88]-[.C87])/[.C87]" office:value-type="percentage" office:value="0.0199998122259673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88]/[.E88]" office:value-type="float" office:value="30178.1111111111">
            <text:p>30,178</text:p>
          </table:table-cell>
          <table:table-cell table:formula="of:=[.F88]+[.G87]" office:value-type="float" office:value="1030278.85984873">
            <text:p>1,030,279</text:p>
          </table:table-cell>
          <table:table-cell table:style-name="ce10" table:formula="of:=([.F88]-[.F87])/[.F87]" office:value-type="percentage" office:value="0.0199998122259672">
            <text:p>2.00%</text:p>
          </table:table-cell>
          <table:table-cell table:style-name="ce15" table:formula="of:=ROUNDDOWN([.A88]/2; 0) + ROUNDDOWN([.A88]/15) + 1" office:value-type="float" office:value="49">
            <text:p>49</text:p>
          </table:table-cell>
          <table:table-cell table:formula="of:=[.C88]/[.I88]" office:value-type="float" office:value="11085.8367346939">
            <text:p>11,086</text:p>
          </table:table-cell>
          <table:table-cell table:formula="of:=[.J88]+[.K87]" office:value-type="float" office:value="549624.577028794">
            <text:p>549,625</text:p>
          </table:table-cell>
          <table:table-cell table:style-name="ce10" table:formula="of:=([.J88]-[.J87])/[.J87]" office:value-type="percentage" office:value="0.0199998122259673">
            <text:p>2.00%</text:p>
          </table:table-cell>
          <table:table-cell table:style-name="ce15" office:value-type="string">
            <text:p>Cavalier</text:p>
          </table:table-cell>
          <table:table-cell table:formula="of:=[.A88]*2*100" office:value-type="float" office:value="17400">
            <text:p>17,400</text:p>
          </table:table-cell>
          <table:table-cell table:number-columns-repeated="10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942971">
            <text:p>18,942,971</text:p>
          </table:table-cell>
          <table:table-cell table:formula="of:=[.B89]-[.B88]" office:value-type="float" office:value="554070">
            <text:p>554,070</text:p>
          </table:table-cell>
          <table:table-cell table:formula="of:=([.C89]-[.C88])/[.C88]" office:value-type="percentage" office:value="0.0199997790893326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89]/[.E89]" office:value-type="float" office:value="30781.6666666667">
            <text:p>30,782</text:p>
          </table:table-cell>
          <table:table-cell table:formula="of:=[.F89]+[.G88]" office:value-type="float" office:value="1061060.5265154">
            <text:p>1,061,061</text:p>
          </table:table-cell>
          <table:table-cell table:style-name="ce10" table:formula="of:=([.F89]-[.F88])/[.F88]" office:value-type="percentage" office:value="0.0199997790893327">
            <text:p>2.00%</text:p>
          </table:table-cell>
          <table:table-cell table:style-name="ce15" table:formula="of:=ROUNDDOWN([.A89]/2; 0) + ROUNDDOWN([.A89]/15) + 1" office:value-type="float" office:value="50">
            <text:p>50</text:p>
          </table:table-cell>
          <table:table-cell table:formula="of:=[.C89]/[.I89]" office:value-type="float" office:value="11081.4">
            <text:p>11,081</text:p>
          </table:table-cell>
          <table:table-cell table:formula="of:=[.J89]+[.K88]" office:value-type="float" office:value="560705.977028794">
            <text:p>560,706</text:p>
          </table:table-cell>
          <table:table-cell table:style-name="ce10" table:formula="of:=([.J89]-[.J88])/[.J88]" office:value-type="percentage" office:value="-0.000400216492454096">
            <text:p>-0.04%</text:p>
          </table:table-cell>
          <table:table-cell table:style-name="ce15" office:value-type="string">
            <text:p>Cavalier</text:p>
          </table:table-cell>
          <table:table-cell table:formula="of:=[.A89]*2*100" office:value-type="float" office:value="17600">
            <text:p>17,600</text:p>
          </table:table-cell>
          <table:table-cell table:number-columns-repeated="10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508123">
            <text:p>19,508,123</text:p>
          </table:table-cell>
          <table:table-cell table:formula="of:=[.B90]-[.B89]" office:value-type="float" office:value="565152">
            <text:p>565,152</text:p>
          </table:table-cell>
          <table:table-cell table:formula="of:=([.C90]-[.C89])/[.C89]" office:value-type="percentage" office:value="0.020001082895663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90]/[.E90]" office:value-type="float" office:value="31397.3333333333">
            <text:p>31,397</text:p>
          </table:table-cell>
          <table:table-cell table:formula="of:=[.F90]+[.G89]" office:value-type="float" office:value="1092457.85984873">
            <text:p>1,092,458</text:p>
          </table:table-cell>
          <table:table-cell table:style-name="ce10" table:formula="of:=([.F90]-[.F89])/[.F89]" office:value-type="percentage" office:value="0.0200010828956629">
            <text:p>2.00%</text:p>
          </table:table-cell>
          <table:table-cell table:style-name="ce15" table:formula="of:=ROUNDDOWN([.A90]/2; 0) + ROUNDDOWN([.A90]/15) + 1" office:value-type="float" office:value="50">
            <text:p>50</text:p>
          </table:table-cell>
          <table:table-cell table:formula="of:=[.C90]/[.I90]" office:value-type="float" office:value="11303.04">
            <text:p>11,303</text:p>
          </table:table-cell>
          <table:table-cell table:formula="of:=[.J90]+[.K89]" office:value-type="float" office:value="572009.017028794">
            <text:p>572,009</text:p>
          </table:table-cell>
          <table:table-cell table:style-name="ce10" table:formula="of:=([.J90]-[.J89])/[.J89]" office:value-type="percentage" office:value="0.0200010828956631">
            <text:p>2.00%</text:p>
          </table:table-cell>
          <table:table-cell table:style-name="ce15" office:value-type="string">
            <text:p>Cavalier</text:p>
          </table:table-cell>
          <table:table-cell table:formula="of:=[.A90]*2*100" office:value-type="float" office:value="17800">
            <text:p>17,800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084578">
            <text:p>20,084,578</text:p>
          </table:table-cell>
          <table:table-cell table:formula="of:=[.B91]-[.B90]" office:value-type="float" office:value="576455">
            <text:p>576,455</text:p>
          </table:table-cell>
          <table:table-cell table:formula="of:=([.C91]-[.C90])/[.C90]" office:value-type="percentage" office:value="0.0199999292225808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91]/[.E91]" office:value-type="float" office:value="32025.2777777778">
            <text:p>32,025</text:p>
          </table:table-cell>
          <table:table-cell table:formula="of:=[.F91]+[.G90]" office:value-type="float" office:value="1124483.13762651">
            <text:p>1,124,483</text:p>
          </table:table-cell>
          <table:table-cell table:style-name="ce10" table:formula="of:=([.F91]-[.F90])/[.F90]" office:value-type="percentage" office:value="0.0199999292225809">
            <text:p>2.00%</text:p>
          </table:table-cell>
          <table:table-cell table:style-name="ce15" table:formula="of:=ROUNDDOWN([.A91]/2; 0) + ROUNDDOWN([.A91]/15) + 1" office:value-type="float" office:value="52">
            <text:p>52</text:p>
          </table:table-cell>
          <table:table-cell table:formula="of:=[.C91]/[.I91]" office:value-type="float" office:value="11085.6730769231">
            <text:p>11,086</text:p>
          </table:table-cell>
          <table:table-cell table:formula="of:=[.J91]+[.K90]" office:value-type="float" office:value="583094.690105717">
            <text:p>583,095</text:p>
          </table:table-cell>
          <table:table-cell table:style-name="ce10" table:formula="of:=([.J91]-[.J90])/[.J90]" office:value-type="percentage" office:value="-0.0192308372859801">
            <text:p>-1.92%</text:p>
          </table:table-cell>
          <table:table-cell table:style-name="ce15" office:value-type="string">
            <text:p>Companion</text:p>
          </table:table-cell>
          <table:table-cell table:formula="of:=[.A91]*2*100" office:value-type="float" office:value="18000">
            <text:p>18,000</text:p>
          </table:table-cell>
          <table:table-cell table:number-columns-repeated="10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0672562">
            <text:p>20,672,562</text:p>
          </table:table-cell>
          <table:table-cell table:formula="of:=[.B92]-[.B91]" office:value-type="float" office:value="587984">
            <text:p>587,984</text:p>
          </table:table-cell>
          <table:table-cell table:formula="of:=([.C92]-[.C91])/[.C91]" office:value-type="percentage" office:value="0.0199998265259214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92]/[.E92]" office:value-type="float" office:value="32665.7777777778">
            <text:p>32,666</text:p>
          </table:table-cell>
          <table:table-cell table:formula="of:=[.F92]+[.G91]" office:value-type="float" office:value="1157148.91540429">
            <text:p>1,157,149</text:p>
          </table:table-cell>
          <table:table-cell table:style-name="ce10" table:formula="of:=([.F92]-[.F91])/[.F91]" office:value-type="percentage" office:value="0.0199998265259214">
            <text:p>2.00%</text:p>
          </table:table-cell>
          <table:table-cell table:style-name="ce15" table:formula="of:=ROUNDDOWN([.A92]/2; 0) + ROUNDDOWN([.A92]/15) + 1" office:value-type="float" office:value="52">
            <text:p>52</text:p>
          </table:table-cell>
          <table:table-cell table:formula="of:=[.C92]/[.I92]" office:value-type="float" office:value="11307.3846153846">
            <text:p>11,307</text:p>
          </table:table-cell>
          <table:table-cell table:formula="of:=[.J92]+[.K91]" office:value-type="float" office:value="594402.074721102">
            <text:p>594,402</text:p>
          </table:table-cell>
          <table:table-cell table:style-name="ce10" table:formula="of:=([.J92]-[.J91])/[.J91]" office:value-type="percentage" office:value="0.0199998265259214">
            <text:p>2.00%</text:p>
          </table:table-cell>
          <table:table-cell table:style-name="ce15" office:value-type="string">
            <text:p>Companion</text:p>
          </table:table-cell>
          <table:table-cell table:formula="of:=[.A92]*2*100" office:value-type="float" office:value="18200">
            <text:p>18,200</text:p>
          </table:table-cell>
          <table:table-cell table:number-columns-repeated="10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1272305">
            <text:p>21,272,305</text:p>
          </table:table-cell>
          <table:table-cell table:formula="of:=[.B93]-[.B92]" office:value-type="float" office:value="599743">
            <text:p>599,743</text:p>
          </table:table-cell>
          <table:table-cell table:formula="of:=([.C93]-[.C92])/[.C92]" office:value-type="percentage" office:value="0.0199988435059457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93]/[.E93]" office:value-type="float" office:value="33319.0555555556">
            <text:p>33,319</text:p>
          </table:table-cell>
          <table:table-cell table:formula="of:=[.F93]+[.G92]" office:value-type="float" office:value="1190467.97095984">
            <text:p>1,190,468</text:p>
          </table:table-cell>
          <table:table-cell table:style-name="ce10" table:formula="of:=([.F93]-[.F92])/[.F92]" office:value-type="percentage" office:value="0.0199988435059457">
            <text:p>2.00%</text:p>
          </table:table-cell>
          <table:table-cell table:style-name="ce15" table:formula="of:=ROUNDDOWN([.A93]/2; 0) + ROUNDDOWN([.A93]/15) + 1" office:value-type="float" office:value="53">
            <text:p>53</text:p>
          </table:table-cell>
          <table:table-cell table:formula="of:=[.C93]/[.I93]" office:value-type="float" office:value="11315.9056603774">
            <text:p>11,316</text:p>
          </table:table-cell>
          <table:table-cell table:formula="of:=[.J93]+[.K92]" office:value-type="float" office:value="605717.980381479">
            <text:p>605,718</text:p>
          </table:table-cell>
          <table:table-cell table:style-name="ce10" table:formula="of:=([.J93]-[.J92])/[.J92]" office:value-type="percentage" office:value="0.000753582307720388">
            <text:p>0.08%</text:p>
          </table:table-cell>
          <table:table-cell table:style-name="ce15" office:value-type="string">
            <text:p>Companion</text:p>
          </table:table-cell>
          <table:table-cell table:formula="of:=[.A93]*2*100" office:value-type="float" office:value="18400">
            <text:p>18,400</text:p>
          </table:table-cell>
          <table:table-cell table:number-columns-repeated="10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1884043">
            <text:p>21,884,043</text:p>
          </table:table-cell>
          <table:table-cell table:formula="of:=[.B94]-[.B93]" office:value-type="float" office:value="611738">
            <text:p>611,738</text:p>
          </table:table-cell>
          <table:table-cell table:formula="of:=([.C94]-[.C93])/[.C93]" office:value-type="percentage" office:value="0.0200002334333206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94]/[.E94]" office:value-type="float" office:value="33985.4444444444">
            <text:p>33,985</text:p>
          </table:table-cell>
          <table:table-cell table:formula="of:=[.F94]+[.G93]" office:value-type="float" office:value="1224453.41540429">
            <text:p>1,224,453</text:p>
          </table:table-cell>
          <table:table-cell table:style-name="ce10" table:formula="of:=([.F94]-[.F93])/[.F93]" office:value-type="percentage" office:value="0.0200002334333207">
            <text:p>2.00%</text:p>
          </table:table-cell>
          <table:table-cell table:style-name="ce15" table:formula="of:=ROUNDDOWN([.A94]/2; 0) + ROUNDDOWN([.A94]/15) + 1" office:value-type="float" office:value="53">
            <text:p>53</text:p>
          </table:table-cell>
          <table:table-cell table:formula="of:=[.C94]/[.I94]" office:value-type="float" office:value="11542.2264150943">
            <text:p>11,542</text:p>
          </table:table-cell>
          <table:table-cell table:formula="of:=[.J94]+[.K93]" office:value-type="float" office:value="617260.206796573">
            <text:p>617,260</text:p>
          </table:table-cell>
          <table:table-cell table:style-name="ce10" table:formula="of:=([.J94]-[.J93])/[.J93]" office:value-type="percentage" office:value="0.0200002334333205">
            <text:p>2.00%</text:p>
          </table:table-cell>
          <table:table-cell table:style-name="ce15" office:value-type="string">
            <text:p>Companion</text:p>
          </table:table-cell>
          <table:table-cell table:formula="of:=[.A94]*2*100" office:value-type="float" office:value="18600">
            <text:p>18,600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2508016">
            <text:p>22,508,016</text:p>
          </table:table-cell>
          <table:table-cell table:formula="of:=[.B95]-[.B94]" office:value-type="float" office:value="623973">
            <text:p>623,973</text:p>
          </table:table-cell>
          <table:table-cell table:formula="of:=([.C95]-[.C94])/[.C94]" office:value-type="percentage" office:value="0.0200003923248188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95]/[.E95]" office:value-type="float" office:value="34665.1666666667">
            <text:p>34,665</text:p>
          </table:table-cell>
          <table:table-cell table:formula="of:=[.F95]+[.G94]" office:value-type="float" office:value="1259118.58207095">
            <text:p>1,259,119</text:p>
          </table:table-cell>
          <table:table-cell table:style-name="ce10" table:formula="of:=([.F95]-[.F94])/[.F94]" office:value-type="percentage" office:value="0.0200003923248187">
            <text:p>2.00%</text:p>
          </table:table-cell>
          <table:table-cell table:style-name="ce15" table:formula="of:=ROUNDDOWN([.A95]/2; 0) + ROUNDDOWN([.A95]/15) + 1" office:value-type="float" office:value="54">
            <text:p>54</text:p>
          </table:table-cell>
          <table:table-cell table:formula="of:=[.C95]/[.I95]" office:value-type="float" office:value="11555.0555555556">
            <text:p>11,555</text:p>
          </table:table-cell>
          <table:table-cell table:formula="of:=[.J95]+[.K94]" office:value-type="float" office:value="628815.262352129">
            <text:p>628,815</text:p>
          </table:table-cell>
          <table:table-cell table:style-name="ce10" table:formula="of:=([.J95]-[.J94])/[.J94]" office:value-type="percentage" office:value="0.00111149617065545">
            <text:p>0.11%</text:p>
          </table:table-cell>
          <table:table-cell table:style-name="ce15" office:value-type="string">
            <text:p>Companion</text:p>
          </table:table-cell>
          <table:table-cell table:formula="of:=[.A95]*2*100" office:value-type="float" office:value="18800">
            <text:p>18,800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3144469">
            <text:p>23,144,469</text:p>
          </table:table-cell>
          <table:table-cell table:formula="of:=[.B96]-[.B95]" office:value-type="float" office:value="636453">
            <text:p>636,453</text:p>
          </table:table-cell>
          <table:table-cell table:formula="of:=([.C96]-[.C95])/[.C95]" office:value-type="percentage" office:value="0.0200008654220615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96]/[.E96]" office:value-type="float" office:value="35358.5">
            <text:p>35,359</text:p>
          </table:table-cell>
          <table:table-cell table:formula="of:=[.F96]+[.G95]" office:value-type="float" office:value="1294477.08207095">
            <text:p>1,294,477</text:p>
          </table:table-cell>
          <table:table-cell table:style-name="ce10" table:formula="of:=([.F96]-[.F95])/[.F95]" office:value-type="percentage" office:value="0.0200008654220616">
            <text:p>2.00%</text:p>
          </table:table-cell>
          <table:table-cell table:style-name="ce15" table:formula="of:=ROUNDDOWN([.A96]/2; 0) + ROUNDDOWN([.A96]/15) + 1" office:value-type="float" office:value="54">
            <text:p>54</text:p>
          </table:table-cell>
          <table:table-cell table:formula="of:=[.C96]/[.I96]" office:value-type="float" office:value="11786.1666666667">
            <text:p>11,786</text:p>
          </table:table-cell>
          <table:table-cell table:formula="of:=[.J96]+[.K95]" office:value-type="float" office:value="640601.429018795">
            <text:p>640,601</text:p>
          </table:table-cell>
          <table:table-cell table:style-name="ce10" table:formula="of:=([.J96]-[.J95])/[.J95]" office:value-type="percentage" office:value="0.0200008654220616">
            <text:p>2.00%</text:p>
          </table:table-cell>
          <table:table-cell table:style-name="ce15" office:value-type="string">
            <text:p>Companion</text:p>
          </table:table-cell>
          <table:table-cell table:formula="of:=[.A96]*2*100" office:value-type="float" office:value="19000">
            <text:p>19,000</text:p>
          </table:table-cell>
          <table:table-cell table:number-columns-repeated="10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3793651">
            <text:p>23,793,651</text:p>
          </table:table-cell>
          <table:table-cell table:formula="of:=[.B97]-[.B96]" office:value-type="float" office:value="649182">
            <text:p>649,182</text:p>
          </table:table-cell>
          <table:table-cell table:formula="of:=([.C97]-[.C96])/[.C96]" office:value-type="percentage" office:value="0.0199999057275243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97]/[.E97]" office:value-type="float" office:value="36065.6666666667">
            <text:p>36,066</text:p>
          </table:table-cell>
          <table:table-cell table:formula="of:=[.F97]+[.G96]" office:value-type="float" office:value="1330542.74873762">
            <text:p>1,330,543</text:p>
          </table:table-cell>
          <table:table-cell table:style-name="ce10" table:formula="of:=([.F97]-[.F96])/[.F96]" office:value-type="percentage" office:value="0.0199999057275242">
            <text:p>2.00%</text:p>
          </table:table-cell>
          <table:table-cell table:style-name="ce15" table:formula="of:=ROUNDDOWN([.A97]/2; 0) + ROUNDDOWN([.A97]/15) + 1" office:value-type="float" office:value="55">
            <text:p>55</text:p>
          </table:table-cell>
          <table:table-cell table:formula="of:=[.C97]/[.I97]" office:value-type="float" office:value="11803.3090909091">
            <text:p>11,803</text:p>
          </table:table-cell>
          <table:table-cell table:formula="of:=[.J97]+[.K96]" office:value-type="float" office:value="652404.738109705">
            <text:p>652,405</text:p>
          </table:table-cell>
          <table:table-cell table:style-name="ce10" table:formula="of:=([.J97]-[.J96])/[.J96]" office:value-type="percentage" office:value="0.00145445289611484">
            <text:p>0.15%</text:p>
          </table:table-cell>
          <table:table-cell table:style-name="ce15" office:value-type="string">
            <text:p>Companion</text:p>
          </table:table-cell>
          <table:table-cell table:formula="of:=[.A97]*2*100" office:value-type="float" office:value="19200">
            <text:p>19,200</text:p>
          </table:table-cell>
          <table:table-cell table:number-columns-repeated="10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4455816">
            <text:p>24,455,816</text:p>
          </table:table-cell>
          <table:table-cell table:formula="of:=[.B98]-[.B97]" office:value-type="float" office:value="662165">
            <text:p>662,165</text:p>
          </table:table-cell>
          <table:table-cell table:formula="of:=([.C98]-[.C97])/[.C97]" office:value-type="percentage" office:value="0.0199990141439535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98]/[.E98]" office:value-type="float" office:value="36786.9444444444">
            <text:p>36,787</text:p>
          </table:table-cell>
          <table:table-cell table:formula="of:=[.F98]+[.G97]" office:value-type="float" office:value="1367329.69318206">
            <text:p>1,367,330</text:p>
          </table:table-cell>
          <table:table-cell table:style-name="ce10" table:formula="of:=([.F98]-[.F97])/[.F97]" office:value-type="percentage" office:value="0.0199990141439536">
            <text:p>2.00%</text:p>
          </table:table-cell>
          <table:table-cell table:style-name="ce15" table:formula="of:=ROUNDDOWN([.A98]/2; 0) + ROUNDDOWN([.A98]/15) + 1" office:value-type="float" office:value="55">
            <text:p>55</text:p>
          </table:table-cell>
          <table:table-cell table:formula="of:=[.C98]/[.I98]" office:value-type="float" office:value="12039.3636363636">
            <text:p>12,039</text:p>
          </table:table-cell>
          <table:table-cell table:formula="of:=[.J98]+[.K97]" office:value-type="float" office:value="664444.101746068">
            <text:p>664,444</text:p>
          </table:table-cell>
          <table:table-cell table:style-name="ce10" table:formula="of:=([.J98]-[.J97])/[.J97]" office:value-type="percentage" office:value="0.0199990141439534">
            <text:p>2.00%</text:p>
          </table:table-cell>
          <table:table-cell table:style-name="ce15" office:value-type="string">
            <text:p>Companion</text:p>
          </table:table-cell>
          <table:table-cell table:formula="of:=[.A98]*2*100" office:value-type="float" office:value="19400">
            <text:p>19,400</text:p>
          </table:table-cell>
          <table:table-cell table:number-columns-repeated="10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5131224">
            <text:p>25,131,224</text:p>
          </table:table-cell>
          <table:table-cell table:formula="of:=[.B99]-[.B98]" office:value-type="float" office:value="675408">
            <text:p>675,408</text:p>
          </table:table-cell>
          <table:table-cell table:formula="of:=([.C99]-[.C98])/[.C98]" office:value-type="percentage" office:value="0.0199995469407172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99]/[.E99]" office:value-type="float" office:value="37522.6666666667">
            <text:p>37,523</text:p>
          </table:table-cell>
          <table:table-cell table:formula="of:=[.F99]+[.G98]" office:value-type="float" office:value="1404852.35984873">
            <text:p>1,404,852</text:p>
          </table:table-cell>
          <table:table-cell table:style-name="ce10" table:formula="of:=([.F99]-[.F98])/[.F98]" office:value-type="percentage" office:value="0.0199995469407171">
            <text:p>2.00%</text:p>
          </table:table-cell>
          <table:table-cell table:style-name="ce15" table:formula="of:=ROUNDDOWN([.A99]/2; 0) + ROUNDDOWN([.A99]/15) + 1" office:value-type="float" office:value="56">
            <text:p>56</text:p>
          </table:table-cell>
          <table:table-cell table:formula="of:=[.C99]/[.I99]" office:value-type="float" office:value="12060.8571428571">
            <text:p>12,061</text:p>
          </table:table-cell>
          <table:table-cell table:formula="of:=[.J99]+[.K98]" office:value-type="float" office:value="676504.958888925">
            <text:p>676,505</text:p>
          </table:table-cell>
          <table:table-cell table:style-name="ce10" table:formula="of:=([.J99]-[.J98])/[.J98]" office:value-type="percentage" office:value="0.00178526931677586">
            <text:p>0.18%</text:p>
          </table:table-cell>
          <table:table-cell table:style-name="ce15" office:value-type="string">
            <text:p>Companion</text:p>
          </table:table-cell>
          <table:table-cell table:formula="of:=[.A99]*2*100" office:value-type="float" office:value="19600">
            <text:p>19,600</text:p>
          </table:table-cell>
          <table:table-cell table:number-columns-repeated="1010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5820141">
            <text:p>25,820,141</text:p>
          </table:table-cell>
          <table:table-cell table:formula="of:=[.B100]-[.B99]" office:value-type="float" office:value="688917">
            <text:p>688,917</text:p>
          </table:table-cell>
          <table:table-cell table:formula="of:=([.C100]-[.C99])/[.C99]" office:value-type="percentage" office:value="0.0200012436927013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00]/[.E100]" office:value-type="float" office:value="38273.1666666667">
            <text:p>38,273</text:p>
          </table:table-cell>
          <table:table-cell table:formula="of:=[.F100]+[.G99]" office:value-type="float" office:value="1443125.5265154">
            <text:p>1,443,126</text:p>
          </table:table-cell>
          <table:table-cell table:style-name="ce10" table:formula="of:=([.F100]-[.F99])/[.F99]" office:value-type="percentage" office:value="0.0200012436927013">
            <text:p>2.00%</text:p>
          </table:table-cell>
          <table:table-cell table:style-name="ce15" table:formula="of:=ROUNDDOWN([.A100]/2; 0) + ROUNDDOWN([.A100]/15) + 1" office:value-type="float" office:value="56">
            <text:p>56</text:p>
          </table:table-cell>
          <table:table-cell table:formula="of:=[.C100]/[.I100]" office:value-type="float" office:value="12302.0892857143">
            <text:p>12,302</text:p>
          </table:table-cell>
          <table:table-cell table:formula="of:=[.J100]+[.K99]" office:value-type="float" office:value="688807.04817464">
            <text:p>688,807</text:p>
          </table:table-cell>
          <table:table-cell table:style-name="ce10" table:formula="of:=([.J100]-[.J99])/[.J99]" office:value-type="percentage" office:value="0.0200012436927013">
            <text:p>2.00%</text:p>
          </table:table-cell>
          <table:table-cell table:style-name="ce15" office:value-type="string">
            <text:p>Companion</text:p>
          </table:table-cell>
          <table:table-cell table:formula="of:=[.A100]*2*100" office:value-type="float" office:value="19800">
            <text:p>19,800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522836">
            <text:p>26,522,836</text:p>
          </table:table-cell>
          <table:table-cell table:formula="of:=[.B101]-[.B100]" office:value-type="float" office:value="702695">
            <text:p>702,695</text:p>
          </table:table-cell>
          <table:table-cell table:formula="of:=([.C101]-[.C100])/[.C100]" office:value-type="percentage" office:value="0.019999506471752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01]/[.E101]" office:value-type="float" office:value="39038.6111111111">
            <text:p>39,039</text:p>
          </table:table-cell>
          <table:table-cell table:formula="of:=[.F101]+[.G100]" office:value-type="float" office:value="1482164.13762651">
            <text:p>1,482,164</text:p>
          </table:table-cell>
          <table:table-cell table:style-name="ce10" table:formula="of:=([.F101]-[.F100])/[.F100]" office:value-type="percentage" office:value="0.0199995064717521">
            <text:p>2.00%</text:p>
          </table:table-cell>
          <table:table-cell table:style-name="ce15" table:formula="of:=ROUNDDOWN([.A101]/2; 0) + ROUNDDOWN([.A101]/15) + 1" office:value-type="float" office:value="57">
            <text:p>57</text:p>
          </table:table-cell>
          <table:table-cell table:formula="of:=[.C101]/[.I101]" office:value-type="float" office:value="12327.9824561404">
            <text:p>12,328</text:p>
          </table:table-cell>
          <table:table-cell table:formula="of:=[.J101]+[.K100]" office:value-type="float" office:value="701135.03063078">
            <text:p>701,135</text:p>
          </table:table-cell>
          <table:table-cell table:style-name="ce10" table:formula="of:=([.J101]-[.J100])/[.J100]" office:value-type="percentage" office:value="0.00210477828803707">
            <text:p>0.21%</text:p>
          </table:table-cell>
          <table:table-cell table:style-name="ce15" office:value-type="string">
            <text:p>Companion</text:p>
          </table:table-cell>
          <table:table-cell table:formula="of:=[.A101]*2*100" office:value-type="float" office:value="20000">
            <text:p>20,000</text:p>
          </table:table-cell>
          <table:table-cell table:number-columns-repeated="1010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7239585">
            <text:p>27,239,585</text:p>
          </table:table-cell>
          <table:table-cell table:formula="of:=[.B102]-[.B101]" office:value-type="float" office:value="716749">
            <text:p>716,749</text:p>
          </table:table-cell>
          <table:table-cell table:formula="of:=([.C102]-[.C101])/[.C101]" office:value-type="percentage" office:value="0.0200001423092522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02]/[.E102]" office:value-type="float" office:value="39819.3888888889">
            <text:p>39,819</text:p>
          </table:table-cell>
          <table:table-cell table:formula="of:=[.F102]+[.G101]" office:value-type="float" office:value="1521983.5265154">
            <text:p>1,521,984</text:p>
          </table:table-cell>
          <table:table-cell table:style-name="ce10" table:formula="of:=([.F102]-[.F101])/[.F101]" office:value-type="percentage" office:value="0.0200001423092523">
            <text:p>2.00%</text:p>
          </table:table-cell>
          <table:table-cell table:style-name="ce15" table:formula="of:=ROUNDDOWN([.A102]/2; 0) + ROUNDDOWN([.A102]/15) + 1" office:value-type="float" office:value="57">
            <text:p>57</text:p>
          </table:table-cell>
          <table:table-cell table:formula="of:=[.C102]/[.I102]" office:value-type="float" office:value="12574.5438596491">
            <text:p>12,575</text:p>
          </table:table-cell>
          <table:table-cell table:formula="of:=[.J102]+[.K101]" office:value-type="float" office:value="713709.574490429">
            <text:p>713,710</text:p>
          </table:table-cell>
          <table:table-cell table:style-name="ce10" table:formula="of:=([.J102]-[.J101])/[.J101]" office:value-type="percentage" office:value="0.0200001423092522">
            <text:p>2.00%</text:p>
          </table:table-cell>
          <table:table-cell table:style-name="ce15" office:value-type="string">
            <text:p>Companion</text:p>
          </table:table-cell>
          <table:table-cell table:formula="of:=[.A102]*2*100" office:value-type="float" office:value="20200">
            <text:p>20,200</text:p>
          </table:table-cell>
          <table:table-cell table:number-columns-repeated="1010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7970669">
            <text:p>27,970,669</text:p>
          </table:table-cell>
          <table:table-cell table:formula="of:=[.B103]-[.B102]" office:value-type="float" office:value="731084">
            <text:p>731,084</text:p>
          </table:table-cell>
          <table:table-cell table:formula="of:=([.C103]-[.C102])/[.C102]" office:value-type="percentage" office:value="0.0200000279037711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03]/[.E103]" office:value-type="float" office:value="40615.7777777778">
            <text:p>40,616</text:p>
          </table:table-cell>
          <table:table-cell table:formula="of:=[.F103]+[.G102]" office:value-type="float" office:value="1562599.30429317">
            <text:p>1,562,599</text:p>
          </table:table-cell>
          <table:table-cell table:style-name="ce10" table:formula="of:=([.F103]-[.F102])/[.F102]" office:value-type="percentage" office:value="0.0200000279037711">
            <text:p>2.00%</text:p>
          </table:table-cell>
          <table:table-cell table:style-name="ce15" table:formula="of:=ROUNDDOWN([.A103]/2; 0) + ROUNDDOWN([.A103]/15) + 1" office:value-type="float" office:value="58">
            <text:p>58</text:p>
          </table:table-cell>
          <table:table-cell table:formula="of:=[.C103]/[.I103]" office:value-type="float" office:value="12604.8965517241">
            <text:p>12,605</text:p>
          </table:table-cell>
          <table:table-cell table:formula="of:=[.J103]+[.K102]" office:value-type="float" office:value="726314.471042153">
            <text:p>726,314</text:p>
          </table:table-cell>
          <table:table-cell table:style-name="ce10" table:formula="of:=([.J103]-[.J102])/[.J102]" office:value-type="percentage" office:value="0.00241382052611986">
            <text:p>0.24%</text:p>
          </table:table-cell>
          <table:table-cell table:style-name="ce15" office:value-type="string">
            <text:p>Companion</text:p>
          </table:table-cell>
          <table:table-cell table:formula="of:=[.A103]*2*100" office:value-type="float" office:value="20400">
            <text:p>20,400</text:p>
          </table:table-cell>
          <table:table-cell table:number-columns-repeated="1010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8716375">
            <text:p>28,716,375</text:p>
          </table:table-cell>
          <table:table-cell table:formula="of:=[.B104]-[.B103]" office:value-type="float" office:value="745706">
            <text:p>745,706</text:p>
          </table:table-cell>
          <table:table-cell table:formula="of:=([.C104]-[.C103])/[.C103]" office:value-type="percentage" office:value="0.0200004377062007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04]/[.E104]" office:value-type="float" office:value="41428.1111111111">
            <text:p>41,428</text:p>
          </table:table-cell>
          <table:table-cell table:formula="of:=[.F104]+[.G103]" office:value-type="float" office:value="1604027.41540429">
            <text:p>1,604,027</text:p>
          </table:table-cell>
          <table:table-cell table:style-name="ce10" table:formula="of:=([.F104]-[.F103])/[.F103]" office:value-type="percentage" office:value="0.0200004377062005">
            <text:p>2.00%</text:p>
          </table:table-cell>
          <table:table-cell table:style-name="ce15" table:formula="of:=ROUNDDOWN([.A104]/2; 0) + ROUNDDOWN([.A104]/15) + 1" office:value-type="float" office:value="58">
            <text:p>58</text:p>
          </table:table-cell>
          <table:table-cell table:formula="of:=[.C104]/[.I104]" office:value-type="float" office:value="12857">
            <text:p>12,857</text:p>
          </table:table-cell>
          <table:table-cell table:formula="of:=[.J104]+[.K103]" office:value-type="float" office:value="739171.471042153">
            <text:p>739,171</text:p>
          </table:table-cell>
          <table:table-cell table:style-name="ce10" table:formula="of:=([.J104]-[.J103])/[.J103]" office:value-type="percentage" office:value="0.0200004377062007">
            <text:p>2.00%</text:p>
          </table:table-cell>
          <table:table-cell table:style-name="ce15" office:value-type="string">
            <text:p>Companion</text:p>
          </table:table-cell>
          <table:table-cell table:formula="of:=[.A104]*2*100" office:value-type="float" office:value="20600">
            <text:p>20,600</text:p>
          </table:table-cell>
          <table:table-cell table:number-columns-repeated="1010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9476994">
            <text:p>29,476,994</text:p>
          </table:table-cell>
          <table:table-cell table:formula="of:=[.B105]-[.B104]" office:value-type="float" office:value="760619">
            <text:p>760,619</text:p>
          </table:table-cell>
          <table:table-cell table:formula="of:=([.C105]-[.C104])/[.C104]" office:value-type="percentage" office:value="0.0199984980676031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05]/[.E105]" office:value-type="float" office:value="42256.6111111111">
            <text:p>42,257</text:p>
          </table:table-cell>
          <table:table-cell table:formula="of:=[.F105]+[.G104]" office:value-type="float" office:value="1646284.0265154">
            <text:p>1,646,284</text:p>
          </table:table-cell>
          <table:table-cell table:style-name="ce10" table:formula="of:=([.F105]-[.F104])/[.F104]" office:value-type="percentage" office:value="0.0199984980676031">
            <text:p>2.00%</text:p>
          </table:table-cell>
          <table:table-cell table:style-name="ce15" table:formula="of:=ROUNDDOWN([.A105]/2; 0) + ROUNDDOWN([.A105]/15) + 1" office:value-type="float" office:value="59">
            <text:p>59</text:p>
          </table:table-cell>
          <table:table-cell table:formula="of:=[.C105]/[.I105]" office:value-type="float" office:value="12891.8474576271">
            <text:p>12,892</text:p>
          </table:table-cell>
          <table:table-cell table:formula="of:=[.J105]+[.K104]" office:value-type="float" office:value="752063.31849978">
            <text:p>752,063</text:p>
          </table:table-cell>
          <table:table-cell table:style-name="ce10" table:formula="of:=([.J105]-[.J104])/[.J104]" office:value-type="percentage" office:value="0.00271038793086399">
            <text:p>0.27%</text:p>
          </table:table-cell>
          <table:table-cell table:style-name="ce15" office:value-type="string">
            <text:p>Companion</text:p>
          </table:table-cell>
          <table:table-cell table:formula="of:=[.A105]*2*100" office:value-type="float" office:value="20800">
            <text:p>20,800</text:p>
          </table:table-cell>
          <table:table-cell table:number-columns-repeated="1010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0252827">
            <text:p>30,252,827</text:p>
          </table:table-cell>
          <table:table-cell table:formula="of:=[.B106]-[.B105]" office:value-type="float" office:value="775833">
            <text:p>775,833</text:p>
          </table:table-cell>
          <table:table-cell table:formula="of:=([.C106]-[.C105])/[.C105]" office:value-type="percentage" office:value="0.0200021298442453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06]/[.E106]" office:value-type="float" office:value="43101.8333333333">
            <text:p>43,102</text:p>
          </table:table-cell>
          <table:table-cell table:formula="of:=[.F106]+[.G105]" office:value-type="float" office:value="1689385.85984873">
            <text:p>1,689,386</text:p>
          </table:table-cell>
          <table:table-cell table:style-name="ce10" table:formula="of:=([.F106]-[.F105])/[.F105]" office:value-type="percentage" office:value="0.0200021298442454">
            <text:p>2.00%</text:p>
          </table:table-cell>
          <table:table-cell table:style-name="ce15" table:formula="of:=ROUNDDOWN([.A106]/2; 0) + ROUNDDOWN([.A106]/15) + 1" office:value-type="float" office:value="60">
            <text:p>60</text:p>
          </table:table-cell>
          <table:table-cell table:formula="of:=[.C106]/[.I106]" office:value-type="float" office:value="12930.55">
            <text:p>12,931</text:p>
          </table:table-cell>
          <table:table-cell table:formula="of:=[.J106]+[.K105]" office:value-type="float" office:value="764993.86849978">
            <text:p>764,994</text:p>
          </table:table-cell>
          <table:table-cell table:style-name="ce10" table:formula="of:=([.J106]-[.J105])/[.J105]" office:value-type="percentage" office:value="0.00300209434684116">
            <text:p>0.30%</text:p>
          </table:table-cell>
          <table:table-cell table:style-name="ce15" office:value-type="string">
            <text:p>Companion</text:p>
          </table:table-cell>
          <table:table-cell table:formula="of:=[.A106]*2*100" office:value-type="float" office:value="21000">
            <text:p>21,000</text:p>
          </table:table-cell>
          <table:table-cell table:number-columns-repeated="1010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1044175">
            <text:p>31,044,175</text:p>
          </table:table-cell>
          <table:table-cell table:formula="of:=[.B107]-[.B106]" office:value-type="float" office:value="791348">
            <text:p>791,348</text:p>
          </table:table-cell>
          <table:table-cell table:formula="of:=([.C107]-[.C106])/[.C106]" office:value-type="percentage" office:value="0.0199978603642794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07]/[.E107]" office:value-type="float" office:value="43963.7777777778">
            <text:p>43,964</text:p>
          </table:table-cell>
          <table:table-cell table:formula="of:=[.F107]+[.G106]" office:value-type="float" office:value="1733349.63762651">
            <text:p>1,733,350</text:p>
          </table:table-cell>
          <table:table-cell table:style-name="ce10" table:formula="of:=([.F107]-[.F106])/[.F106]" office:value-type="percentage" office:value="0.0199978603642794">
            <text:p>2.00%</text:p>
          </table:table-cell>
          <table:table-cell table:style-name="ce15" table:formula="of:=ROUNDDOWN([.A107]/2; 0) + ROUNDDOWN([.A107]/15) + 1" office:value-type="float" office:value="61">
            <text:p>61</text:p>
          </table:table-cell>
          <table:table-cell table:formula="of:=[.C107]/[.I107]" office:value-type="float" office:value="12972.9180327869">
            <text:p>12,973</text:p>
          </table:table-cell>
          <table:table-cell table:formula="of:=[.J107]+[.K106]" office:value-type="float" office:value="777966.786532567">
            <text:p>777,967</text:p>
          </table:table-cell>
          <table:table-cell table:style-name="ce10" table:formula="of:=([.J107]-[.J106])/[.J106]" office:value-type="percentage" office:value="0.00327658396486507">
            <text:p>0.33%</text:p>
          </table:table-cell>
          <table:table-cell table:style-name="ce15" office:value-type="string">
            <text:p>Companion</text:p>
          </table:table-cell>
          <table:table-cell table:formula="of:=[.A107]*2*100" office:value-type="float" office:value="21200">
            <text:p>21,200</text:p>
          </table:table-cell>
          <table:table-cell table:number-columns-repeated="1010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1851351">
            <text:p>31,851,351</text:p>
          </table:table-cell>
          <table:table-cell table:formula="of:=[.B108]-[.B107]" office:value-type="float" office:value="807176">
            <text:p>807,176</text:p>
          </table:table-cell>
          <table:table-cell table:formula="of:=([.C108]-[.C107])/[.C107]" office:value-type="percentage" office:value="0.0200013142132159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08]/[.E108]" office:value-type="float" office:value="44843.1111111111">
            <text:p>44,843</text:p>
          </table:table-cell>
          <table:table-cell table:formula="of:=[.F108]+[.G107]" office:value-type="float" office:value="1778192.74873762">
            <text:p>1,778,193</text:p>
          </table:table-cell>
          <table:table-cell table:style-name="ce10" table:formula="of:=([.F108]-[.F107])/[.F107]" office:value-type="percentage" office:value="0.0200013142132158">
            <text:p>2.00%</text:p>
          </table:table-cell>
          <table:table-cell table:style-name="ce15" table:formula="of:=ROUNDDOWN([.A108]/2; 0) + ROUNDDOWN([.A108]/15) + 1" office:value-type="float" office:value="61">
            <text:p>61</text:p>
          </table:table-cell>
          <table:table-cell table:formula="of:=[.C108]/[.I108]" office:value-type="float" office:value="13232.393442623">
            <text:p>13,232</text:p>
          </table:table-cell>
          <table:table-cell table:formula="of:=[.J108]+[.K107]" office:value-type="float" office:value="791199.17997519">
            <text:p>791,199</text:p>
          </table:table-cell>
          <table:table-cell table:style-name="ce10" table:formula="of:=([.J108]-[.J107])/[.J107]" office:value-type="percentage" office:value="0.020001314213216">
            <text:p>2.00%</text:p>
          </table:table-cell>
          <table:table-cell table:style-name="ce15" office:value-type="string">
            <text:p>Companion</text:p>
          </table:table-cell>
          <table:table-cell table:formula="of:=[.A108]*2*100" office:value-type="float" office:value="21400">
            <text:p>21,400</text:p>
          </table:table-cell>
          <table:table-cell table:number-columns-repeated="1010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2674670">
            <text:p>32,674,670</text:p>
          </table:table-cell>
          <table:table-cell table:formula="of:=[.B109]-[.B108]" office:value-type="float" office:value="823319">
            <text:p>823,319</text:p>
          </table:table-cell>
          <table:table-cell table:formula="of:=([.C109]-[.C108])/[.C108]" office:value-type="percentage" office:value="0.0199993557786654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09]/[.E109]" office:value-type="float" office:value="45739.9444444445">
            <text:p>45,740</text:p>
          </table:table-cell>
          <table:table-cell table:formula="of:=[.F109]+[.G108]" office:value-type="float" office:value="1823932.69318206">
            <text:p>1,823,933</text:p>
          </table:table-cell>
          <table:table-cell table:style-name="ce10" table:formula="of:=([.F109]-[.F108])/[.F108]" office:value-type="percentage" office:value="0.0199993557786654">
            <text:p>2.00%</text:p>
          </table:table-cell>
          <table:table-cell table:style-name="ce15" table:formula="of:=ROUNDDOWN([.A109]/2; 0) + ROUNDDOWN([.A109]/15) + 1" office:value-type="float" office:value="62">
            <text:p>62</text:p>
          </table:table-cell>
          <table:table-cell table:formula="of:=[.C109]/[.I109]" office:value-type="float" office:value="13279.3387096774">
            <text:p>13,279</text:p>
          </table:table-cell>
          <table:table-cell table:formula="of:=[.J109]+[.K108]" office:value-type="float" office:value="804478.518684868">
            <text:p>804,479</text:p>
          </table:table-cell>
          <table:table-cell table:style-name="ce10" table:formula="of:=([.J109]-[.J108])/[.J108]" office:value-type="percentage" office:value="0.00354775326610613">
            <text:p>0.35%</text:p>
          </table:table-cell>
          <table:table-cell table:style-name="ce15" office:value-type="string">
            <text:p>Companion</text:p>
          </table:table-cell>
          <table:table-cell table:formula="of:=[.A109]*2*100" office:value-type="float" office:value="21600">
            <text:p>21,600</text:p>
          </table:table-cell>
          <table:table-cell table:number-columns-repeated="1010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3514456">
            <text:p>33,514,456</text:p>
          </table:table-cell>
          <table:table-cell table:formula="of:=[.B110]-[.B109]" office:value-type="float" office:value="839786">
            <text:p>839,786</text:p>
          </table:table-cell>
          <table:table-cell table:formula="of:=([.C110]-[.C109])/[.C109]" office:value-type="percentage" office:value="0.020000753049547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10]/[.E110]" office:value-type="float" office:value="46654.7777777778">
            <text:p>46,655</text:p>
          </table:table-cell>
          <table:table-cell table:formula="of:=[.F110]+[.G109]" office:value-type="float" office:value="1870587.47095984">
            <text:p>1,870,587</text:p>
          </table:table-cell>
          <table:table-cell table:style-name="ce10" table:formula="of:=([.F110]-[.F109])/[.F109]" office:value-type="percentage" office:value="0.0200007530495471">
            <text:p>2.00%</text:p>
          </table:table-cell>
          <table:table-cell table:style-name="ce15" table:formula="of:=ROUNDDOWN([.A110]/2; 0) + ROUNDDOWN([.A110]/15) + 1" office:value-type="float" office:value="62">
            <text:p>62</text:p>
          </table:table-cell>
          <table:table-cell table:formula="of:=[.C110]/[.I110]" office:value-type="float" office:value="13544.935483871">
            <text:p>13,545</text:p>
          </table:table-cell>
          <table:table-cell table:formula="of:=[.J110]+[.K109]" office:value-type="float" office:value="818023.454168739">
            <text:p>818,023</text:p>
          </table:table-cell>
          <table:table-cell table:style-name="ce10" table:formula="of:=([.J110]-[.J109])/[.J109]" office:value-type="percentage" office:value="0.0200007530495471">
            <text:p>2.00%</text:p>
          </table:table-cell>
          <table:table-cell table:style-name="ce15" office:value-type="string">
            <text:p>Companion</text:p>
          </table:table-cell>
          <table:table-cell table:formula="of:=[.A110]*2*100" office:value-type="float" office:value="21800">
            <text:p>21,800</text:p>
          </table:table-cell>
          <table:table-cell table:number-columns-repeated="1010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4371037">
            <text:p>34,371,037</text:p>
          </table:table-cell>
          <table:table-cell table:formula="of:=[.B111]-[.B110]" office:value-type="float" office:value="856581">
            <text:p>856,581</text:p>
          </table:table-cell>
          <table:table-cell table:formula="of:=([.C111]-[.C110])/[.C110]" office:value-type="percentage" office:value="0.0199991426387199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11]/[.E111]" office:value-type="float" office:value="47587.8333333333">
            <text:p>47,588</text:p>
          </table:table-cell>
          <table:table-cell table:formula="of:=[.F111]+[.G110]" office:value-type="float" office:value="1918175.30429317">
            <text:p>1,918,175</text:p>
          </table:table-cell>
          <table:table-cell table:style-name="ce10" table:formula="of:=([.F111]-[.F110])/[.F110]" office:value-type="percentage" office:value="0.0199991426387198">
            <text:p>2.00%</text:p>
          </table:table-cell>
          <table:table-cell table:style-name="ce15" table:formula="of:=ROUNDDOWN([.A111]/2; 0) + ROUNDDOWN([.A111]/15) + 1" office:value-type="float" office:value="63">
            <text:p>63</text:p>
          </table:table-cell>
          <table:table-cell table:formula="of:=[.C111]/[.I111]" office:value-type="float" office:value="13596.5238095238">
            <text:p>13,597</text:p>
          </table:table-cell>
          <table:table-cell table:formula="of:=[.J111]+[.K110]" office:value-type="float" office:value="831619.977978262">
            <text:p>831,620</text:p>
          </table:table-cell>
          <table:table-cell table:style-name="ce10" table:formula="of:=([.J111]-[.J110])/[.J110]" office:value-type="percentage" office:value="0.00380868005715285">
            <text:p>0.38%</text:p>
          </table:table-cell>
          <table:table-cell office:value-type="string">
            <text:p>Paladin</text:p>
          </table:table-cell>
          <table:table-cell table:formula="of:=[.A111]*2*100" office:value-type="float" office:value="22000">
            <text:p>22,000</text:p>
          </table:table-cell>
          <table:table-cell table:number-columns-repeated="1010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5244750">
            <text:p>35,244,750</text:p>
          </table:table-cell>
          <table:table-cell table:formula="of:=[.B112]-[.B111]" office:value-type="float" office:value="873713">
            <text:p>873,713</text:p>
          </table:table-cell>
          <table:table-cell table:formula="of:=([.C112]-[.C111])/[.C111]" office:value-type="percentage" office:value="0.0200004436241289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12]/[.E112]" office:value-type="float" office:value="48539.6111111111">
            <text:p>48,540</text:p>
          </table:table-cell>
          <table:table-cell table:formula="of:=[.F112]+[.G111]" office:value-type="float" office:value="1966714.91540428">
            <text:p>1,966,715</text:p>
          </table:table-cell>
          <table:table-cell table:style-name="ce10" table:formula="of:=([.F112]-[.F111])/[.F111]" office:value-type="percentage" office:value="0.0200004436241289">
            <text:p>2.00%</text:p>
          </table:table-cell>
          <table:table-cell table:style-name="ce15" table:formula="of:=ROUNDDOWN([.A112]/2; 0) + ROUNDDOWN([.A112]/15) + 1" office:value-type="float" office:value="63">
            <text:p>63</text:p>
          </table:table-cell>
          <table:table-cell table:formula="of:=[.C112]/[.I112]" office:value-type="float" office:value="13868.4603174603">
            <text:p>13,868</text:p>
          </table:table-cell>
          <table:table-cell table:formula="of:=[.J112]+[.K111]" office:value-type="float" office:value="845488.438295723">
            <text:p>845,488</text:p>
          </table:table-cell>
          <table:table-cell table:style-name="ce10" table:formula="of:=([.J112]-[.J111])/[.J111]" office:value-type="percentage" office:value="0.020000443624129">
            <text:p>2.00%</text:p>
          </table:table-cell>
          <table:table-cell office:value-type="string">
            <text:p>Paladin</text:p>
          </table:table-cell>
          <table:table-cell table:formula="of:=[.A112]*2*100" office:value-type="float" office:value="22200">
            <text:p>22,200</text:p>
          </table:table-cell>
          <table:table-cell table:number-columns-repeated="1010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6135938">
            <text:p>36,135,938</text:p>
          </table:table-cell>
          <table:table-cell table:formula="of:=[.B113]-[.B112]" office:value-type="float" office:value="891188">
            <text:p>891,188</text:p>
          </table:table-cell>
          <table:table-cell table:formula="of:=([.C113]-[.C112])/[.C112]" office:value-type="percentage" office:value="0.0200008469600429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13]/[.E113]" office:value-type="float" office:value="49510.4444444444">
            <text:p>49,510</text:p>
          </table:table-cell>
          <table:table-cell table:formula="of:=[.F113]+[.G112]" office:value-type="float" office:value="2016225.35984873">
            <text:p>2,016,225</text:p>
          </table:table-cell>
          <table:table-cell table:style-name="ce10" table:formula="of:=([.F113]-[.F112])/[.F112]" office:value-type="percentage" office:value="0.020000846960043">
            <text:p>2.00%</text:p>
          </table:table-cell>
          <table:table-cell table:style-name="ce15" table:formula="of:=ROUNDDOWN([.A113]/2; 0) + ROUNDDOWN([.A113]/15) + 1" office:value-type="float" office:value="64">
            <text:p>64</text:p>
          </table:table-cell>
          <table:table-cell table:formula="of:=[.C113]/[.I113]" office:value-type="float" office:value="13924.8125">
            <text:p>13,925</text:p>
          </table:table-cell>
          <table:table-cell table:formula="of:=[.J113]+[.K112]" office:value-type="float" office:value="859413.250795723">
            <text:p>859,413</text:p>
          </table:table-cell>
          <table:table-cell table:style-name="ce10" table:formula="of:=([.J113]-[.J112])/[.J112]" office:value-type="percentage" office:value="0.00406333372629223">
            <text:p>0.41%</text:p>
          </table:table-cell>
          <table:table-cell office:value-type="string">
            <text:p>Paladin</text:p>
          </table:table-cell>
          <table:table-cell table:formula="of:=[.A113]*2*100" office:value-type="float" office:value="22400">
            <text:p>22,400</text:p>
          </table:table-cell>
          <table:table-cell table:number-columns-repeated="1010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7044949">
            <text:p>37,044,949</text:p>
          </table:table-cell>
          <table:table-cell table:formula="of:=[.B114]-[.B113]" office:value-type="float" office:value="909011">
            <text:p>909,011</text:p>
          </table:table-cell>
          <table:table-cell table:formula="of:=([.C114]-[.C113])/[.C113]" office:value-type="percentage" office:value="0.0199991472057523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14]/[.E114]" office:value-type="float" office:value="50500.6111111111">
            <text:p>50,501</text:p>
          </table:table-cell>
          <table:table-cell table:formula="of:=[.F114]+[.G113]" office:value-type="float" office:value="2066725.97095984">
            <text:p>2,066,726</text:p>
          </table:table-cell>
          <table:table-cell table:style-name="ce10" table:formula="of:=([.F114]-[.F113])/[.F113]" office:value-type="percentage" office:value="0.0199991472057523">
            <text:p>2.00%</text:p>
          </table:table-cell>
          <table:table-cell table:style-name="ce15" table:formula="of:=ROUNDDOWN([.A114]/2; 0) + ROUNDDOWN([.A114]/15) + 1" office:value-type="float" office:value="64">
            <text:p>64</text:p>
          </table:table-cell>
          <table:table-cell table:formula="of:=[.C114]/[.I114]" office:value-type="float" office:value="14203.296875">
            <text:p>14,203</text:p>
          </table:table-cell>
          <table:table-cell table:formula="of:=[.J114]+[.K113]" office:value-type="float" office:value="873616.547670723">
            <text:p>873,617</text:p>
          </table:table-cell>
          <table:table-cell table:style-name="ce10" table:formula="of:=([.J114]-[.J113])/[.J113]" office:value-type="percentage" office:value="0.0199991472057523">
            <text:p>2.00%</text:p>
          </table:table-cell>
          <table:table-cell office:value-type="string">
            <text:p>Paladin</text:p>
          </table:table-cell>
          <table:table-cell table:formula="of:=[.A114]*2*100" office:value-type="float" office:value="22600">
            <text:p>22,600</text:p>
          </table:table-cell>
          <table:table-cell table:number-columns-repeated="1010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7972140">
            <text:p>37,972,140</text:p>
          </table:table-cell>
          <table:table-cell table:formula="of:=[.B115]-[.B114]" office:value-type="float" office:value="927191">
            <text:p>927,191</text:p>
          </table:table-cell>
          <table:table-cell table:formula="of:=([.C115]-[.C114])/[.C114]" office:value-type="percentage" office:value="0.0199997579787263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15]/[.E115]" office:value-type="float" office:value="51510.6111111111">
            <text:p>51,511</text:p>
          </table:table-cell>
          <table:table-cell table:formula="of:=[.F115]+[.G114]" office:value-type="float" office:value="2118236.58207095">
            <text:p>2,118,237</text:p>
          </table:table-cell>
          <table:table-cell table:style-name="ce10" table:formula="of:=([.F115]-[.F114])/[.F114]" office:value-type="percentage" office:value="0.0199997579787263">
            <text:p>2.00%</text:p>
          </table:table-cell>
          <table:table-cell table:style-name="ce15" table:formula="of:=ROUNDDOWN([.A115]/2; 0) + ROUNDDOWN([.A115]/15) + 1" office:value-type="float" office:value="65">
            <text:p>65</text:p>
          </table:table-cell>
          <table:table-cell table:formula="of:=[.C115]/[.I115]" office:value-type="float" office:value="14264.4769230769">
            <text:p>14,264</text:p>
          </table:table-cell>
          <table:table-cell table:formula="of:=[.J115]+[.K114]" office:value-type="float" office:value="887881.0245938">
            <text:p>887,881</text:p>
          </table:table-cell>
          <table:table-cell table:style-name="ce10" table:formula="of:=([.J115]-[.J114])/[.J114]" office:value-type="percentage" office:value="0.00430745400982287">
            <text:p>0.43%</text:p>
          </table:table-cell>
          <table:table-cell office:value-type="string">
            <text:p>Paladin</text:p>
          </table:table-cell>
          <table:table-cell table:formula="of:=[.A115]*2*100" office:value-type="float" office:value="22800">
            <text:p>22,800</text:p>
          </table:table-cell>
          <table:table-cell table:number-columns-repeated="1010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8917875">
            <text:p>38,917,875</text:p>
          </table:table-cell>
          <table:table-cell table:formula="of:=[.B116]-[.B115]" office:value-type="float" office:value="945735">
            <text:p>945,735</text:p>
          </table:table-cell>
          <table:table-cell table:formula="of:=([.C116]-[.C115])/[.C115]" office:value-type="percentage" office:value="0.0200001941347576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16]/[.E116]" office:value-type="float" office:value="52540.8333333333">
            <text:p>52,541</text:p>
          </table:table-cell>
          <table:table-cell table:formula="of:=[.F116]+[.G115]" office:value-type="float" office:value="2170777.41540428">
            <text:p>2,170,777</text:p>
          </table:table-cell>
          <table:table-cell table:style-name="ce10" table:formula="of:=([.F116]-[.F115])/[.F115]" office:value-type="percentage" office:value="0.0200001941347576">
            <text:p>2.00%</text:p>
          </table:table-cell>
          <table:table-cell table:style-name="ce15" table:formula="of:=ROUNDDOWN([.A116]/2; 0) + ROUNDDOWN([.A116]/15) + 1" office:value-type="float" office:value="65">
            <text:p>65</text:p>
          </table:table-cell>
          <table:table-cell table:formula="of:=[.C116]/[.I116]" office:value-type="float" office:value="14549.7692307692">
            <text:p>14,550</text:p>
          </table:table-cell>
          <table:table-cell table:formula="of:=[.J116]+[.K115]" office:value-type="float" office:value="902430.793824569">
            <text:p>902,431</text:p>
          </table:table-cell>
          <table:table-cell table:style-name="ce10" table:formula="of:=([.J116]-[.J115])/[.J115]" office:value-type="percentage" office:value="0.0200001941347575">
            <text:p>2.00%</text:p>
          </table:table-cell>
          <table:table-cell office:value-type="string">
            <text:p>Paladin</text:p>
          </table:table-cell>
          <table:table-cell table:formula="of:=[.A116]*2*100" office:value-type="float" office:value="23000">
            <text:p>23,000</text:p>
          </table:table-cell>
          <table:table-cell table:number-columns-repeated="1010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9882524">
            <text:p>39,882,524</text:p>
          </table:table-cell>
          <table:table-cell table:formula="of:=[.B117]-[.B116]" office:value-type="float" office:value="964649">
            <text:p>964,649</text:p>
          </table:table-cell>
          <table:table-cell table:formula="of:=([.C117]-[.C116])/[.C116]" office:value-type="percentage" office:value="0.0199992598349432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17]/[.E117]" office:value-type="float" office:value="53591.6111111111">
            <text:p>53,592</text:p>
          </table:table-cell>
          <table:table-cell table:formula="of:=[.F117]+[.G116]" office:value-type="float" office:value="2224369.0265154">
            <text:p>2,224,369</text:p>
          </table:table-cell>
          <table:table-cell table:style-name="ce10" table:formula="of:=([.F117]-[.F116])/[.F116]" office:value-type="percentage" office:value="0.0199992598349431">
            <text:p>2.00%</text:p>
          </table:table-cell>
          <table:table-cell table:style-name="ce15" table:formula="of:=ROUNDDOWN([.A117]/2; 0) + ROUNDDOWN([.A117]/15) + 1" office:value-type="float" office:value="66">
            <text:p>66</text:p>
          </table:table-cell>
          <table:table-cell table:formula="of:=[.C117]/[.I117]" office:value-type="float" office:value="14615.8939393939">
            <text:p>14,616</text:p>
          </table:table-cell>
          <table:table-cell table:formula="of:=[.J117]+[.K116]" office:value-type="float" office:value="917046.687763963">
            <text:p>917,047</text:p>
          </table:table-cell>
          <table:table-cell table:style-name="ce10" table:formula="of:=([.J117]-[.J116])/[.J116]" office:value-type="percentage" office:value="0.00454472559501987">
            <text:p>0.45%</text:p>
          </table:table-cell>
          <table:table-cell office:value-type="string">
            <text:p>Paladin</text:p>
          </table:table-cell>
          <table:table-cell table:formula="of:=[.A117]*2*100" office:value-type="float" office:value="23200">
            <text:p>23,200</text:p>
          </table:table-cell>
          <table:table-cell table:number-columns-repeated="1010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0866467">
            <text:p>40,866,467</text:p>
          </table:table-cell>
          <table:table-cell table:formula="of:=[.B118]-[.B117]" office:value-type="float" office:value="983943">
            <text:p>983,943</text:p>
          </table:table-cell>
          <table:table-cell table:formula="of:=([.C118]-[.C117])/[.C117]" office:value-type="percentage" office:value="0.0200010573794199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18]/[.E118]" office:value-type="float" office:value="54663.5">
            <text:p>54,664</text:p>
          </table:table-cell>
          <table:table-cell table:formula="of:=[.F118]+[.G117]" office:value-type="float" office:value="2279032.5265154">
            <text:p>2,279,033</text:p>
          </table:table-cell>
          <table:table-cell table:style-name="ce10" table:formula="of:=([.F118]-[.F117])/[.F117]" office:value-type="percentage" office:value="0.0200010573794199">
            <text:p>2.00%</text:p>
          </table:table-cell>
          <table:table-cell table:style-name="ce15" table:formula="of:=ROUNDDOWN([.A118]/2; 0) + ROUNDDOWN([.A118]/15) + 1" office:value-type="float" office:value="66">
            <text:p>66</text:p>
          </table:table-cell>
          <table:table-cell table:formula="of:=[.C118]/[.I118]" office:value-type="float" office:value="14908.2272727273">
            <text:p>14,908</text:p>
          </table:table-cell>
          <table:table-cell table:formula="of:=[.J118]+[.K117]" office:value-type="float" office:value="931954.91503669">
            <text:p>931,955</text:p>
          </table:table-cell>
          <table:table-cell table:style-name="ce10" table:formula="of:=([.J118]-[.J117])/[.J117]" office:value-type="percentage" office:value="0.0200010573794198">
            <text:p>2.00%</text:p>
          </table:table-cell>
          <table:table-cell office:value-type="string">
            <text:p>Paladin</text:p>
          </table:table-cell>
          <table:table-cell table:formula="of:=[.A118]*2*100" office:value-type="float" office:value="23400">
            <text:p>23,400</text:p>
          </table:table-cell>
          <table:table-cell table:number-columns-repeated="1010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1870089">
            <text:p>41,870,089</text:p>
          </table:table-cell>
          <table:table-cell table:formula="of:=[.B119]-[.B118]" office:value-type="float" office:value="1003622">
            <text:p>1,003,622</text:p>
          </table:table-cell>
          <table:table-cell table:formula="of:=([.C119]-[.C118])/[.C118]" office:value-type="percentage" office:value="0.0200001422846649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19]/[.E119]" office:value-type="float" office:value="55756.7777777778">
            <text:p>55,757</text:p>
          </table:table-cell>
          <table:table-cell table:formula="of:=[.F119]+[.G118]" office:value-type="float" office:value="2334789.30429317">
            <text:p>2,334,789</text:p>
          </table:table-cell>
          <table:table-cell table:style-name="ce10" table:formula="of:=([.F119]-[.F118])/[.F118]" office:value-type="percentage" office:value="0.0200001422846649">
            <text:p>2.00%</text:p>
          </table:table-cell>
          <table:table-cell table:style-name="ce15" table:formula="of:=ROUNDDOWN([.A119]/2; 0) + ROUNDDOWN([.A119]/15) + 1" office:value-type="float" office:value="67">
            <text:p>67</text:p>
          </table:table-cell>
          <table:table-cell table:formula="of:=[.C119]/[.I119]" office:value-type="float" office:value="14979.4328358209">
            <text:p>14,979</text:p>
          </table:table-cell>
          <table:table-cell table:formula="of:=[.J119]+[.K118]" office:value-type="float" office:value="946934.347872511">
            <text:p>946,934</text:p>
          </table:table-cell>
          <table:table-cell table:style-name="ce10" table:formula="of:=([.J119]-[.J118])/[.J118]" office:value-type="percentage" office:value="0.00477625956399823">
            <text:p>0.48%</text:p>
          </table:table-cell>
          <table:table-cell office:value-type="string">
            <text:p>Paladin</text:p>
          </table:table-cell>
          <table:table-cell table:formula="of:=[.A119]*2*100" office:value-type="float" office:value="23600">
            <text:p>23,600</text:p>
          </table:table-cell>
          <table:table-cell table:number-columns-repeated="1010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2893783">
            <text:p>42,893,783</text:p>
          </table:table-cell>
          <table:table-cell table:formula="of:=[.B120]-[.B119]" office:value-type="float" office:value="1023694">
            <text:p>1,023,694</text:p>
          </table:table-cell>
          <table:table-cell table:formula="of:=([.C120]-[.C119])/[.C119]" office:value-type="percentage" office:value="0.0199995615879285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20]/[.E120]" office:value-type="float" office:value="56871.8888888889">
            <text:p>56,872</text:p>
          </table:table-cell>
          <table:table-cell table:formula="of:=[.F120]+[.G119]" office:value-type="float" office:value="2391661.19318206">
            <text:p>2,391,661</text:p>
          </table:table-cell>
          <table:table-cell table:style-name="ce10" table:formula="of:=([.F120]-[.F119])/[.F119]" office:value-type="percentage" office:value="0.0199995615879285">
            <text:p>2.00%</text:p>
          </table:table-cell>
          <table:table-cell table:style-name="ce15" table:formula="of:=ROUNDDOWN([.A120]/2; 0) + ROUNDDOWN([.A120]/15) + 1" office:value-type="float" office:value="67">
            <text:p>67</text:p>
          </table:table-cell>
          <table:table-cell table:formula="of:=[.C120]/[.I120]" office:value-type="float" office:value="15279.0149253731">
            <text:p>15,279</text:p>
          </table:table-cell>
          <table:table-cell table:formula="of:=[.J120]+[.K119]" office:value-type="float" office:value="962213.362797884">
            <text:p>962,213</text:p>
          </table:table-cell>
          <table:table-cell table:style-name="ce10" table:formula="of:=([.J120]-[.J119])/[.J119]" office:value-type="percentage" office:value="0.0199995615879286">
            <text:p>2.00%</text:p>
          </table:table-cell>
          <table:table-cell office:value-type="string">
            <text:p>Paladin</text:p>
          </table:table-cell>
          <table:table-cell table:formula="of:=[.A120]*2*100" office:value-type="float" office:value="23800">
            <text:p>23,800</text:p>
          </table:table-cell>
          <table:table-cell table:number-columns-repeated="1010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3937951">
            <text:p>43,937,951</text:p>
          </table:table-cell>
          <table:table-cell table:formula="of:=[.B121]-[.B120]" office:value-type="float" office:value="1044168">
            <text:p>1,044,168</text:p>
          </table:table-cell>
          <table:table-cell table:formula="of:=([.C121]-[.C120])/[.C120]" office:value-type="percentage" office:value="0.0200001172225294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21]/[.E121]" office:value-type="float" office:value="58009.3333333333">
            <text:p>58,009</text:p>
          </table:table-cell>
          <table:table-cell table:formula="of:=[.F121]+[.G120]" office:value-type="float" office:value="2449670.5265154">
            <text:p>2,449,671</text:p>
          </table:table-cell>
          <table:table-cell table:style-name="ce10" table:formula="of:=([.F121]-[.F120])/[.F120]" office:value-type="percentage" office:value="0.0200001172225294">
            <text:p>2.00%</text:p>
          </table:table-cell>
          <table:table-cell table:style-name="ce15" table:formula="of:=ROUNDDOWN([.A121]/2; 0) + ROUNDDOWN([.A121]/15) + 1" office:value-type="float" office:value="69">
            <text:p>69</text:p>
          </table:table-cell>
          <table:table-cell table:formula="of:=[.C121]/[.I121]" office:value-type="float" office:value="15132.8695652174">
            <text:p>15,133</text:p>
          </table:table-cell>
          <table:table-cell table:formula="of:=[.J121]+[.K120]" office:value-type="float" office:value="977346.232363102">
            <text:p>977,346</text:p>
          </table:table-cell>
          <table:table-cell table:style-name="ce10" table:formula="of:=([.J121]-[.J120])/[.J120]" office:value-type="percentage" office:value="-0.00956510356652939">
            <text:p>-0.96%</text:p>
          </table:table-cell>
          <table:table-cell office:value-type="string">
            <text:p>Paladin</text:p>
          </table:table-cell>
          <table:table-cell table:formula="of:=[.A121]*2*100" office:value-type="float" office:value="24000">
            <text:p>24,000</text:p>
          </table:table-cell>
          <table:table-cell table:number-columns-repeated="1010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5003002">
            <text:p>45,003,002</text:p>
          </table:table-cell>
          <table:table-cell table:formula="of:=[.B122]-[.B121]" office:value-type="float" office:value="1065051">
            <text:p>1,065,051</text:p>
          </table:table-cell>
          <table:table-cell table:formula="of:=([.C122]-[.C121])/[.C121]" office:value-type="percentage" office:value="0.0199996552278944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22]/[.E122]" office:value-type="float" office:value="59169.5">
            <text:p>59,170</text:p>
          </table:table-cell>
          <table:table-cell table:formula="of:=[.F122]+[.G121]" office:value-type="float" office:value="2508840.0265154">
            <text:p>2,508,840</text:p>
          </table:table-cell>
          <table:table-cell table:style-name="ce10" table:formula="of:=([.F122]-[.F121])/[.F121]" office:value-type="percentage" office:value="0.0199996552278943">
            <text:p>2.00%</text:p>
          </table:table-cell>
          <table:table-cell table:style-name="ce15" table:formula="of:=ROUNDDOWN([.A122]/2; 0) + ROUNDDOWN([.A122]/15) + 1" office:value-type="float" office:value="69">
            <text:p>69</text:p>
          </table:table-cell>
          <table:table-cell table:formula="of:=[.C122]/[.I122]" office:value-type="float" office:value="15435.5217391304">
            <text:p>15,436</text:p>
          </table:table-cell>
          <table:table-cell table:formula="of:=[.J122]+[.K121]" office:value-type="float" office:value="992781.754102232">
            <text:p>992,782</text:p>
          </table:table-cell>
          <table:table-cell table:style-name="ce10" table:formula="of:=([.J122]-[.J121])/[.J121]" office:value-type="percentage" office:value="0.0199996552278943">
            <text:p>2.00%</text:p>
          </table:table-cell>
          <table:table-cell office:value-type="string">
            <text:p>Paladin</text:p>
          </table:table-cell>
          <table:table-cell table:formula="of:=[.A122]*2*100" office:value-type="float" office:value="24200">
            <text:p>24,200</text:p>
          </table:table-cell>
          <table:table-cell table:number-columns-repeated="1010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6089354">
            <text:p>46,089,354</text:p>
          </table:table-cell>
          <table:table-cell table:formula="of:=[.B123]-[.B122]" office:value-type="float" office:value="1086352">
            <text:p>1,086,352</text:p>
          </table:table-cell>
          <table:table-cell table:formula="of:=([.C123]-[.C122])/[.C122]" office:value-type="percentage" office:value="0.0199999812215565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23]/[.E123]" office:value-type="float" office:value="60352.8888888889">
            <text:p>60,353</text:p>
          </table:table-cell>
          <table:table-cell table:formula="of:=[.F123]+[.G122]" office:value-type="float" office:value="2569192.91540429">
            <text:p>2,569,193</text:p>
          </table:table-cell>
          <table:table-cell table:style-name="ce10" table:formula="of:=([.F123]-[.F122])/[.F122]" office:value-type="percentage" office:value="0.0199999812215566">
            <text:p>2.00%</text:p>
          </table:table-cell>
          <table:table-cell table:style-name="ce15" table:formula="of:=ROUNDDOWN([.A123]/2; 0) + ROUNDDOWN([.A123]/15) + 1" office:value-type="float" office:value="70">
            <text:p>70</text:p>
          </table:table-cell>
          <table:table-cell table:formula="of:=[.C123]/[.I123]" office:value-type="float" office:value="15519.3142857143">
            <text:p>15,519</text:p>
          </table:table-cell>
          <table:table-cell table:formula="of:=[.J123]+[.K122]" office:value-type="float" office:value="1008301.06838795">
            <text:p>1,008,301</text:p>
          </table:table-cell>
          <table:table-cell table:style-name="ce10" table:formula="of:=([.J123]-[.J122])/[.J122]" office:value-type="percentage" office:value="0.00542855291839154">
            <text:p>0.54%</text:p>
          </table:table-cell>
          <table:table-cell office:value-type="string">
            <text:p>Paladin</text:p>
          </table:table-cell>
          <table:table-cell table:formula="of:=[.A123]*2*100" office:value-type="float" office:value="24400">
            <text:p>24,400</text:p>
          </table:table-cell>
          <table:table-cell table:number-columns-repeated="1010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7197434">
            <text:p>47,197,434</text:p>
          </table:table-cell>
          <table:table-cell table:formula="of:=[.B124]-[.B123]" office:value-type="float" office:value="1108080">
            <text:p>1,108,080</text:p>
          </table:table-cell>
          <table:table-cell table:formula="of:=([.C124]-[.C123])/[.C123]" office:value-type="percentage" office:value="0.0200008836914738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24]/[.E124]" office:value-type="float" office:value="61560">
            <text:p>61,560</text:p>
          </table:table-cell>
          <table:table-cell table:formula="of:=[.F124]+[.G123]" office:value-type="float" office:value="2630752.91540429">
            <text:p>2,630,753</text:p>
          </table:table-cell>
          <table:table-cell table:style-name="ce10" table:formula="of:=([.F124]-[.F123])/[.F123]" office:value-type="percentage" office:value="0.0200008836914738">
            <text:p>2.00%</text:p>
          </table:table-cell>
          <table:table-cell table:style-name="ce15" table:formula="of:=ROUNDDOWN([.A124]/2; 0) + ROUNDDOWN([.A124]/15) + 1" office:value-type="float" office:value="70">
            <text:p>70</text:p>
          </table:table-cell>
          <table:table-cell table:formula="of:=[.C124]/[.I124]" office:value-type="float" office:value="15829.7142857143">
            <text:p>15,830</text:p>
          </table:table-cell>
          <table:table-cell table:formula="of:=[.J124]+[.K123]" office:value-type="float" office:value="1024130.78267366">
            <text:p>1,024,131</text:p>
          </table:table-cell>
          <table:table-cell table:style-name="ce10" table:formula="of:=([.J124]-[.J123])/[.J123]" office:value-type="percentage" office:value="0.0200008836914738">
            <text:p>2.00%</text:p>
          </table:table-cell>
          <table:table-cell office:value-type="string">
            <text:p>Paladin</text:p>
          </table:table-cell>
          <table:table-cell table:formula="of:=[.A124]*2*100" office:value-type="float" office:value="24600">
            <text:p>24,600</text:p>
          </table:table-cell>
          <table:table-cell table:number-columns-repeated="1010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8327674">
            <text:p>48,327,674</text:p>
          </table:table-cell>
          <table:table-cell table:formula="of:=[.B125]-[.B124]" office:value-type="float" office:value="1130240">
            <text:p>1,130,240</text:p>
          </table:table-cell>
          <table:table-cell table:formula="of:=([.C125]-[.C124])/[.C124]" office:value-type="percentage" office:value="0.0199985560609342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25]/[.E125]" office:value-type="float" office:value="62791.1111111111">
            <text:p>62,791</text:p>
          </table:table-cell>
          <table:table-cell table:formula="of:=[.F125]+[.G124]" office:value-type="float" office:value="2693544.0265154">
            <text:p>2,693,544</text:p>
          </table:table-cell>
          <table:table-cell table:style-name="ce10" table:formula="of:=([.F125]-[.F124])/[.F124]" office:value-type="percentage" office:value="0.0199985560609342">
            <text:p>2.00%</text:p>
          </table:table-cell>
          <table:table-cell table:style-name="ce15" table:formula="of:=ROUNDDOWN([.A125]/2; 0) + ROUNDDOWN([.A125]/15) + 1" office:value-type="float" office:value="71">
            <text:p>71</text:p>
          </table:table-cell>
          <table:table-cell table:formula="of:=[.C125]/[.I125]" office:value-type="float" office:value="15918.8732394366">
            <text:p>15,919</text:p>
          </table:table-cell>
          <table:table-cell table:formula="of:=[.J125]+[.K124]" office:value-type="float" office:value="1040049.6559131">
            <text:p>1,040,050</text:p>
          </table:table-cell>
          <table:table-cell table:style-name="ce10" table:formula="of:=([.J125]-[.J124])/[.J124]" office:value-type="percentage" office:value="0.00563237921500555">
            <text:p>0.56%</text:p>
          </table:table-cell>
          <table:table-cell office:value-type="string">
            <text:p>Paladin</text:p>
          </table:table-cell>
          <table:table-cell table:formula="of:=[.A125]*2*100" office:value-type="float" office:value="24800">
            <text:p>24,800</text:p>
          </table:table-cell>
          <table:table-cell table:number-columns-repeated="1010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9480520">
            <text:p>49,480,520</text:p>
          </table:table-cell>
          <table:table-cell table:formula="of:=[.B126]-[.B125]" office:value-type="float" office:value="1152846">
            <text:p>1,152,846</text:p>
          </table:table-cell>
          <table:table-cell table:formula="of:=([.C126]-[.C125])/[.C125]" office:value-type="percentage" office:value="0.0200010617214043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26]/[.E126]" office:value-type="float" office:value="64047">
            <text:p>64,047</text:p>
          </table:table-cell>
          <table:table-cell table:formula="of:=[.F126]+[.G125]" office:value-type="float" office:value="2757591.0265154">
            <text:p>2,757,591</text:p>
          </table:table-cell>
          <table:table-cell table:style-name="ce10" table:formula="of:=([.F126]-[.F125])/[.F125]" office:value-type="percentage" office:value="0.0200010617214043">
            <text:p>2.00%</text:p>
          </table:table-cell>
          <table:table-cell table:style-name="ce15" table:formula="of:=ROUNDDOWN([.A126]/2; 0) + ROUNDDOWN([.A126]/15) + 1" office:value-type="float" office:value="71">
            <text:p>71</text:p>
          </table:table-cell>
          <table:table-cell table:formula="of:=[.C126]/[.I126]" office:value-type="float" office:value="16237.2676056338">
            <text:p>16,237</text:p>
          </table:table-cell>
          <table:table-cell table:formula="of:=[.J126]+[.K125]" office:value-type="float" office:value="1056286.92351873">
            <text:p>1,056,287</text:p>
          </table:table-cell>
          <table:table-cell table:style-name="ce10" table:formula="of:=([.J126]-[.J125])/[.J125]" office:value-type="percentage" office:value="0.0200010617214043">
            <text:p>2.00%</text:p>
          </table:table-cell>
          <table:table-cell office:value-type="string">
            <text:p>Paladin</text:p>
          </table:table-cell>
          <table:table-cell table:formula="of:=[.A126]*2*100" office:value-type="float" office:value="25000">
            <text:p>25,000</text:p>
          </table:table-cell>
          <table:table-cell table:number-columns-repeated="1010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0656423">
            <text:p>50,656,423</text:p>
          </table:table-cell>
          <table:table-cell table:formula="of:=[.B127]-[.B126]" office:value-type="float" office:value="1175903">
            <text:p>1,175,903</text:p>
          </table:table-cell>
          <table:table-cell table:formula="of:=([.C127]-[.C126])/[.C126]" office:value-type="percentage" office:value="0.0200000693934836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27]/[.E127]" office:value-type="float" office:value="65327.9444444445">
            <text:p>65,328</text:p>
          </table:table-cell>
          <table:table-cell table:formula="of:=[.F127]+[.G126]" office:value-type="float" office:value="2822918.97095984">
            <text:p>2,822,919</text:p>
          </table:table-cell>
          <table:table-cell table:style-name="ce10" table:formula="of:=([.F127]-[.F126])/[.F126]" office:value-type="percentage" office:value="0.0200000693934836">
            <text:p>2.00%</text:p>
          </table:table-cell>
          <table:table-cell table:style-name="ce15" table:formula="of:=ROUNDDOWN([.A127]/2; 0) + ROUNDDOWN([.A127]/15) + 1" office:value-type="float" office:value="72">
            <text:p>72</text:p>
          </table:table-cell>
          <table:table-cell table:formula="of:=[.C127]/[.I127]" office:value-type="float" office:value="16331.9861111111">
            <text:p>16,332</text:p>
          </table:table-cell>
          <table:table-cell table:formula="of:=[.J127]+[.K126]" office:value-type="float" office:value="1072618.90962984">
            <text:p>1,072,619</text:p>
          </table:table-cell>
          <table:table-cell table:style-name="ce10" table:formula="of:=([.J127]-[.J126])/[.J126]" office:value-type="percentage" office:value="0.0058334017630186">
            <text:p>0.58%</text:p>
          </table:table-cell>
          <table:table-cell office:value-type="string">
            <text:p>Paladin</text:p>
          </table:table-cell>
          <table:table-cell table:formula="of:=[.A127]*2*100" office:value-type="float" office:value="25200">
            <text:p>25,200</text:p>
          </table:table-cell>
          <table:table-cell table:number-columns-repeated="1010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51855843">
            <text:p>51,855,843</text:p>
          </table:table-cell>
          <table:table-cell table:formula="of:=[.B128]-[.B127]" office:value-type="float" office:value="1199420">
            <text:p>1,199,420</text:p>
          </table:table-cell>
          <table:table-cell table:formula="of:=([.C128]-[.C127])/[.C127]" office:value-type="percentage" office:value="0.0199990985651027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28]/[.E128]" office:value-type="float" office:value="66634.4444444444">
            <text:p>66,634</text:p>
          </table:table-cell>
          <table:table-cell table:formula="of:=[.F128]+[.G127]" office:value-type="float" office:value="2889553.41540429">
            <text:p>2,889,553</text:p>
          </table:table-cell>
          <table:table-cell table:style-name="ce10" table:formula="of:=([.F128]-[.F127])/[.F127]" office:value-type="percentage" office:value="0.0199990985651026">
            <text:p>2.00%</text:p>
          </table:table-cell>
          <table:table-cell table:style-name="ce15" table:formula="of:=ROUNDDOWN([.A128]/2; 0) + ROUNDDOWN([.A128]/15) + 1" office:value-type="float" office:value="72">
            <text:p>72</text:p>
          </table:table-cell>
          <table:table-cell table:formula="of:=[.C128]/[.I128]" office:value-type="float" office:value="16658.6111111111">
            <text:p>16,659</text:p>
          </table:table-cell>
          <table:table-cell table:formula="of:=[.J128]+[.K127]" office:value-type="float" office:value="1089277.52074095">
            <text:p>1,089,278</text:p>
          </table:table-cell>
          <table:table-cell table:style-name="ce10" table:formula="of:=([.J128]-[.J127])/[.J127]" office:value-type="percentage" office:value="0.0199990985651026">
            <text:p>2.00%</text:p>
          </table:table-cell>
          <table:table-cell office:value-type="string">
            <text:p>Paladin</text:p>
          </table:table-cell>
          <table:table-cell table:formula="of:=[.A128]*2*100" office:value-type="float" office:value="25400">
            <text:p>25,400</text:p>
          </table:table-cell>
          <table:table-cell table:number-columns-repeated="1010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3079253">
            <text:p>53,079,253</text:p>
          </table:table-cell>
          <table:table-cell table:formula="of:=[.B129]-[.B128]" office:value-type="float" office:value="1223410">
            <text:p>1,223,410</text:p>
          </table:table-cell>
          <table:table-cell table:formula="of:=([.C129]-[.C128])/[.C128]" office:value-type="percentage" office:value="0.0200013339780894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29]/[.E129]" office:value-type="float" office:value="67967.2222222222">
            <text:p>67,967</text:p>
          </table:table-cell>
          <table:table-cell table:formula="of:=[.F129]+[.G128]" office:value-type="float" office:value="2957520.63762651">
            <text:p>2,957,521</text:p>
          </table:table-cell>
          <table:table-cell table:style-name="ce10" table:formula="of:=([.F129]-[.F128])/[.F128]" office:value-type="percentage" office:value="0.0200013339780895">
            <text:p>2.00%</text:p>
          </table:table-cell>
          <table:table-cell table:style-name="ce15" table:formula="of:=ROUNDDOWN([.A129]/2; 0) + ROUNDDOWN([.A129]/15) + 1" office:value-type="float" office:value="73">
            <text:p>73</text:p>
          </table:table-cell>
          <table:table-cell table:formula="of:=[.C129]/[.I129]" office:value-type="float" office:value="16759.0410958904">
            <text:p>16,759</text:p>
          </table:table-cell>
          <table:table-cell table:formula="of:=[.J129]+[.K128]" office:value-type="float" office:value="1106036.56183684">
            <text:p>1,106,037</text:p>
          </table:table-cell>
          <table:table-cell table:style-name="ce10" table:formula="of:=([.J129]-[.J128])/[.J128]" office:value-type="percentage" office:value="0.00602871296469099">
            <text:p>0.60%</text:p>
          </table:table-cell>
          <table:table-cell office:value-type="string">
            <text:p>Paladin</text:p>
          </table:table-cell>
          <table:table-cell table:formula="of:=[.A129]*2*100" office:value-type="float" office:value="25600">
            <text:p>25,600</text:p>
          </table:table-cell>
          <table:table-cell table:number-columns-repeated="1010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54327130">
            <text:p>54,327,130</text:p>
          </table:table-cell>
          <table:table-cell table:formula="of:=[.B130]-[.B129]" office:value-type="float" office:value="1247877">
            <text:p>1,247,877</text:p>
          </table:table-cell>
          <table:table-cell table:formula="of:=([.C130]-[.C129])/[.C129]" office:value-type="percentage" office:value="0.0199990191350406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30]/[.E130]" office:value-type="float" office:value="69326.5">
            <text:p>69,327</text:p>
          </table:table-cell>
          <table:table-cell table:formula="of:=[.F130]+[.G129]" office:value-type="float" office:value="3026847.13762651">
            <text:p>3,026,847</text:p>
          </table:table-cell>
          <table:table-cell table:style-name="ce10" table:formula="of:=([.F130]-[.F129])/[.F129]" office:value-type="percentage" office:value="0.0199990191350406">
            <text:p>2.00%</text:p>
          </table:table-cell>
          <table:table-cell table:style-name="ce15" table:formula="of:=ROUNDDOWN([.A130]/2; 0) + ROUNDDOWN([.A130]/15) + 1" office:value-type="float" office:value="73">
            <text:p>73</text:p>
          </table:table-cell>
          <table:table-cell table:formula="of:=[.C130]/[.I130]" office:value-type="float" office:value="17094.2054794521">
            <text:p>17,094</text:p>
          </table:table-cell>
          <table:table-cell table:formula="of:=[.J130]+[.K129]" office:value-type="float" office:value="1123130.7673163">
            <text:p>1,123,131</text:p>
          </table:table-cell>
          <table:table-cell table:style-name="ce10" table:formula="of:=([.J130]-[.J129])/[.J129]" office:value-type="percentage" office:value="0.0199990191350407">
            <text:p>2.00%</text:p>
          </table:table-cell>
          <table:table-cell office:value-type="string">
            <text:p>Paladin</text:p>
          </table:table-cell>
          <table:table-cell table:formula="of:=[.A130]*2*100" office:value-type="float" office:value="25800">
            <text:p>25,800</text:p>
          </table:table-cell>
          <table:table-cell table:number-columns-repeated="1010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55599965">
            <text:p>55,599,965</text:p>
          </table:table-cell>
          <table:table-cell table:formula="of:=[.B131]-[.B130]" office:value-type="float" office:value="1272835">
            <text:p>1,272,835</text:p>
          </table:table-cell>
          <table:table-cell table:formula="of:=([.C131]-[.C130])/[.C130]" office:value-type="percentage" office:value="0.0200003686260745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31]/[.E131]" office:value-type="float" office:value="70713.0555555556">
            <text:p>70,713</text:p>
          </table:table-cell>
          <table:table-cell table:formula="of:=[.F131]+[.G130]" office:value-type="float" office:value="3097560.19318206">
            <text:p>3,097,560</text:p>
          </table:table-cell>
          <table:table-cell table:style-name="ce10" table:formula="of:=([.F131]-[.F130])/[.F130]" office:value-type="percentage" office:value="0.0200003686260746">
            <text:p>2.00%</text:p>
          </table:table-cell>
          <table:table-cell table:style-name="ce15" table:formula="of:=ROUNDDOWN([.A131]/2; 0) + ROUNDDOWN([.A131]/15) + 1" office:value-type="float" office:value="74">
            <text:p>74</text:p>
          </table:table-cell>
          <table:table-cell table:formula="of:=[.C131]/[.I131]" office:value-type="float" office:value="17200.472972973">
            <text:p>17,200</text:p>
          </table:table-cell>
          <table:table-cell table:formula="of:=[.J131]+[.K130]" office:value-type="float" office:value="1140331.24028927">
            <text:p>1,140,331</text:p>
          </table:table-cell>
          <table:table-cell table:style-name="ce10" table:formula="of:=([.J131]-[.J130])/[.J130]" office:value-type="percentage" office:value="0.00621657986085729">
            <text:p>0.62%</text:p>
          </table:table-cell>
          <table:table-cell office:value-type="string">
            <text:p>Defender</text:p>
          </table:table-cell>
          <table:table-cell table:formula="of:=[.A131]*2*100" office:value-type="float" office:value="26000">
            <text:p>26,000</text:p>
          </table:table-cell>
          <table:table-cell table:number-columns-repeated="1010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56898256">
            <text:p>56,898,256</text:p>
          </table:table-cell>
          <table:table-cell table:formula="of:=[.B132]-[.B131]" office:value-type="float" office:value="1298291">
            <text:p>1,298,291</text:p>
          </table:table-cell>
          <table:table-cell table:formula="of:=([.C132]-[.C131])/[.C131]" office:value-type="percentage" office:value="0.0199994500465496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32]/[.E132]" office:value-type="float" office:value="72127.2777777778">
            <text:p>72,127</text:p>
          </table:table-cell>
          <table:table-cell table:formula="of:=[.F132]+[.G131]" office:value-type="float" office:value="3169687.47095984">
            <text:p>3,169,687</text:p>
          </table:table-cell>
          <table:table-cell table:style-name="ce10" table:formula="of:=([.F132]-[.F131])/[.F131]" office:value-type="percentage" office:value="0.0199994500465496">
            <text:p>2.00%</text:p>
          </table:table-cell>
          <table:table-cell table:style-name="ce15" table:formula="of:=ROUNDDOWN([.A132]/2; 0) + ROUNDDOWN([.A132]/15) + 1" office:value-type="float" office:value="74">
            <text:p>74</text:p>
          </table:table-cell>
          <table:table-cell table:formula="of:=[.C132]/[.I132]" office:value-type="float" office:value="17544.472972973">
            <text:p>17,544</text:p>
          </table:table-cell>
          <table:table-cell table:formula="of:=[.J132]+[.K131]" office:value-type="float" office:value="1157875.71326224">
            <text:p>1,157,876</text:p>
          </table:table-cell>
          <table:table-cell table:style-name="ce10" table:formula="of:=([.J132]-[.J131])/[.J131]" office:value-type="percentage" office:value="0.0199994500465496">
            <text:p>2.00%</text:p>
          </table:table-cell>
          <table:table-cell office:value-type="string">
            <text:p>Defender</text:p>
          </table:table-cell>
          <table:table-cell table:formula="of:=[.A132]*2*100" office:value-type="float" office:value="26200">
            <text:p>26,200</text:p>
          </table:table-cell>
          <table:table-cell table:number-columns-repeated="1010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8222514">
            <text:p>58,222,514</text:p>
          </table:table-cell>
          <table:table-cell table:formula="of:=[.B133]-[.B132]" office:value-type="float" office:value="1324258">
            <text:p>1,324,258</text:p>
          </table:table-cell>
          <table:table-cell table:formula="of:=([.C133]-[.C132])/[.C132]" office:value-type="percentage" office:value="0.0200009088871447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33]/[.E133]" office:value-type="float" office:value="73569.8888888889">
            <text:p>73,570</text:p>
          </table:table-cell>
          <table:table-cell table:formula="of:=[.F133]+[.G132]" office:value-type="float" office:value="3243257.35984873">
            <text:p>3,243,257</text:p>
          </table:table-cell>
          <table:table-cell table:style-name="ce10" table:formula="of:=([.F133]-[.F132])/[.F132]" office:value-type="percentage" office:value="0.0200009088871447">
            <text:p>2.00%</text:p>
          </table:table-cell>
          <table:table-cell table:style-name="ce15" table:formula="of:=ROUNDDOWN([.A133]/2; 0) + ROUNDDOWN([.A133]/15) + 1" office:value-type="float" office:value="75">
            <text:p>75</text:p>
          </table:table-cell>
          <table:table-cell table:formula="of:=[.C133]/[.I133]" office:value-type="float" office:value="17656.7733333333">
            <text:p>17,657</text:p>
          </table:table-cell>
          <table:table-cell table:formula="of:=[.J133]+[.K132]" office:value-type="float" office:value="1175532.48659558">
            <text:p>1,175,532</text:p>
          </table:table-cell>
          <table:table-cell table:style-name="ce10" table:formula="of:=([.J133]-[.J132])/[.J132]" office:value-type="percentage" office:value="0.00640089676864949">
            <text:p>0.64%</text:p>
          </table:table-cell>
          <table:table-cell office:value-type="string">
            <text:p>Defender</text:p>
          </table:table-cell>
          <table:table-cell table:formula="of:=[.A133]*2*100" office:value-type="float" office:value="26400">
            <text:p>26,400</text:p>
          </table:table-cell>
          <table:table-cell table:number-columns-repeated="1010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59573256">
            <text:p>59,573,256</text:p>
          </table:table-cell>
          <table:table-cell table:formula="of:=[.B134]-[.B133]" office:value-type="float" office:value="1350742">
            <text:p>1,350,742</text:p>
          </table:table-cell>
          <table:table-cell table:formula="of:=([.C134]-[.C133])/[.C133]" office:value-type="percentage" office:value="0.019999124037763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34]/[.E134]" office:value-type="float" office:value="75041.2222222222">
            <text:p>75,041</text:p>
          </table:table-cell>
          <table:table-cell table:formula="of:=[.F134]+[.G133]" office:value-type="float" office:value="3318298.58207095">
            <text:p>3,318,299</text:p>
          </table:table-cell>
          <table:table-cell table:style-name="ce10" table:formula="of:=([.F134]-[.F133])/[.F133]" office:value-type="percentage" office:value="0.019999124037763">
            <text:p>2.00%</text:p>
          </table:table-cell>
          <table:table-cell table:style-name="ce15" table:formula="of:=ROUNDDOWN([.A134]/2; 0) + ROUNDDOWN([.A134]/15) + 1" office:value-type="float" office:value="75">
            <text:p>75</text:p>
          </table:table-cell>
          <table:table-cell table:formula="of:=[.C134]/[.I134]" office:value-type="float" office:value="18009.8933333333">
            <text:p>18,010</text:p>
          </table:table-cell>
          <table:table-cell table:formula="of:=[.J134]+[.K133]" office:value-type="float" office:value="1193542.37992891">
            <text:p>1,193,542</text:p>
          </table:table-cell>
          <table:table-cell table:style-name="ce10" table:formula="of:=([.J134]-[.J133])/[.J133]" office:value-type="percentage" office:value="0.019999124037763">
            <text:p>2.00%</text:p>
          </table:table-cell>
          <table:table-cell office:value-type="string">
            <text:p>Defender</text:p>
          </table:table-cell>
          <table:table-cell table:formula="of:=[.A134]*2*100" office:value-type="float" office:value="26600">
            <text:p>26,600</text:p>
          </table:table-cell>
          <table:table-cell table:number-columns-repeated="1010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0951013">
            <text:p>60,951,013</text:p>
          </table:table-cell>
          <table:table-cell table:formula="of:=[.B135]-[.B134]" office:value-type="float" office:value="1377757">
            <text:p>1,377,757</text:p>
          </table:table-cell>
          <table:table-cell table:formula="of:=([.C135]-[.C134])/[.C134]" office:value-type="percentage" office:value="0.020000118453413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35]/[.E135]" office:value-type="float" office:value="76542.0555555556">
            <text:p>76,542</text:p>
          </table:table-cell>
          <table:table-cell table:formula="of:=[.F135]+[.G134]" office:value-type="float" office:value="3394840.63762651">
            <text:p>3,394,841</text:p>
          </table:table-cell>
          <table:table-cell table:style-name="ce10" table:formula="of:=([.F135]-[.F134])/[.F134]" office:value-type="percentage" office:value="0.0200001184534131">
            <text:p>2.00%</text:p>
          </table:table-cell>
          <table:table-cell table:style-name="ce15" table:formula="of:=ROUNDDOWN([.A135]/2; 0) + ROUNDDOWN([.A135]/15) + 1" office:value-type="float" office:value="76">
            <text:p>76</text:p>
          </table:table-cell>
          <table:table-cell table:formula="of:=[.C135]/[.I135]" office:value-type="float" office:value="18128.3815789474">
            <text:p>18,128</text:p>
          </table:table-cell>
          <table:table-cell table:formula="of:=[.J135]+[.K134]" office:value-type="float" office:value="1211670.76150786">
            <text:p>1,211,671</text:p>
          </table:table-cell>
          <table:table-cell table:style-name="ce10" table:formula="of:=([.J135]-[.J134])/[.J134]" office:value-type="percentage" office:value="0.00657906426323662">
            <text:p>0.66%</text:p>
          </table:table-cell>
          <table:table-cell office:value-type="string">
            <text:p>Defender</text:p>
          </table:table-cell>
          <table:table-cell table:formula="of:=[.A135]*2*100" office:value-type="float" office:value="26800">
            <text:p>26,800</text:p>
          </table:table-cell>
          <table:table-cell table:number-columns-repeated="1010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2356326">
            <text:p>62,356,326</text:p>
          </table:table-cell>
          <table:table-cell table:formula="of:=[.B136]-[.B135]" office:value-type="float" office:value="1405313">
            <text:p>1,405,313</text:p>
          </table:table-cell>
          <table:table-cell table:formula="of:=([.C136]-[.C135])/[.C135]" office:value-type="percentage" office:value="0.0200006242029618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36]/[.E136]" office:value-type="float" office:value="78072.9444444444">
            <text:p>78,073</text:p>
          </table:table-cell>
          <table:table-cell table:formula="of:=[.F136]+[.G135]" office:value-type="float" office:value="3472913.58207095">
            <text:p>3,472,914</text:p>
          </table:table-cell>
          <table:table-cell table:style-name="ce10" table:formula="of:=([.F136]-[.F135])/[.F135]" office:value-type="percentage" office:value="0.0200006242029616">
            <text:p>2.00%</text:p>
          </table:table-cell>
          <table:table-cell table:style-name="ce15" table:formula="of:=ROUNDDOWN([.A136]/2; 0) + ROUNDDOWN([.A136]/15) + 1" office:value-type="float" office:value="77">
            <text:p>77</text:p>
          </table:table-cell>
          <table:table-cell table:formula="of:=[.C136]/[.I136]" office:value-type="float" office:value="18250.8181818182">
            <text:p>18,251</text:p>
          </table:table-cell>
          <table:table-cell table:formula="of:=[.J136]+[.K135]" office:value-type="float" office:value="1229921.57968967">
            <text:p>1,229,922</text:p>
          </table:table-cell>
          <table:table-cell table:style-name="ce10" table:formula="of:=([.J136]-[.J135])/[.J135]" office:value-type="percentage" office:value="0.00675386284967637">
            <text:p>0.68%</text:p>
          </table:table-cell>
          <table:table-cell office:value-type="string">
            <text:p>Defender</text:p>
          </table:table-cell>
          <table:table-cell table:formula="of:=[.A136]*2*100" office:value-type="float" office:value="27000">
            <text:p>27,000</text:p>
          </table:table-cell>
          <table:table-cell table:number-columns-repeated="1010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63789745">
            <text:p>63,789,745</text:p>
          </table:table-cell>
          <table:table-cell table:formula="of:=[.B137]-[.B136]" office:value-type="float" office:value="1433419">
            <text:p>1,433,419</text:p>
          </table:table-cell>
          <table:table-cell table:formula="of:=([.C137]-[.C136])/[.C136]" office:value-type="percentage" office:value="0.0199998149878354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37]/[.E137]" office:value-type="float" office:value="79634.3888888889">
            <text:p>79,634</text:p>
          </table:table-cell>
          <table:table-cell table:formula="of:=[.F137]+[.G136]" office:value-type="float" office:value="3552547.97095984">
            <text:p>3,552,548</text:p>
          </table:table-cell>
          <table:table-cell table:style-name="ce10" table:formula="of:=([.F137]-[.F136])/[.F136]" office:value-type="percentage" office:value="0.0199998149878356">
            <text:p>2.00%</text:p>
          </table:table-cell>
          <table:table-cell table:style-name="ce15" table:formula="of:=ROUNDDOWN([.A137]/2; 0) + ROUNDDOWN([.A137]/15) + 1" office:value-type="float" office:value="78">
            <text:p>78</text:p>
          </table:table-cell>
          <table:table-cell table:formula="of:=[.C137]/[.I137]" office:value-type="float" office:value="18377.1666666667">
            <text:p>18,377</text:p>
          </table:table-cell>
          <table:table-cell table:formula="of:=[.J137]+[.K136]" office:value-type="float" office:value="1248298.74635634">
            <text:p>1,248,299</text:p>
          </table:table-cell>
          <table:table-cell table:style-name="ce10" table:formula="of:=([.J137]-[.J136])/[.J136]" office:value-type="percentage" office:value="0.00692289428286336">
            <text:p>0.69%</text:p>
          </table:table-cell>
          <table:table-cell office:value-type="string">
            <text:p>Defender</text:p>
          </table:table-cell>
          <table:table-cell table:formula="of:=[.A137]*2*100" office:value-type="float" office:value="27200">
            <text:p>27,200</text:p>
          </table:table-cell>
          <table:table-cell table:number-columns-repeated="1010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65251832">
            <text:p>65,251,832</text:p>
          </table:table-cell>
          <table:table-cell table:formula="of:=[.B138]-[.B137]" office:value-type="float" office:value="1462087">
            <text:p>1,462,087</text:p>
          </table:table-cell>
          <table:table-cell table:formula="of:=([.C138]-[.C137])/[.C137]" office:value-type="percentage" office:value="0.0199997348995653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38]/[.E138]" office:value-type="float" office:value="81227.0555555556">
            <text:p>81,227</text:p>
          </table:table-cell>
          <table:table-cell table:formula="of:=[.F138]+[.G137]" office:value-type="float" office:value="3633775.0265154">
            <text:p>3,633,775</text:p>
          </table:table-cell>
          <table:table-cell table:style-name="ce10" table:formula="of:=([.F138]-[.F137])/[.F137]" office:value-type="percentage" office:value="0.0199997348995654">
            <text:p>2.00%</text:p>
          </table:table-cell>
          <table:table-cell table:style-name="ce15" table:formula="of:=ROUNDDOWN([.A138]/2; 0) + ROUNDDOWN([.A138]/15) + 1" office:value-type="float" office:value="78">
            <text:p>78</text:p>
          </table:table-cell>
          <table:table-cell table:formula="of:=[.C138]/[.I138]" office:value-type="float" office:value="18744.7051282051">
            <text:p>18,745</text:p>
          </table:table-cell>
          <table:table-cell table:formula="of:=[.J138]+[.K137]" office:value-type="float" office:value="1267043.45148455">
            <text:p>1,267,043</text:p>
          </table:table-cell>
          <table:table-cell table:style-name="ce10" table:formula="of:=([.J138]-[.J137])/[.J137]" office:value-type="percentage" office:value="0.0199997348995653">
            <text:p>2.00%</text:p>
          </table:table-cell>
          <table:table-cell office:value-type="string">
            <text:p>Defender</text:p>
          </table:table-cell>
          <table:table-cell table:formula="of:=[.A138]*2*100" office:value-type="float" office:value="27400">
            <text:p>27,400</text:p>
          </table:table-cell>
          <table:table-cell table:number-columns-repeated="1010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66743161">
            <text:p>66,743,161</text:p>
          </table:table-cell>
          <table:table-cell table:formula="of:=[.B139]-[.B138]" office:value-type="float" office:value="1491329">
            <text:p>1,491,329</text:p>
          </table:table-cell>
          <table:table-cell table:formula="of:=([.C139]-[.C138])/[.C138]" office:value-type="percentage" office:value="0.0200001778279952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39]/[.E139]" office:value-type="float" office:value="82851.6111111111">
            <text:p>82,852</text:p>
          </table:table-cell>
          <table:table-cell table:formula="of:=[.F139]+[.G138]" office:value-type="float" office:value="3716626.63762651">
            <text:p>3,716,627</text:p>
          </table:table-cell>
          <table:table-cell table:style-name="ce10" table:formula="of:=([.F139]-[.F138])/[.F138]" office:value-type="percentage" office:value="0.0200001778279951">
            <text:p>2.00%</text:p>
          </table:table-cell>
          <table:table-cell table:style-name="ce15" table:formula="of:=ROUNDDOWN([.A139]/2; 0) + ROUNDDOWN([.A139]/15) + 1" office:value-type="float" office:value="79">
            <text:p>79</text:p>
          </table:table-cell>
          <table:table-cell table:formula="of:=[.C139]/[.I139]" office:value-type="float" office:value="18877.582278481">
            <text:p>18,878</text:p>
          </table:table-cell>
          <table:table-cell table:formula="of:=[.J139]+[.K138]" office:value-type="float" office:value="1285921.03376303">
            <text:p>1,285,921</text:p>
          </table:table-cell>
          <table:table-cell table:style-name="ce10" table:formula="of:=([.J139]-[.J138])/[.J138]" office:value-type="percentage" office:value="0.00708878317194452">
            <text:p>0.71%</text:p>
          </table:table-cell>
          <table:table-cell office:value-type="string">
            <text:p>Defender</text:p>
          </table:table-cell>
          <table:table-cell table:formula="of:=[.A139]*2*100" office:value-type="float" office:value="27600">
            <text:p>27,600</text:p>
          </table:table-cell>
          <table:table-cell table:number-columns-repeated="1010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68264316">
            <text:p>68,264,316</text:p>
          </table:table-cell>
          <table:table-cell table:formula="of:=[.B140]-[.B139]" office:value-type="float" office:value="1521155">
            <text:p>1,521,155</text:p>
          </table:table-cell>
          <table:table-cell table:formula="of:=([.C140]-[.C139])/[.C139]" office:value-type="percentage" office:value="0.0199996110851462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40]/[.E140]" office:value-type="float" office:value="84508.6111111111">
            <text:p>84,509</text:p>
          </table:table-cell>
          <table:table-cell table:formula="of:=[.F140]+[.G139]" office:value-type="float" office:value="3801135.24873762">
            <text:p>3,801,135</text:p>
          </table:table-cell>
          <table:table-cell table:style-name="ce10" table:formula="of:=([.F140]-[.F139])/[.F139]" office:value-type="percentage" office:value="0.0199996110851462">
            <text:p>2.00%</text:p>
          </table:table-cell>
          <table:table-cell table:style-name="ce15" table:formula="of:=ROUNDDOWN([.A140]/2; 0) + ROUNDDOWN([.A140]/15) + 1" office:value-type="float" office:value="79">
            <text:p>79</text:p>
          </table:table-cell>
          <table:table-cell table:formula="of:=[.C140]/[.I140]" office:value-type="float" office:value="19255.1265822785">
            <text:p>19,255</text:p>
          </table:table-cell>
          <table:table-cell table:formula="of:=[.J140]+[.K139]" office:value-type="float" office:value="1305176.16034531">
            <text:p>1,305,176</text:p>
          </table:table-cell>
          <table:table-cell table:style-name="ce10" table:formula="of:=([.J140]-[.J139])/[.J139]" office:value-type="percentage" office:value="0.0199996110851462">
            <text:p>2.00%</text:p>
          </table:table-cell>
          <table:table-cell office:value-type="string">
            <text:p>Defender</text:p>
          </table:table-cell>
          <table:table-cell table:formula="of:=[.A140]*2*100" office:value-type="float" office:value="27800">
            <text:p>27,800</text:p>
          </table:table-cell>
          <table:table-cell table:number-columns-repeated="1010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9815895">
            <text:p>69,815,895</text:p>
          </table:table-cell>
          <table:table-cell table:formula="of:=[.B141]-[.B140]" office:value-type="float" office:value="1551579">
            <text:p>1,551,579</text:p>
          </table:table-cell>
          <table:table-cell table:formula="of:=([.C141]-[.C140])/[.C140]" office:value-type="percentage" office:value="0.0200005916556827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41]/[.E141]" office:value-type="float" office:value="86198.8333333333">
            <text:p>86,199</text:p>
          </table:table-cell>
          <table:table-cell table:formula="of:=[.F141]+[.G140]" office:value-type="float" office:value="3887334.08207095">
            <text:p>3,887,334</text:p>
          </table:table-cell>
          <table:table-cell table:style-name="ce10" table:formula="of:=([.F141]-[.F140])/[.F140]" office:value-type="percentage" office:value="0.0200005916556827">
            <text:p>2.00%</text:p>
          </table:table-cell>
          <table:table-cell table:style-name="ce15" table:formula="of:=ROUNDDOWN([.A141]/2; 0) + ROUNDDOWN([.A141]/15) + 1" office:value-type="float" office:value="80">
            <text:p>80</text:p>
          </table:table-cell>
          <table:table-cell table:formula="of:=[.C141]/[.I141]" office:value-type="float" office:value="19394.7375">
            <text:p>19,395</text:p>
          </table:table-cell>
          <table:table-cell table:formula="of:=[.J141]+[.K140]" office:value-type="float" office:value="1324570.89784531">
            <text:p>1,324,571</text:p>
          </table:table-cell>
          <table:table-cell table:style-name="ce10" table:formula="of:=([.J141]-[.J140])/[.J140]" office:value-type="percentage" office:value="0.00725058425998663">
            <text:p>0.73%</text:p>
          </table:table-cell>
          <table:table-cell office:value-type="string">
            <text:p>Defender</text:p>
          </table:table-cell>
          <table:table-cell table:formula="of:=[.A141]*2*100" office:value-type="float" office:value="28000">
            <text:p>28,000</text:p>
          </table:table-cell>
          <table:table-cell table:number-columns-repeated="1010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1398505">
            <text:p>71,398,505</text:p>
          </table:table-cell>
          <table:table-cell table:formula="of:=[.B142]-[.B141]" office:value-type="float" office:value="1582610">
            <text:p>1,582,610</text:p>
          </table:table-cell>
          <table:table-cell table:formula="of:=([.C142]-[.C141])/[.C141]" office:value-type="percentage" office:value="0.0199996261872583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42]/[.E142]" office:value-type="float" office:value="87922.7777777778">
            <text:p>87,923</text:p>
          </table:table-cell>
          <table:table-cell table:formula="of:=[.F142]+[.G141]" office:value-type="float" office:value="3975256.85984873">
            <text:p>3,975,257</text:p>
          </table:table-cell>
          <table:table-cell table:style-name="ce10" table:formula="of:=([.F142]-[.F141])/[.F141]" office:value-type="percentage" office:value="0.0199996261872584">
            <text:p>2.00%</text:p>
          </table:table-cell>
          <table:table-cell table:style-name="ce15" table:formula="of:=ROUNDDOWN([.A142]/2; 0) + ROUNDDOWN([.A142]/15) + 1" office:value-type="float" office:value="80">
            <text:p>80</text:p>
          </table:table-cell>
          <table:table-cell table:formula="of:=[.C142]/[.I142]" office:value-type="float" office:value="19782.625">
            <text:p>19,783</text:p>
          </table:table-cell>
          <table:table-cell table:formula="of:=[.J142]+[.K141]" office:value-type="float" office:value="1344353.52284531">
            <text:p>1,344,354</text:p>
          </table:table-cell>
          <table:table-cell table:style-name="ce10" table:formula="of:=([.J142]-[.J141])/[.J141]" office:value-type="percentage" office:value="0.0199996261872583">
            <text:p>2.00%</text:p>
          </table:table-cell>
          <table:table-cell office:value-type="string">
            <text:p>Defender</text:p>
          </table:table-cell>
          <table:table-cell table:formula="of:=[.A142]*2*100" office:value-type="float" office:value="28200">
            <text:p>28,200</text:p>
          </table:table-cell>
          <table:table-cell table:number-columns-repeated="1010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73012767">
            <text:p>73,012,767</text:p>
          </table:table-cell>
          <table:table-cell table:formula="of:=[.B143]-[.B142]" office:value-type="float" office:value="1614262">
            <text:p>1,614,262</text:p>
          </table:table-cell>
          <table:table-cell table:formula="of:=([.C143]-[.C142])/[.C142]" office:value-type="percentage" office:value="0.0199998736264778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43]/[.E143]" office:value-type="float" office:value="89681.2222222222">
            <text:p>89,681</text:p>
          </table:table-cell>
          <table:table-cell table:formula="of:=[.F143]+[.G142]" office:value-type="float" office:value="4064938.08207095">
            <text:p>4,064,938</text:p>
          </table:table-cell>
          <table:table-cell table:style-name="ce10" table:formula="of:=([.F143]-[.F142])/[.F142]" office:value-type="percentage" office:value="0.0199998736264777">
            <text:p>2.00%</text:p>
          </table:table-cell>
          <table:table-cell table:style-name="ce15" table:formula="of:=ROUNDDOWN([.A143]/2; 0) + ROUNDDOWN([.A143]/15) + 1" office:value-type="float" office:value="81">
            <text:p>81</text:p>
          </table:table-cell>
          <table:table-cell table:formula="of:=[.C143]/[.I143]" office:value-type="float" office:value="19929.1604938272">
            <text:p>19,929</text:p>
          </table:table-cell>
          <table:table-cell table:formula="of:=[.J143]+[.K142]" office:value-type="float" office:value="1364282.68333913">
            <text:p>1,364,283</text:p>
          </table:table-cell>
          <table:table-cell table:style-name="ce10" table:formula="of:=([.J143]-[.J142])/[.J142]" office:value-type="percentage" office:value="0.00740728259405207">
            <text:p>0.74%</text:p>
          </table:table-cell>
          <table:table-cell office:value-type="string">
            <text:p>Defender</text:p>
          </table:table-cell>
          <table:table-cell table:formula="of:=[.A143]*2*100" office:value-type="float" office:value="28400">
            <text:p>28,400</text:p>
          </table:table-cell>
          <table:table-cell table:number-columns-repeated="1010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74659315">
            <text:p>74,659,315</text:p>
          </table:table-cell>
          <table:table-cell table:formula="of:=[.B144]-[.B143]" office:value-type="float" office:value="1646548">
            <text:p>1,646,548</text:p>
          </table:table-cell>
          <table:table-cell table:formula="of:=([.C144]-[.C143])/[.C143]" office:value-type="percentage" office:value="0.0200004708033764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44]/[.E144]" office:value-type="float" office:value="91474.8888888889">
            <text:p>91,475</text:p>
          </table:table-cell>
          <table:table-cell table:formula="of:=[.F144]+[.G143]" office:value-type="float" office:value="4156412.97095984">
            <text:p>4,156,413</text:p>
          </table:table-cell>
          <table:table-cell table:style-name="ce10" table:formula="of:=([.F144]-[.F143])/[.F143]" office:value-type="percentage" office:value="0.0200004708033765">
            <text:p>2.00%</text:p>
          </table:table-cell>
          <table:table-cell table:style-name="ce15" table:formula="of:=ROUNDDOWN([.A144]/2; 0) + ROUNDDOWN([.A144]/15) + 1" office:value-type="float" office:value="81">
            <text:p>81</text:p>
          </table:table-cell>
          <table:table-cell table:formula="of:=[.C144]/[.I144]" office:value-type="float" office:value="20327.7530864198">
            <text:p>20,328</text:p>
          </table:table-cell>
          <table:table-cell table:formula="of:=[.J144]+[.K143]" office:value-type="float" office:value="1384610.43642555">
            <text:p>1,384,610</text:p>
          </table:table-cell>
          <table:table-cell table:style-name="ce10" table:formula="of:=([.J144]-[.J143])/[.J143]" office:value-type="percentage" office:value="0.0200004708033765">
            <text:p>2.00%</text:p>
          </table:table-cell>
          <table:table-cell office:value-type="string">
            <text:p>Defender</text:p>
          </table:table-cell>
          <table:table-cell table:formula="of:=[.A144]*2*100" office:value-type="float" office:value="28600">
            <text:p>28,600</text:p>
          </table:table-cell>
          <table:table-cell table:number-columns-repeated="1010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76338793">
            <text:p>76,338,793</text:p>
          </table:table-cell>
          <table:table-cell table:formula="of:=[.B145]-[.B144]" office:value-type="float" office:value="1679478">
            <text:p>1,679,478</text:p>
          </table:table-cell>
          <table:table-cell table:formula="of:=([.C145]-[.C144])/[.C144]" office:value-type="percentage" office:value="0.0199994169620321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45]/[.E145]" office:value-type="float" office:value="93304.3333333333">
            <text:p>93,304</text:p>
          </table:table-cell>
          <table:table-cell table:formula="of:=[.F145]+[.G144]" office:value-type="float" office:value="4249717.30429317">
            <text:p>4,249,717</text:p>
          </table:table-cell>
          <table:table-cell table:style-name="ce10" table:formula="of:=([.F145]-[.F144])/[.F144]" office:value-type="percentage" office:value="0.019999416962032">
            <text:p>2.00%</text:p>
          </table:table-cell>
          <table:table-cell table:style-name="ce15" table:formula="of:=ROUNDDOWN([.A145]/2; 0) + ROUNDDOWN([.A145]/15) + 1" office:value-type="float" office:value="82">
            <text:p>82</text:p>
          </table:table-cell>
          <table:table-cell table:formula="of:=[.C145]/[.I145]" office:value-type="float" office:value="20481.4390243902">
            <text:p>20,481</text:p>
          </table:table-cell>
          <table:table-cell table:formula="of:=[.J145]+[.K144]" office:value-type="float" office:value="1405091.87544994">
            <text:p>1,405,092</text:p>
          </table:table-cell>
          <table:table-cell table:style-name="ce10" table:formula="of:=([.J145]-[.J144])/[.J144]" office:value-type="percentage" office:value="0.00756039968200731">
            <text:p>0.76%</text:p>
          </table:table-cell>
          <table:table-cell office:value-type="string">
            <text:p>Defender</text:p>
          </table:table-cell>
          <table:table-cell table:formula="of:=[.A145]*2*100" office:value-type="float" office:value="28800">
            <text:p>28,800</text:p>
          </table:table-cell>
          <table:table-cell table:number-columns-repeated="1010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78051861">
            <text:p>78,051,861</text:p>
          </table:table-cell>
          <table:table-cell table:formula="of:=[.B146]-[.B145]" office:value-type="float" office:value="1713068">
            <text:p>1,713,068</text:p>
          </table:table-cell>
          <table:table-cell table:formula="of:=([.C146]-[.C145])/[.C145]" office:value-type="percentage" office:value="0.0200002619861647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46]/[.E146]" office:value-type="float" office:value="95170.4444444444">
            <text:p>95,170</text:p>
          </table:table-cell>
          <table:table-cell table:formula="of:=[.F146]+[.G145]" office:value-type="float" office:value="4344887.74873762">
            <text:p>4,344,888</text:p>
          </table:table-cell>
          <table:table-cell table:style-name="ce10" table:formula="of:=([.F146]-[.F145])/[.F145]" office:value-type="percentage" office:value="0.0200002619861647">
            <text:p>2.00%</text:p>
          </table:table-cell>
          <table:table-cell table:style-name="ce15" table:formula="of:=ROUNDDOWN([.A146]/2; 0) + ROUNDDOWN([.A146]/15) + 1" office:value-type="float" office:value="82">
            <text:p>82</text:p>
          </table:table-cell>
          <table:table-cell table:formula="of:=[.C146]/[.I146]" office:value-type="float" office:value="20891.0731707317">
            <text:p>20,891</text:p>
          </table:table-cell>
          <table:table-cell table:formula="of:=[.J146]+[.K145]" office:value-type="float" office:value="1425982.94862067">
            <text:p>1,425,983</text:p>
          </table:table-cell>
          <table:table-cell table:style-name="ce10" table:formula="of:=([.J146]-[.J145])/[.J145]" office:value-type="percentage" office:value="0.0200002619861646">
            <text:p>2.00%</text:p>
          </table:table-cell>
          <table:table-cell office:value-type="string">
            <text:p>Defender</text:p>
          </table:table-cell>
          <table:table-cell table:formula="of:=[.A146]*2*100" office:value-type="float" office:value="29000">
            <text:p>29,000</text:p>
          </table:table-cell>
          <table:table-cell table:number-columns-repeated="1010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79799191">
            <text:p>79,799,191</text:p>
          </table:table-cell>
          <table:table-cell table:formula="of:=[.B147]-[.B146]" office:value-type="float" office:value="1747330">
            <text:p>1,747,330</text:p>
          </table:table-cell>
          <table:table-cell table:formula="of:=([.C147]-[.C146])/[.C146]" office:value-type="percentage" office:value="0.020000373598713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47]/[.E147]" office:value-type="float" office:value="97073.8888888889">
            <text:p>97,074</text:p>
          </table:table-cell>
          <table:table-cell table:formula="of:=[.F147]+[.G146]" office:value-type="float" office:value="4441961.63762651">
            <text:p>4,441,962</text:p>
          </table:table-cell>
          <table:table-cell table:style-name="ce10" table:formula="of:=([.F147]-[.F146])/[.F146]" office:value-type="percentage" office:value="0.020000373598713">
            <text:p>2.00%</text:p>
          </table:table-cell>
          <table:table-cell table:style-name="ce15" table:formula="of:=ROUNDDOWN([.A147]/2; 0) + ROUNDDOWN([.A147]/15) + 1" office:value-type="float" office:value="83">
            <text:p>83</text:p>
          </table:table-cell>
          <table:table-cell table:formula="of:=[.C147]/[.I147]" office:value-type="float" office:value="21052.1686746988">
            <text:p>21,052</text:p>
          </table:table-cell>
          <table:table-cell table:formula="of:=[.J147]+[.K146]" office:value-type="float" office:value="1447035.11729537">
            <text:p>1,447,035</text:p>
          </table:table-cell>
          <table:table-cell table:style-name="ce10" table:formula="of:=([.J147]-[.J146])/[.J146]" office:value-type="percentage" office:value="0.00771121247101762">
            <text:p>0.77%</text:p>
          </table:table-cell>
          <table:table-cell office:value-type="string">
            <text:p>Defender</text:p>
          </table:table-cell>
          <table:table-cell table:formula="of:=[.A147]*2*100" office:value-type="float" office:value="29200">
            <text:p>29,200</text:p>
          </table:table-cell>
          <table:table-cell table:number-columns-repeated="1010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81581467">
            <text:p>81,581,467</text:p>
          </table:table-cell>
          <table:table-cell table:formula="of:=[.B148]-[.B147]" office:value-type="float" office:value="1782276">
            <text:p>1,782,276</text:p>
          </table:table-cell>
          <table:table-cell table:formula="of:=([.C148]-[.C147])/[.C147]" office:value-type="percentage" office:value="0.0199996566189558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48]/[.E148]" office:value-type="float" office:value="99015.3333333333">
            <text:p>99,015</text:p>
          </table:table-cell>
          <table:table-cell table:formula="of:=[.F148]+[.G147]" office:value-type="float" office:value="4540976.97095984">
            <text:p>4,540,977</text:p>
          </table:table-cell>
          <table:table-cell table:style-name="ce10" table:formula="of:=([.F148]-[.F147])/[.F147]" office:value-type="percentage" office:value="0.0199996566189557">
            <text:p>2.00%</text:p>
          </table:table-cell>
          <table:table-cell table:style-name="ce15" table:formula="of:=ROUNDDOWN([.A148]/2; 0) + ROUNDDOWN([.A148]/15) + 1" office:value-type="float" office:value="83">
            <text:p>83</text:p>
          </table:table-cell>
          <table:table-cell table:formula="of:=[.C148]/[.I148]" office:value-type="float" office:value="21473.2048192771">
            <text:p>21,473</text:p>
          </table:table-cell>
          <table:table-cell table:formula="of:=[.J148]+[.K147]" office:value-type="float" office:value="1468508.32211465">
            <text:p>1,468,508</text:p>
          </table:table-cell>
          <table:table-cell table:style-name="ce10" table:formula="of:=([.J148]-[.J147])/[.J147]" office:value-type="percentage" office:value="0.0199996566189558">
            <text:p>2.00%</text:p>
          </table:table-cell>
          <table:table-cell office:value-type="string">
            <text:p>Defender</text:p>
          </table:table-cell>
          <table:table-cell table:formula="of:=[.A148]*2*100" office:value-type="float" office:value="29400">
            <text:p>29,400</text:p>
          </table:table-cell>
          <table:table-cell table:number-columns-repeated="1010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83399388">
            <text:p>83,399,388</text:p>
          </table:table-cell>
          <table:table-cell table:formula="of:=[.B149]-[.B148]" office:value-type="float" office:value="1817921">
            <text:p>1,817,921</text:p>
          </table:table-cell>
          <table:table-cell table:formula="of:=([.C149]-[.C148])/[.C148]" office:value-type="percentage" office:value="0.0199997082382302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49]/[.E149]" office:value-type="float" office:value="100995.611111111">
            <text:p>100,996</text:p>
          </table:table-cell>
          <table:table-cell table:formula="of:=[.F149]+[.G148]" office:value-type="float" office:value="4641972.58207095">
            <text:p>4,641,973</text:p>
          </table:table-cell>
          <table:table-cell table:style-name="ce10" table:formula="of:=([.F149]-[.F148])/[.F148]" office:value-type="percentage" office:value="0.0199997082382303">
            <text:p>2.00%</text:p>
          </table:table-cell>
          <table:table-cell table:style-name="ce15" table:formula="of:=ROUNDDOWN([.A149]/2; 0) + ROUNDDOWN([.A149]/15) + 1" office:value-type="float" office:value="84">
            <text:p>84</text:p>
          </table:table-cell>
          <table:table-cell table:formula="of:=[.C149]/[.I149]" office:value-type="float" office:value="21641.9166666667">
            <text:p>21,642</text:p>
          </table:table-cell>
          <table:table-cell table:formula="of:=[.J149]+[.K148]" office:value-type="float" office:value="1490150.23878132">
            <text:p>1,490,150</text:p>
          </table:table-cell>
          <table:table-cell table:style-name="ce10" table:formula="of:=([.J149]-[.J148])/[.J148]" office:value-type="percentage" office:value="0.00785685456872759">
            <text:p>0.79%</text:p>
          </table:table-cell>
          <table:table-cell office:value-type="string">
            <text:p>Defender</text:p>
          </table:table-cell>
          <table:table-cell table:formula="of:=[.A149]*2*100" office:value-type="float" office:value="29600">
            <text:p>29,600</text:p>
          </table:table-cell>
          <table:table-cell table:number-columns-repeated="1010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85253668">
            <text:p>85,253,668</text:p>
          </table:table-cell>
          <table:table-cell table:formula="of:=[.B150]-[.B149]" office:value-type="float" office:value="1854280">
            <text:p>1,854,280</text:p>
          </table:table-cell>
          <table:table-cell table:formula="of:=([.C150]-[.C149])/[.C149]" office:value-type="percentage" office:value="0.0200003190457671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50]/[.E150]" office:value-type="float" office:value="103015.555555556">
            <text:p>103,016</text:p>
          </table:table-cell>
          <table:table-cell table:formula="of:=[.F150]+[.G149]" office:value-type="float" office:value="4744988.13762651">
            <text:p>4,744,988</text:p>
          </table:table-cell>
          <table:table-cell table:style-name="ce10" table:formula="of:=([.F150]-[.F149])/[.F149]" office:value-type="percentage" office:value="0.0200003190457672">
            <text:p>2.00%</text:p>
          </table:table-cell>
          <table:table-cell table:style-name="ce15" table:formula="of:=ROUNDDOWN([.A150]/2; 0) + ROUNDDOWN([.A150]/15) + 1" office:value-type="float" office:value="84">
            <text:p>84</text:p>
          </table:table-cell>
          <table:table-cell table:formula="of:=[.C150]/[.I150]" office:value-type="float" office:value="22074.7619047619">
            <text:p>22,075</text:p>
          </table:table-cell>
          <table:table-cell table:formula="of:=[.J150]+[.K149]" office:value-type="float" office:value="1512225.00068608">
            <text:p>1,512,225</text:p>
          </table:table-cell>
          <table:table-cell table:style-name="ce10" table:formula="of:=([.J150]-[.J149])/[.J149]" office:value-type="percentage" office:value="0.020000319045767">
            <text:p>2.00%</text:p>
          </table:table-cell>
          <table:table-cell office:value-type="string">
            <text:p>Defender</text:p>
          </table:table-cell>
          <table:table-cell table:formula="of:=[.A150]*2*100" office:value-type="float" office:value="29800">
            <text:p>29,800</text:p>
          </table:table-cell>
          <table:table-cell table:number-columns-repeated="1010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7145034">
            <text:p>87,145,034</text:p>
          </table:table-cell>
          <table:table-cell table:formula="of:=[.B151]-[.B150]" office:value-type="float" office:value="1891366">
            <text:p>1,891,366</text:p>
          </table:table-cell>
          <table:table-cell table:formula="of:=([.C151]-[.C150])/[.C150]" office:value-type="percentage" office:value="0.0200002157171517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51]/[.E151]" office:value-type="float" office:value="105075.888888889">
            <text:p>105,076</text:p>
          </table:table-cell>
          <table:table-cell table:formula="of:=[.F151]+[.G150]" office:value-type="float" office:value="4850064.0265154">
            <text:p>4,850,064</text:p>
          </table:table-cell>
          <table:table-cell table:style-name="ce10" table:formula="of:=([.F151]-[.F150])/[.F150]" office:value-type="percentage" office:value="0.0200002157171516">
            <text:p>2.00%</text:p>
          </table:table-cell>
          <table:table-cell table:style-name="ce15" table:formula="of:=ROUNDDOWN([.A151]/2; 0) + ROUNDDOWN([.A151]/15) + 1" office:value-type="float" office:value="86">
            <text:p>86</text:p>
          </table:table-cell>
          <table:table-cell table:formula="of:=[.C151]/[.I151]" office:value-type="float" office:value="21992.6279069767">
            <text:p>21,993</text:p>
          </table:table-cell>
          <table:table-cell table:formula="of:=[.J151]+[.K150]" office:value-type="float" office:value="1534217.62859306">
            <text:p>1,534,218</text:p>
          </table:table-cell>
          <table:table-cell table:style-name="ce10" table:formula="of:=([.J151]-[.J150])/[.J150]" office:value-type="percentage" office:value="-0.0037207195320844">
            <text:p>-0.37%</text:p>
          </table:table-cell>
          <table:table-cell office:value-type="string">
            <text:p>Guardian</text:p>
          </table:table-cell>
          <table:table-cell table:formula="of:=[.A151]*2*100" office:value-type="float" office:value="30000">
            <text:p>30,000</text:p>
          </table:table-cell>
          <table:table-cell table:number-columns-repeated="1010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89074227">
            <text:p>89,074,227</text:p>
          </table:table-cell>
          <table:table-cell table:formula="of:=[.B152]-[.B151]" office:value-type="float" office:value="1929193">
            <text:p>1,929,193</text:p>
          </table:table-cell>
          <table:table-cell table:formula="of:=([.C152]-[.C151])/[.C151]" office:value-type="percentage" office:value="0.0199998308101129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52]/[.E152]" office:value-type="float" office:value="107177.388888889">
            <text:p>107,177</text:p>
          </table:table-cell>
          <table:table-cell table:formula="of:=[.F152]+[.G151]" office:value-type="float" office:value="4957241.41540429">
            <text:p>4,957,241</text:p>
          </table:table-cell>
          <table:table-cell table:style-name="ce10" table:formula="of:=([.F152]-[.F151])/[.F151]" office:value-type="percentage" office:value="0.0199998308101129">
            <text:p>2.00%</text:p>
          </table:table-cell>
          <table:table-cell table:style-name="ce15" table:formula="of:=ROUNDDOWN([.A152]/2; 0) + ROUNDDOWN([.A152]/15) + 1" office:value-type="float" office:value="86">
            <text:p>86</text:p>
          </table:table-cell>
          <table:table-cell table:formula="of:=[.C152]/[.I152]" office:value-type="float" office:value="22432.476744186">
            <text:p>22,432</text:p>
          </table:table-cell>
          <table:table-cell table:formula="of:=[.J152]+[.K151]" office:value-type="float" office:value="1556650.10533724">
            <text:p>1,556,650</text:p>
          </table:table-cell>
          <table:table-cell table:style-name="ce10" table:formula="of:=([.J152]-[.J151])/[.J151]" office:value-type="percentage" office:value="0.0199998308101129">
            <text:p>2.00%</text:p>
          </table:table-cell>
          <table:table-cell office:value-type="string">
            <text:p>Guardian</text:p>
          </table:table-cell>
          <table:table-cell table:formula="of:=[.A152]*2*100" office:value-type="float" office:value="30200">
            <text:p>30,200</text:p>
          </table:table-cell>
          <table:table-cell table:number-columns-repeated="1010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91042004">
            <text:p>91,042,004</text:p>
          </table:table-cell>
          <table:table-cell table:formula="of:=[.B153]-[.B152]" office:value-type="float" office:value="1967777">
            <text:p>1,967,777</text:p>
          </table:table-cell>
          <table:table-cell table:formula="of:=([.C153]-[.C152])/[.C152]" office:value-type="percentage" office:value="0.0200000725692038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53]/[.E153]" office:value-type="float" office:value="109320.944444444">
            <text:p>109,321</text:p>
          </table:table-cell>
          <table:table-cell table:formula="of:=[.F153]+[.G152]" office:value-type="float" office:value="5066562.35984873">
            <text:p>5,066,562</text:p>
          </table:table-cell>
          <table:table-cell table:style-name="ce10" table:formula="of:=([.F153]-[.F152])/[.F152]" office:value-type="percentage" office:value="0.0200000725692037">
            <text:p>2.00%</text:p>
          </table:table-cell>
          <table:table-cell table:style-name="ce15" table:formula="of:=ROUNDDOWN([.A153]/2; 0) + ROUNDDOWN([.A153]/15) + 1" office:value-type="float" office:value="87">
            <text:p>87</text:p>
          </table:table-cell>
          <table:table-cell table:formula="of:=[.C153]/[.I153]" office:value-type="float" office:value="22618.1264367816">
            <text:p>22,618</text:p>
          </table:table-cell>
          <table:table-cell table:formula="of:=[.J153]+[.K152]" office:value-type="float" office:value="1579268.23177402">
            <text:p>1,579,268</text:p>
          </table:table-cell>
          <table:table-cell table:style-name="ce10" table:formula="of:=([.J153]-[.J152])/[.J152]" office:value-type="percentage" office:value="0.0082759338040405">
            <text:p>0.83%</text:p>
          </table:table-cell>
          <table:table-cell office:value-type="string">
            <text:p>Guardian</text:p>
          </table:table-cell>
          <table:table-cell table:formula="of:=[.A153]*2*100" office:value-type="float" office:value="30400">
            <text:p>30,400</text:p>
          </table:table-cell>
          <table:table-cell table:number-columns-repeated="1010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93049136">
            <text:p>93,049,136</text:p>
          </table:table-cell>
          <table:table-cell table:formula="of:=[.B154]-[.B153]" office:value-type="float" office:value="2007132">
            <text:p>2,007,132</text:p>
          </table:table-cell>
          <table:table-cell table:formula="of:=([.C154]-[.C153])/[.C153]" office:value-type="percentage" office:value="0.0199997255786606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54]/[.E154]" office:value-type="float" office:value="111507.333333333">
            <text:p>111,507</text:p>
          </table:table-cell>
          <table:table-cell table:formula="of:=[.F154]+[.G153]" office:value-type="float" office:value="5178069.69318206">
            <text:p>5,178,070</text:p>
          </table:table-cell>
          <table:table-cell table:style-name="ce10" table:formula="of:=([.F154]-[.F153])/[.F153]" office:value-type="percentage" office:value="0.0199997255786606">
            <text:p>2.00%</text:p>
          </table:table-cell>
          <table:table-cell table:style-name="ce15" table:formula="of:=ROUNDDOWN([.A154]/2; 0) + ROUNDDOWN([.A154]/15) + 1" office:value-type="float" office:value="87">
            <text:p>87</text:p>
          </table:table-cell>
          <table:table-cell table:formula="of:=[.C154]/[.I154]" office:value-type="float" office:value="23070.4827586207">
            <text:p>23,070</text:p>
          </table:table-cell>
          <table:table-cell table:formula="of:=[.J154]+[.K153]" office:value-type="float" office:value="1602338.71453264">
            <text:p>1,602,339</text:p>
          </table:table-cell>
          <table:table-cell table:style-name="ce10" table:formula="of:=([.J154]-[.J153])/[.J153]" office:value-type="percentage" office:value="0.0199997255786606">
            <text:p>2.00%</text:p>
          </table:table-cell>
          <table:table-cell office:value-type="string">
            <text:p>Guardian</text:p>
          </table:table-cell>
          <table:table-cell table:formula="of:=[.A154]*2*100" office:value-type="float" office:value="30600">
            <text:p>30,600</text:p>
          </table:table-cell>
          <table:table-cell table:number-columns-repeated="1010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95096411">
            <text:p>95,096,411</text:p>
          </table:table-cell>
          <table:table-cell table:formula="of:=[.B155]-[.B154]" office:value-type="float" office:value="2047275">
            <text:p>2,047,275</text:p>
          </table:table-cell>
          <table:table-cell table:formula="of:=([.C155]-[.C154])/[.C154]" office:value-type="percentage" office:value="0.0200001793604008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55]/[.E155]" office:value-type="float" office:value="113737.5">
            <text:p>113,738</text:p>
          </table:table-cell>
          <table:table-cell table:formula="of:=[.F155]+[.G154]" office:value-type="float" office:value="5291807.19318206">
            <text:p>5,291,807</text:p>
          </table:table-cell>
          <table:table-cell table:style-name="ce10" table:formula="of:=([.F155]-[.F154])/[.F154]" office:value-type="percentage" office:value="0.0200001793604009">
            <text:p>2.00%</text:p>
          </table:table-cell>
          <table:table-cell table:style-name="ce15" table:formula="of:=ROUNDDOWN([.A155]/2; 0) + ROUNDDOWN([.A155]/15) + 1" office:value-type="float" office:value="88">
            <text:p>88</text:p>
          </table:table-cell>
          <table:table-cell table:formula="of:=[.C155]/[.I155]" office:value-type="float" office:value="23264.4886363636">
            <text:p>23,264</text:p>
          </table:table-cell>
          <table:table-cell table:formula="of:=[.J155]+[.K154]" office:value-type="float" office:value="1625603.20316901">
            <text:p>1,625,603</text:p>
          </table:table-cell>
          <table:table-cell table:style-name="ce10" table:formula="of:=([.J155]-[.J154])/[.J154]" office:value-type="percentage" office:value="0.00840926823130539">
            <text:p>0.84%</text:p>
          </table:table-cell>
          <table:table-cell office:value-type="string">
            <text:p>Guardian</text:p>
          </table:table-cell>
          <table:table-cell table:formula="of:=[.A155]*2*100" office:value-type="float" office:value="30800">
            <text:p>30,800</text:p>
          </table:table-cell>
          <table:table-cell table:number-columns-repeated="1010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7184631">
            <text:p>97,184,631</text:p>
          </table:table-cell>
          <table:table-cell table:formula="of:=[.B156]-[.B155]" office:value-type="float" office:value="2088220">
            <text:p>2,088,220</text:p>
          </table:table-cell>
          <table:table-cell table:formula="of:=([.C156]-[.C155])/[.C155]" office:value-type="percentage" office:value="0.0199997557729177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56]/[.E156]" office:value-type="float" office:value="116012.222222222">
            <text:p>116,012</text:p>
          </table:table-cell>
          <table:table-cell table:formula="of:=[.F156]+[.G155]" office:value-type="float" office:value="5407819.41540428">
            <text:p>5,407,819</text:p>
          </table:table-cell>
          <table:table-cell table:style-name="ce10" table:formula="of:=([.F156]-[.F155])/[.F155]" office:value-type="percentage" office:value="0.0199997557729176">
            <text:p>2.00%</text:p>
          </table:table-cell>
          <table:table-cell table:style-name="ce15" table:formula="of:=ROUNDDOWN([.A156]/2; 0) + ROUNDDOWN([.A156]/15) + 1" office:value-type="float" office:value="88">
            <text:p>88</text:p>
          </table:table-cell>
          <table:table-cell table:formula="of:=[.C156]/[.I156]" office:value-type="float" office:value="23729.7727272727">
            <text:p>23,730</text:p>
          </table:table-cell>
          <table:table-cell table:formula="of:=[.J156]+[.K155]" office:value-type="float" office:value="1649332.97589628">
            <text:p>1,649,333</text:p>
          </table:table-cell>
          <table:table-cell table:style-name="ce10" table:formula="of:=([.J156]-[.J155])/[.J155]" office:value-type="percentage" office:value="0.0199997557729177">
            <text:p>2.00%</text:p>
          </table:table-cell>
          <table:table-cell office:value-type="string">
            <text:p>Guardian</text:p>
          </table:table-cell>
          <table:table-cell table:formula="of:=[.A156]*2*100" office:value-type="float" office:value="31000">
            <text:p>31,000</text:p>
          </table:table-cell>
          <table:table-cell table:number-columns-repeated="1010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99314616">
            <text:p>99,314,616</text:p>
          </table:table-cell>
          <table:table-cell table:formula="of:=[.B157]-[.B156]" office:value-type="float" office:value="2129985">
            <text:p>2,129,985</text:p>
          </table:table-cell>
          <table:table-cell table:formula="of:=([.C157]-[.C156])/[.C156]" office:value-type="percentage" office:value="0.020000287326048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57]/[.E157]" office:value-type="float" office:value="118332.5">
            <text:p>118,333</text:p>
          </table:table-cell>
          <table:table-cell table:formula="of:=[.F157]+[.G156]" office:value-type="float" office:value="5526151.91540428">
            <text:p>5,526,152</text:p>
          </table:table-cell>
          <table:table-cell table:style-name="ce10" table:formula="of:=([.F157]-[.F156])/[.F156]" office:value-type="percentage" office:value="0.0200002873260481">
            <text:p>2.00%</text:p>
          </table:table-cell>
          <table:table-cell table:style-name="ce15" table:formula="of:=ROUNDDOWN([.A157]/2; 0) + ROUNDDOWN([.A157]/15) + 1" office:value-type="float" office:value="89">
            <text:p>89</text:p>
          </table:table-cell>
          <table:table-cell table:formula="of:=[.C157]/[.I157]" office:value-type="float" office:value="23932.4157303371">
            <text:p>23,932</text:p>
          </table:table-cell>
          <table:table-cell table:formula="of:=[.J157]+[.K156]" office:value-type="float" office:value="1673265.39162662">
            <text:p>1,673,265</text:p>
          </table:table-cell>
          <table:table-cell table:style-name="ce10" table:formula="of:=([.J157]-[.J156])/[.J156]" office:value-type="percentage" office:value="0.00853960994036201">
            <text:p>0.85%</text:p>
          </table:table-cell>
          <table:table-cell office:value-type="string">
            <text:p>Guardian</text:p>
          </table:table-cell>
          <table:table-cell table:formula="of:=[.A157]*2*100" office:value-type="float" office:value="31200">
            <text:p>31,200</text:p>
          </table:table-cell>
          <table:table-cell table:number-columns-repeated="1010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01487201">
            <text:p>101,487,201</text:p>
          </table:table-cell>
          <table:table-cell table:formula="of:=[.B158]-[.B157]" office:value-type="float" office:value="2172585">
            <text:p>2,172,585</text:p>
          </table:table-cell>
          <table:table-cell table:formula="of:=([.C158]-[.C157])/[.C157]" office:value-type="percentage" office:value="0.0200001408460623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58]/[.E158]" office:value-type="float" office:value="120699.166666667">
            <text:p>120,699</text:p>
          </table:table-cell>
          <table:table-cell table:formula="of:=[.F158]+[.G157]" office:value-type="float" office:value="5646851.08207095">
            <text:p>5,646,851</text:p>
          </table:table-cell>
          <table:table-cell table:style-name="ce10" table:formula="of:=([.F158]-[.F157])/[.F157]" office:value-type="percentage" office:value="0.0200001408460623">
            <text:p>2.00%</text:p>
          </table:table-cell>
          <table:table-cell table:style-name="ce15" table:formula="of:=ROUNDDOWN([.A158]/2; 0) + ROUNDDOWN([.A158]/15) + 1" office:value-type="float" office:value="89">
            <text:p>89</text:p>
          </table:table-cell>
          <table:table-cell table:formula="of:=[.C158]/[.I158]" office:value-type="float" office:value="24411.0674157303">
            <text:p>24,411</text:p>
          </table:table-cell>
          <table:table-cell table:formula="of:=[.J158]+[.K157]" office:value-type="float" office:value="1697676.45904235">
            <text:p>1,697,676</text:p>
          </table:table-cell>
          <table:table-cell table:style-name="ce10" table:formula="of:=([.J158]-[.J157])/[.J157]" office:value-type="percentage" office:value="0.0200001408460623">
            <text:p>2.00%</text:p>
          </table:table-cell>
          <table:table-cell office:value-type="string">
            <text:p>Guardian</text:p>
          </table:table-cell>
          <table:table-cell table:formula="of:=[.A158]*2*100" office:value-type="float" office:value="31400">
            <text:p>31,400</text:p>
          </table:table-cell>
          <table:table-cell table:number-columns-repeated="1010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03703237">
            <text:p>103,703,237</text:p>
          </table:table-cell>
          <table:table-cell table:formula="of:=[.B159]-[.B158]" office:value-type="float" office:value="2216036">
            <text:p>2,216,036</text:p>
          </table:table-cell>
          <table:table-cell table:formula="of:=([.C159]-[.C158])/[.C158]" office:value-type="percentage" office:value="0.01999967780317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59]/[.E159]" office:value-type="float" office:value="123113.111111111">
            <text:p>123,113</text:p>
          </table:table-cell>
          <table:table-cell table:formula="of:=[.F159]+[.G158]" office:value-type="float" office:value="5769964.19318206">
            <text:p>5,769,964</text:p>
          </table:table-cell>
          <table:table-cell table:style-name="ce10" table:formula="of:=([.F159]-[.F158])/[.F158]" office:value-type="percentage" office:value="0.0199996778031699">
            <text:p>2.00%</text:p>
          </table:table-cell>
          <table:table-cell table:style-name="ce15" table:formula="of:=ROUNDDOWN([.A159]/2; 0) + ROUNDDOWN([.A159]/15) + 1" office:value-type="float" office:value="90">
            <text:p>90</text:p>
          </table:table-cell>
          <table:table-cell table:formula="of:=[.C159]/[.I159]" office:value-type="float" office:value="24622.6222222222">
            <text:p>24,623</text:p>
          </table:table-cell>
          <table:table-cell table:formula="of:=[.J159]+[.K158]" office:value-type="float" office:value="1722299.08126457">
            <text:p>1,722,299</text:p>
          </table:table-cell>
          <table:table-cell table:style-name="ce10" table:formula="of:=([.J159]-[.J158])/[.J158]" office:value-type="percentage" office:value="0.00866634804980135">
            <text:p>0.87%</text:p>
          </table:table-cell>
          <table:table-cell office:value-type="string">
            <text:p>Guardian</text:p>
          </table:table-cell>
          <table:table-cell table:formula="of:=[.A159]*2*100" office:value-type="float" office:value="31600">
            <text:p>31,600</text:p>
          </table:table-cell>
          <table:table-cell table:number-columns-repeated="1010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05963594">
            <text:p>105,963,594</text:p>
          </table:table-cell>
          <table:table-cell table:formula="of:=[.B160]-[.B159]" office:value-type="float" office:value="2260357">
            <text:p>2,260,357</text:p>
          </table:table-cell>
          <table:table-cell table:formula="of:=([.C160]-[.C159])/[.C159]" office:value-type="percentage" office:value="0.020000126351738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60]/[.E160]" office:value-type="float" office:value="125575.388888889">
            <text:p>125,575</text:p>
          </table:table-cell>
          <table:table-cell table:formula="of:=[.F160]+[.G159]" office:value-type="float" office:value="5895539.58207095">
            <text:p>5,895,540</text:p>
          </table:table-cell>
          <table:table-cell table:style-name="ce10" table:formula="of:=([.F160]-[.F159])/[.F159]" office:value-type="percentage" office:value="0.020000126351738">
            <text:p>2.00%</text:p>
          </table:table-cell>
          <table:table-cell table:style-name="ce15" table:formula="of:=ROUNDDOWN([.A160]/2; 0) + ROUNDDOWN([.A160]/15) + 1" office:value-type="float" office:value="90">
            <text:p>90</text:p>
          </table:table-cell>
          <table:table-cell table:formula="of:=[.C160]/[.I160]" office:value-type="float" office:value="25115.0777777778">
            <text:p>25,115</text:p>
          </table:table-cell>
          <table:table-cell table:formula="of:=[.J160]+[.K159]" office:value-type="float" office:value="1747414.15904235">
            <text:p>1,747,414</text:p>
          </table:table-cell>
          <table:table-cell table:style-name="ce10" table:formula="of:=([.J160]-[.J159])/[.J159]" office:value-type="percentage" office:value="0.020000126351738">
            <text:p>2.00%</text:p>
          </table:table-cell>
          <table:table-cell office:value-type="string">
            <text:p>Guardian</text:p>
          </table:table-cell>
          <table:table-cell table:formula="of:=[.A160]*2*100" office:value-type="float" office:value="31800">
            <text:p>31,800</text:p>
          </table:table-cell>
          <table:table-cell table:number-columns-repeated="1010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8269158">
            <text:p>108,269,158</text:p>
          </table:table-cell>
          <table:table-cell table:formula="of:=[.B161]-[.B160]" office:value-type="float" office:value="2305564">
            <text:p>2,305,564</text:p>
          </table:table-cell>
          <table:table-cell table:formula="of:=([.C161]-[.C160])/[.C160]" office:value-type="percentage" office:value="0.0199999380628812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61]/[.E161]" office:value-type="float" office:value="128086.888888889">
            <text:p>128,087</text:p>
          </table:table-cell>
          <table:table-cell table:formula="of:=[.F161]+[.G160]" office:value-type="float" office:value="6023626.47095984">
            <text:p>6,023,626</text:p>
          </table:table-cell>
          <table:table-cell table:style-name="ce10" table:formula="of:=([.F161]-[.F160])/[.F160]" office:value-type="percentage" office:value="0.0199999380628812">
            <text:p>2.00%</text:p>
          </table:table-cell>
          <table:table-cell table:style-name="ce15" table:formula="of:=ROUNDDOWN([.A161]/2; 0) + ROUNDDOWN([.A161]/15) + 1" office:value-type="float" office:value="91">
            <text:p>91</text:p>
          </table:table-cell>
          <table:table-cell table:formula="of:=[.C161]/[.I161]" office:value-type="float" office:value="25335.8681318681">
            <text:p>25,336</text:p>
          </table:table-cell>
          <table:table-cell table:formula="of:=[.J161]+[.K160]" office:value-type="float" office:value="1772750.02717422">
            <text:p>1,772,750</text:p>
          </table:table-cell>
          <table:table-cell table:style-name="ce10" table:formula="of:=([.J161]-[.J160])/[.J160]" office:value-type="percentage" office:value="0.00879114753471766">
            <text:p>0.88%</text:p>
          </table:table-cell>
          <table:table-cell office:value-type="string">
            <text:p>Guardian</text:p>
          </table:table-cell>
          <table:table-cell table:formula="of:=[.A161]*2*100" office:value-type="float" office:value="32000">
            <text:p>32,000</text:p>
          </table:table-cell>
          <table:table-cell table:number-columns-repeated="1010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10620833">
            <text:p>110,620,833</text:p>
          </table:table-cell>
          <table:table-cell table:formula="of:=[.B162]-[.B161]" office:value-type="float" office:value="2351675">
            <text:p>2,351,675</text:p>
          </table:table-cell>
          <table:table-cell table:formula="of:=([.C162]-[.C161])/[.C161]" office:value-type="percentage" office:value="0.0199998785546617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62]/[.E162]" office:value-type="float" office:value="130648.611111111">
            <text:p>130,649</text:p>
          </table:table-cell>
          <table:table-cell table:formula="of:=[.F162]+[.G161]" office:value-type="float" office:value="6154275.08207095">
            <text:p>6,154,275</text:p>
          </table:table-cell>
          <table:table-cell table:style-name="ce10" table:formula="of:=([.F162]-[.F161])/[.F161]" office:value-type="percentage" office:value="0.0199998785546617">
            <text:p>2.00%</text:p>
          </table:table-cell>
          <table:table-cell table:style-name="ce15" table:formula="of:=ROUNDDOWN([.A162]/2; 0) + ROUNDDOWN([.A162]/15) + 1" office:value-type="float" office:value="91">
            <text:p>91</text:p>
          </table:table-cell>
          <table:table-cell table:formula="of:=[.C162]/[.I162]" office:value-type="float" office:value="25842.5824175824">
            <text:p>25,843</text:p>
          </table:table-cell>
          <table:table-cell table:formula="of:=[.J162]+[.K161]" office:value-type="float" office:value="1798592.6095918">
            <text:p>1,798,593</text:p>
          </table:table-cell>
          <table:table-cell table:style-name="ce10" table:formula="of:=([.J162]-[.J161])/[.J161]" office:value-type="percentage" office:value="0.0199998785546617">
            <text:p>2.00%</text:p>
          </table:table-cell>
          <table:table-cell office:value-type="string">
            <text:p>Guardian</text:p>
          </table:table-cell>
          <table:table-cell table:formula="of:=[.A162]*2*100" office:value-type="float" office:value="32200">
            <text:p>32,200</text:p>
          </table:table-cell>
          <table:table-cell table:number-columns-repeated="1010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13019542">
            <text:p>113,019,542</text:p>
          </table:table-cell>
          <table:table-cell table:formula="of:=[.B163]-[.B162]" office:value-type="float" office:value="2398709">
            <text:p>2,398,709</text:p>
          </table:table-cell>
          <table:table-cell table:formula="of:=([.C163]-[.C162])/[.C162]" office:value-type="percentage" office:value="0.0200002126144131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63]/[.E163]" office:value-type="float" office:value="133261.611111111">
            <text:p>133,262</text:p>
          </table:table-cell>
          <table:table-cell table:formula="of:=[.F163]+[.G162]" office:value-type="float" office:value="6287536.69318206">
            <text:p>6,287,537</text:p>
          </table:table-cell>
          <table:table-cell table:style-name="ce10" table:formula="of:=([.F163]-[.F162])/[.F162]" office:value-type="percentage" office:value="0.0200002126144132">
            <text:p>2.00%</text:p>
          </table:table-cell>
          <table:table-cell table:style-name="ce15" table:formula="of:=ROUNDDOWN([.A163]/2; 0) + ROUNDDOWN([.A163]/15) + 1" office:value-type="float" office:value="92">
            <text:p>92</text:p>
          </table:table-cell>
          <table:table-cell table:formula="of:=[.C163]/[.I163]" office:value-type="float" office:value="26072.9239130435">
            <text:p>26,073</text:p>
          </table:table-cell>
          <table:table-cell table:formula="of:=[.J163]+[.K162]" office:value-type="float" office:value="1824665.53350484">
            <text:p>1,824,666</text:p>
          </table:table-cell>
          <table:table-cell table:style-name="ce10" table:formula="of:=([.J163]-[.J162])/[.J162]" office:value-type="percentage" office:value="0.00891325378164788">
            <text:p>0.89%</text:p>
          </table:table-cell>
          <table:table-cell office:value-type="string">
            <text:p>Guardian</text:p>
          </table:table-cell>
          <table:table-cell table:formula="of:=[.A163]*2*100" office:value-type="float" office:value="32400">
            <text:p>32,400</text:p>
          </table:table-cell>
          <table:table-cell table:number-columns-repeated="1010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15466225">
            <text:p>115,466,225</text:p>
          </table:table-cell>
          <table:table-cell table:formula="of:=[.B164]-[.B163]" office:value-type="float" office:value="2446683">
            <text:p>2,446,683</text:p>
          </table:table-cell>
          <table:table-cell table:formula="of:=([.C164]-[.C163])/[.C163]" office:value-type="percentage" office:value="0.0199999249596345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64]/[.E164]" office:value-type="float" office:value="135926.833333333">
            <text:p>135,927</text:p>
          </table:table-cell>
          <table:table-cell table:formula="of:=[.F164]+[.G163]" office:value-type="float" office:value="6423463.5265154">
            <text:p>6,423,464</text:p>
          </table:table-cell>
          <table:table-cell table:style-name="ce10" table:formula="of:=([.F164]-[.F163])/[.F163]" office:value-type="percentage" office:value="0.0199999249596345">
            <text:p>2.00%</text:p>
          </table:table-cell>
          <table:table-cell table:style-name="ce15" table:formula="of:=ROUNDDOWN([.A164]/2; 0) + ROUNDDOWN([.A164]/15) + 1" office:value-type="float" office:value="92">
            <text:p>92</text:p>
          </table:table-cell>
          <table:table-cell table:formula="of:=[.C164]/[.I164]" office:value-type="float" office:value="26594.3804347826">
            <text:p>26,594</text:p>
          </table:table-cell>
          <table:table-cell table:formula="of:=[.J164]+[.K163]" office:value-type="float" office:value="1851259.91393962">
            <text:p>1,851,260</text:p>
          </table:table-cell>
          <table:table-cell table:style-name="ce10" table:formula="of:=([.J164]-[.J163])/[.J163]" office:value-type="percentage" office:value="0.0199999249596345">
            <text:p>2.00%</text:p>
          </table:table-cell>
          <table:table-cell office:value-type="string">
            <text:p>Guardian</text:p>
          </table:table-cell>
          <table:table-cell table:formula="of:=[.A164]*2*100" office:value-type="float" office:value="32600">
            <text:p>32,600</text:p>
          </table:table-cell>
          <table:table-cell table:number-columns-repeated="1010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17961842">
            <text:p>117,961,842</text:p>
          </table:table-cell>
          <table:table-cell table:formula="of:=[.B165]-[.B164]" office:value-type="float" office:value="2495617">
            <text:p>2,495,617</text:p>
          </table:table-cell>
          <table:table-cell table:formula="of:=([.C165]-[.C164])/[.C164]" office:value-type="percentage" office:value="0.02000013896365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65]/[.E165]" office:value-type="float" office:value="138645.388888889">
            <text:p>138,645</text:p>
          </table:table-cell>
          <table:table-cell table:formula="of:=[.F165]+[.G164]" office:value-type="float" office:value="6562108.91540428">
            <text:p>6,562,109</text:p>
          </table:table-cell>
          <table:table-cell table:style-name="ce10" table:formula="of:=([.F165]-[.F164])/[.F164]" office:value-type="percentage" office:value="0.0200001389636498">
            <text:p>2.00%</text:p>
          </table:table-cell>
          <table:table-cell table:style-name="ce15" table:formula="of:=ROUNDDOWN([.A165]/2; 0) + ROUNDDOWN([.A165]/15) + 1" office:value-type="float" office:value="93">
            <text:p>93</text:p>
          </table:table-cell>
          <table:table-cell table:formula="of:=[.C165]/[.I165]" office:value-type="float" office:value="26834.5913978495">
            <text:p>26,835</text:p>
          </table:table-cell>
          <table:table-cell table:formula="of:=[.J165]+[.K164]" office:value-type="float" office:value="1878094.50533747">
            <text:p>1,878,095</text:p>
          </table:table-cell>
          <table:table-cell table:style-name="ce10" table:formula="of:=([.J165]-[.J164])/[.J164]" office:value-type="percentage" office:value="0.00903239553393327">
            <text:p>0.90%</text:p>
          </table:table-cell>
          <table:table-cell office:value-type="string">
            <text:p>Guardian</text:p>
          </table:table-cell>
          <table:table-cell table:formula="of:=[.A165]*2*100" office:value-type="float" office:value="32800">
            <text:p>32,800</text:p>
          </table:table-cell>
          <table:table-cell table:number-columns-repeated="1010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20507371">
            <text:p>120,507,371</text:p>
          </table:table-cell>
          <table:table-cell table:formula="of:=[.B166]-[.B165]" office:value-type="float" office:value="2545529">
            <text:p>2,545,529</text:p>
          </table:table-cell>
          <table:table-cell table:formula="of:=([.C166]-[.C165])/[.C165]" office:value-type="percentage" office:value="0.019999863761146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66]/[.E166]" office:value-type="float" office:value="141418.277777778">
            <text:p>141,418</text:p>
          </table:table-cell>
          <table:table-cell table:formula="of:=[.F166]+[.G165]" office:value-type="float" office:value="6703527.19318206">
            <text:p>6,703,527</text:p>
          </table:table-cell>
          <table:table-cell table:style-name="ce10" table:formula="of:=([.F166]-[.F165])/[.F165]" office:value-type="percentage" office:value="0.0199998637611462">
            <text:p>2.00%</text:p>
          </table:table-cell>
          <table:table-cell table:style-name="ce15" table:formula="of:=ROUNDDOWN([.A166]/2; 0) + ROUNDDOWN([.A166]/15) + 1" office:value-type="float" office:value="94">
            <text:p>94</text:p>
          </table:table-cell>
          <table:table-cell table:formula="of:=[.C166]/[.I166]" office:value-type="float" office:value="27080.0957446808">
            <text:p>27,080</text:p>
          </table:table-cell>
          <table:table-cell table:formula="of:=[.J166]+[.K165]" office:value-type="float" office:value="1905174.60108215">
            <text:p>1,905,175</text:p>
          </table:table-cell>
          <table:table-cell table:style-name="ce10" table:formula="of:=([.J166]-[.J165])/[.J165]" office:value-type="percentage" office:value="0.00914880138070832">
            <text:p>0.91%</text:p>
          </table:table-cell>
          <table:table-cell office:value-type="string">
            <text:p>Guardian</text:p>
          </table:table-cell>
          <table:table-cell table:formula="of:=[.A166]*2*100" office:value-type="float" office:value="33000">
            <text:p>33,000</text:p>
          </table:table-cell>
          <table:table-cell table:number-columns-repeated="1010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23103811">
            <text:p>123,103,811</text:p>
          </table:table-cell>
          <table:table-cell table:formula="of:=[.B167]-[.B166]" office:value-type="float" office:value="2596440">
            <text:p>2,596,440</text:p>
          </table:table-cell>
          <table:table-cell table:formula="of:=([.C167]-[.C166])/[.C166]" office:value-type="percentage" office:value="0.0200001649951739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67]/[.E167]" office:value-type="float" office:value="144246.666666667">
            <text:p>144,247</text:p>
          </table:table-cell>
          <table:table-cell table:formula="of:=[.F167]+[.G166]" office:value-type="float" office:value="6847773.85984873">
            <text:p>6,847,774</text:p>
          </table:table-cell>
          <table:table-cell table:style-name="ce10" table:formula="of:=([.F167]-[.F166])/[.F166]" office:value-type="percentage" office:value="0.0200001649951738">
            <text:p>2.00%</text:p>
          </table:table-cell>
          <table:table-cell table:style-name="ce15" table:formula="of:=ROUNDDOWN([.A167]/2; 0) + ROUNDDOWN([.A167]/15) + 1" office:value-type="float" office:value="95">
            <text:p>95</text:p>
          </table:table-cell>
          <table:table-cell table:formula="of:=[.C167]/[.I167]" office:value-type="float" office:value="27330.9473684211">
            <text:p>27,331</text:p>
          </table:table-cell>
          <table:table-cell table:formula="of:=[.J167]+[.K166]" office:value-type="float" office:value="1932505.54845058">
            <text:p>1,932,506</text:p>
          </table:table-cell>
          <table:table-cell table:style-name="ce10" table:formula="of:=([.J167]-[.J166])/[.J166]" office:value-type="percentage" office:value="0.00926332115311951">
            <text:p>0.93%</text:p>
          </table:table-cell>
          <table:table-cell office:value-type="string">
            <text:p>Guardian</text:p>
          </table:table-cell>
          <table:table-cell table:formula="of:=[.A167]*2*100" office:value-type="float" office:value="33200">
            <text:p>33,200</text:p>
          </table:table-cell>
          <table:table-cell table:number-columns-repeated="1010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25752179">
            <text:p>125,752,179</text:p>
          </table:table-cell>
          <table:table-cell table:formula="of:=[.B168]-[.B167]" office:value-type="float" office:value="2648368">
            <text:p>2,648,368</text:p>
          </table:table-cell>
          <table:table-cell table:formula="of:=([.C168]-[.C167])/[.C167]" office:value-type="percentage" office:value="0.0199996918858129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68]/[.E168]" office:value-type="float" office:value="147131.555555556">
            <text:p>147,132</text:p>
          </table:table-cell>
          <table:table-cell table:formula="of:=[.F168]+[.G167]" office:value-type="float" office:value="6994905.41540429">
            <text:p>6,994,905</text:p>
          </table:table-cell>
          <table:table-cell table:style-name="ce10" table:formula="of:=([.F168]-[.F167])/[.F167]" office:value-type="percentage" office:value="0.019999691885813">
            <text:p>2.00%</text:p>
          </table:table-cell>
          <table:table-cell table:style-name="ce15" table:formula="of:=ROUNDDOWN([.A168]/2; 0) + ROUNDDOWN([.A168]/15) + 1" office:value-type="float" office:value="95">
            <text:p>95</text:p>
          </table:table-cell>
          <table:table-cell table:formula="of:=[.C168]/[.I168]" office:value-type="float" office:value="27877.5578947368">
            <text:p>27,878</text:p>
          </table:table-cell>
          <table:table-cell table:formula="of:=[.J168]+[.K167]" office:value-type="float" office:value="1960383.10634531">
            <text:p>1,960,383</text:p>
          </table:table-cell>
          <table:table-cell table:style-name="ce10" table:formula="of:=([.J168]-[.J167])/[.J167]" office:value-type="percentage" office:value="0.0199996918858128">
            <text:p>2.00%</text:p>
          </table:table-cell>
          <table:table-cell office:value-type="string">
            <text:p>Guardian</text:p>
          </table:table-cell>
          <table:table-cell table:formula="of:=[.A168]*2*100" office:value-type="float" office:value="33400">
            <text:p>33,400</text:p>
          </table:table-cell>
          <table:table-cell table:number-columns-repeated="1010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28453515">
            <text:p>128,453,515</text:p>
          </table:table-cell>
          <table:table-cell table:formula="of:=[.B169]-[.B168]" office:value-type="float" office:value="2701336">
            <text:p>2,701,336</text:p>
          </table:table-cell>
          <table:table-cell table:formula="of:=([.C169]-[.C168])/[.C168]" office:value-type="percentage" office:value="0.020000241658259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69]/[.E169]" office:value-type="float" office:value="150074.222222222">
            <text:p>150,074</text:p>
          </table:table-cell>
          <table:table-cell table:formula="of:=[.F169]+[.G168]" office:value-type="float" office:value="7144979.63762651">
            <text:p>7,144,980</text:p>
          </table:table-cell>
          <table:table-cell table:style-name="ce10" table:formula="of:=([.F169]-[.F168])/[.F168]" office:value-type="percentage" office:value="0.0200002416582589">
            <text:p>2.00%</text:p>
          </table:table-cell>
          <table:table-cell table:style-name="ce15" table:formula="of:=ROUNDDOWN([.A169]/2; 0) + ROUNDDOWN([.A169]/15) + 1" office:value-type="float" office:value="96">
            <text:p>96</text:p>
          </table:table-cell>
          <table:table-cell table:formula="of:=[.C169]/[.I169]" office:value-type="float" office:value="28138.9166666667">
            <text:p>28,139</text:p>
          </table:table-cell>
          <table:table-cell table:formula="of:=[.J169]+[.K168]" office:value-type="float" office:value="1988522.02301198">
            <text:p>1,988,522</text:p>
          </table:table-cell>
          <table:table-cell table:style-name="ce10" table:formula="of:=([.J169]-[.J168])/[.J168]" office:value-type="percentage" office:value="0.00937523914098552">
            <text:p>0.94%</text:p>
          </table:table-cell>
          <table:table-cell office:value-type="string">
            <text:p>Guardian</text:p>
          </table:table-cell>
          <table:table-cell table:formula="of:=[.A169]*2*100" office:value-type="float" office:value="33600">
            <text:p>33,600</text:p>
          </table:table-cell>
          <table:table-cell table:number-columns-repeated="1010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31208878">
            <text:p>131,208,878</text:p>
          </table:table-cell>
          <table:table-cell table:formula="of:=[.B170]-[.B169]" office:value-type="float" office:value="2755363">
            <text:p>2,755,363</text:p>
          </table:table-cell>
          <table:table-cell table:formula="of:=([.C170]-[.C169])/[.C169]" office:value-type="percentage" office:value="0.020000103652415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70]/[.E170]" office:value-type="float" office:value="153075.722222222">
            <text:p>153,076</text:p>
          </table:table-cell>
          <table:table-cell table:formula="of:=[.F170]+[.G169]" office:value-type="float" office:value="7298055.35984873">
            <text:p>7,298,055</text:p>
          </table:table-cell>
          <table:table-cell table:style-name="ce10" table:formula="of:=([.F170]-[.F169])/[.F169]" office:value-type="percentage" office:value="0.020000103652415">
            <text:p>2.00%</text:p>
          </table:table-cell>
          <table:table-cell table:style-name="ce15" table:formula="of:=ROUNDDOWN([.A170]/2; 0) + ROUNDDOWN([.A170]/15) + 1" office:value-type="float" office:value="96">
            <text:p>96</text:p>
          </table:table-cell>
          <table:table-cell table:formula="of:=[.C170]/[.I170]" office:value-type="float" office:value="28701.6979166667">
            <text:p>28,702</text:p>
          </table:table-cell>
          <table:table-cell table:formula="of:=[.J170]+[.K169]" office:value-type="float" office:value="2017223.72092865">
            <text:p>2,017,224</text:p>
          </table:table-cell>
          <table:table-cell table:style-name="ce10" table:formula="of:=([.J170]-[.J169])/[.J169]" office:value-type="percentage" office:value="0.020000103652415">
            <text:p>2.00%</text:p>
          </table:table-cell>
          <table:table-cell office:value-type="string">
            <text:p>Guardian</text:p>
          </table:table-cell>
          <table:table-cell table:formula="of:=[.A170]*2*100" office:value-type="float" office:value="33800">
            <text:p>33,800</text:p>
          </table:table-cell>
          <table:table-cell table:number-columns-repeated="1010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34019348">
            <text:p>134,019,348</text:p>
          </table:table-cell>
          <table:table-cell table:formula="of:=[.B171]-[.B170]" office:value-type="float" office:value="2810470">
            <text:p>2,810,470</text:p>
          </table:table-cell>
          <table:table-cell table:formula="of:=([.C171]-[.C170])/[.C170]" office:value-type="percentage" office:value="0.0199999056385674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71]/[.E171]" office:value-type="float" office:value="156137.222222222">
            <text:p>156,137</text:p>
          </table:table-cell>
          <table:table-cell table:formula="of:=[.F171]+[.G170]" office:value-type="float" office:value="7454192.58207095">
            <text:p>7,454,193</text:p>
          </table:table-cell>
          <table:table-cell table:style-name="ce10" table:formula="of:=([.F171]-[.F170])/[.F170]" office:value-type="percentage" office:value="0.0199999056385674">
            <text:p>2.00%</text:p>
          </table:table-cell>
          <table:table-cell table:style-name="ce15" table:formula="of:=ROUNDDOWN([.A171]/2; 0) + ROUNDDOWN([.A171]/15) + 1" office:value-type="float" office:value="97">
            <text:p>97</text:p>
          </table:table-cell>
          <table:table-cell table:formula="of:=[.C171]/[.I171]" office:value-type="float" office:value="28973.9175257732">
            <text:p>28,974</text:p>
          </table:table-cell>
          <table:table-cell table:formula="of:=[.J171]+[.K170]" office:value-type="float" office:value="2046197.63845442">
            <text:p>2,046,198</text:p>
          </table:table-cell>
          <table:table-cell table:style-name="ce10" table:formula="of:=([.J171]-[.J170])/[.J170]" office:value-type="percentage" office:value="0.00948444269383983">
            <text:p>0.95%</text:p>
          </table:table-cell>
          <table:table-cell office:value-type="string">
            <text:p>Guardian</text:p>
          </table:table-cell>
          <table:table-cell table:formula="of:=[.A171]*2*100" office:value-type="float" office:value="34000">
            <text:p>34,000</text:p>
          </table:table-cell>
          <table:table-cell table:number-columns-repeated="1010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36886027">
            <text:p>136,886,027</text:p>
          </table:table-cell>
          <table:table-cell table:formula="of:=[.B172]-[.B171]" office:value-type="float" office:value="2866679">
            <text:p>2,866,679</text:p>
          </table:table-cell>
          <table:table-cell table:formula="of:=([.C172]-[.C171])/[.C171]" office:value-type="percentage" office:value="0.0199998576750508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72]/[.E172]" office:value-type="float" office:value="159259.944444444">
            <text:p>159,260</text:p>
          </table:table-cell>
          <table:table-cell table:formula="of:=[.F172]+[.G171]" office:value-type="float" office:value="7613452.5265154">
            <text:p>7,613,453</text:p>
          </table:table-cell>
          <table:table-cell table:style-name="ce10" table:formula="of:=([.F172]-[.F171])/[.F171]" office:value-type="percentage" office:value="0.0199998576750508">
            <text:p>2.00%</text:p>
          </table:table-cell>
          <table:table-cell table:style-name="ce15" table:formula="of:=ROUNDDOWN([.A172]/2; 0) + ROUNDDOWN([.A172]/15) + 1" office:value-type="float" office:value="97">
            <text:p>97</text:p>
          </table:table-cell>
          <table:table-cell table:formula="of:=[.C172]/[.I172]" office:value-type="float" office:value="29553.3917525773">
            <text:p>29,553</text:p>
          </table:table-cell>
          <table:table-cell table:formula="of:=[.J172]+[.K171]" office:value-type="float" office:value="2075751.030207">
            <text:p>2,075,751</text:p>
          </table:table-cell>
          <table:table-cell table:style-name="ce10" table:formula="of:=([.J172]-[.J171])/[.J171]" office:value-type="percentage" office:value="0.0199998576750509">
            <text:p>2.00%</text:p>
          </table:table-cell>
          <table:table-cell office:value-type="string">
            <text:p>Guardian</text:p>
          </table:table-cell>
          <table:table-cell table:formula="of:=[.A172]*2*100" office:value-type="float" office:value="34200">
            <text:p>34,200</text:p>
          </table:table-cell>
          <table:table-cell table:number-columns-repeated="1010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39810039">
            <text:p>139,810,039</text:p>
          </table:table-cell>
          <table:table-cell table:formula="of:=[.B173]-[.B172]" office:value-type="float" office:value="2924012">
            <text:p>2,924,012</text:p>
          </table:table-cell>
          <table:table-cell table:formula="of:=([.C173]-[.C172])/[.C172]" office:value-type="percentage" office:value="0.0199997976752891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73]/[.E173]" office:value-type="float" office:value="162445.111111111">
            <text:p>162,445</text:p>
          </table:table-cell>
          <table:table-cell table:formula="of:=[.F173]+[.G172]" office:value-type="float" office:value="7775897.63762651">
            <text:p>7,775,898</text:p>
          </table:table-cell>
          <table:table-cell table:style-name="ce10" table:formula="of:=([.F173]-[.F172])/[.F172]" office:value-type="percentage" office:value="0.0199997976752892">
            <text:p>2.00%</text:p>
          </table:table-cell>
          <table:table-cell table:style-name="ce15" table:formula="of:=ROUNDDOWN([.A173]/2; 0) + ROUNDDOWN([.A173]/15) + 1" office:value-type="float" office:value="98">
            <text:p>98</text:p>
          </table:table-cell>
          <table:table-cell table:formula="of:=[.C173]/[.I173]" office:value-type="float" office:value="29836.8571428571">
            <text:p>29,837</text:p>
          </table:table-cell>
          <table:table-cell table:formula="of:=[.J173]+[.K172]" office:value-type="float" office:value="2105587.88734985">
            <text:p>2,105,588</text:p>
          </table:table-cell>
          <table:table-cell table:style-name="ce10" table:formula="of:=([.J173]-[.J172])/[.J172]" office:value-type="percentage" office:value="0.00959163647452071">
            <text:p>0.96%</text:p>
          </table:table-cell>
          <table:table-cell office:value-type="string">
            <text:p>Guardian</text:p>
          </table:table-cell>
          <table:table-cell table:formula="of:=[.A173]*2*100" office:value-type="float" office:value="34400">
            <text:p>34,400</text:p>
          </table:table-cell>
          <table:table-cell table:number-columns-repeated="1010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42792533">
            <text:p>142,792,533</text:p>
          </table:table-cell>
          <table:table-cell table:formula="of:=[.B174]-[.B173]" office:value-type="float" office:value="2982494">
            <text:p>2,982,494</text:p>
          </table:table-cell>
          <table:table-cell table:formula="of:=([.C174]-[.C173])/[.C173]" office:value-type="percentage" office:value="0.0200006019127144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74]/[.E174]" office:value-type="float" office:value="165694.111111111">
            <text:p>165,694</text:p>
          </table:table-cell>
          <table:table-cell table:formula="of:=[.F174]+[.G173]" office:value-type="float" office:value="7941591.74873762">
            <text:p>7,941,592</text:p>
          </table:table-cell>
          <table:table-cell table:style-name="ce10" table:formula="of:=([.F174]-[.F173])/[.F173]" office:value-type="percentage" office:value="0.0200006019127144">
            <text:p>2.00%</text:p>
          </table:table-cell>
          <table:table-cell table:style-name="ce15" table:formula="of:=ROUNDDOWN([.A174]/2; 0) + ROUNDDOWN([.A174]/15) + 1" office:value-type="float" office:value="98">
            <text:p>98</text:p>
          </table:table-cell>
          <table:table-cell table:formula="of:=[.C174]/[.I174]" office:value-type="float" office:value="30433.612244898">
            <text:p>30,434</text:p>
          </table:table-cell>
          <table:table-cell table:formula="of:=[.J174]+[.K173]" office:value-type="float" office:value="2136021.49959475">
            <text:p>2,136,021</text:p>
          </table:table-cell>
          <table:table-cell table:style-name="ce10" table:formula="of:=([.J174]-[.J173])/[.J173]" office:value-type="percentage" office:value="0.0200006019127145">
            <text:p>2.00%</text:p>
          </table:table-cell>
          <table:table-cell office:value-type="string">
            <text:p>Guardian</text:p>
          </table:table-cell>
          <table:table-cell table:formula="of:=[.A174]*2*100" office:value-type="float" office:value="34600">
            <text:p>34,600</text:p>
          </table:table-cell>
          <table:table-cell table:number-columns-repeated="1010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45834675">
            <text:p>145,834,675</text:p>
          </table:table-cell>
          <table:table-cell table:formula="of:=[.B175]-[.B174]" office:value-type="float" office:value="3042142">
            <text:p>3,042,142</text:p>
          </table:table-cell>
          <table:table-cell table:formula="of:=([.C175]-[.C174])/[.C174]" office:value-type="percentage" office:value="0.0199993696550605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75]/[.E175]" office:value-type="float" office:value="169007.888888889">
            <text:p>169,008</text:p>
          </table:table-cell>
          <table:table-cell table:formula="of:=[.F175]+[.G174]" office:value-type="float" office:value="8110599.63762651">
            <text:p>8,110,600</text:p>
          </table:table-cell>
          <table:table-cell table:style-name="ce10" table:formula="of:=([.F175]-[.F174])/[.F174]" office:value-type="percentage" office:value="0.0199993696550603">
            <text:p>2.00%</text:p>
          </table:table-cell>
          <table:table-cell table:style-name="ce15" table:formula="of:=ROUNDDOWN([.A175]/2; 0) + ROUNDDOWN([.A175]/15) + 1" office:value-type="float" office:value="99">
            <text:p>99</text:p>
          </table:table-cell>
          <table:table-cell table:formula="of:=[.C175]/[.I175]" office:value-type="float" office:value="30728.7070707071">
            <text:p>30,729</text:p>
          </table:table-cell>
          <table:table-cell table:formula="of:=[.J175]+[.K174]" office:value-type="float" office:value="2166750.20666546">
            <text:p>2,166,750</text:p>
          </table:table-cell>
          <table:table-cell table:style-name="ce10" table:formula="of:=([.J175]-[.J174])/[.J174]" office:value-type="percentage" office:value="0.00969634571915081">
            <text:p>0.97%</text:p>
          </table:table-cell>
          <table:table-cell office:value-type="string">
            <text:p>Guardian</text:p>
          </table:table-cell>
          <table:table-cell table:formula="of:=[.A175]*2*100" office:value-type="float" office:value="34800">
            <text:p>34,800</text:p>
          </table:table-cell>
          <table:table-cell table:number-columns-repeated="1010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48937661">
            <text:p>148,937,661</text:p>
          </table:table-cell>
          <table:table-cell table:formula="of:=[.B176]-[.B175]" office:value-type="float" office:value="3102986">
            <text:p>3,102,986</text:p>
          </table:table-cell>
          <table:table-cell table:formula="of:=([.C176]-[.C175])/[.C175]" office:value-type="percentage" office:value="0.0200003813102741">
            <text:p>2.00%</text:p>
          </table:table-cell>
          <table:table-cell table:formula="of:=15+ [.$P$1]" office:value-type="float" office:value="18">
            <text:p>18</text:p>
          </table:table-cell>
          <table:table-cell table:formula="of:=[.C176]/[.E176]" office:value-type="float" office:value="172388.111111111">
            <text:p>172,388</text:p>
          </table:table-cell>
          <table:table-cell table:formula="of:=[.F176]+[.G175]" office:value-type="float" office:value="8282987.74873762">
            <text:p>8,282,988</text:p>
          </table:table-cell>
          <table:table-cell table:style-name="ce10" table:formula="of:=([.F176]-[.F175])/[.F175]" office:value-type="percentage" office:value="0.0200003813102743">
            <text:p>2.00%</text:p>
          </table:table-cell>
          <table:table-cell table:style-name="ce15" table:formula="of:=ROUNDDOWN([.A176]/2; 0) + ROUNDDOWN([.A176]/15) + 1" office:value-type="float" office:value="99">
            <text:p>99</text:p>
          </table:table-cell>
          <table:table-cell table:formula="of:=[.C176]/[.I176]" office:value-type="float" office:value="31343.2929292929">
            <text:p>31,343</text:p>
          </table:table-cell>
          <table:table-cell table:formula="of:=[.J176]+[.K175]" office:value-type="float" office:value="2198093.49959475">
            <text:p>2,198,093</text:p>
          </table:table-cell>
          <table:table-cell table:style-name="ce10" table:formula="of:=([.J176]-[.J175])/[.J175]" office:value-type="percentage" office:value="0.0200003813102741">
            <text:p>2.00%</text:p>
          </table:table-cell>
          <table:table-cell office:value-type="string">
            <text:p>Vindicator</text:p>
          </table:table-cell>
          <table:table-cell table:formula="of:=[.A176]*2*100" office:value-type="float" office:value="35000">
            <text:p>35,000</text:p>
          </table:table-cell>
          <table:table-cell table:number-columns-repeated="1010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52195796">
            <text:p>152,195,796</text:p>
          </table:table-cell>
          <table:table-cell table:formula="of:=[.B177]-[.B176]" office:value-type="float" office:value="3258135">
            <text:p>3,258,135</text:p>
          </table:table-cell>
          <table:table-cell table:formula="of:=([.C177]-[.C176])/[.C176]" office:value-type="percentage" office:value="0.0499999033189321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177]/[.E177]" office:value-type="float" office:value="181007.5">
            <text:p>181,008</text:p>
          </table:table-cell>
          <table:table-cell table:formula="of:=[.F177]+[.G176]" office:value-type="float" office:value="8463995.24873762">
            <text:p>8,463,995</text:p>
          </table:table-cell>
          <table:table-cell table:style-name="ce10" table:formula="of:=([.F177]-[.F176])/[.F176]" office:value-type="percentage" office:value="0.0499999033189321">
            <text:p>5.00%</text:p>
          </table:table-cell>
          <table:table-cell table:style-name="ce15" table:formula="of:=ROUNDDOWN([.A177]/2; 0) + ROUNDDOWN([.A177]/15) + 1" office:value-type="float" office:value="100">
            <text:p>100</text:p>
          </table:table-cell>
          <table:table-cell table:formula="of:=[.C177]/[.I177]" office:value-type="float" office:value="32581.35">
            <text:p>32,581</text:p>
          </table:table-cell>
          <table:table-cell table:formula="of:=[.J177]+[.K176]" office:value-type="float" office:value="2230674.84959475">
            <text:p>2,230,675</text:p>
          </table:table-cell>
          <table:table-cell table:style-name="ce10" table:formula="of:=([.J177]-[.J176])/[.J176]" office:value-type="percentage" office:value="0.0394999042857428">
            <text:p>3.95%</text:p>
          </table:table-cell>
          <table:table-cell office:value-type="string">
            <text:p>Vindicator</text:p>
          </table:table-cell>
          <table:table-cell table:formula="of:=[.A177]*2*100" office:value-type="float" office:value="35200">
            <text:p>35,200</text:p>
          </table:table-cell>
          <table:table-cell table:number-columns-repeated="1010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55616838">
            <text:p>155,616,838</text:p>
          </table:table-cell>
          <table:table-cell table:formula="of:=[.B178]-[.B177]" office:value-type="float" office:value="3421042">
            <text:p>3,421,042</text:p>
          </table:table-cell>
          <table:table-cell table:formula="of:=([.C178]-[.C177])/[.C177]" office:value-type="percentage" office:value="0.0500000767310133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178]/[.E178]" office:value-type="float" office:value="190057.888888889">
            <text:p>190,058</text:p>
          </table:table-cell>
          <table:table-cell table:formula="of:=[.F178]+[.G177]" office:value-type="float" office:value="8654053.13762651">
            <text:p>8,654,053</text:p>
          </table:table-cell>
          <table:table-cell table:style-name="ce10" table:formula="of:=([.F178]-[.F177])/[.F177]" office:value-type="percentage" office:value="0.0500000767310132">
            <text:p>5.00%</text:p>
          </table:table-cell>
          <table:table-cell table:style-name="ce15" table:formula="of:=ROUNDDOWN([.A178]/2; 0) + ROUNDDOWN([.A178]/15) + 1" office:value-type="float" office:value="100">
            <text:p>100</text:p>
          </table:table-cell>
          <table:table-cell table:formula="of:=[.C178]/[.I178]" office:value-type="float" office:value="34210.42">
            <text:p>34,210</text:p>
          </table:table-cell>
          <table:table-cell table:formula="of:=[.J178]+[.K177]" office:value-type="float" office:value="2264885.26959475">
            <text:p>2,264,885</text:p>
          </table:table-cell>
          <table:table-cell table:style-name="ce10" table:formula="of:=([.J178]-[.J177])/[.J177]" office:value-type="percentage" office:value="0.0500000767310133">
            <text:p>5.00%</text:p>
          </table:table-cell>
          <table:table-cell office:value-type="string">
            <text:p>Vindicator</text:p>
          </table:table-cell>
          <table:table-cell table:formula="of:=[.A178]*2*100" office:value-type="float" office:value="35400">
            <text:p>35,400</text:p>
          </table:table-cell>
          <table:table-cell table:number-columns-repeated="1010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59208932">
            <text:p>159,208,932</text:p>
          </table:table-cell>
          <table:table-cell table:formula="of:=[.B179]-[.B178]" office:value-type="float" office:value="3592094">
            <text:p>3,592,094</text:p>
          </table:table-cell>
          <table:table-cell table:formula="of:=([.C179]-[.C178])/[.C178]" office:value-type="percentage" office:value="0.0499999707691399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179]/[.E179]" office:value-type="float" office:value="199560.777777778">
            <text:p>199,561</text:p>
          </table:table-cell>
          <table:table-cell table:formula="of:=[.F179]+[.G178]" office:value-type="float" office:value="8853613.91540429">
            <text:p>8,853,614</text:p>
          </table:table-cell>
          <table:table-cell table:style-name="ce10" table:formula="of:=([.F179]-[.F178])/[.F178]" office:value-type="percentage" office:value="0.04999997076914">
            <text:p>5.00%</text:p>
          </table:table-cell>
          <table:table-cell table:style-name="ce15" table:formula="of:=ROUNDDOWN([.A179]/2; 0) + ROUNDDOWN([.A179]/15) + 1" office:value-type="float" office:value="101">
            <text:p>101</text:p>
          </table:table-cell>
          <table:table-cell table:formula="of:=[.C179]/[.I179]" office:value-type="float" office:value="35565.2871287129">
            <text:p>35,565</text:p>
          </table:table-cell>
          <table:table-cell table:formula="of:=[.J179]+[.K178]" office:value-type="float" office:value="2300450.55672346">
            <text:p>2,300,451</text:p>
          </table:table-cell>
          <table:table-cell table:style-name="ce10" table:formula="of:=([.J179]-[.J178])/[.J178]" office:value-type="percentage" office:value="0.0396039314545941">
            <text:p>3.96%</text:p>
          </table:table-cell>
          <table:table-cell office:value-type="string">
            <text:p>Vindicator</text:p>
          </table:table-cell>
          <table:table-cell table:formula="of:=[.A179]*2*100" office:value-type="float" office:value="35600">
            <text:p>35,600</text:p>
          </table:table-cell>
          <table:table-cell table:number-columns-repeated="1010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62980630">
            <text:p>162,980,630</text:p>
          </table:table-cell>
          <table:table-cell table:formula="of:=[.B180]-[.B179]" office:value-type="float" office:value="3771698">
            <text:p>3,771,698</text:p>
          </table:table-cell>
          <table:table-cell table:formula="of:=([.C180]-[.C179])/[.C179]" office:value-type="percentage" office:value="0.0499998051275941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180]/[.E180]" office:value-type="float" office:value="209538.777777778">
            <text:p>209,539</text:p>
          </table:table-cell>
          <table:table-cell table:formula="of:=[.F180]+[.G179]" office:value-type="float" office:value="9063152.69318206">
            <text:p>9,063,153</text:p>
          </table:table-cell>
          <table:table-cell table:style-name="ce10" table:formula="of:=([.F180]-[.F179])/[.F179]" office:value-type="percentage" office:value="0.0499998051275941">
            <text:p>5.00%</text:p>
          </table:table-cell>
          <table:table-cell table:style-name="ce15" table:formula="of:=ROUNDDOWN([.A180]/2; 0) + ROUNDDOWN([.A180]/15) + 1" office:value-type="float" office:value="101">
            <text:p>101</text:p>
          </table:table-cell>
          <table:table-cell table:formula="of:=[.C180]/[.I180]" office:value-type="float" office:value="37343.5445544554">
            <text:p>37,344</text:p>
          </table:table-cell>
          <table:table-cell table:formula="of:=[.J180]+[.K179]" office:value-type="float" office:value="2337794.10127792">
            <text:p>2,337,794</text:p>
          </table:table-cell>
          <table:table-cell table:style-name="ce10" table:formula="of:=([.J180]-[.J179])/[.J179]" office:value-type="percentage" office:value="0.0499998051275941">
            <text:p>5.00%</text:p>
          </table:table-cell>
          <table:table-cell office:value-type="string">
            <text:p>Vindicator</text:p>
          </table:table-cell>
          <table:table-cell table:formula="of:=[.A180]*2*100" office:value-type="float" office:value="35800">
            <text:p>35,800</text:p>
          </table:table-cell>
          <table:table-cell table:number-columns-repeated="1010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66940914">
            <text:p>166,940,914</text:p>
          </table:table-cell>
          <table:table-cell table:formula="of:=[.B181]-[.B180]" office:value-type="float" office:value="3960284">
            <text:p>3,960,284</text:p>
          </table:table-cell>
          <table:table-cell table:formula="of:=([.C181]-[.C180])/[.C180]" office:value-type="percentage" office:value="0.0500002916458317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181]/[.E181]" office:value-type="float" office:value="220015.777777778">
            <text:p>220,016</text:p>
          </table:table-cell>
          <table:table-cell table:formula="of:=[.F181]+[.G180]" office:value-type="float" office:value="9283168.47095984">
            <text:p>9,283,168</text:p>
          </table:table-cell>
          <table:table-cell table:style-name="ce10" table:formula="of:=([.F181]-[.F180])/[.F180]" office:value-type="percentage" office:value="0.0500002916458317">
            <text:p>5.00%</text:p>
          </table:table-cell>
          <table:table-cell table:style-name="ce15" table:formula="of:=ROUNDDOWN([.A181]/2; 0) + ROUNDDOWN([.A181]/15) + 1" office:value-type="float" office:value="103">
            <text:p>103</text:p>
          </table:table-cell>
          <table:table-cell table:formula="of:=[.C181]/[.I181]" office:value-type="float" office:value="38449.359223301">
            <text:p>38,449</text:p>
          </table:table-cell>
          <table:table-cell table:formula="of:=[.J181]+[.K180]" office:value-type="float" office:value="2376243.46050122">
            <text:p>2,376,243</text:p>
          </table:table-cell>
          <table:table-cell table:style-name="ce10" table:formula="of:=([.J181]-[.J180])/[.J180]" office:value-type="percentage" office:value="0.0296119364682426">
            <text:p>2.96%</text:p>
          </table:table-cell>
          <table:table-cell office:value-type="string">
            <text:p>Vindicator</text:p>
          </table:table-cell>
          <table:table-cell table:formula="of:=[.A181]*2*100" office:value-type="float" office:value="36000">
            <text:p>36,000</text:p>
          </table:table-cell>
          <table:table-cell table:number-columns-repeated="1010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71099212">
            <text:p>171,099,212</text:p>
          </table:table-cell>
          <table:table-cell table:formula="of:=[.B182]-[.B181]" office:value-type="float" office:value="4158298">
            <text:p>4,158,298</text:p>
          </table:table-cell>
          <table:table-cell table:formula="of:=([.C182]-[.C181])/[.C181]" office:value-type="percentage" office:value="0.0499999494985713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182]/[.E182]" office:value-type="float" office:value="231016.555555556">
            <text:p>231,017</text:p>
          </table:table-cell>
          <table:table-cell table:formula="of:=[.F182]+[.G181]" office:value-type="float" office:value="9514185.0265154">
            <text:p>9,514,185</text:p>
          </table:table-cell>
          <table:table-cell table:style-name="ce10" table:formula="of:=([.F182]-[.F181])/[.F181]" office:value-type="percentage" office:value="0.0499999494985713">
            <text:p>5.00%</text:p>
          </table:table-cell>
          <table:table-cell table:style-name="ce15" table:formula="of:=ROUNDDOWN([.A182]/2; 0) + ROUNDDOWN([.A182]/15) + 1" office:value-type="float" office:value="103">
            <text:p>103</text:p>
          </table:table-cell>
          <table:table-cell table:formula="of:=[.C182]/[.I182]" office:value-type="float" office:value="40371.8252427185">
            <text:p>40,372</text:p>
          </table:table-cell>
          <table:table-cell table:formula="of:=[.J182]+[.K181]" office:value-type="float" office:value="2416615.28574394">
            <text:p>2,416,615</text:p>
          </table:table-cell>
          <table:table-cell table:style-name="ce10" table:formula="of:=([.J182]-[.J181])/[.J181]" office:value-type="percentage" office:value="0.0499999494985714">
            <text:p>5.00%</text:p>
          </table:table-cell>
          <table:table-cell office:value-type="string">
            <text:p>Vindicator</text:p>
          </table:table-cell>
          <table:table-cell table:formula="of:=[.A182]*2*100" office:value-type="float" office:value="36200">
            <text:p>36,200</text:p>
          </table:table-cell>
          <table:table-cell table:number-columns-repeated="1010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75465424">
            <text:p>175,465,424</text:p>
          </table:table-cell>
          <table:table-cell table:formula="of:=[.B183]-[.B182]" office:value-type="float" office:value="4366212">
            <text:p>4,366,212</text:p>
          </table:table-cell>
          <table:table-cell table:formula="of:=([.C183]-[.C182])/[.C182]" office:value-type="percentage" office:value="0.0499997835652952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183]/[.E183]" office:value-type="float" office:value="242567.333333333">
            <text:p>242,567</text:p>
          </table:table-cell>
          <table:table-cell table:formula="of:=[.F183]+[.G182]" office:value-type="float" office:value="9756752.35984873">
            <text:p>9,756,752</text:p>
          </table:table-cell>
          <table:table-cell table:style-name="ce10" table:formula="of:=([.F183]-[.F182])/[.F182]" office:value-type="percentage" office:value="0.0499997835652952">
            <text:p>5.00%</text:p>
          </table:table-cell>
          <table:table-cell table:style-name="ce15" table:formula="of:=ROUNDDOWN([.A183]/2; 0) + ROUNDDOWN([.A183]/15) + 1" office:value-type="float" office:value="104">
            <text:p>104</text:p>
          </table:table-cell>
          <table:table-cell table:formula="of:=[.C183]/[.I183]" office:value-type="float" office:value="41982.8076923077">
            <text:p>41,983</text:p>
          </table:table-cell>
          <table:table-cell table:formula="of:=[.J183]+[.K182]" office:value-type="float" office:value="2458598.09343625">
            <text:p>2,458,598</text:p>
          </table:table-cell>
          <table:table-cell table:style-name="ce10" table:formula="of:=([.J183]-[.J182])/[.J182]" office:value-type="percentage" office:value="0.0399036318002443">
            <text:p>3.99%</text:p>
          </table:table-cell>
          <table:table-cell office:value-type="string">
            <text:p>Vindicator</text:p>
          </table:table-cell>
          <table:table-cell table:formula="of:=[.A183]*2*100" office:value-type="float" office:value="36400">
            <text:p>36,400</text:p>
          </table:table-cell>
          <table:table-cell table:number-columns-repeated="1010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80049947">
            <text:p>180,049,947</text:p>
          </table:table-cell>
          <table:table-cell table:formula="of:=[.B184]-[.B183]" office:value-type="float" office:value="4584523">
            <text:p>4,584,523</text:p>
          </table:table-cell>
          <table:table-cell table:formula="of:=([.C184]-[.C183])/[.C183]" office:value-type="percentage" office:value="0.0500000916125923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184]/[.E184]" office:value-type="float" office:value="254695.722222222">
            <text:p>254,696</text:p>
          </table:table-cell>
          <table:table-cell table:formula="of:=[.F184]+[.G183]" office:value-type="float" office:value="10011448.082071">
            <text:p>10,011,448</text:p>
          </table:table-cell>
          <table:table-cell table:style-name="ce10" table:formula="of:=([.F184]-[.F183])/[.F183]" office:value-type="percentage" office:value="0.0500000916125923">
            <text:p>5.00%</text:p>
          </table:table-cell>
          <table:table-cell table:style-name="ce15" table:formula="of:=ROUNDDOWN([.A184]/2; 0) + ROUNDDOWN([.A184]/15) + 1" office:value-type="float" office:value="104">
            <text:p>104</text:p>
          </table:table-cell>
          <table:table-cell table:formula="of:=[.C184]/[.I184]" office:value-type="float" office:value="44081.9519230769">
            <text:p>44,082</text:p>
          </table:table-cell>
          <table:table-cell table:formula="of:=[.J184]+[.K183]" office:value-type="float" office:value="2502680.04535932">
            <text:p>2,502,680</text:p>
          </table:table-cell>
          <table:table-cell table:style-name="ce10" table:formula="of:=([.J184]-[.J183])/[.J183]" office:value-type="percentage" office:value="0.0500000916125922">
            <text:p>5.00%</text:p>
          </table:table-cell>
          <table:table-cell office:value-type="string">
            <text:p>Vindicator</text:p>
          </table:table-cell>
          <table:table-cell table:formula="of:=[.A184]*2*100" office:value-type="float" office:value="36600">
            <text:p>36,600</text:p>
          </table:table-cell>
          <table:table-cell table:number-columns-repeated="1010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84863697">
            <text:p>184,863,697</text:p>
          </table:table-cell>
          <table:table-cell table:formula="of:=[.B185]-[.B184]" office:value-type="float" office:value="4813750">
            <text:p>4,813,750</text:p>
          </table:table-cell>
          <table:table-cell table:formula="of:=([.C185]-[.C184])/[.C184]" office:value-type="percentage" office:value="0.0500001854064207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185]/[.E185]" office:value-type="float" office:value="267430.555555556">
            <text:p>267,431</text:p>
          </table:table-cell>
          <table:table-cell table:formula="of:=[.F185]+[.G184]" office:value-type="float" office:value="10278878.6376265">
            <text:p>10,278,879</text:p>
          </table:table-cell>
          <table:table-cell table:style-name="ce10" table:formula="of:=([.F185]-[.F184])/[.F184]" office:value-type="percentage" office:value="0.0500001854064207">
            <text:p>5.00%</text:p>
          </table:table-cell>
          <table:table-cell table:style-name="ce15" table:formula="of:=ROUNDDOWN([.A185]/2; 0) + ROUNDDOWN([.A185]/15) + 1" office:value-type="float" office:value="105">
            <text:p>105</text:p>
          </table:table-cell>
          <table:table-cell table:formula="of:=[.C185]/[.I185]" office:value-type="float" office:value="45845.2380952381">
            <text:p>45,845</text:p>
          </table:table-cell>
          <table:table-cell table:formula="of:=[.J185]+[.K184]" office:value-type="float" office:value="2548525.28345456">
            <text:p>2,548,525</text:p>
          </table:table-cell>
          <table:table-cell table:style-name="ce10" table:formula="of:=([.J185]-[.J184])/[.J184]" office:value-type="percentage" office:value="0.0400001836406452">
            <text:p>4.00%</text:p>
          </table:table-cell>
          <table:table-cell office:value-type="string">
            <text:p>Vindicator</text:p>
          </table:table-cell>
          <table:table-cell table:formula="of:=[.A185]*2*100" office:value-type="float" office:value="36800">
            <text:p>36,800</text:p>
          </table:table-cell>
          <table:table-cell table:number-columns-repeated="1010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9918133">
            <text:p>189,918,133</text:p>
          </table:table-cell>
          <table:table-cell table:formula="of:=[.B186]-[.B185]" office:value-type="float" office:value="5054436">
            <text:p>5,054,436</text:p>
          </table:table-cell>
          <table:table-cell table:formula="of:=([.C186]-[.C185])/[.C185]" office:value-type="percentage" office:value="0.0499996883926253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186]/[.E186]" office:value-type="float" office:value="280802">
            <text:p>280,802</text:p>
          </table:table-cell>
          <table:table-cell table:formula="of:=[.F186]+[.G185]" office:value-type="float" office:value="10559680.6376265">
            <text:p>10,559,681</text:p>
          </table:table-cell>
          <table:table-cell table:style-name="ce10" table:formula="of:=([.F186]-[.F185])/[.F185]" office:value-type="percentage" office:value="0.0499996883926253">
            <text:p>5.00%</text:p>
          </table:table-cell>
          <table:table-cell table:style-name="ce15" table:formula="of:=ROUNDDOWN([.A186]/2; 0) + ROUNDDOWN([.A186]/15) + 1" office:value-type="float" office:value="105">
            <text:p>105</text:p>
          </table:table-cell>
          <table:table-cell table:formula="of:=[.C186]/[.I186]" office:value-type="float" office:value="48137.4857142857">
            <text:p>48,137</text:p>
          </table:table-cell>
          <table:table-cell table:formula="of:=[.J186]+[.K185]" office:value-type="float" office:value="2596662.76916885">
            <text:p>2,596,663</text:p>
          </table:table-cell>
          <table:table-cell table:style-name="ce10" table:formula="of:=([.J186]-[.J185])/[.J185]" office:value-type="percentage" office:value="0.0499996883926254">
            <text:p>5.00%</text:p>
          </table:table-cell>
          <table:table-cell office:value-type="string">
            <text:p>Vindicator</text:p>
          </table:table-cell>
          <table:table-cell table:formula="of:=[.A186]*2*100" office:value-type="float" office:value="37000">
            <text:p>37,000</text:p>
          </table:table-cell>
          <table:table-cell table:number-columns-repeated="1010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95225292">
            <text:p>195,225,292</text:p>
          </table:table-cell>
          <table:table-cell table:formula="of:=[.B187]-[.B186]" office:value-type="float" office:value="5307159">
            <text:p>5,307,159</text:p>
          </table:table-cell>
          <table:table-cell table:formula="of:=([.C187]-[.C186])/[.C186]" office:value-type="percentage" office:value="0.0500002374152131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187]/[.E187]" office:value-type="float" office:value="294842.166666667">
            <text:p>294,842</text:p>
          </table:table-cell>
          <table:table-cell table:formula="of:=[.F187]+[.G186]" office:value-type="float" office:value="10854522.8042932">
            <text:p>10,854,523</text:p>
          </table:table-cell>
          <table:table-cell table:style-name="ce10" table:formula="of:=([.F187]-[.F186])/[.F186]" office:value-type="percentage" office:value="0.0500002374152132">
            <text:p>5.00%</text:p>
          </table:table-cell>
          <table:table-cell table:style-name="ce15" table:formula="of:=ROUNDDOWN([.A187]/2; 0) + ROUNDDOWN([.A187]/15) + 1" office:value-type="float" office:value="106">
            <text:p>106</text:p>
          </table:table-cell>
          <table:table-cell table:formula="of:=[.C187]/[.I187]" office:value-type="float" office:value="50067.5377358491">
            <text:p>50,068</text:p>
          </table:table-cell>
          <table:table-cell table:formula="of:=[.J187]+[.K186]" office:value-type="float" office:value="2646730.3069047">
            <text:p>2,646,730</text:p>
          </table:table-cell>
          <table:table-cell table:style-name="ce10" table:formula="of:=([.J187]-[.J186])/[.J186]" office:value-type="percentage" office:value="0.0400945747980885">
            <text:p>4.01%</text:p>
          </table:table-cell>
          <table:table-cell office:value-type="string">
            <text:p>Vindicator</text:p>
          </table:table-cell>
          <table:table-cell table:formula="of:=[.A187]*2*100" office:value-type="float" office:value="37200">
            <text:p>37,200</text:p>
          </table:table-cell>
          <table:table-cell table:number-columns-repeated="1010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00797809">
            <text:p>200,797,809</text:p>
          </table:table-cell>
          <table:table-cell table:formula="of:=[.B188]-[.B187]" office:value-type="float" office:value="5572517">
            <text:p>5,572,517</text:p>
          </table:table-cell>
          <table:table-cell table:formula="of:=([.C188]-[.C187])/[.C187]" office:value-type="percentage" office:value="0.0500000094212365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188]/[.E188]" office:value-type="float" office:value="309584.277777778">
            <text:p>309,584</text:p>
          </table:table-cell>
          <table:table-cell table:formula="of:=[.F188]+[.G187]" office:value-type="float" office:value="11164107.082071">
            <text:p>11,164,107</text:p>
          </table:table-cell>
          <table:table-cell table:style-name="ce10" table:formula="of:=([.F188]-[.F187])/[.F187]" office:value-type="percentage" office:value="0.0500000094212363">
            <text:p>5.00%</text:p>
          </table:table-cell>
          <table:table-cell table:style-name="ce15" table:formula="of:=ROUNDDOWN([.A188]/2; 0) + ROUNDDOWN([.A188]/15) + 1" office:value-type="float" office:value="106">
            <text:p>106</text:p>
          </table:table-cell>
          <table:table-cell table:formula="of:=[.C188]/[.I188]" office:value-type="float" office:value="52570.9150943396">
            <text:p>52,571</text:p>
          </table:table-cell>
          <table:table-cell table:formula="of:=[.J188]+[.K187]" office:value-type="float" office:value="2699301.22199904">
            <text:p>2,699,301</text:p>
          </table:table-cell>
          <table:table-cell table:style-name="ce10" table:formula="of:=([.J188]-[.J187])/[.J187]" office:value-type="percentage" office:value="0.0500000094212365">
            <text:p>5.00%</text:p>
          </table:table-cell>
          <table:table-cell office:value-type="string">
            <text:p>Vindicator</text:p>
          </table:table-cell>
          <table:table-cell table:formula="of:=[.A188]*2*100" office:value-type="float" office:value="37400">
            <text:p>37,400</text:p>
          </table:table-cell>
          <table:table-cell table:number-columns-repeated="1010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06648951">
            <text:p>206,648,951</text:p>
          </table:table-cell>
          <table:table-cell table:formula="of:=[.B189]-[.B188]" office:value-type="float" office:value="5851142">
            <text:p>5,851,142</text:p>
          </table:table-cell>
          <table:table-cell table:formula="of:=([.C189]-[.C188])/[.C188]" office:value-type="percentage" office:value="0.0499998474656964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189]/[.E189]" office:value-type="float" office:value="325063.444444444">
            <text:p>325,063</text:p>
          </table:table-cell>
          <table:table-cell table:formula="of:=[.F189]+[.G188]" office:value-type="float" office:value="11489170.5265154">
            <text:p>11,489,171</text:p>
          </table:table-cell>
          <table:table-cell table:style-name="ce10" table:formula="of:=([.F189]-[.F188])/[.F188]" office:value-type="percentage" office:value="0.0499998474656965">
            <text:p>5.00%</text:p>
          </table:table-cell>
          <table:table-cell table:style-name="ce15" table:formula="of:=ROUNDDOWN([.A189]/2; 0) + ROUNDDOWN([.A189]/15) + 1" office:value-type="float" office:value="107">
            <text:p>107</text:p>
          </table:table-cell>
          <table:table-cell table:formula="of:=[.C189]/[.I189]" office:value-type="float" office:value="54683.5700934579">
            <text:p>54,684</text:p>
          </table:table-cell>
          <table:table-cell table:formula="of:=[.J189]+[.K188]" office:value-type="float" office:value="2753984.79209249">
            <text:p>2,753,985</text:p>
          </table:table-cell>
          <table:table-cell table:style-name="ce10" table:formula="of:=([.J189]-[.J188])/[.J188]" office:value-type="percentage" office:value="0.0401867647791011">
            <text:p>4.02%</text:p>
          </table:table-cell>
          <table:table-cell office:value-type="string">
            <text:p>Vindicator</text:p>
          </table:table-cell>
          <table:table-cell table:formula="of:=[.A189]*2*100" office:value-type="float" office:value="37600">
            <text:p>37,600</text:p>
          </table:table-cell>
          <table:table-cell table:number-columns-repeated="1010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12792650">
            <text:p>212,792,650</text:p>
          </table:table-cell>
          <table:table-cell table:formula="of:=[.B190]-[.B189]" office:value-type="float" office:value="6143699">
            <text:p>6,143,699</text:p>
          </table:table-cell>
          <table:table-cell table:formula="of:=([.C190]-[.C189])/[.C189]" office:value-type="percentage" office:value="0.0499999829093192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190]/[.E190]" office:value-type="float" office:value="341316.611111111">
            <text:p>341,317</text:p>
          </table:table-cell>
          <table:table-cell table:formula="of:=[.F190]+[.G189]" office:value-type="float" office:value="11830487.1376265">
            <text:p>11,830,487</text:p>
          </table:table-cell>
          <table:table-cell table:style-name="ce10" table:formula="of:=([.F190]-[.F189])/[.F189]" office:value-type="percentage" office:value="0.0499999829093193">
            <text:p>5.00%</text:p>
          </table:table-cell>
          <table:table-cell table:style-name="ce15" table:formula="of:=ROUNDDOWN([.A190]/2; 0) + ROUNDDOWN([.A190]/15) + 1" office:value-type="float" office:value="107">
            <text:p>107</text:p>
          </table:table-cell>
          <table:table-cell table:formula="of:=[.C190]/[.I190]" office:value-type="float" office:value="57417.7476635514">
            <text:p>57,418</text:p>
          </table:table-cell>
          <table:table-cell table:formula="of:=[.J190]+[.K189]" office:value-type="float" office:value="2811402.53975605">
            <text:p>2,811,403</text:p>
          </table:table-cell>
          <table:table-cell table:style-name="ce10" table:formula="of:=([.J190]-[.J189])/[.J189]" office:value-type="percentage" office:value="0.0499999829093193">
            <text:p>5.00%</text:p>
          </table:table-cell>
          <table:table-cell office:value-type="string">
            <text:p>Vindicator</text:p>
          </table:table-cell>
          <table:table-cell table:formula="of:=[.A190]*2*100" office:value-type="float" office:value="37800">
            <text:p>37,800</text:p>
          </table:table-cell>
          <table:table-cell table:number-columns-repeated="1010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19243535">
            <text:p>219,243,535</text:p>
          </table:table-cell>
          <table:table-cell table:formula="of:=[.B191]-[.B190]" office:value-type="float" office:value="6450885">
            <text:p>6,450,885</text:p>
          </table:table-cell>
          <table:table-cell table:formula="of:=([.C191]-[.C190])/[.C190]" office:value-type="percentage" office:value="0.0500001709068104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191]/[.E191]" office:value-type="float" office:value="358382.5">
            <text:p>358,383</text:p>
          </table:table-cell>
          <table:table-cell table:formula="of:=[.F191]+[.G190]" office:value-type="float" office:value="12188869.6376265">
            <text:p>12,188,870</text:p>
          </table:table-cell>
          <table:table-cell table:style-name="ce10" table:formula="of:=([.F191]-[.F190])/[.F190]" office:value-type="percentage" office:value="0.0500001709068103">
            <text:p>5.00%</text:p>
          </table:table-cell>
          <table:table-cell table:style-name="ce15" table:formula="of:=ROUNDDOWN([.A191]/2; 0) + ROUNDDOWN([.A191]/15) + 1" office:value-type="float" office:value="108">
            <text:p>108</text:p>
          </table:table-cell>
          <table:table-cell table:formula="of:=[.C191]/[.I191]" office:value-type="float" office:value="59730.4166666667">
            <text:p>59,730</text:p>
          </table:table-cell>
          <table:table-cell table:formula="of:=[.J191]+[.K190]" office:value-type="float" office:value="2871132.95642271">
            <text:p>2,871,133</text:p>
          </table:table-cell>
          <table:table-cell table:style-name="ce10" table:formula="of:=([.J191]-[.J190])/[.J190]" office:value-type="percentage" office:value="0.0402779471021176">
            <text:p>4.03%</text:p>
          </table:table-cell>
          <table:table-cell office:value-type="string">
            <text:p>Vindicator</text:p>
          </table:table-cell>
          <table:table-cell table:formula="of:=[.A191]*2*100" office:value-type="float" office:value="38000">
            <text:p>38,000</text:p>
          </table:table-cell>
          <table:table-cell table:number-columns-repeated="1010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26016964">
            <text:p>226,016,964</text:p>
          </table:table-cell>
          <table:table-cell table:formula="of:=[.B192]-[.B191]" office:value-type="float" office:value="6773429">
            <text:p>6,773,429</text:p>
          </table:table-cell>
          <table:table-cell table:formula="of:=([.C192]-[.C191])/[.C191]" office:value-type="percentage" office:value="0.0499999612456275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192]/[.E192]" office:value-type="float" office:value="376301.611111111">
            <text:p>376,302</text:p>
          </table:table-cell>
          <table:table-cell table:formula="of:=[.F192]+[.G191]" office:value-type="float" office:value="12565171.2487376">
            <text:p>12,565,171</text:p>
          </table:table-cell>
          <table:table-cell table:style-name="ce10" table:formula="of:=([.F192]-[.F191])/[.F191]" office:value-type="percentage" office:value="0.0499999612456276">
            <text:p>5.00%</text:p>
          </table:table-cell>
          <table:table-cell table:style-name="ce15" table:formula="of:=ROUNDDOWN([.A192]/2; 0) + ROUNDDOWN([.A192]/15) + 1" office:value-type="float" office:value="108">
            <text:p>108</text:p>
          </table:table-cell>
          <table:table-cell table:formula="of:=[.C192]/[.I192]" office:value-type="float" office:value="62716.9351851852">
            <text:p>62,717</text:p>
          </table:table-cell>
          <table:table-cell table:formula="of:=[.J192]+[.K191]" office:value-type="float" office:value="2933849.8916079">
            <text:p>2,933,850</text:p>
          </table:table-cell>
          <table:table-cell table:style-name="ce10" table:formula="of:=([.J192]-[.J191])/[.J191]" office:value-type="percentage" office:value="0.0499999612456275">
            <text:p>5.00%</text:p>
          </table:table-cell>
          <table:table-cell office:value-type="string">
            <text:p>Vindicator</text:p>
          </table:table-cell>
          <table:table-cell table:formula="of:=[.A192]*2*100" office:value-type="float" office:value="38200">
            <text:p>38,200</text:p>
          </table:table-cell>
          <table:table-cell table:number-columns-repeated="1010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33129064">
            <text:p>233,129,064</text:p>
          </table:table-cell>
          <table:table-cell table:formula="of:=[.B193]-[.B192]" office:value-type="float" office:value="7112100">
            <text:p>7,112,100</text:p>
          </table:table-cell>
          <table:table-cell table:formula="of:=([.C193]-[.C192])/[.C192]" office:value-type="percentage" office:value="0.0499999335639305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193]/[.E193]" office:value-type="float" office:value="395116.666666667">
            <text:p>395,117</text:p>
          </table:table-cell>
          <table:table-cell table:formula="of:=[.F193]+[.G192]" office:value-type="float" office:value="12960287.9154043">
            <text:p>12,960,288</text:p>
          </table:table-cell>
          <table:table-cell table:style-name="ce10" table:formula="of:=([.F193]-[.F192])/[.F192]" office:value-type="percentage" office:value="0.0499999335639305">
            <text:p>5.00%</text:p>
          </table:table-cell>
          <table:table-cell table:style-name="ce15" table:formula="of:=ROUNDDOWN([.A193]/2; 0) + ROUNDDOWN([.A193]/15) + 1" office:value-type="float" office:value="109">
            <text:p>109</text:p>
          </table:table-cell>
          <table:table-cell table:formula="of:=[.C193]/[.I193]" office:value-type="float" office:value="65248.623853211">
            <text:p>65,249</text:p>
          </table:table-cell>
          <table:table-cell table:formula="of:=[.J193]+[.K192]" office:value-type="float" office:value="2999098.51546111">
            <text:p>2,999,099</text:p>
          </table:table-cell>
          <table:table-cell table:style-name="ce10" table:formula="of:=([.J193]-[.J192])/[.J192]" office:value-type="percentage" office:value="0.0403669066504999">
            <text:p>4.04%</text:p>
          </table:table-cell>
          <table:table-cell office:value-type="string">
            <text:p>Vindicator</text:p>
          </table:table-cell>
          <table:table-cell table:formula="of:=[.A193]*2*100" office:value-type="float" office:value="38400">
            <text:p>38,400</text:p>
          </table:table-cell>
          <table:table-cell table:number-columns-repeated="1010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40596769">
            <text:p>240,596,769</text:p>
          </table:table-cell>
          <table:table-cell table:formula="of:=[.B194]-[.B193]" office:value-type="float" office:value="7467705">
            <text:p>7,467,705</text:p>
          </table:table-cell>
          <table:table-cell table:formula="of:=([.C194]-[.C193])/[.C193]" office:value-type="percentage" office:value="0.05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194]/[.E194]" office:value-type="float" office:value="414872.5">
            <text:p>414,873</text:p>
          </table:table-cell>
          <table:table-cell table:formula="of:=[.F194]+[.G193]" office:value-type="float" office:value="13375160.4154043">
            <text:p>13,375,160</text:p>
          </table:table-cell>
          <table:table-cell table:style-name="ce10" table:formula="of:=([.F194]-[.F193])/[.F193]" office:value-type="percentage" office:value="0.05">
            <text:p>5.00%</text:p>
          </table:table-cell>
          <table:table-cell table:style-name="ce15" table:formula="of:=ROUNDDOWN([.A194]/2; 0) + ROUNDDOWN([.A194]/15) + 1" office:value-type="float" office:value="109">
            <text:p>109</text:p>
          </table:table-cell>
          <table:table-cell table:formula="of:=[.C194]/[.I194]" office:value-type="float" office:value="68511.0550458716">
            <text:p>68,511</text:p>
          </table:table-cell>
          <table:table-cell table:formula="of:=[.J194]+[.K193]" office:value-type="float" office:value="3067609.57050698">
            <text:p>3,067,610</text:p>
          </table:table-cell>
          <table:table-cell table:style-name="ce10" table:formula="of:=([.J194]-[.J193])/[.J193]" office:value-type="percentage" office:value="0.05">
            <text:p>5.00%</text:p>
          </table:table-cell>
          <table:table-cell office:value-type="string">
            <text:p>Vindicator</text:p>
          </table:table-cell>
          <table:table-cell table:formula="of:=[.A194]*2*100" office:value-type="float" office:value="38600">
            <text:p>38,600</text:p>
          </table:table-cell>
          <table:table-cell table:number-columns-repeated="1010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48437859">
            <text:p>248,437,859</text:p>
          </table:table-cell>
          <table:table-cell table:formula="of:=[.B195]-[.B194]" office:value-type="float" office:value="7841090">
            <text:p>7,841,090</text:p>
          </table:table-cell>
          <table:table-cell table:formula="of:=([.C195]-[.C194])/[.C194]" office:value-type="percentage" office:value="0.0499999665225126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195]/[.E195]" office:value-type="float" office:value="435616.111111111">
            <text:p>435,616</text:p>
          </table:table-cell>
          <table:table-cell table:formula="of:=[.F195]+[.G194]" office:value-type="float" office:value="13810776.5265154">
            <text:p>13,810,777</text:p>
          </table:table-cell>
          <table:table-cell table:style-name="ce10" table:formula="of:=([.F195]-[.F194])/[.F194]" office:value-type="percentage" office:value="0.0499999665225126">
            <text:p>5.00%</text:p>
          </table:table-cell>
          <table:table-cell table:style-name="ce15" table:formula="of:=ROUNDDOWN([.A195]/2; 0) + ROUNDDOWN([.A195]/15) + 1" office:value-type="float" office:value="110">
            <text:p>110</text:p>
          </table:table-cell>
          <table:table-cell table:formula="of:=[.C195]/[.I195]" office:value-type="float" office:value="71282.6363636364">
            <text:p>71,283</text:p>
          </table:table-cell>
          <table:table-cell table:formula="of:=[.J195]+[.K194]" office:value-type="float" office:value="3138892.20687062">
            <text:p>3,138,892</text:p>
          </table:table-cell>
          <table:table-cell table:style-name="ce10" table:formula="of:=([.J195]-[.J194])/[.J194]" office:value-type="percentage" office:value="0.0404545122813989">
            <text:p>4.05%</text:p>
          </table:table-cell>
          <table:table-cell office:value-type="string">
            <text:p>Vindicator</text:p>
          </table:table-cell>
          <table:table-cell table:formula="of:=[.A195]*2*100" office:value-type="float" office:value="38800">
            <text:p>38,800</text:p>
          </table:table-cell>
          <table:table-cell table:number-columns-repeated="1010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56671004">
            <text:p>256,671,004</text:p>
          </table:table-cell>
          <table:table-cell table:formula="of:=[.B196]-[.B195]" office:value-type="float" office:value="8233145">
            <text:p>8,233,145</text:p>
          </table:table-cell>
          <table:table-cell table:formula="of:=([.C196]-[.C195])/[.C195]" office:value-type="percentage" office:value="0.0500000637666447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196]/[.E196]" office:value-type="float" office:value="457396.944444445">
            <text:p>457,397</text:p>
          </table:table-cell>
          <table:table-cell table:formula="of:=[.F196]+[.G195]" office:value-type="float" office:value="14268173.4709598">
            <text:p>14,268,173</text:p>
          </table:table-cell>
          <table:table-cell table:style-name="ce10" table:formula="of:=([.F196]-[.F195])/[.F195]" office:value-type="percentage" office:value="0.0500000637666446">
            <text:p>5.00%</text:p>
          </table:table-cell>
          <table:table-cell table:style-name="ce15" table:formula="of:=ROUNDDOWN([.A196]/2; 0) + ROUNDDOWN([.A196]/15) + 1" office:value-type="float" office:value="111">
            <text:p>111</text:p>
          </table:table-cell>
          <table:table-cell table:formula="of:=[.C196]/[.I196]" office:value-type="float" office:value="74172.4774774775">
            <text:p>74,172</text:p>
          </table:table-cell>
          <table:table-cell table:formula="of:=[.J196]+[.K195]" office:value-type="float" office:value="3213064.68434809">
            <text:p>3,213,065</text:p>
          </table:table-cell>
          <table:table-cell table:style-name="ce10" table:formula="of:=([.J196]-[.J195])/[.J195]" office:value-type="percentage" office:value="0.0405406037327108">
            <text:p>4.05%</text:p>
          </table:table-cell>
          <table:table-cell office:value-type="string">
            <text:p>Vindicator</text:p>
          </table:table-cell>
          <table:table-cell table:formula="of:=[.A196]*2*100" office:value-type="float" office:value="39000">
            <text:p>39,000</text:p>
          </table:table-cell>
          <table:table-cell table:number-columns-repeated="1010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65315807">
            <text:p>265,315,807</text:p>
          </table:table-cell>
          <table:table-cell table:formula="of:=[.B197]-[.B196]" office:value-type="float" office:value="8644803">
            <text:p>8,644,803</text:p>
          </table:table-cell>
          <table:table-cell table:formula="of:=([.C197]-[.C196])/[.C196]" office:value-type="percentage" office:value="0.0500000910952012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197]/[.E197]" office:value-type="float" office:value="480266.833333333">
            <text:p>480,267</text:p>
          </table:table-cell>
          <table:table-cell table:formula="of:=[.F197]+[.G196]" office:value-type="float" office:value="14748440.3042932">
            <text:p>14,748,440</text:p>
          </table:table-cell>
          <table:table-cell table:style-name="ce10" table:formula="of:=([.F197]-[.F196])/[.F196]" office:value-type="percentage" office:value="0.0500000910952011">
            <text:p>5.00%</text:p>
          </table:table-cell>
          <table:table-cell table:style-name="ce15" table:formula="of:=ROUNDDOWN([.A197]/2; 0) + ROUNDDOWN([.A197]/15) + 1" office:value-type="float" office:value="112">
            <text:p>112</text:p>
          </table:table-cell>
          <table:table-cell table:formula="of:=[.C197]/[.I197]" office:value-type="float" office:value="77185.7410714286">
            <text:p>77,186</text:p>
          </table:table-cell>
          <table:table-cell table:formula="of:=[.J197]+[.K196]" office:value-type="float" office:value="3290250.42541952">
            <text:p>3,290,250</text:p>
          </table:table-cell>
          <table:table-cell table:style-name="ce10" table:formula="of:=([.J197]-[.J196])/[.J196]" office:value-type="percentage" office:value="0.0406250902818512">
            <text:p>4.06%</text:p>
          </table:table-cell>
          <table:table-cell office:value-type="string">
            <text:p>Vindicator</text:p>
          </table:table-cell>
          <table:table-cell table:formula="of:=[.A197]*2*100" office:value-type="float" office:value="39200">
            <text:p>39,200</text:p>
          </table:table-cell>
          <table:table-cell table:number-columns-repeated="1010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74392849">
            <text:p>274,392,849</text:p>
          </table:table-cell>
          <table:table-cell table:formula="of:=[.B198]-[.B197]" office:value-type="float" office:value="9077042">
            <text:p>9,077,042</text:p>
          </table:table-cell>
          <table:table-cell table:formula="of:=([.C198]-[.C197])/[.C197]" office:value-type="percentage" office:value="0.0499998669720987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198]/[.E198]" office:value-type="float" office:value="504280.111111111">
            <text:p>504,280</text:p>
          </table:table-cell>
          <table:table-cell table:formula="of:=[.F198]+[.G197]" office:value-type="float" office:value="15252720.4154043">
            <text:p>15,252,720</text:p>
          </table:table-cell>
          <table:table-cell table:style-name="ce10" table:formula="of:=([.F198]-[.F197])/[.F197]" office:value-type="percentage" office:value="0.0499998669720988">
            <text:p>5.00%</text:p>
          </table:table-cell>
          <table:table-cell table:style-name="ce15" table:formula="of:=ROUNDDOWN([.A198]/2; 0) + ROUNDDOWN([.A198]/15) + 1" office:value-type="float" office:value="112">
            <text:p>112</text:p>
          </table:table-cell>
          <table:table-cell table:formula="of:=[.C198]/[.I198]" office:value-type="float" office:value="81045.0178571429">
            <text:p>81,045</text:p>
          </table:table-cell>
          <table:table-cell table:formula="of:=[.J198]+[.K197]" office:value-type="float" office:value="3371295.44327666">
            <text:p>3,371,295</text:p>
          </table:table-cell>
          <table:table-cell table:style-name="ce10" table:formula="of:=([.J198]-[.J197])/[.J197]" office:value-type="percentage" office:value="0.0499998669720988">
            <text:p>5.00%</text:p>
          </table:table-cell>
          <table:table-cell office:value-type="string">
            <text:p>Vindicator</text:p>
          </table:table-cell>
          <table:table-cell table:formula="of:=[.A198]*2*100" office:value-type="float" office:value="39400">
            <text:p>39,400</text:p>
          </table:table-cell>
          <table:table-cell table:number-columns-repeated="1010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83923743">
            <text:p>283,923,743</text:p>
          </table:table-cell>
          <table:table-cell table:formula="of:=[.B199]-[.B198]" office:value-type="float" office:value="9530894">
            <text:p>9,530,894</text:p>
          </table:table-cell>
          <table:table-cell table:formula="of:=([.C199]-[.C198])/[.C198]" office:value-type="percentage" office:value="0.0499999889831952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199]/[.E199]" office:value-type="float" office:value="529494.111111111">
            <text:p>529,494</text:p>
          </table:table-cell>
          <table:table-cell table:formula="of:=[.F199]+[.G198]" office:value-type="float" office:value="15782214.5265154">
            <text:p>15,782,215</text:p>
          </table:table-cell>
          <table:table-cell table:style-name="ce10" table:formula="of:=([.F199]-[.F198])/[.F198]" office:value-type="percentage" office:value="0.0499999889831952">
            <text:p>5.00%</text:p>
          </table:table-cell>
          <table:table-cell table:style-name="ce15" table:formula="of:=ROUNDDOWN([.A199]/2; 0) + ROUNDDOWN([.A199]/15) + 1" office:value-type="float" office:value="113">
            <text:p>113</text:p>
          </table:table-cell>
          <table:table-cell table:formula="of:=[.C199]/[.I199]" office:value-type="float" office:value="84344.1946902655">
            <text:p>84,344</text:p>
          </table:table-cell>
          <table:table-cell table:formula="of:=[.J199]+[.K198]" office:value-type="float" office:value="3455639.63796693">
            <text:p>3,455,640</text:p>
          </table:table-cell>
          <table:table-cell table:style-name="ce10" table:formula="of:=([.J199]-[.J198])/[.J198]" office:value-type="percentage" office:value="0.040707953682459">
            <text:p>4.07%</text:p>
          </table:table-cell>
          <table:table-cell office:value-type="string">
            <text:p>Vindicator</text:p>
          </table:table-cell>
          <table:table-cell table:formula="of:=[.A199]*2*100" office:value-type="float" office:value="39600">
            <text:p>39,600</text:p>
          </table:table-cell>
          <table:table-cell table:number-columns-repeated="1010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93931182">
            <text:p>293,931,182</text:p>
          </table:table-cell>
          <table:table-cell table:formula="of:=[.B200]-[.B199]" office:value-type="float" office:value="10007439">
            <text:p>10,007,439</text:p>
          </table:table-cell>
          <table:table-cell table:formula="of:=([.C200]-[.C199])/[.C199]" office:value-type="percentage" office:value="0.0500000314765855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200]/[.E200]" office:value-type="float" office:value="555968.833333333">
            <text:p>555,969</text:p>
          </table:table-cell>
          <table:table-cell table:formula="of:=[.F200]+[.G199]" office:value-type="float" office:value="16338183.3598487">
            <text:p>16,338,183</text:p>
          </table:table-cell>
          <table:table-cell table:style-name="ce10" table:formula="of:=([.F200]-[.F199])/[.F199]" office:value-type="percentage" office:value="0.0500000314765856">
            <text:p>5.00%</text:p>
          </table:table-cell>
          <table:table-cell table:style-name="ce15" table:formula="of:=ROUNDDOWN([.A200]/2; 0) + ROUNDDOWN([.A200]/15) + 1" office:value-type="float" office:value="113">
            <text:p>113</text:p>
          </table:table-cell>
          <table:table-cell table:formula="of:=[.C200]/[.I200]" office:value-type="float" office:value="88561.407079646">
            <text:p>88,561</text:p>
          </table:table-cell>
          <table:table-cell table:formula="of:=[.J200]+[.K199]" office:value-type="float" office:value="3544201.04504658">
            <text:p>3,544,201</text:p>
          </table:table-cell>
          <table:table-cell table:style-name="ce10" table:formula="of:=([.J200]-[.J199])/[.J199]" office:value-type="percentage" office:value="0.0500000314765854">
            <text:p>5.00%</text:p>
          </table:table-cell>
          <table:table-cell office:value-type="string">
            <text:p>Vindicator</text:p>
          </table:table-cell>
          <table:table-cell table:formula="of:=[.A200]*2*100" office:value-type="float" office:value="39800">
            <text:p>39,800</text:p>
          </table:table-cell>
          <table:table-cell table:number-columns-repeated="1010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04438994">
            <text:p>304,438,994</text:p>
          </table:table-cell>
          <table:table-cell table:formula="of:=[.B201]-[.B200]" office:value-type="float" office:value="10507812">
            <text:p>10,507,812</text:p>
          </table:table-cell>
          <table:table-cell table:formula="of:=([.C201]-[.C200])/[.C200]" office:value-type="percentage" office:value="0.0500001049219486">
            <text:p>5.00%</text:p>
          </table:table-cell>
          <table:table-cell table:formula="of:=15+ [.$P$1]" office:value-type="float" office:value="18">
            <text:p>18</text:p>
          </table:table-cell>
          <table:table-cell table:formula="of:=[.C201]/[.E201]" office:value-type="float" office:value="583767.333333333">
            <text:p>583,767</text:p>
          </table:table-cell>
          <table:table-cell table:formula="of:=[.F201]+[.G200]" office:value-type="float" office:value="16921950.6931821">
            <text:p>16,921,951</text:p>
          </table:table-cell>
          <table:table-cell table:style-name="ce10" table:formula="of:=([.F201]-[.F200])/[.F200]" office:value-type="percentage" office:value="0.0500001049219486">
            <text:p>5.00%</text:p>
          </table:table-cell>
          <table:table-cell table:style-name="ce15" table:formula="of:=ROUNDDOWN([.A201]/2; 0) + ROUNDDOWN([.A201]/15) + 1" office:value-type="float" office:value="114">
            <text:p>114</text:p>
          </table:table-cell>
          <table:table-cell table:formula="of:=[.C201]/[.I201]" office:value-type="float" office:value="92173.7894736842">
            <text:p>92,174</text:p>
          </table:table-cell>
          <table:table-cell table:formula="of:=[.J201]+[.K200]" office:value-type="float" office:value="3636374.83452026">
            <text:p>3,636,375</text:p>
          </table:table-cell>
          <table:table-cell table:style-name="ce10" table:formula="of:=([.J201]-[.J200])/[.J200]" office:value-type="percentage" office:value="0.0407895776857912">
            <text:p>4.08%</text:p>
          </table:table-cell>
          <table:table-cell office:value-type="string">
            <text:p>Champion</text:p>
          </table:table-cell>
          <table:table-cell table:formula="of:=[.A201]*2*100" office:value-type="float" office:value="40000">
            <text:p>40,000</text:p>
          </table:table-cell>
          <table:table-cell table:number-columns-repeated="1010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>
        <table:table-column table:style-name="co73" table:default-cell-style-name="ce2"/>
        <table:table-column table:style-name="co74" table:number-columns-repeated="2" table:default-cell-style-name="ce2"/>
        <table:table-column table:style-name="co75" table:default-cell-style-name="ce2"/>
        <table:table-column table:style-name="co74" table:number-columns-repeated="4" table:default-cell-style-name="ce2"/>
        <table:table-column table:style-name="co76" table:number-columns-repeated="2" table:default-cell-style-name="ce2"/>
        <table:table-column table:style-name="co4" table:number-columns-repeated="2" table:default-cell-style-name="ce2"/>
        <table:table-column table:style-name="co77" table:default-cell-style-name="ce2"/>
        <table:table-column table:style-name="co4" table:number-columns-repeated="1011" table:default-cell-style-name="ce2"/>
        <table:table-row table:style-name="ro2">
          <table:table-cell office:value-type="string">
            <text:p>Lvl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Glvl</text:p>
          </table:table-cell>
          <table:table-cell office:value-type="float" office:value="38">
            <text:p>38</text:p>
          </table:table-cell>
          <table:table-cell table:number-columns-repeated="1019"/>
        </table:table-row>
        <table:table-row table:style-name="ro2">
          <table:table-cell office:value-type="string">
            <text:p>Str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how much we can carry, max dmg on foot</text:p>
          </table:table-cell>
          <table:table-cell table:number-columns-repeated="3"/>
          <table:table-cell table:style-name="Default" table:number-columns-repeated="2"/>
          <table:table-cell office:value-type="string">
            <text:p>lower</text:p>
          </table:table-cell>
          <table:table-cell table:style-name="Default"/>
          <table:table-cell office:value-type="string">
            <text:p>for mounted more dex</text:p>
          </table:table-cell>
          <table:table-cell table:number-columns-repeated="1012"/>
        </table:table-row>
        <table:table-row table:style-name="ro2">
          <table:table-cell office:value-type="string">
            <text:p>Dex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natural ac, dmg on horse</text:p>
          </table:table-cell>
          <table:table-cell table:number-columns-repeated="3"/>
          <table:table-cell table:style-name="Default" table:number-columns-repeated="2"/>
          <table:table-cell office:value-type="string">
            <text:p>secondary</text:p>
          </table:table-cell>
          <table:table-cell table:style-name="Default"/>
          <table:table-cell office:value-type="string">
            <text:p>for foot more wis/str</text:p>
          </table:table-cell>
          <table:table-cell table:number-columns-repeated="1012"/>
        </table:table-row>
        <table:table-row table:style-name="ro2">
          <table:table-cell office:value-type="string">
            <text:p>Wis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average dmg on foot</text:p>
          </table:table-cell>
          <table:table-cell table:number-columns-repeated="3"/>
          <table:table-cell table:style-name="Default" table:number-columns-repeated="2"/>
          <table:table-cell office:value-type="string">
            <text:p>secondary</text:p>
          </table:table-cell>
          <table:table-cell table:style-name="Default"/>
          <table:table-cell office:value-type="string">
            <text:p>foot hits harder but uses more stamina</text:p>
          </table:table-cell>
          <table:table-cell table:number-columns-repeated="1012"/>
        </table:table-row>
        <table:table-row table:style-name="ro2">
          <table:table-cell office:value-type="string">
            <text:p>Int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endure, currnt sps = benefit of endure</text:p>
          </table:table-cell>
          <table:table-cell table:number-columns-repeated="3"/>
          <table:table-cell table:style-name="Default" table:number-columns-repeated="2"/>
          <table:table-cell office:value-type="string">
            <text:p>neutral</text:p>
          </table:table-cell>
          <table:table-cell table:number-columns-repeated="1014"/>
        </table:table-row>
        <table:table-row table:style-name="ro2">
          <table:table-cell office:value-type="string">
            <text:p>Con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max hps/staunch</text:p>
          </table:table-cell>
          <table:table-cell table:number-columns-repeated="3"/>
          <table:table-cell table:style-name="Default" table:number-columns-repeated="2"/>
          <table:table-cell office:value-type="string">
            <text:p>primary</text:p>
          </table:table-cell>
          <table:table-cell table:number-columns-repeated="1014"/>
        </table:table-row>
        <table:table-row table:style-name="ro2">
          <table:table-cell office:value-type="string">
            <text:p>Cha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shops, some morale</text:p>
          </table:table-cell>
          <table:table-cell table:number-columns-repeated="3"/>
          <table:table-cell table:style-name="Default" table:number-columns-repeated="2"/>
          <table:table-cell office:value-type="string">
            <text:p>lower</text:p>
          </table:table-cell>
          <table:table-cell table:number-columns-repeated="1014"/>
        </table:table-row>
        <table:table-row table:style-name="ro1">
          <table:table-cell office:value-type="string">
            <text:p>Used</text:p>
          </table:table-cell>
          <table:table-cell table:formula="of:=SUM([.B2:.B7])" office:value-type="float" office:value="216">
            <text:p>216</text:p>
          </table:table-cell>
          <table:table-cell table:number-columns-repeated="1022"/>
        </table:table-row>
        <table:table-row table:style-name="ro1">
          <table:table-cell office:value-type="string">
            <text:p>Max</text:p>
          </table:table-cell>
          <table:table-cell table:formula="of:=[.B1]*5+26" office:value-type="float" office:value="221">
            <text:p>221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HP</text:p>
          </table:table-cell>
          <table:table-cell table:style-name="ce16" table:formula="of:=[.B6]*10+42+([.$B$1]*2)" office:value-type="float" office:value="590">
            <text:p>590</text:p>
          </table:table-cell>
          <table:table-cell table:number-columns-repeated="1022"/>
        </table:table-row>
        <table:table-row table:style-name="ro1">
          <table:table-cell table:style-name="ce17" office:value-type="string">
            <text:p>SP</text:p>
          </table:table-cell>
          <table:table-cell table:style-name="ce17" table:formula="of:=[.B5]*7+42" office:value-type="float" office:value="287">
            <text:p>287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Stam</text:p>
          </table:table-cell>
          <table:table-cell table:style-name="ce18" table:formula="of:=[.$E$1]*10+425" office:value-type="float" office:value="805">
            <text:p>805</text:p>
          </table:table-cell>
          <table:table-cell table:style-name="ce4" table:formula="of:=[.B12]+100" office:value-type="float" office:value="905">
            <text:p>905</text:p>
          </table:table-cell>
          <table:table-cell office:value-type="string">
            <text:p>*with boos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vl</text:p>
          </table:table-cell>
          <table:table-cell table:style-name="ce19" office:value-type="float" office:value="20">
            <text:p>20 </text:p>
          </table:table-cell>
          <table:table-cell table:style-name="ce19" office:value-type="float" office:value="30">
            <text:p>30 </text:p>
          </table:table-cell>
          <table:table-cell table:style-name="ce19" office:value-type="float" office:value="40">
            <text:p>40 </text:p>
          </table:table-cell>
          <table:table-cell table:style-name="ce19" office:value-type="float" office:value="50">
            <text:p>50 </text:p>
          </table:table-cell>
          <table:table-cell table:style-name="ce19" office:value-type="float" office:value="60">
            <text:p>60 </text:p>
          </table:table-cell>
          <table:table-cell table:style-name="ce19" office:value-type="float" office:value="70">
            <text:p>70 </text:p>
          </table:table-cell>
          <table:table-cell table:style-name="ce19" office:value-type="float" office:value="80">
            <text:p>80 </text:p>
          </table:table-cell>
          <table:table-cell table:style-name="ce19" office:value-type="float" office:value="90">
            <text:p>90 </text:p>
          </table:table-cell>
          <table:table-cell table:style-name="ce19" office:value-type="float" office:value="100">
            <text:p>100 </text:p>
          </table:table-cell>
          <table:table-cell table:style-name="ce19" office:value-type="float" office:value="110">
            <text:p>110 </text:p>
          </table:table-cell>
          <table:table-cell table:style-name="ce19" office:value-type="float" office:value="120">
            <text:p>120 </text:p>
          </table:table-cell>
          <table:table-cell table:number-columns-repeated="1012"/>
        </table:table-row>
        <table:table-row table:style-name="ro2">
          <table:table-cell office:value-type="string">
            <text:p>Str</text:p>
          </table:table-cell>
          <table:table-cell table:style-name="ce19" office:value-type="float" office:value="20">
            <text:p>20 </text:p>
          </table:table-cell>
          <table:table-cell table:style-name="ce19" office:value-type="float" office:value="30">
            <text:p>30 </text:p>
          </table:table-cell>
          <table:table-cell table:style-name="ce19" office:value-type="float" office:value="38">
            <text:p>38 </text:p>
          </table:table-cell>
          <table:table-cell table:style-name="ce19" office:value-type="float" office:value="40">
            <text:p>40 </text:p>
          </table:table-cell>
          <table:table-cell table:style-name="ce19" office:value-type="float" office:value="50">
            <text:p>50 </text:p>
          </table:table-cell>
          <table:table-cell table:style-name="ce19" office:value-type="float" office:value="57">
            <text:p>57 </text:p>
          </table:table-cell>
          <table:table-cell table:style-name="ce19" office:value-type="float" office:value="67">
            <text:p>67 </text:p>
          </table:table-cell>
          <table:table-cell table:style-name="ce19" office:value-type="float" office:value="77">
            <text:p>77 </text:p>
          </table:table-cell>
          <table:table-cell table:number-columns-repeated="3" table:style-name="ce19" office:value-type="float" office:value="80">
            <text:p>80 </text:p>
          </table:table-cell>
          <table:table-cell table:number-columns-repeated="1012"/>
        </table:table-row>
        <table:table-row table:style-name="ro1">
          <table:table-cell office:value-type="string">
            <text:p>Dex</text:p>
          </table:table-cell>
          <table:table-cell table:style-name="ce19" office:value-type="float" office:value="25">
            <text:p>25 </text:p>
          </table:table-cell>
          <table:table-cell table:style-name="ce19" office:value-type="float" office:value="30">
            <text:p>30 </text:p>
          </table:table-cell>
          <table:table-cell table:style-name="ce19" office:value-type="float" office:value="35">
            <text:p>35 </text:p>
          </table:table-cell>
          <table:table-cell table:style-name="ce19" office:value-type="float" office:value="44">
            <text:p>44 </text:p>
          </table:table-cell>
          <table:table-cell table:style-name="ce19" office:value-type="float" office:value="50">
            <text:p>50 </text:p>
          </table:table-cell>
          <table:table-cell table:style-name="ce19" office:value-type="float" office:value="57">
            <text:p>57 </text:p>
          </table:table-cell>
          <table:table-cell table:style-name="ce19" office:value-type="float" office:value="67">
            <text:p>67 </text:p>
          </table:table-cell>
          <table:table-cell table:style-name="ce19" office:value-type="float" office:value="77">
            <text:p>77 </text:p>
          </table:table-cell>
          <table:table-cell table:style-name="ce19" office:value-type="float" office:value="87">
            <text:p>87 </text:p>
          </table:table-cell>
          <table:table-cell table:style-name="ce19" office:value-type="float" office:value="97">
            <text:p>97 </text:p>
          </table:table-cell>
          <table:table-cell table:style-name="ce19" office:value-type="float" office:value="100">
            <text:p>100 </text:p>
          </table:table-cell>
          <table:table-cell table:number-columns-repeated="1012"/>
        </table:table-row>
        <table:table-row table:style-name="ro1">
          <table:table-cell office:value-type="string">
            <text:p>Wis</text:p>
          </table:table-cell>
          <table:table-cell table:style-name="ce19" office:value-type="float" office:value="20">
            <text:p>20 </text:p>
          </table:table-cell>
          <table:table-cell table:style-name="ce19" office:value-type="float" office:value="30">
            <text:p>30 </text:p>
          </table:table-cell>
          <table:table-cell table:style-name="ce19" office:value-type="float" office:value="35">
            <text:p>35 </text:p>
          </table:table-cell>
          <table:table-cell table:style-name="ce19" office:value-type="float" office:value="45">
            <text:p>45 </text:p>
          </table:table-cell>
          <table:table-cell table:style-name="ce19" office:value-type="float" office:value="50">
            <text:p>50 </text:p>
          </table:table-cell>
          <table:table-cell table:style-name="ce19" office:value-type="float" office:value="57">
            <text:p>57 </text:p>
          </table:table-cell>
          <table:table-cell table:style-name="ce19" office:value-type="float" office:value="67">
            <text:p>67 </text:p>
          </table:table-cell>
          <table:table-cell table:style-name="ce19" office:value-type="float" office:value="77">
            <text:p>77 </text:p>
          </table:table-cell>
          <table:table-cell table:style-name="ce19" office:value-type="float" office:value="87">
            <text:p>87 </text:p>
          </table:table-cell>
          <table:table-cell table:style-name="ce19" office:value-type="float" office:value="97">
            <text:p>97 </text:p>
          </table:table-cell>
          <table:table-cell table:style-name="ce19" office:value-type="float" office:value="100">
            <text:p>100 </text:p>
          </table:table-cell>
          <table:table-cell table:number-columns-repeated="1012"/>
        </table:table-row>
        <table:table-row table:style-name="ro1">
          <table:table-cell office:value-type="string">
            <text:p>Int</text:p>
          </table:table-cell>
          <table:table-cell table:style-name="ce19" office:value-type="float" office:value="20">
            <text:p>20 </text:p>
          </table:table-cell>
          <table:table-cell table:style-name="ce19" office:value-type="float" office:value="28">
            <text:p>28 </text:p>
          </table:table-cell>
          <table:table-cell table:style-name="ce19" office:value-type="float" office:value="38">
            <text:p>38 </text:p>
          </table:table-cell>
          <table:table-cell table:style-name="ce19" office:value-type="float" office:value="50">
            <text:p>50 </text:p>
          </table:table-cell>
          <table:table-cell table:style-name="ce19" office:value-type="float" office:value="62">
            <text:p>62 </text:p>
          </table:table-cell>
          <table:table-cell table:style-name="ce19" office:value-type="float" office:value="74">
            <text:p>74 </text:p>
          </table:table-cell>
          <table:table-cell table:style-name="ce19" office:value-type="float" office:value="82">
            <text:p>82 </text:p>
          </table:table-cell>
          <table:table-cell table:style-name="ce19" office:value-type="float" office:value="91">
            <text:p>91 </text:p>
          </table:table-cell>
          <table:table-cell table:style-name="ce19" office:value-type="float" office:value="102">
            <text:p>102 </text:p>
          </table:table-cell>
          <table:table-cell table:style-name="ce19" office:value-type="float" office:value="114">
            <text:p>114 </text:p>
          </table:table-cell>
          <table:table-cell table:style-name="ce19" office:value-type="float" office:value="139">
            <text:p>139 </text:p>
          </table:table-cell>
          <table:table-cell table:number-columns-repeated="1012"/>
        </table:table-row>
        <table:table-row table:style-name="ro1">
          <table:table-cell office:value-type="string">
            <text:p>Con</text:p>
          </table:table-cell>
          <table:table-cell table:style-name="ce19" office:value-type="float" office:value="25">
            <text:p>25 </text:p>
          </table:table-cell>
          <table:table-cell table:style-name="ce19" office:value-type="float" office:value="38">
            <text:p>38 </text:p>
          </table:table-cell>
          <table:table-cell table:style-name="ce19" office:value-type="float" office:value="50">
            <text:p>50 </text:p>
          </table:table-cell>
          <table:table-cell table:style-name="ce19" office:value-type="float" office:value="67">
            <text:p>67 </text:p>
          </table:table-cell>
          <table:table-cell table:style-name="ce19" office:value-type="float" office:value="84">
            <text:p>84 </text:p>
          </table:table-cell>
          <table:table-cell table:style-name="ce19" office:value-type="float" office:value="101">
            <text:p>101 </text:p>
          </table:table-cell>
          <table:table-cell table:style-name="ce19" office:value-type="float" office:value="112">
            <text:p>112 </text:p>
          </table:table-cell>
          <table:table-cell table:style-name="ce19" office:value-type="float" office:value="124">
            <text:p>124 </text:p>
          </table:table-cell>
          <table:table-cell table:style-name="ce19" office:value-type="float" office:value="140">
            <text:p>140 </text:p>
          </table:table-cell>
          <table:table-cell table:style-name="ce19" office:value-type="float" office:value="157">
            <text:p>157 </text:p>
          </table:table-cell>
          <table:table-cell table:style-name="ce19" office:value-type="float" office:value="192">
            <text:p>192 </text:p>
          </table:table-cell>
          <table:table-cell table:number-columns-repeated="1012"/>
        </table:table-row>
        <table:table-row table:style-name="ro2">
          <table:table-cell office:value-type="string">
            <text:p>Cha</text:p>
          </table:table-cell>
          <table:table-cell table:style-name="ce19" office:value-type="float" office:value="15">
            <text:p>15 </text:p>
          </table:table-cell>
          <table:table-cell table:style-name="ce19" office:value-type="float" office:value="20">
            <text:p>20 </text:p>
          </table:table-cell>
          <table:table-cell table:number-columns-repeated="9" table:style-name="ce19" office:value-type="float" office:value="30">
            <text:p>30 </text:p>
          </table:table-cell>
          <table:table-cell table:number-columns-repeated="1012"/>
        </table:table-row>
        <table:table-row table:style-name="ro1">
          <table:table-cell office:value-type="string">
            <text:p>Used</text:p>
          </table:table-cell>
          <table:table-cell table:style-name="ce19" table:formula="of:=SUM([.B15:.B20])" office:value-type="float" office:value="125">
            <text:p>125 </text:p>
          </table:table-cell>
          <table:table-cell table:style-name="ce19" table:formula="of:=SUM([.C15:.C20])" office:value-type="float" office:value="176">
            <text:p>176 </text:p>
          </table:table-cell>
          <table:table-cell table:style-name="ce19" table:formula="of:=SUM([.D15:.D20])" office:value-type="float" office:value="226">
            <text:p>226 </text:p>
          </table:table-cell>
          <table:table-cell table:style-name="ce19" table:formula="of:=SUM([.E15:.E20])" office:value-type="float" office:value="276">
            <text:p>276 </text:p>
          </table:table-cell>
          <table:table-cell table:style-name="ce19" table:formula="of:=SUM([.F15:.F20])" office:value-type="float" office:value="326">
            <text:p>326 </text:p>
          </table:table-cell>
          <table:table-cell table:style-name="ce19" table:formula="of:=SUM([.G15:.G20])" office:value-type="float" office:value="376">
            <text:p>376 </text:p>
          </table:table-cell>
          <table:table-cell table:style-name="ce19" table:formula="of:=SUM([.H15:.H20])" office:value-type="float" office:value="425">
            <text:p>425 </text:p>
          </table:table-cell>
          <table:table-cell table:style-name="ce19" table:formula="of:=SUM([.I15:.I20])" office:value-type="float" office:value="476">
            <text:p>476 </text:p>
          </table:table-cell>
          <table:table-cell table:style-name="ce19" table:formula="of:=SUM([.J15:.J20])" office:value-type="float" office:value="526">
            <text:p>526 </text:p>
          </table:table-cell>
          <table:table-cell table:style-name="ce19" table:formula="of:=SUM([.K15:.K20])" office:value-type="float" office:value="575">
            <text:p>575 </text:p>
          </table:table-cell>
          <table:table-cell table:style-name="ce19" table:formula="of:=SUM([.L15:.L20])" office:value-type="float" office:value="641">
            <text:p>641 </text:p>
          </table:table-cell>
          <table:table-cell table:number-columns-repeated="1012"/>
        </table:table-row>
        <table:table-row table:style-name="ro1">
          <table:table-cell office:value-type="string">
            <text:p>Max</text:p>
          </table:table-cell>
          <table:table-cell table:style-name="ce19" table:formula="of:=[.B14]*5+26" office:value-type="float" office:value="126">
            <text:p>126 </text:p>
          </table:table-cell>
          <table:table-cell table:style-name="ce19" table:formula="of:=[.C14]*5+26" office:value-type="float" office:value="176">
            <text:p>176 </text:p>
          </table:table-cell>
          <table:table-cell table:style-name="ce19" table:formula="of:=[.D14]*5+26" office:value-type="float" office:value="226">
            <text:p>226 </text:p>
          </table:table-cell>
          <table:table-cell table:style-name="ce19" table:formula="of:=[.E14]*5+26" office:value-type="float" office:value="276">
            <text:p>276 </text:p>
          </table:table-cell>
          <table:table-cell table:style-name="ce19" table:formula="of:=[.F14]*5+26" office:value-type="float" office:value="326">
            <text:p>326 </text:p>
          </table:table-cell>
          <table:table-cell table:style-name="ce19" table:formula="of:=[.G14]*5+26" office:value-type="float" office:value="376">
            <text:p>376 </text:p>
          </table:table-cell>
          <table:table-cell table:style-name="ce19" table:formula="of:=[.H14]*5+26" office:value-type="float" office:value="426">
            <text:p>426 </text:p>
          </table:table-cell>
          <table:table-cell table:style-name="ce19" table:formula="of:=[.I14]*5+26" office:value-type="float" office:value="476">
            <text:p>476 </text:p>
          </table:table-cell>
          <table:table-cell table:style-name="ce19" table:formula="of:=[.J14]*5+26" office:value-type="float" office:value="526">
            <text:p>526 </text:p>
          </table:table-cell>
          <table:table-cell table:style-name="ce19" table:formula="of:=[.K14]*5+26" office:value-type="float" office:value="576">
            <text:p>576 </text:p>
          </table:table-cell>
          <table:table-cell table:style-name="ce19" table:formula="of:=[.L14]*5+26" office:value-type="float" office:value="626">
            <text:p>626 </text:p>
          </table:table-cell>
          <table:table-cell table:number-columns-repeated="1012"/>
        </table:table-row>
        <table:table-row table:style-name="ro1">
          <table:table-cell table:style-name="ce16" office:value-type="string">
            <text:p>HP</text:p>
          </table:table-cell>
          <table:table-cell table:style-name="ce20" table:formula="of:=[.B19]*10+42+([.$B$1]*2)" office:value-type="float" office:value="370">
            <text:p>370</text:p>
          </table:table-cell>
          <table:table-cell table:style-name="ce20" table:formula="of:=[.C19]*10+42+([.$B$1]*2)" office:value-type="float" office:value="500">
            <text:p>500</text:p>
          </table:table-cell>
          <table:table-cell table:style-name="ce20" table:formula="of:=[.D19]*10+42+([.$B$1]*2)" office:value-type="float" office:value="620">
            <text:p>620</text:p>
          </table:table-cell>
          <table:table-cell table:style-name="ce20" table:formula="of:=[.E19]*10+42+([.$B$1]*2)" office:value-type="float" office:value="790">
            <text:p>790</text:p>
          </table:table-cell>
          <table:table-cell table:style-name="ce20" table:formula="of:=[.F19]*10+42+([.$B$1]*2)" office:value-type="float" office:value="960">
            <text:p>960</text:p>
          </table:table-cell>
          <table:table-cell table:style-name="ce20" table:formula="of:=[.G19]*10+42+([.$B$1]*2)" office:value-type="float" office:value="1130">
            <text:p>1,130</text:p>
          </table:table-cell>
          <table:table-cell table:style-name="ce20" table:formula="of:=[.H19]*10+42+([.$B$1]*2)" office:value-type="float" office:value="1240">
            <text:p>1,240</text:p>
          </table:table-cell>
          <table:table-cell table:style-name="ce20" table:formula="of:=[.I19]*10+42+([.$B$1]*2)" office:value-type="float" office:value="1360">
            <text:p>1,360</text:p>
          </table:table-cell>
          <table:table-cell table:style-name="ce20" table:formula="of:=[.J19]*10+42+([.$B$1]*2)" office:value-type="float" office:value="1520">
            <text:p>1,520</text:p>
          </table:table-cell>
          <table:table-cell table:style-name="ce20" table:formula="of:=[.K19]*10+42+([.$B$1]*2)" office:value-type="float" office:value="1690">
            <text:p>1,690</text:p>
          </table:table-cell>
          <table:table-cell table:style-name="ce20" table:formula="of:=[.L19]*10+42+([.$B$1]*2)" office:value-type="float" office:value="2040">
            <text:p>2,040</text:p>
          </table:table-cell>
          <table:table-cell table:number-columns-repeated="1012"/>
        </table:table-row>
        <table:table-row table:style-name="ro1">
          <table:table-cell table:style-name="ce17" office:value-type="string">
            <text:p>SP</text:p>
          </table:table-cell>
          <table:table-cell table:style-name="ce21" table:formula="of:=[.B18]*7+42" office:value-type="float" office:value="182">
            <text:p>182</text:p>
          </table:table-cell>
          <table:table-cell table:style-name="ce21" table:formula="of:=[.C18]*7+42" office:value-type="float" office:value="238">
            <text:p>238</text:p>
          </table:table-cell>
          <table:table-cell table:style-name="ce21" table:formula="of:=[.D18]*7+42" office:value-type="float" office:value="308">
            <text:p>308</text:p>
          </table:table-cell>
          <table:table-cell table:style-name="ce21" table:formula="of:=[.E18]*7+42" office:value-type="float" office:value="392">
            <text:p>392</text:p>
          </table:table-cell>
          <table:table-cell table:style-name="ce21" table:formula="of:=[.F18]*7+42" office:value-type="float" office:value="476">
            <text:p>476</text:p>
          </table:table-cell>
          <table:table-cell table:style-name="ce21" table:formula="of:=[.G18]*7+42" office:value-type="float" office:value="560">
            <text:p>560</text:p>
          </table:table-cell>
          <table:table-cell table:style-name="ce21" table:formula="of:=[.H18]*7+42" office:value-type="float" office:value="616">
            <text:p>616</text:p>
          </table:table-cell>
          <table:table-cell table:style-name="ce21" table:formula="of:=[.I18]*7+42" office:value-type="float" office:value="679">
            <text:p>679</text:p>
          </table:table-cell>
          <table:table-cell table:style-name="ce21" table:formula="of:=[.J18]*7+42" office:value-type="float" office:value="756">
            <text:p>756</text:p>
          </table:table-cell>
          <table:table-cell table:style-name="ce21" table:formula="of:=[.K18]*7+42" office:value-type="float" office:value="840">
            <text:p>840</text:p>
          </table:table-cell>
          <table:table-cell table:style-name="ce21" table:formula="of:=[.L18]*7+42" office:value-type="float" office:value="1015">
            <text:p>1,015</text:p>
          </table:table-cell>
          <table:table-cell table:number-columns-repeated="1012"/>
        </table:table-row>
        <table:table-row table:style-name="ro2">
          <table:table-cell office:value-type="string">
            <text:p>sp*2</text:p>
          </table:table-cell>
          <table:table-cell table:formula="of:=[.B24]*2" office:value-type="float" office:value="364">
            <text:p>364</text:p>
          </table:table-cell>
          <table:table-cell table:formula="of:=[.C24]*2" office:value-type="float" office:value="476">
            <text:p>476</text:p>
          </table:table-cell>
          <table:table-cell table:formula="of:=[.D24]*2" office:value-type="float" office:value="616">
            <text:p>616</text:p>
          </table:table-cell>
          <table:table-cell table:formula="of:=[.E24]*2" office:value-type="float" office:value="784">
            <text:p>784</text:p>
          </table:table-cell>
          <table:table-cell table:formula="of:=[.F24]*2" office:value-type="float" office:value="952">
            <text:p>952</text:p>
          </table:table-cell>
          <table:table-cell table:formula="of:=[.G24]*2" office:value-type="float" office:value="1120">
            <text:p>1120</text:p>
          </table:table-cell>
          <table:table-cell table:formula="of:=[.H24]*2" office:value-type="float" office:value="1232">
            <text:p>1232</text:p>
          </table:table-cell>
          <table:table-cell table:formula="of:=[.I24]*2" office:value-type="float" office:value="1358">
            <text:p>1358</text:p>
          </table:table-cell>
          <table:table-cell table:formula="of:=[.J24]*2" office:value-type="float" office:value="1512">
            <text:p>1512</text:p>
          </table:table-cell>
          <table:table-cell table:formula="of:=[.K24]*2" office:value-type="float" office:value="1680">
            <text:p>1680</text:p>
          </table:table-cell>
          <table:table-cell table:formula="of:=[.L24]*2" office:value-type="float" office:value="2030">
            <text:p>2030</text:p>
          </table:table-cell>
          <table:table-cell table:number-columns-repeated="1012"/>
        </table:table-row>
        <table:table-row table:style-name="ro2">
          <table:table-cell office:value-type="string">
            <text:p>diff</text:p>
          </table:table-cell>
          <table:table-cell table:formula="of:=[.B23]-[.B25]" office:value-type="float" office:value="6">
            <text:p>6</text:p>
          </table:table-cell>
          <table:table-cell table:formula="of:=[.C23]-[.C25]" office:value-type="float" office:value="24">
            <text:p>24</text:p>
          </table:table-cell>
          <table:table-cell table:formula="of:=[.D23]-[.D25]" office:value-type="float" office:value="4">
            <text:p>4</text:p>
          </table:table-cell>
          <table:table-cell table:formula="of:=[.E23]-[.E25]" office:value-type="float" office:value="6">
            <text:p>6</text:p>
          </table:table-cell>
          <table:table-cell table:formula="of:=[.F23]-[.F25]" office:value-type="float" office:value="8">
            <text:p>8</text:p>
          </table:table-cell>
          <table:table-cell table:formula="of:=[.G23]-[.G25]" office:value-type="float" office:value="10">
            <text:p>10</text:p>
          </table:table-cell>
          <table:table-cell table:formula="of:=[.H23]-[.H25]" office:value-type="float" office:value="8">
            <text:p>8</text:p>
          </table:table-cell>
          <table:table-cell table:formula="of:=[.I23]-[.I25]" office:value-type="float" office:value="2">
            <text:p>2</text:p>
          </table:table-cell>
          <table:table-cell table:formula="of:=[.J23]-[.J25]" office:value-type="float" office:value="8">
            <text:p>8</text:p>
          </table:table-cell>
          <table:table-cell table:formula="of:=[.K23]-[.K25]" office:value-type="float" office:value="10">
            <text:p>10</text:p>
          </table:table-cell>
          <table:table-cell table:formula="of:=[.L23]-[.L25]" office:value-type="float" office:value="10">
            <text:p>10</text:p>
          </table:table-cell>
          <table:table-cell table:number-columns-repeated="101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ummary.A1:summary.C34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2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(</number:text>
      <number:number number:decimal-places="2" number:min-integer-digits="1" number:grouping="true"/>
      <number:text>)</number:text>
    </number:number-style>
    <number:number-style style:name="N119">
      <number:text> -</number:text>
      <number:number number:decimal-places="0" number:min-integer-digits="2"/>
      <number:text> </number:text>
    </number:number-style>
    <number:number-style style:name="N121">
      <number:number number:decimal-places="0" number:min-integer-digits="1"/>
      <number:text> </number:text>
    </number:number-style>
    <number:number-style style:name="N122">
      <number:text> (</number:text>
      <number:number number:decimal-places="0" number:min-integer-digits="1"/>
      <number:text>)</number:text>
    </number:number-style>
    <number:number-style style:name="N123P0" style:volatile="true">
      <number:number number:decimal-places="0" number:min-integer-digits="1"/>
      <number:text> </number:text>
    </number:number-style>
    <number:number-style style:name="N123P1" style:volatile="true">
      <number:text> (</number:text>
      <number:number number:decimal-places="0" number:min-integer-digits="1"/>
      <number:text>)</number:text>
    </number:number-style>
    <number:number-style style:name="N123P2" style:volatile="true">
      <number:text> -</number:text>
      <number:number number:decimal-places="0" number:min-integer-digits="2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1" number:min-integer-digits="1" number:grouping="true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1P0" style:volatile="true">
      <number:number number:decimal-places="1" number:min-integer-digits="1" number:grouping="true"/>
      <number:text> </number:text>
    </number:number-style>
    <number:number-style style:name="N151P1" style:volatile="true">
      <number:text> (</number:text>
      <number:number number:decimal-places="1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percentage-style style:name="N153">
      <number:number number:decimal-places="1" number:min-integer-digits="1"/>
      <number:text>%</number:text>
    </number:percentage-style>
    <number:number-style style:name="N156P0" style:volatile="true">
      <number:number number:decimal-places="3" number:min-integer-digits="1" number:grouping="true"/>
      <number:text> </number:text>
    </number:number-style>
    <number:number-style style:name="N156P1" style:volatile="true">
      <number:text> (</number:text>
      <number:number number:decimal-places="3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number number:decimal-places="4" number:min-integer-digits="1" number:grouping="true"/>
      <number:text> </number:text>
    </number:number-style>
    <number:number-style style:name="N159P1" style:volatile="true">
      <number:text> (</number:text>
      <number:number number:decimal-places="4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5" number:min-integer-digits="1"/>
    </number:number-style>
    <number:number-style style:name="N161">
      <number:number number:decimal-places="4" number:min-integer-digits="1"/>
    </number:number-style>
    <number:number-style style:name="N162">
      <number:number number:decimal-places="8" number:min-integer-digits="1"/>
    </number:number-style>
    <number:number-style style:name="N163">
      <number:number number:decimal-places="7" number:min-integer-digits="1"/>
    </number:number-style>
    <number:number-style style:name="N164">
      <number:number number:decimal-places="6" number:min-integer-digits="1"/>
    </number:number-style>
    <number:number-style style:name="N165P0" style:volatile="true">
      <number:number number:decimal-places="0" number:min-integer-digits="1" number:grouping="true"/>
    </number:number-style>
    <number:number-style style:name="N165">
      <style:text-properties fo:color="#ff0000"/>
      <number:number number:decimal-places="0" number:min-integer-digits="1" number:grouping="true"/>
      <style:map style:condition="value()&gt;=0" style:apply-style-name="N165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0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5in" fo:margin-bottom="0.5in" fo:margin-left="0.75in" fo:margin-right="0.75in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style:num-format="1" style:print-orientation="portrait" fo:margin-top="0.5in" fo:margin-bottom="0.5in" fo:margin-left="0.75in" fo:margin-right="0.75in" style:print-page-order="ttb" style:first-page-number="continue" style:scale-to="100%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10/11/2013</text:date>, <text:time>21:4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pladdypants</meta:initial-creator>
    <meta:creation-date>2010-07-30T02:19:29Z</meta:creation-date>
    <dc:date>2013-10-11T21:47:40.40</dc:date>
    <meta:editing-duration>PT6H16M24S</meta:editing-duration>
    <meta:editing-cycles>99</meta:editing-cycles>
    <meta:document-statistic meta:table-count="8" meta:cell-count="3940" meta:object-count="0"/>
  </office:meta>
</office:document-meta>
</file>